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6cm"/>
    </style:style>
    <style:style style:name="co14" style:family="table-column">
      <style:table-column-properties fo:break-before="auto" style:column-width="3.02cm"/>
    </style:style>
    <style:style style:name="co15" style:family="table-column">
      <style:table-column-properties fo:break-before="auto" style:column-width="4.431cm"/>
    </style:style>
    <style:style style:name="co16" style:family="table-column">
      <style:table-column-properties fo:break-before="auto" style:column-width="5.817cm"/>
    </style:style>
    <style:style style:name="co17" style:family="table-column">
      <style:table-column-properties fo:break-before="auto" style:column-width="13.219cm"/>
    </style:style>
    <style:style style:name="co11" style:family="table-column">
      <style:table-column-properties fo:break-before="auto" style:column-width="7.026cm"/>
    </style:style>
    <style:style style:name="co12" style:family="table-column">
      <style:table-column-properties fo:break-before="auto" style:column-width="6.971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2.26cm"/>
    </style:style>
    <style:style style:name="co13" style:family="table-column">
      <style:table-column-properties fo:break-before="auto" style:column-width="2.995cm"/>
    </style:style>
    <style:style style:name="co18" style:family="table-column">
      <style:table-column-properties fo:break-before="auto" style:column-width="3.595cm"/>
    </style:style>
    <style:style style:name="ro1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4.396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1.395cm" fo:break-before="auto" style:use-optimal-row-height="false"/>
    </style:style>
    <style:style style:name="ro14" style:family="table-row">
      <style:table-row-properties style:row-height="4.791cm" fo:break-before="auto" style:use-optimal-row-height="true"/>
    </style:style>
    <style:style style:name="ro16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fo:background-color="#ffa6a6" fo:wrap-option="wrap"/>
    </style:style>
    <style:style style:name="ce30" style:family="table-cell" style:parent-style-name="Default">
      <style:table-cell-properties fo:background-color="#d4ea6b" fo:wrap-option="wrap"/>
    </style:style>
    <style:style style:name="ce31" style:family="table-cell" style:parent-style-name="Default">
      <style:table-cell-properties fo:background-color="#bbe33d" fo:wrap-option="wrap"/>
    </style:style>
    <style:style style:name="ce32" style:family="table-cell" style:parent-style-name="Default">
      <style:table-cell-properties fo:background-color="#bbe33d" fo:wrap-option="wrap" style:vertical-align="bottom"/>
    </style:style>
    <style:style style:name="ce33" style:family="table-cell" style:parent-style-name="Default">
      <style:table-cell-properties fo:background-color="#5eb91e" fo:wrap-option="wrap"/>
    </style:style>
    <style:style style:name="ce34" style:family="table-cell" style:parent-style-name="Default">
      <style:table-cell-properties fo:background-color="transparent" fo:wrap-option="wrap" style:vertical-align="middle"/>
    </style:style>
    <style:style style:name="ce36" style:family="table-cell" style:parent-style-name="Default">
      <style:table-cell-properties fo:background-color="#b4c7dc"/>
    </style:style>
    <style:style style:name="ce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style:vertical-align="bottom"/>
    </style:style>
    <style:style style:name="ce39" style:family="table-cell" style:parent-style-name="Default">
      <style:table-cell-properties fo:background-color="transparent"/>
      <style:text-properties fo:color="#2e343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40000009536743pt" style:language-asian="none" style:country-asian="none" style:font-style-asian="normal" style:font-weight-asian="normal" style:font-name-complex="Cantarell" style:font-size-complex="6.4000000953674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 style:vertical-align="bottom"/>
    </style:style>
    <style:style style:name="ce55" style:family="table-cell" style:parent-style-name="Default">
      <style:table-cell-properties fo:background-color="#ffa6a6" fo:wrap-option="wrap" style:vertical-align="bottom"/>
    </style:style>
    <style:style style:name="ce59" style:family="table-cell" style:parent-style-name="Default">
      <style:table-cell-properties fo:background-color="#d4ea6b" fo:wrap-option="wrap" style:vertical-align="bottom"/>
    </style:style>
    <style:style style:name="ce61" style:family="table-cell" style:parent-style-name="Default">
      <style:table-cell-properties fo:background-color="#5eb91e" fo:wrap-option="wrap" style:vertical-align="bottom"/>
    </style:style>
    <style:style style:name="ce62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#dee6ef" fo:wrap-option="wrap"/>
    </style:style>
    <style:style style:name="ce65" style:family="table-cell" style:parent-style-name="Default">
      <style:table-cell-properties fo:background-color="#d4ea6b"/>
    </style:style>
    <style:style style:name="ce66" style:family="table-cell" style:parent-style-name="Default">
      <style:table-cell-properties fo:background-color="#bbe33d"/>
    </style:style>
    <style:style style:name="ce68" style:family="table-cell" style:parent-style-name="Default">
      <style:table-cell-properties fo:background-color="#ffa6a6"/>
    </style:style>
    <style:style style:name="ce69" style:family="table-cell" style:parent-style-name="Default">
      <style:table-cell-properties fo:background-color="#5eb91e"/>
    </style:style>
    <style:style style:name="ce70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b4c7dc"/>
      <style:text-properties fo:color="#2e343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40000009536743pt" style:language-asian="none" style:country-asian="none" style:font-style-asian="normal" style:font-weight-asian="normal" style:font-name-complex="Cantarell" style:font-size-complex="6.4000000953674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</style:style>
    <style:style style:name="ce40" style:family="table-cell" style:parent-style-name="Default">
      <style:table-cell-properties fo:background-color="transparent" fo:wrap-option="wrap"/>
    </style:style>
    <style:style style:name="ce41" style:family="table-cell" style:parent-style-name="Default">
      <style:table-cell-properties fo:background-color="#ffa6a6" fo:wrap-option="wrap"/>
    </style:style>
    <style:style style:name="ce42" style:family="table-cell" style:parent-style-name="Default">
      <style:table-cell-properties fo:background-color="#d4ea6b" fo:wrap-option="wrap"/>
    </style:style>
    <style:style style:name="ce43" style:family="table-cell" style:parent-style-name="Default">
      <style:table-cell-properties fo:background-color="#bbe33d" fo:wrap-option="wrap"/>
    </style:style>
    <style:style style:name="ce44" style:family="table-cell" style:parent-style-name="Default">
      <style:table-cell-properties fo:background-color="#bbe33d" fo:wrap-option="wrap" style:vertical-align="bottom"/>
    </style:style>
    <style:style style:name="ce45" style:family="table-cell" style:parent-style-name="Default">
      <style:table-cell-properties fo:background-color="#5eb91e" fo:wrap-option="wrap"/>
    </style:style>
    <style:style style:name="ce46" style:family="table-cell" style:parent-style-name="Default">
      <style:table-cell-properties fo:background-color="transparent" fo:wrap-option="wrap" style:vertical-align="middle"/>
    </style:style>
    <style:style style:name="ce47" style:family="table-cell" style:parent-style-name="Default">
      <style:table-cell-properties fo:background-color="#b4c7dc"/>
    </style:style>
    <style:style style:name="ce4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 fo:wrap-option="wrap" style:vertical-align="bottom"/>
    </style:style>
    <style:style style:name="ce50" style:family="table-cell" style:parent-style-name="Default">
      <style:table-cell-properties fo:background-color="transparent"/>
      <style:text-properties fo:color="#2e343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40000009536743pt" style:language-asian="none" style:country-asian="none" style:font-style-asian="normal" style:font-weight-asian="normal" style:font-name-complex="Cantarell" style:font-size-complex="6.4000000953674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style:vertical-align="bottom"/>
    </style:style>
    <style:style style:name="ce56" style:family="table-cell" style:parent-style-name="Default">
      <style:table-cell-properties fo:background-color="#ffa6a6" fo:wrap-option="wrap" style:vertical-align="bottom"/>
    </style:style>
    <style:style style:name="ce57" style:family="table-cell" style:parent-style-name="Default">
      <style:table-cell-properties fo:background-color="#d4ea6b" fo:wrap-option="wrap" style:vertical-align="bottom"/>
    </style:style>
    <style:style style:name="ce58" style:family="table-cell" style:parent-style-name="Default">
      <style:table-cell-properties fo:background-color="#5eb91e" fo:wrap-option="wrap" style:vertical-align="bottom"/>
    </style:style>
    <style:style style:name="ce60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#dee6ef" fo:wrap-option="wrap"/>
    </style:style>
    <style:style style:name="ce67" style:family="table-cell" style:parent-style-name="Default">
      <style:table-cell-properties fo:background-color="#d4ea6b"/>
    </style:style>
    <style:style style:name="ce71" style:family="table-cell" style:parent-style-name="Default">
      <style:table-cell-properties fo:background-color="#bbe33d"/>
    </style:style>
    <style:style style:name="ce72" style:family="table-cell" style:parent-style-name="Default">
      <style:table-cell-properties fo:background-color="#ffa6a6"/>
    </style:style>
    <style:style style:name="ce73" style:family="table-cell" style:parent-style-name="Default">
      <style:table-cell-properties fo:background-color="#5eb91e"/>
    </style:style>
    <style:style style:name="ce74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b4c7dc"/>
      <style:text-properties fo:color="#2e343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40000009536743pt" style:language-asian="none" style:country-asian="none" style:font-style-asian="normal" style:font-weight-asian="normal" style:font-name-complex="Cantarell" style:font-size-complex="6.4000000953674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 style:data-style-name="N11"/>
    <style:style style:name="ce80" style:family="table-cell" style:parent-style-name="Default" style:data-style-name="N11">
      <style:text-properties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2e3436" loext:opacity="100%" style:text-outline="false" style:text-line-through-style="none" style:text-line-through-type="none" style:text-position="0% 100%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Cantarell" style:font-size-asian="6.40000009536743pt" style:language-asian="none" style:country-asian="none" style:font-style-asian="normal" style:font-weight-asian="normal" style:font-name-complex="Cantarell" style:font-size-complex="6.40000009536743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2e3436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Données morpho brute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14" table:default-cell-style-name="ce35"/>
        <table:table-column table:style-name="co1" table:default-cell-style-name="ce35"/>
        <table:table-column table:style-name="co15" table:default-cell-style-name="ce35"/>
        <table:table-column table:style-name="co16" table:default-cell-style-name="ce35"/>
        <table:table-column table:style-name="co1" table:default-cell-style-name="ce35"/>
        <table:table-column table:style-name="co1" table:default-cell-style-name="ce54"/>
        <table:table-column table:style-name="co1" table:number-columns-repeated="15" table:default-cell-style-name="ce35"/>
        <table:table-column table:style-name="co17" table:default-cell-style-name="ce35"/>
        <table:table-column table:style-name="co1" table:number-columns-repeated="1000" table:default-cell-style-name="Default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nformation supplémentaire</text:p>
          </table:table-cell>
          <table:table-cell office:value-type="string" calcext:value-type="string">
            <text:p>nom validé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sous genre</text:p>
          </table:table-cell>
          <table:table-cell office:value-type="string" calcext:value-type="string">
            <text:p>position de la fleur</text:p>
          </table:table-cell>
          <table:table-cell office:value-type="string" calcext:value-type="string">
            <text:p>diamètre fleur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forme calice</text:p>
          </table:table-cell>
          <table:table-cell office:value-type="string" calcext:value-type="string">
            <text:p>forme pétale/sépale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motif</text:p>
          </table:table-cell>
          <table:table-cell office:value-type="string" calcext:value-type="string">
            <text:p>bractée</text:p>
          </table:table-cell>
          <table:table-cell office:value-type="string" calcext:value-type="string">
            <text:p>Nb filament</text:p>
          </table:table-cell>
          <table:table-cell office:value-type="string" calcext:value-type="string">
            <text:p>longueur filament</text:p>
          </table:table-cell>
          <table:table-cell office:value-type="string" calcext:value-type="string">
            <text:p>UV ? </text:p>
          </table:table-cell>
          <table:table-cell office:value-type="string" calcext:value-type="string">
            <text:p>odeur ?</text:p>
          </table:table-cell>
          <table:table-cell office:value-type="string" calcext:value-type="string">
            <text:p>présence nectar</text:p>
          </table:table-cell>
          <table:table-cell office:value-type="string" calcext:value-type="string">
            <text:p>qtt nectar</text:p>
          </table:table-cell>
          <table:table-cell office:value-type="string" calcext:value-type="string">
            <text:p>pollen</text:p>
          </table:table-cell>
          <table:table-cell office:value-type="string" calcext:value-type="string">
            <text:p>moment d’ouvertur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ollinisateur</text:p>
          </table:table-cell>
          <table:table-cell table:number-columns-repeated="999"/>
        </table:table-row>
        <table:table-row table:style-name="ro6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ctini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Brésil (S, SE)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9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rouge, bleu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ovale</text:p>
          </table:table-cell>
          <table:table-cell table:style-name="ce40" office:value-type="string" calcext:value-type="string">
            <text:p>Nombreux (4-5 séries)</text:p>
          </table:table-cell>
          <table:table-cell table:style-name="ce40" office:value-type="string" calcext:value-type="string">
            <text:p>long</text:p>
          </table:table-cell>
          <table:table-cell table:style-name="ce40"/>
          <table:table-cell table:style-name="ce40" office:value-type="string" calcext:value-type="string">
            <text:p>très doux</text:p>
          </table:table-cell>
          <table:table-cell table:style-name="ce40" office:value-type="string" calcext:value-type="string">
            <text:p>oui</text:p>
          </table:table-cell>
          <table:table-cell table:style-name="ce40" table:number-columns-repeated="3"/>
          <table:table-cell table:style-name="ce40" office:value-type="string" calcext:value-type="string">
            <text:p><text:a xlink:href="https://www.worldfloraonline.org/taxon/wfo-0001091265" xlink:type="simple">https://www.worldfloraonline.org/taxon/wfo-0001091265</text:a> ; <text:a xlink:href="https://www.biodiversitylibrary.org/page/2375828#page/93/mode/1up" xlink:type="simple">https://www.biodiversitylibrary.org/page/2375828#page/93/mode/1up</text:a> ; <text:a xlink:href="https://www.biodiversitylibrary.org/page/41956035#page/385/mode/1up" xlink:type="simple">https://www.biodiversitylibrary.org/page/41956035#page/385/mode/1up</text:a> ; <text:a xlink:href="https://www.biodiversitylibrary.org/page/50202048#page/374/mode/1up" xlink:type="simple">https://www.biodiversitylibrary.org/page/50202048#page/374/mode/1up</text:a> 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cuminat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Brésil (N, NE) , Colombie, Equateur, Guyane, Guyana, Perou, Venezuela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5-6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eu, violet, blanc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oblongues</text:p>
          </table:table-cell>
          <table:table-cell table:style-name="ce40" office:value-type="string" calcext:value-type="string">
            <text:p>5 séries</text:p>
          </table:table-cell>
          <table:table-cell table:style-name="ce40" office:value-type="string" calcext:value-type="string">
            <text:p>long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worldfloraonline.org/taxon/wfo-0000479986" xlink:type="simple">https://www.worldfloraonline.org/taxon/wfo-0000479986</text:a> ; <text:a xlink:href="https://www.biodiversitylibrary.org/page/2375791#page/46/mode/1up" xlink:type="simple">https://www.biodiversitylibrary.org/page/2375791#page/46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denopod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/centrale</text:p>
          </table:table-cell>
          <table:table-cell table:style-name="ce40" office:value-type="string" calcext:value-type="string">
            <text:p>Centrale + Perou, Venezuela, Colombie, Equateur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4-7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Ovale-oblongue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long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worldfloraonline.org/taxon/wfo-0000479988" xlink:type="simple">https://www.worldfloraonline.org/taxon/wfo-0000479988</text:a> ;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dulterin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Colombie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racémeuse</text:p>
          </table:table-cell>
          <table:table-cell table:style-name="ce40" office:value-type="string" calcext:value-type="string">
            <text:p>5-12cm</text:p>
          </table:table-cell>
          <table:table-cell table:style-name="ce40" office:value-type="string" calcext:value-type="string">
            <text:p>9-12,2cm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loche</text:p>
          </table:table-cell>
          <table:table-cell table:style-name="ce40" office:value-type="string" calcext:value-type="string">
            <text:p>rose, viole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lancéolées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2"/>
          <table:table-cell table:style-name="ce40" office:value-type="string" calcext:value-type="string">
            <text:p>oui</text:p>
          </table:table-cell>
          <table:table-cell table:style-name="ce40" table:number-columns-repeated="3"/>
          <table:table-cell table:style-name="ce40" office:value-type="string" calcext:value-type="string">
            <text:p><text:a xlink:href="https://www.worldfloraonline.org/taxon/wfo-0001091418" xlink:type="simple">https://www.worldfloraonline.org/taxon/wfo-0001091418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ffinis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Nord/centrale</text:p>
          </table:table-cell>
          <table:table-cell table:style-name="ce40" office:value-type="string" calcext:value-type="string">
            <text:p>Mexique (NE), Texas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2-2,5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ert, jaune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simples, obtues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moyen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46014777#page/167/mode/1up" xlink:type="simple">https://www.biodiversitylibrary.org/page/46014777#page/167/mode/1up</text:a> ; <text:a xlink:href="https://www.biodiversitylibrary.org/page/2396344#page/203/mode/1up" xlink:type="simple">https://www.biodiversitylibrary.org/page/2396344#page/203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lat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Argentine (NE), Brésil, Equateur, Paraguay, Perou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10-12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uge, blanc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lancéolées</text:p>
          </table:table-cell>
          <table:table-cell table:style-name="ce40"/>
          <table:table-cell table:style-name="ce40" office:value-type="string" calcext:value-type="string">
            <text:p>long</text:p>
          </table:table-cell>
          <table:table-cell table:style-name="ce40"/>
          <table:table-cell table:style-name="ce40" office:value-type="string" calcext:value-type="string">
            <text:p>parfumé</text:p>
          </table:table-cell>
          <table:table-cell table:style-name="ce40" office:value-type="string" calcext:value-type="string">
            <text:p>oui</text:p>
          </table:table-cell>
          <table:table-cell table:style-name="ce40" table:number-columns-repeated="3"/>
          <table:table-cell table:style-name="ce40" office:value-type="string" calcext:value-type="string">
            <text:p><text:a xlink:href="https://www.worldfloraonline.org/taxon/wfo-0000479949" xlink:type="simple">https://www.worldfloraonline.org/taxon/wfo-0000479949</text:a> ; <text:a xlink:href="https://www.biodiversitylibrary.org/page/468613#page/143/mode/1up" xlink:type="simple">https://www.biodiversitylibrary.org/page/468613#page/143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llantophyll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centrale</text:p>
          </table:table-cell>
          <table:table-cell table:style-name="ce40" office:value-type="string" calcext:value-type="string">
            <text:p>Salvador, Guatemala, Honduras</text:p>
          </table:table-cell>
          <table:table-cell table:style-name="ce40" office:value-type="string" calcext:value-type="string">
            <text:p>decaloba</text:p>
          </table:table-cell>
          <table:table-cell table:style-name="ce49"/>
          <table:table-cell table:style-name="ce40" office:value-type="string" calcext:value-type="string">
            <text:p>10-12m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jaune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caduque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10166822" xlink:type="simple">https://www.biodiversitylibrary.org/page/10166822</text:a> ; <text:a xlink:href="https://www.biodiversitylibrary.org/page/2453561#page/137/mode/1up" xlink:type="simple">https://www.biodiversitylibrary.org/page/2453561#page/137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lnifoli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Colombie, Equateur, Perou, Venezuela</text:p>
          </table:table-cell>
          <table:table-cell table:style-name="ce40" office:value-type="string" calcext:value-type="string">
            <text:p>decaloba</text:p>
          </table:table-cell>
          <table:table-cell table:style-name="ce49"/>
          <table:table-cell table:style-name="ce40" office:value-type="string" calcext:value-type="string">
            <text:p>5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ert, blanc, violet, jaune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linéaire-subulé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long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5111#page/141/mode/1up" xlink:type="simple">https://www.biodiversitylibrary.org/page/5111#page/141/mode/1up</text:a> ; <text:a xlink:href="https://www.biodiversitylibrary.org/page/2396519#page/175/mode/1up" xlink:type="simple">https://www.biodiversitylibrary.org/page/2396519#page/175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ltebilobat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sie</text:p>
          </table:table-cell>
          <table:table-cell table:style-name="ce40" office:value-type="string" calcext:value-type="string">
            <text:p>Chine, Vietnam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groupé</text:p>
          </table:table-cell>
          <table:table-cell table:style-name="ce40" office:value-type="string" calcext:value-type="string">
            <text:p>7-10mm</text:p>
          </table:table-cell>
          <table:table-cell table:style-name="ce40" office:value-type="string" calcext:value-type="string">
            <text:p>4mm (hypanthe)</text:p>
          </table:table-cell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ert, blanc</text:p>
          </table:table-cell>
          <table:table-cell table:style-name="ce40" office:value-type="string" calcext:value-type="string">
            <text:p>uni</text:p>
          </table:table-cell>
          <table:table-cell table:style-name="ce40"/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moyen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worldfloraonline.org/taxon/wfo-0001090934" xlink:type="simple">https://www.worldfloraonline.org/taxon/wfo-0001090934</text:a> ; <text:a xlink:href="https://www.biodiversitylibrary.org/page/11624766#page/20/mode/1up" xlink:type="simple">https://www.biodiversitylibrary.org/page/11624766#page/20/mode/1up</text:a> </text:p>
          </table:table-cell>
          <table:table-cell table:style-name="ce60" table:number-columns-repeated="1000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mazonic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Perou</text:p>
          </table:table-cell>
          <table:table-cell table:style-name="ce40" office:value-type="string" calcext:value-type="string">
            <text:p>Passiflora</text:p>
          </table:table-cell>
          <table:table-cell table:style-name="ce49"/>
          <table:table-cell table:style-name="ce40" office:value-type="string" calcext:value-type="string">
            <text:p>6,5cm</text:p>
          </table:table-cell>
          <table:table-cell table:style-name="ce40" office:value-type="string" calcext:value-type="string">
            <text:p>9,5-10,5cm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loche</text:p>
          </table:table-cell>
          <table:table-cell table:style-name="ce40" office:value-type="string" calcext:value-type="string">
            <text:p>rose, violet</text:p>
          </table:table-cell>
          <table:table-cell table:style-name="ce40" office:value-type="string" calcext:value-type="string">
            <text:p>uni</text:p>
          </table:table-cell>
          <table:table-cell table:style-name="ce40"/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28000152#page/890/mode/1up" xlink:type="simple">https://www.biodiversitylibrary.org/page/28000152#page/890/mode/1up</text:a> ; 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mbigu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/centrale</text:p>
          </table:table-cell>
          <table:table-cell table:style-name="ce40" office:value-type="string" calcext:value-type="string">
            <text:p>Centrale (sauf MexN) + Bolivie, Brésil (O), Colombie, Equateur, Pérou, Venezuela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/ racémeuse</text:p>
          </table:table-cell>
          <table:table-cell table:style-name="ce40" office:value-type="string" calcext:value-type="string">
            <text:p>8-12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se, violet, blanc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ovale</text:p>
          </table:table-cell>
          <table:table-cell table:style-name="ce40" office:value-type="string" calcext:value-type="string">
            <text:p>Nombreux (4-5 séries)</text:p>
          </table:table-cell>
          <table:table-cell table:style-name="ce40" office:value-type="string" calcext:value-type="string">
            <text:p>long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worldfloraonline.org/taxon/wfo-0000479991" xlink:type="simple">https://www.worldfloraonline.org/taxon/wfo-0000479991</text:a> ; <text:a xlink:href="https://www.biodiversitylibrary.org/page/662798#page/44/mode/1up" xlink:type="simple">https://www.biodiversitylibrary.org/page/662798#page/44/mode/1up</text:a> </text:p>
          </table:table-cell>
          <table:table-cell table:style-name="ce60" table:number-columns-repeated="1000"/>
        </table:table-row>
        <table:table-row table:style-name="ro6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methystin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Argentine (NE), Bolivie, Brésil (S, SE, O), Paraguay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6-8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bleu, blanc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ovale/lancéolée</text:p>
          </table:table-cell>
          <table:table-cell table:style-name="ce40" office:value-type="string" calcext:value-type="string">
            <text:p>4 séries</text:p>
          </table:table-cell>
          <table:table-cell table:style-name="ce40" office:value-type="string" calcext:value-type="string">
            <text:p>moyen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worldfloraonline.org/taxon/wfo-0000479992" xlink:type="simple">https://www.worldfloraonline.org/taxon/wfo-0000479992</text:a> ; <text:a xlink:href="https://www.biodiversitylibrary.org/page/2375741#page/110/mode/1up" xlink:type="simple">https://www.biodiversitylibrary.org/page/2375741#page/110/mode/1up</text:a>  <text:a xlink:href="https://www.biodiversitylibrary.org/page/143469#page/428/mode/1up" xlink:type="simple">https://www.biodiversitylibrary.org/page/143469#page/428/mode/1up</text:a>  <text:a xlink:href="https://www.biodiversitylibrary.org/page/57367306#page/31/mode/1up" xlink:type="simple">https://www.biodiversitylibrary.org/page/57367306#page/31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moen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Brésil (N), Guyane, Guyana, Suriname</text:p>
          </table:table-cell>
          <table:table-cell table:style-name="ce40" office:value-type="string" calcext:value-type="string">
            <text:p>astrophea</text:p>
          </table:table-cell>
          <table:table-cell table:style-name="ce49" office:value-type="string" calcext:value-type="string">
            <text:p>inflorescence racémeuse</text:p>
          </table:table-cell>
          <table:table-cell table:style-name="ce40" office:value-type="string" calcext:value-type="string">
            <text:p>3,5-4cm</text:p>
          </table:table-cell>
          <table:table-cell table:style-name="ce40" office:value-type="string" calcext:value-type="string">
            <text:p>4,5-8,5cm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s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triangulaires</text:p>
          </table:table-cell>
          <table:table-cell table:style-name="ce40" office:value-type="string" calcext:value-type="string">
            <text:p>3 séries</text:p>
          </table:table-cell>
          <table:table-cell table:style-name="ce40" table:number-columns-repeated="7"/>
          <table:table-cell table:style-name="ce40" office:value-type="string" calcext:value-type="string">
            <text:p> <text:a xlink:href="https://www.worldfloraonline.org/taxon/wfo-0001091211" xlink:type="simple">https://www.worldfloraonline.org/taxon/wfo-0001091211</text:a> ; <text:a xlink:href="https://www.jstor.org/stable/2419596" xlink:type="simple">https://www.jstor.org/stable/2419596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mpullace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Equateur</text:p>
          </table:table-cell>
          <table:table-cell table:style-name="ce40" office:value-type="string" calcext:value-type="string">
            <text:p>Passiflora</text:p>
          </table:table-cell>
          <table:table-cell table:style-name="ce49"/>
          <table:table-cell table:style-name="ce40" office:value-type="string" calcext:value-type="string">
            <text:p>8-10mm (gorge)</text:p>
          </table:table-cell>
          <table:table-cell table:style-name="ce40" office:value-type="string" calcext:value-type="string">
            <text:p>7-9cm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loche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ovale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 <text:a xlink:href="https://biodiversitylibrary.org/page/2396604#page/276/mode/1up" xlink:type="simple">https://biodiversitylibrary.org/page/2396604#page/276/mode/1up</text:a> ;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nadeni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Nord (Caraïbe)</text:p>
          </table:table-cell>
          <table:table-cell table:style-name="ce40" office:value-type="string" calcext:value-type="string">
            <text:p>République Dominicaine, Haïti</text:p>
          </table:table-cell>
          <table:table-cell table:style-name="ce40" office:value-type="string" calcext:value-type="string">
            <text:p>decaloba</text:p>
          </table:table-cell>
          <table:table-cell table:style-name="ce49"/>
          <table:table-cell table:style-name="ce40" office:value-type="string" calcext:value-type="string">
            <text:p>2,5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ert, violet, blanc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linéaire-subulé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 <text:a xlink:href="https://www.biodiversitylibrary.org/page/13000906#page/184/mode/1up" xlink:type="simple">https://www.biodiversitylibrary.org/page/13000906#page/184/mode/1up</text:a> ; <text:a xlink:href="https://www.biodiversitylibrary.org/page/2396541#page/196/mode/1up" xlink:type="simple">https://www.biodiversitylibrary.org/page/2396541#page/196/mode/1up</text:a>  <text:a xlink:href="https://www.biodiversitylibrary.org/page/702811#page/326/mode/1up" xlink:type="simple">https://www.biodiversitylibrary.org/page/702811#page/326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nastomosans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Pérou</text:p>
          </table:table-cell>
          <table:table-cell table:style-name="ce40" office:value-type="string" calcext:value-type="string">
            <text:p>Passiflora</text:p>
          </table:table-cell>
          <table:table-cell table:style-name="ce49"/>
          <table:table-cell table:style-name="ce40" office:value-type="string" calcext:value-type="string">
            <text:p>6-10mm (gorge)</text:p>
          </table:table-cell>
          <table:table-cell table:style-name="ce40" office:value-type="string" calcext:value-type="string">
            <text:p>8-9cm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loche</text:p>
          </table:table-cell>
          <table:table-cell table:style-name="ce40" office:value-type="string" calcext:value-type="string">
            <text:p>ros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connées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 <text:a xlink:href="https://www.biodiversitylibrary.org/page/2396622#page/294/mode/1up" xlink:type="simple">https://www.biodiversitylibrary.org/page/2396622#page/294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ndin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Colombie, Equateur</text:p>
          </table:table-cell>
          <table:table-cell table:style-name="ce40" office:value-type="string" calcext:value-type="string">
            <text:p>Passiflora</text:p>
          </table:table-cell>
          <table:table-cell table:style-name="ce49"/>
          <table:table-cell table:style-name="ce40" office:value-type="string" calcext:value-type="string">
            <text:p>1,3-3cm (gorge)</text:p>
          </table:table-cell>
          <table:table-cell table:style-name="ce40" office:value-type="string" calcext:value-type="string">
            <text:p>5-10cm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ert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oblongues/lancéolées</text:p>
          </table:table-cell>
          <table:table-cell table:style-name="ce40" office:value-type="string" calcext:value-type="string">
            <text:p>pas</text:p>
          </table:table-cell>
          <table:table-cell table:style-name="ce40" table:number-columns-repeated="7"/>
          <table:table-cell table:style-name="ce40" office:value-type="string" calcext:value-type="string">
            <text:p><text:a xlink:href="https://www.biodiversitylibrary.org/page/2396589#page/263/mode/1up" xlink:type="simple">https://www.biodiversitylibrary.org/page/2396589#page/263/mode/1up</text:a> 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ntioquiensis</text:p>
          </table:table-cell>
          <table:table-cell table:style-name="ce40" office:value-type="string" calcext:value-type="string">
            <text:p>Importé en Asie</text:p>
          </table:table-cell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Colombie</text:p>
          </table:table-cell>
          <table:table-cell table:style-name="ce40" office:value-type="string" calcext:value-type="string">
            <text:p>Passiflora</text:p>
          </table:table-cell>
          <table:table-cell table:style-name="ce49"/>
          <table:table-cell table:style-name="ce40" office:value-type="string" calcext:value-type="string">
            <text:p>14cm</text:p>
          </table:table-cell>
          <table:table-cell table:style-name="ce40" office:value-type="string" calcext:value-type="string">
            <text:p>3cm</text:p>
          </table:table-cell>
          <table:table-cell table:style-name="ce40" office:value-type="string" calcext:value-type="string">
            <text:p>tube 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ovale/lancéolée</text:p>
          </table:table-cell>
          <table:table-cell table:style-name="ce40" office:value-type="string" calcext:value-type="string">
            <text:p>3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116646#page/165/mode/1up" xlink:type="simple">https://www.biodiversitylibrary.org/page/116646#page/165/mode/1up</text:a> , <text:a xlink:href="https://www.biodiversitylibrary.org/page/2396636#page/309/mode/1up" xlink:type="simple">https://www.biodiversitylibrary.org/page/2396636#page/309/mode/1up</text:a>,  <text:a xlink:href="https://www.biodiversitylibrary.org/page/399733#page/18/mode/1up" xlink:type="simple">https://www.biodiversitylibrary.org/page/399733#page/18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petal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centrale</text:p>
          </table:table-cell>
          <table:table-cell table:style-name="ce40" office:value-type="string" calcext:value-type="string">
            <text:p>Costa Rica, Honduras, Mexique (SE), Panama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1,4-2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ert, jaun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caduque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moyen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worldfloraonline.org/taxon/wfo-0000479981" xlink:type="simple">https://www.worldfloraonline.org/taxon/wfo-0000479981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pod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Colombie</text:p>
          </table:table-cell>
          <table:table-cell table:style-name="ce40" office:value-type="string" calcext:value-type="string">
            <text:p>decaloba</text:p>
          </table:table-cell>
          <table:table-cell table:style-name="ce49"/>
          <table:table-cell table:style-name="ce40" office:value-type="string" calcext:value-type="string">
            <text:p>2,5-3cm</text:p>
          </table:table-cell>
          <table:table-cell table:style-name="ce40"/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cloche</text:p>
          </table:table-cell>
          <table:table-cell table:style-name="ce40" office:value-type="string" calcext:value-type="string">
            <text:p>blanc, vert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linéaires lancéolées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2396421#page/107/mode/1up" xlink:type="simple">https://www.biodiversitylibrary.org/page/2396421#page/107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rbelaezii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/centrale</text:p>
          </table:table-cell>
          <table:table-cell table:style-name="ce40" office:value-type="string" calcext:value-type="string">
            <text:p>Colombie, Costa Rica, Nicaragua, Panama</text:p>
          </table:table-cell>
          <table:table-cell table:style-name="ce40" office:value-type="string" calcext:value-type="string">
            <text:p>deidamioides</text:p>
          </table:table-cell>
          <table:table-cell table:style-name="ce49" office:value-type="string" calcext:value-type="string">
            <text:p>inflorescence par paires</text:p>
          </table:table-cell>
          <table:table-cell table:style-name="ce40" office:value-type="string" calcext:value-type="string">
            <text:p>1,5-2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ert-jaune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caduque</text:p>
          </table:table-cell>
          <table:table-cell table:style-name="ce40" office:value-type="string" calcext:value-type="string">
            <text:p>3 séries</text:p>
          </table:table-cell>
          <table:table-cell table:style-name="ce40" office:value-type="string" calcext:value-type="string">
            <text:p>moyen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worldfloraonline.org/taxon/wfo-0001090935" xlink:type="simple">https://www.worldfloraonline.org/taxon/wfo-0001090935</text:a> </text:p>
          </table:table-cell>
          <table:table-cell table:style-name="ce60" table:number-columns-repeated="1000"/>
        </table:table-row>
        <table:table-row table:style-name="ro6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arborea</text:p>
          </table:table-cell>
          <table:table-cell table:style-name="ce41" office:value-type="string" calcext:value-type="string">
            <text:p>C’est P.magnoliifolia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astrophea</text:p>
          </table:table-cell>
          <table:table-cell table:style-name="ce56" office:value-type="string" calcext:value-type="string">
            <text:p>inflorescence groupé</text:p>
          </table:table-cell>
          <table:table-cell table:style-name="ce41" office:value-type="string" calcext:value-type="string">
            <text:p>2-3pouces</text:p>
          </table:table-cell>
          <table:table-cell table:style-name="ce41"/>
          <table:table-cell table:number-columns-repeated="2" table:style-name="ce41" office:value-type="string" calcext:value-type="string">
            <text:p>campanulé</text:p>
          </table:table-cell>
          <table:table-cell table:style-name="ce41" office:value-type="string" calcext:value-type="string">
            <text:p>blanc, vert, jaune</text:p>
          </table:table-cell>
          <table:table-cell table:style-name="ce41" office:value-type="string" calcext:value-type="string">
            <text:p>uni</text:p>
          </table:table-cell>
          <table:table-cell table:style-name="ce41" office:value-type="string" calcext:value-type="string">
            <text:p>absente</text:p>
          </table:table-cell>
          <table:table-cell table:style-name="ce41" office:value-type="string" calcext:value-type="string">
            <text:p>3 séries</text:p>
          </table:table-cell>
          <table:table-cell table:style-name="ce41" office:value-type="string" calcext:value-type="string">
            <text:p>moyen</text:p>
          </table:table-cell>
          <table:table-cell table:style-name="ce41"/>
          <table:table-cell table:style-name="ce41" office:value-type="string" calcext:value-type="string">
            <text:p>parfumé</text:p>
          </table:table-cell>
          <table:table-cell table:style-name="ce41" table:number-columns-repeated="4"/>
          <table:table-cell table:style-name="ce41" office:value-type="string" calcext:value-type="string">
            <text:p><text:a xlink:href="https://www.biodiversitylibrary.org/page/25614082#page/84/mode/1up" xlink:type="simple">https://www.biodiversitylibrary.org/page/25614082#page/84/mode/1up</text:a> ; <text:a xlink:href="https://www.biodiversitylibrary.org/page/18496891#page/46/mode/1up" xlink:type="simple">https://www.biodiversitylibrary.org/page/18496891#page/46/mode/1up</text:a> ;  <text:a xlink:href="https://www.biodiversitylibrary.org/page/40607400#page/115/mode/1up" xlink:type="simple">https://www.biodiversitylibrary.org/page/40607400#page/115/mode/1up</text:a> ; <text:a xlink:href="https://www.biodiversitylibrary.org/page/25006710#page/66/mode/1up" xlink:type="simple">https://www.biodiversitylibrary.org/page/25006710#page/66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rid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Nord </text:p>
          </table:table-cell>
          <table:table-cell table:style-name="ce40" office:value-type="string" calcext:value-type="string">
            <text:p>Arizona, Mexique (NE)</text:p>
          </table:table-cell>
          <table:table-cell table:style-name="ce40" office:value-type="string" calcext:value-type="string">
            <text:p>Passiflora</text:p>
          </table:table-cell>
          <table:table-cell table:style-name="ce49"/>
          <table:table-cell table:style-name="ce40" office:value-type="string" calcext:value-type="string">
            <text:p>2,5-3,5cm</text:p>
          </table:table-cell>
          <table:table-cell table:style-name="ce40" office:value-type="string" calcext:value-type="string">
            <text:p>3-5mm</text:p>
          </table:table-cell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iolet, rose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pinnatifides</text:p>
          </table:table-cell>
          <table:table-cell table:style-name="ce40" office:value-type="string" calcext:value-type="string">
            <text:p>5-6 séries</text:p>
          </table:table-cell>
          <table:table-cell table:style-name="ce40" office:value-type="string" calcext:value-type="string">
            <text:p>long</text:p>
          </table:table-cell>
          <table:table-cell table:style-name="ce40" table:number-columns-repeated="2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épais</text:p>
          </table:table-cell>
          <table:table-cell table:style-name="ce40" table:number-columns-repeated="2"/>
          <table:table-cell table:style-name="ce40" office:value-type="string" calcext:value-type="string">
            <text:p> <text:a xlink:href="https://www.worldfloraonline.org/taxon/wfo-0001091058" xlink:type="simple">https://www.worldfloraonline.org/taxon/wfo-0001091058</text:a> ; <text:a xlink:href="https://www.biodiversitylibrary.org/page/48191109#page/263/mode/1up" xlink:type="simple">https://www.biodiversitylibrary.org/page/48191109#page/263/mode/1up</text:a> ; <text:a xlink:href="https://www.biodiversitylibrary.org/page/2375887#page/147/mode/1up" xlink:type="simple">https://www.biodiversitylibrary.org/page/2375887#page/147/mode/1up</text:a> </text:p>
          </table:table-cell>
          <table:table-cell table:style-name="ce60" table:number-columns-repeated="1000"/>
        </table:table-row>
        <table:table-row table:style-name="ro6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uranti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Océanie et Asie</text:p>
          </table:table-cell>
          <table:table-cell table:style-name="ce40" office:value-type="string" calcext:value-type="string">
            <text:p>Fiji, Nouvelle-Calédonie, Nouvelle-guinée, Niué, Ile Norfolk, Australie (Qsld, Nv-GdS), Samoa, Célèbes, Tonga, Vanuatu</text:p>
          </table:table-cell>
          <table:table-cell table:style-name="ce40" office:value-type="string" calcext:value-type="string">
            <text:p>decaloba</text:p>
          </table:table-cell>
          <table:table-cell table:style-name="ce49"/>
          <table:table-cell table:style-name="ce40" office:value-type="string" calcext:value-type="string">
            <text:p>8-10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orange, rouge, blanc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filiforme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moyen</text:p>
          </table:table-cell>
          <table:table-cell table:style-name="ce40" table:number-columns-repeated="2"/>
          <table:table-cell table:style-name="ce40" office:value-type="string" calcext:value-type="string">
            <text:p>oui</text:p>
          </table:table-cell>
          <table:table-cell table:style-name="ce40" table:number-columns-repeated="3"/>
          <table:table-cell table:style-name="ce40" office:value-type="string" calcext:value-type="string">
            <text:p>Flore ornementale de nouvelle-Calédonie, Gildas Gateblé ; <text:a xlink:href="https://www.biodiversitylibrary.org/page/46703246#page/120/mode/1up" xlink:type="simple">https://www.biodiversitylibrary.org/page/46703246#page/120/mode/1up</text:a> ; <text:a xlink:href="https://www.biodiversitylibrary.org/page/15251720#page/102/mode/1up" xlink:type="simple">https://www.biodiversitylibrary.org/page/15251720#page/102/mode/1up</text:a> 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urantioides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Océanie et Asie</text:p>
          </table:table-cell>
          <table:table-cell table:style-name="ce40" office:value-type="string" calcext:value-type="string">
            <text:p>Archipel Bismarck, Moluques, Nouvelle-Guinée, Iles Salomon</text:p>
          </table:table-cell>
          <table:table-cell table:style-name="ce40" office:value-type="string" calcext:value-type="string">
            <text:p>Tetrapathea</text:p>
          </table:table-cell>
          <table:table-cell table:style-name="ce49" office:value-type="string" calcext:value-type="string">
            <text:p>Inflorescence cymose/axillaire</text:p>
          </table:table-cell>
          <table:table-cell table:style-name="ce40" office:value-type="string" calcext:value-type="string">
            <text:p>15-20mm</text:p>
          </table:table-cell>
          <table:table-cell table:style-name="ce40" office:value-type="string" calcext:value-type="string">
            <text:p>3-5mm</text:p>
          </table:table-cell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ert, blanc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minuscule triangulaire</text:p>
          </table:table-cell>
          <table:table-cell table:style-name="ce40" office:value-type="string" calcext:value-type="string">
            <text:p>2 (-3)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197969#page/221/mode/1up" xlink:type="simple">https://www.biodiversitylibrary.org/page/197969#page/221/mode/1up</text:a> ; <text:a xlink:href="https://www.biodiversitylibrary.org/page/28675390#page/170/mode/1up" xlink:type="simple">https://www.biodiversitylibrary.org/page/28675390#page/170/mode/1up</text:a> </text:p>
          </table:table-cell>
          <table:table-cell table:style-name="ce60" table:number-columns-repeated="1000"/>
        </table:table-row>
        <table:table-row table:style-name="ro8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uriculat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/centrale</text:p>
          </table:table-cell>
          <table:table-cell table:style-name="ce40" office:value-type="string" calcext:value-type="string">
            <text:p>Bolivie, Brésil (N, SE, O), Colombie, Costa Rica, Equateur, Guyane, Guyana, Nicaragua, Panama, Pérou, Suriname, Trinidad &amp; Tobago, Venezuela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par paires</text:p>
          </table:table-cell>
          <table:table-cell table:style-name="ce40" office:value-type="string" calcext:value-type="string">
            <text:p>1,5-2,5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ert, violet, jaune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caduque/ovale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long</text:p>
          </table:table-cell>
          <table:table-cell table:style-name="ce40" table:number-columns-repeated="2"/>
          <table:table-cell table:style-name="ce60" table:number-columns-repeated="2"/>
          <table:table-cell table:style-name="ce40" table:number-columns-repeated="2"/>
          <table:table-cell table:style-name="ce40" office:value-type="string" calcext:value-type="string">
            <text:p><text:a xlink:href="https://www.worldfloraonline.org/taxon/wfo-0000479996" xlink:type="simple">https://www.worldfloraonline.org/taxon/wfo-0000479996</text:a> 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ahiensis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Brésil (NE)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racémeuse</text:p>
          </table:table-cell>
          <table:table-cell table:style-name="ce40" office:value-type="string" calcext:value-type="string">
            <text:p>2-3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eu, vert, blanc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Linéaire lancéolées</text:p>
          </table:table-cell>
          <table:table-cell table:style-name="ce40" office:value-type="string" calcext:value-type="string">
            <text:p>5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worldfloraonline.org/taxon/wfo-0001090674" xlink:type="simple">https://www.worldfloraonline.org/taxon/wfo-0001090674</text:a> ; <text:a xlink:href="https://www.biodiversitylibrary.org/page/2375800#page/55/mode/1up" xlink:type="simple">https://www.biodiversitylibrary.org/page/2375800#page/55/mode/1up</text:a>  <text:a xlink:href="https://www.biodiversitylibrary.org/page/104140#page/296/mode/1up" xlink:type="simple">https://www.biodiversitylibrary.org/page/104140#page/296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erteroan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Nord (Caraïbe)</text:p>
          </table:table-cell>
          <table:table-cell table:style-name="ce40" office:value-type="string" calcext:value-type="string">
            <text:p>Cuba, République Dominicaine, Haïti, Puerto Rico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1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, jaune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subule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 <text:a xlink:href="https://www.biodiversitylibrary.org/item/13811#page/327/mode/1up" xlink:type="simple">https://www.biodiversitylibrary.org/item/13811#page/327/mode/1up</text:a> ; <text:a xlink:href="https://www.biodiversitylibrary.org/page/381039#page/327/mode/1up" xlink:type="simple">https://www.biodiversitylibrary.org/page/381039#page/327/mode/1up</text:a> </text:p>
          </table:table-cell>
          <table:table-cell table:style-name="ce60" table:number-columns-repeated="1000"/>
        </table:table-row>
        <table:table-row table:style-name="ro6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icornis</text:p>
          </table:table-cell>
          <table:table-cell table:style-name="ce40" office:value-type="string" calcext:value-type="string">
            <text:p>Importé à Hawaï</text:p>
          </table:table-cell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/centrale</text:p>
          </table:table-cell>
          <table:table-cell table:style-name="ce40" office:value-type="string" calcext:value-type="string">
            <text:p>Colombie, Costa Rica, Salvador, Guatemala, Honduras, Mexique (G, SE, SO), Antilles néerlandaises, Nicaragua, Panama, Venezuela</text:p>
          </table:table-cell>
          <table:table-cell table:style-name="ce40" office:value-type="string" calcext:value-type="string">
            <text:p>decaloba</text:p>
          </table:table-cell>
          <table:table-cell table:style-name="ce40" office:value-type="string" calcext:value-type="string">
            <text:p>inflorescence solitaire</text:p>
          </table:table-cell>
          <table:table-cell table:style-name="ce40" office:value-type="string" calcext:value-type="string">
            <text:p>4-5,5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eu, violet, jaune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ovale</text:p>
          </table:table-cell>
          <table:table-cell table:style-name="ce40" office:value-type="string" calcext:value-type="string">
            <text:p>beaucoup</text:p>
          </table:table-cell>
          <table:table-cell table:style-name="ce40" office:value-type="string" calcext:value-type="string">
            <text:p>moyen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worldfloraonline.org/taxon/wfo-0000479849" xlink:type="simple">https://www.worldfloraonline.org/taxon/wfo-0000479849</text:a> </text:p>
          </table:table-cell>
          <table:table-cell table:style-name="ce60" table:number-columns-repeated="1000"/>
        </table:table-row>
        <table:table-row table:style-name="ro6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icrur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Nord (Caraïbe)</text:p>
          </table:table-cell>
          <table:table-cell table:style-name="ce40" office:value-type="string" calcext:value-type="string">
            <text:p>République Dominicaine, Haïti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2cm</text:p>
          </table:table-cell>
          <table:table-cell table:style-name="ce40" office:value-type="string" calcext:value-type="string">
            <text:p>1,5mm</text:p>
          </table:table-cell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jaune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linéaire subulé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moyen</text:p>
          </table:table-cell>
          <table:table-cell table:style-name="ce40" table:number-columns-repeated="6"/>
          <table:table-cell table:style-name="ce40" office:value-type="string" calcext:value-type="string">
            <text:p> <text:a xlink:href="https://www.biodiversitylibrary.org/page/153130#page/339/mode/1up" xlink:type="simple">https://www.biodiversitylibrary.org/page/153130#page/339/mode/1up</text:a> ; <text:a xlink:href="https://www.biodiversitylibrary.org/page/702811#page/326/mode/1up" xlink:type="simple">https://www.biodiversitylibrary.org/page/702811#page/326/mode/1up</text:a> ; <text:a xlink:href="https://www.biodiversitylibrary.org/page/13000906#page/184/mode/1up" xlink:type="simple">https://www.biodiversitylibrary.org/page/13000906#page/184/mode/1up</text:a> ; <text:a xlink:href="https://www.biodiversitylibrary.org/page/2396543#page/199/mode/1up" xlink:type="simple">https://www.biodiversitylibrary.org/page/2396543#page/199/mode/1up</text:a> </text:p>
          </table:table-cell>
          <table:table-cell table:style-name="ce60" table:number-columns-repeated="1000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icuspidat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Colombie, Venezuela</text:p>
          </table:table-cell>
          <table:table-cell table:style-name="ce40" office:value-type="string" calcext:value-type="string">
            <text:p>decaloba</text:p>
          </table:table-cell>
          <table:table-cell table:style-name="ce49"/>
          <table:table-cell table:style-name="ce40" office:value-type="string" calcext:value-type="string">
            <text:p>2,5-6cm</text:p>
          </table:table-cell>
          <table:table-cell table:style-name="ce40" office:value-type="string" calcext:value-type="string">
            <text:p>2,5-4cm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uge, rose</text:p>
          </table:table-cell>
          <table:table-cell table:style-name="ce40" office:value-type="string" calcext:value-type="string">
            <text:p>uni</text:p>
          </table:table-cell>
          <table:table-cell table:style-name="ce40"/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2396583#page/256/mode/1up" xlink:type="simple">https://www.biodiversitylibrary.org/page/2396583#page/256/mode/1up</text:a> 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iflora</text:p>
          </table:table-cell>
          <table:table-cell table:style-name="ce40" office:value-type="string" calcext:value-type="string">
            <text:p>Importé en Asie et en Floride</text:p>
          </table:table-cell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/centrale</text:p>
          </table:table-cell>
          <table:table-cell table:style-name="ce40" office:value-type="string" calcext:value-type="string">
            <text:p>Centrale + Bahamas, Colombie, Equateur, Venezuela, Caraïbes (SO)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par paires</text:p>
          </table:table-cell>
          <table:table-cell table:style-name="ce40" office:value-type="string" calcext:value-type="string">
            <text:p>2-4cm</text:p>
          </table:table-cell>
          <table:table-cell table:style-name="ce40" office:value-type="string" calcext:value-type="string">
            <text:p>1-3mm</text:p>
          </table:table-cell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, jaun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caduque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2"/>
          <table:table-cell table:style-name="ce40" office:value-type="string" calcext:value-type="string">
            <text:p>oui</text:p>
          </table:table-cell>
          <table:table-cell table:style-name="ce40" table:number-columns-repeated="3"/>
          <table:table-cell table:style-name="ce40" office:value-type="string" calcext:value-type="string">
            <text:p><text:a xlink:href="https://www.worldfloraonline.org/taxon/wfo-0000479840" xlink:type="simple">https://www.worldfloraonline.org/taxon/wfo-0000479840</text:a> ; <text:a xlink:href="https://www.biodiversitylibrary.org/page/56845671#page/122/mode/1up" xlink:type="simple">https://www.biodiversitylibrary.org/page/56845671#page/122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oenderi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centrale</text:p>
          </table:table-cell>
          <table:table-cell table:style-name="ce40" office:value-type="string" calcext:value-type="string">
            <text:p>Costa Rica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table:number-columns-repeated="2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jaune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linéaire triangulaire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moyen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643624#page/455/mode/1up" xlink:type="simple">https://www.biodiversitylibrary.org/page/643624#page/455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ogotensis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Colombie, Venezuela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4cm</text:p>
          </table:table-cell>
          <table:table-cell table:style-name="ce40" office:value-type="string" calcext:value-type="string">
            <text:p>9-10lin</text:p>
          </table:table-cell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jaun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obsolete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796635#page/184/mode/1up" xlink:type="simple">https://www.biodiversitylibrary.org/page/796635#page/184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racteos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Colombie, Venezuela</text:p>
          </table:table-cell>
          <table:table-cell table:style-name="ce40" office:value-type="string" calcext:value-type="string">
            <text:p>Passiflora</text:p>
          </table:table-cell>
          <table:table-cell table:style-name="ce49"/>
          <table:table-cell table:style-name="ce40" office:value-type="string" calcext:value-type="string">
            <text:p>10-11cm</text:p>
          </table:table-cell>
          <table:table-cell table:style-name="ce40" office:value-type="string" calcext:value-type="string">
            <text:p>7-9cm ?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ert, rose, orange, viole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oblongues lancéolé</text:p>
          </table:table-cell>
          <table:table-cell table:style-name="ce40" office:value-type="string" calcext:value-type="string">
            <text:p>1 série</text:p>
          </table:table-cell>
          <table:table-cell table:style-name="ce40" table:number-columns-repeated="3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18 nectaires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worldfloraonline.org/taxon/wfo-0000479839" xlink:type="simple">https://www.worldfloraonline.org/taxon/wfo-0000479839</text:a>, <text:a xlink:href="https://www.biodiversitylibrary.org/page/2396588#page/261/mode/1up" xlink:type="simple">https://www.biodiversitylibrary.org/page/2396588#page/261/mode/1up</text:a> 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ryonioide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Nord/centrale</text:p>
          </table:table-cell>
          <table:table-cell office:value-type="string" calcext:value-type="string">
            <text:p>Arizona, Mexiqu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2-3cm</text:p>
          </table:table-cell>
          <table:table-cell office:value-type="string" calcext:value-type="string">
            <text:p>1-2mm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, jaun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s subulées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<text:a xlink:href="https://www.worldfloraonline.org/taxon/wfo-0001090761" xlink:type="simple">https://www.worldfloraonline.org/taxon/wfo-0001090761</text:a> ; <text:a xlink:href="https://www.biodiversitylibrary.org/page/5115#page/145/mode/1up" xlink:type="simple">https://www.biodiversitylibrary.org/page/5115#page/145/mode/1up</text:a> ; <text:a xlink:href="https://www.biodiversitylibrary.org/page/2396425#page/115/mode/1up" xlink:type="simple">https://www.biodiversitylibrary.org/page/2396425#page/115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cao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 lancéolées</text:p>
          </table:table-cell>
          <table:table-cell office:value-type="string" calcext:value-type="string">
            <text:p>8-10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worldfloraonline.org/taxon/wfo-0001319287" xlink:type="simple">https://www.worldfloraonline.org/taxon/wfo-0001319287</text:a> , <text:a xlink:href="https://www.biodiversitylibrary.org/page/49568645#page/3/mode/1up" xlink:type="simple">https://www.biodiversitylibrary.org/page/49568645#page/3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erulea</text:p>
          </table:table-cell>
          <table:table-cell table:style-name="ce40" office:value-type="string" calcext:value-type="string">
            <text:p>Importé dans le monde entie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Argentine (NE, NO), Bolivie, Brésil (NE, S, SE), Paraguay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6-8cm (10)</text:p>
          </table:table-cell>
          <table:table-cell office:value-type="string" calcext:value-type="string">
            <text:p>4-5mm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(3-)4 séries</text:p>
          </table:table-cell>
          <table:table-cell office:value-type="string" calcext:value-type="string">
            <text:p>moyen</text:p>
          </table:table-cell>
          <table:table-cell/>
          <table:table-cell office:value-type="string" calcext:value-type="string">
            <text:p>parfumé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worldfloraonline.org/taxon/wfo-0000479867" xlink:type="simple">https://www.worldfloraonline.org/taxon/wfo-0000479867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lcicol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Nord </text:p>
          </table:table-cell>
          <table:table-cell table:style-name="ce40" office:value-type="string" calcext:value-type="string">
            <text:p>Jamaïque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solitaire</text:p>
          </table:table-cell>
          <table:table-cell table:style-name="Default"/>
          <table:table-cell table:style-name="ce40" office:value-type="string" calcext:value-type="string">
            <text:p>10mm</text:p>
          </table:table-cell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ver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sétacé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9252907#page/279/mode/1up" xlink:type="simple">https://www.biodiversitylibrary.org/page/9252907#page/279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mpanulat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Brésil (S, SE)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5-6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linéaire sétacé</text:p>
          </table:table-cell>
          <table:table-cell table:style-name="ce40" office:value-type="string" calcext:value-type="string">
            <text:p>3 séries</text:p>
          </table:table-cell>
          <table:table-cell table:style-name="ce40" office:value-type="string" calcext:value-type="string">
            <text:p>moyen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worldfloraonline.org/taxon/wfo-0001252611" xlink:type="simple">https://www.worldfloraonline.org/taxon/wfo-0001252611</text:a> ; <text:a xlink:href="https://www.biodiversitylibrary.org/page/2375933#page/195/mode/1up" xlink:type="simple">https://www.biodiversitylibrary.org/page/2375933#page/195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ndid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Brésil (N), Guyane, Guyana, Suriname, Venezuela</text:p>
          </table:table-cell>
          <table:table-cell table:style-name="ce40" office:value-type="string" calcext:value-type="string">
            <text:p>astrophe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7-9cm</text:p>
          </table:table-cell>
          <table:table-cell table:style-name="ce40" office:value-type="string" calcext:value-type="string">
            <text:p>2,5-3,5cm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jaune, rouge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triangulaires</text:p>
          </table:table-cell>
          <table:table-cell table:style-name="ce40" office:value-type="string" calcext:value-type="string">
            <text:p>4 séries</text:p>
          </table:table-cell>
          <table:table-cell table:style-name="ce40" office:value-type="string" calcext:value-type="string">
            <text:p>long</text:p>
          </table:table-cell>
          <table:table-cell table:style-name="ce40"/>
          <table:table-cell table:style-name="ce40" office:value-type="string" calcext:value-type="string">
            <text:p>très parfumé</text:p>
          </table:table-cell>
          <table:table-cell table:style-name="ce40" table:number-columns-repeated="4"/>
          <table:table-cell table:style-name="ce40" office:value-type="string" calcext:value-type="string">
            <text:p><text:a xlink:href="https://www.worldfloraonline.org/taxon/wfo-0001091247" xlink:type="simple">https://www.worldfloraonline.org/taxon/wfo-0001091247</text:a> ; <text:a xlink:href="https://www.biodiversitylibrary.org/page/2375956#page/217/mode/1up" xlink:type="simple">https://www.biodiversitylibrary.org/page/2375956#page/217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ndollei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Bolivie, Brésil (N, O), Colombie, Equateur, Pérou</text:p>
          </table:table-cell>
          <table:table-cell table:style-name="ce40" office:value-type="string" calcext:value-type="string">
            <text:p>decaloba</text:p>
          </table:table-cell>
          <table:table-cell table:style-name="ce49"/>
          <table:table-cell table:style-name="ce40" office:value-type="string" calcext:value-type="string">
            <text:p>3-5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jaune, rose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linéaire subulé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worldfloraonline.org/taxon/wfo-0001090776" xlink:type="simple">https://www.worldfloraonline.org/taxon/wfo-0001090776</text:a> ; <text:a xlink:href="https://www.biodiversitylibrary.org/page/59961730#page/399/mode/1up" xlink:type="simple">https://www.biodiversitylibrary.org/page/59961730#page/399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pparidifoli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Brésil (N, SE), Guyana, Venezuela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8-10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iolet, rouge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ovale</text:p>
          </table:table-cell>
          <table:table-cell table:style-name="ce40" office:value-type="string" calcext:value-type="string">
            <text:p>plusieurs</text:p>
          </table:table-cell>
          <table:table-cell table:style-name="ce40" office:value-type="string" calcext:value-type="string">
            <text:p>moyen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39702305#page/151/mode/1up" xlink:type="simple">https://www.biodiversitylibrary.org/page/39702305#page/151/mode/1up</text:a> ; <text:a xlink:href="https://www.worldfloraonline.org/taxon/wfo-0000479854" xlink:type="simple">https://www.worldfloraonline.org/taxon/wfo-0000479854</text:a> </text:p>
          </table:table-cell>
          <table:table-cell table:style-name="ce60" table:number-columns-repeated="1000"/>
        </table:table-row>
        <table:table-row table:style-name="ro8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psularis</text:p>
          </table:table-cell>
          <table:table-cell table:style-name="ce40" office:value-type="string" calcext:value-type="string">
            <text:p>Introduit à Java</text:p>
          </table:table-cell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</text:p>
          </table:table-cell>
          <table:table-cell table:style-name="ce40" office:value-type="string" calcext:value-type="string">
            <text:p>Centrale (sauf MexNO) + Argentine (NE), Bolivie, Brésil, Colombie, Cuba, République Dominicaine, Equateur, Haïti, Jamaïque, Paraguay, Uruguay, Venezuela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2-6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absente</text:p>
          </table:table-cell>
          <table:table-cell table:style-name="ce40" office:value-type="string" calcext:value-type="string">
            <text:p>1 (-2) séries </text:p>
          </table:table-cell>
          <table:table-cell table:style-name="ce40" office:value-type="string" calcext:value-type="string">
            <text:p>moyen</text:p>
          </table:table-cell>
          <table:table-cell table:style-name="ce40" table:number-columns-repeated="2"/>
          <table:table-cell table:style-name="ce40" office:value-type="string" calcext:value-type="string">
            <text:p>non</text:p>
          </table:table-cell>
          <table:table-cell table:style-name="ce40" table:number-columns-repeated="3"/>
          <table:table-cell table:style-name="ce40" office:value-type="string" calcext:value-type="string">
            <text:p> <text:a xlink:href="https://www.worldfloraonline.org/taxon/wfo-0000479855" xlink:type="simple">https://www.worldfloraonline.org/taxon/wfo-0000479855</text:a> ; <text:a xlink:href="https://www.biodiversitylibrary.org/page/53602636#page/10/mode/1up" xlink:type="simple">https://www.biodiversitylibrary.org/page/53602636#page/10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erasin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Guyane, Suriname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4cm</text:p>
          </table:table-cell>
          <table:table-cell table:style-name="ce40" office:value-type="string" calcext:value-type="string">
            <text:p>0,8-1,2cm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uge, violet, blanc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ovale</text:p>
          </table:table-cell>
          <table:table-cell table:style-name="ce40" office:value-type="string" calcext:value-type="string">
            <text:p>plusieurs</text:p>
          </table:table-cell>
          <table:table-cell table:style-name="ce40" office:value-type="string" calcext:value-type="string">
            <text:p>long</text:p>
          </table:table-cell>
          <table:table-cell table:style-name="ce40"/>
          <table:table-cell table:style-name="ce40" office:value-type="string" calcext:value-type="string">
            <text:p>parfumé</text:p>
          </table:table-cell>
          <table:table-cell table:style-name="ce40" table:number-columns-repeated="4"/>
          <table:table-cell table:style-name="ce40" office:value-type="string" calcext:value-type="string">
            <text:p><text:a xlink:href="https://www.biodiversitylibrary.org/page/53602636#page/10/mode/1up" xlink:type="simple">https://www.biodiversitylibrary.org/page/53602636#page/10/mode/1up</text:a> ; <text:a xlink:href="https://www.biodiversitylibrary.org/page/9303554#page/561/mode/1up" xlink:type="simple">https://www.biodiversitylibrary.org/page/9303554#page/561/mode/1up</text:a> 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eratocarp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Brésil (N), Guyane, Guyana</text:p>
          </table:table-cell>
          <table:table-cell table:style-name="ce40" office:value-type="string" calcext:value-type="string">
            <text:p>astrophea</text:p>
          </table:table-cell>
          <table:table-cell table:style-name="ce49" office:value-type="string" calcext:value-type="string">
            <text:p>inflorescence solitaire/par paire</text:p>
          </table:table-cell>
          <table:table-cell table:style-name="ce40" office:value-type="string" calcext:value-type="string">
            <text:p>3,5-5cm</text:p>
          </table:table-cell>
          <table:table-cell table:style-name="ce40" office:value-type="string" calcext:value-type="string">
            <text:p>10mm</text:p>
          </table:table-cell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jaun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triangulaires/lancélolées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worldfloraonline.org/taxon/wfo-0001091253" xlink:type="simple">https://www.worldfloraonline.org/taxon/wfo-0001091253</text:a> ; <text:a xlink:href="https://www.biodiversitylibrary.org/page/9303554#page/561/mode/1up" xlink:type="simple">https://www.biodiversitylibrary.org/page/9303554#page/561/mode/1up</text:a> 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erradensis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Brésil (SE, O)</text:p>
          </table:table-cell>
          <table:table-cell table:style-name="ce40" office:value-type="string" calcext:value-type="string">
            <text:p>astrophea</text:p>
          </table:table-cell>
          <table:table-cell table:style-name="ce49" office:value-type="string" calcext:value-type="string">
            <text:p>inflorescence solitaire/par paire</text:p>
          </table:table-cell>
          <table:table-cell table:style-name="ce40" office:value-type="string" calcext:value-type="string">
            <text:p>3-5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jaun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triangulaires/linéaire</text:p>
          </table:table-cell>
          <table:table-cell table:style-name="ce40" office:value-type="string" calcext:value-type="string">
            <text:p>plusieurs</text:p>
          </table:table-cell>
          <table:table-cell table:style-name="ce40" table:number-columns-repeated="7"/>
          <table:table-cell table:style-name="ce40" office:value-type="string" calcext:value-type="string">
            <text:p><text:a xlink:href="https://www.worldfloraonline.org/taxon/wfo-0001319288" xlink:type="simple">https://www.worldfloraonline.org/taxon/wfo-0001319288</text:a> ; <text:a xlink:href="https://www.researchgate.net/publication/329473539_Passifloraceae_sensu_stricto_de_Minas_Gerais_Brasil" xlink:type="simple">https://www.researchgate.net/publication/329473539_Passifloraceae_sensu_stricto_de_Minas_Gerais_Brasil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helidone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Colombie, Equateur</text:p>
          </table:table-cell>
          <table:table-cell table:style-name="ce40" office:value-type="string" calcext:value-type="string">
            <text:p>decaloba</text:p>
          </table:table-cell>
          <table:table-cell table:style-name="ce49"/>
          <table:table-cell table:style-name="ce40" office:value-type="string" calcext:value-type="string">
            <text:p>5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jaune, blanc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/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2"/>
          <table:table-cell table:style-name="ce40" office:value-type="string" calcext:value-type="string">
            <text:p>oui</text:p>
          </table:table-cell>
          <table:table-cell table:style-name="ce40" table:number-columns-repeated="3"/>
          <table:table-cell table:style-name="ce40" office:value-type="string" calcext:value-type="string">
            <text:p><text:a xlink:href="https://www.biodiversitylibrary.org/page/2396528#page/184/mode/1up" xlink:type="simple">https://www.biodiversitylibrary.org/page/2396528#page/184/mode/1up</text:a> </text:p>
          </table:table-cell>
          <table:table-cell table:style-name="ce60" table:number-columns-repeated="1000"/>
        </table:table-row>
        <table:table-row table:style-name="ro4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choconiana</text:p>
          </table:table-cell>
          <table:table-cell table:style-name="ce41" office:value-type="string" calcext:value-type="string">
            <text:p>C’est P.oerstedii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Passiflora</text:p>
          </table:table-cell>
          <table:table-cell table:style-name="ce56"/>
          <table:table-cell table:style-name="ce41" table:number-columns-repeated="2"/>
          <table:table-cell table:number-columns-repeated="2" table:style-name="ce41" office:value-type="string" calcext:value-type="string">
            <text:p>campanulé</text:p>
          </table:table-cell>
          <table:table-cell table:style-name="ce41" office:value-type="string" calcext:value-type="string">
            <text:p>violet</text:p>
          </table:table-cell>
          <table:table-cell table:style-name="ce41" table:number-columns-repeated="2"/>
          <table:table-cell table:style-name="ce41" office:value-type="string" calcext:value-type="string">
            <text:p>6 séries</text:p>
          </table:table-cell>
          <table:table-cell table:style-name="ce41" table:number-columns-repeated="7"/>
          <table:table-cell table:style-name="ce41" office:value-type="string" calcext:value-type="string">
            <text:p> <text:a xlink:href="https://www.biodiversitylibrary.org/page/3054056#page/496/mode/1up" xlink:type="simple">https://www.biodiversitylibrary.org/page/3054056#page/496/mode/1up</text:a>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hrysosepal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Equateur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6-6,8cm (préssée)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</text:p>
          </table:table-cell>
          <table:table-cell table:style-name="ce40" office:value-type="string" calcext:value-type="string">
            <text:p>cercle concentrique</text:p>
          </table:table-cell>
          <table:table-cell table:style-name="ce40"/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plantes-botanique.org/espece_passiflora_chrysosepala" xlink:type="simple">https://www.plantes-botanique.org/espece_passiflora_chrysosepala</text:a> </text:p>
          </table:table-cell>
          <table:table-cell table:style-name="ce60" table:number-columns-repeated="1000"/>
        </table:table-row>
        <table:table-row table:style-name="ro6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iliata</text:p>
          </table:table-cell>
          <table:table-cell table:style-name="ce40" office:value-type="string" calcext:value-type="string">
            <text:p>Introduit au Texa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</text:p>
          </table:table-cell>
          <table:table-cell office:value-type="string" calcext:value-type="string">
            <text:p>Centrale (sauf MexN) + Bahamas, Colombie, Cuba, République Dominicaine, Floride, Haïti, Jamaïque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-5cm</text:p>
          </table:table-cell>
          <table:table-cell office:value-type="string" calcext:value-type="string">
            <text:p>4-6mm</text:p>
          </table:table-cell>
          <table:table-cell office:value-type="string" calcext:value-type="string">
            <text:p>coup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pinnatifides/ ova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<text:a xlink:href="https://www.biodiversitylibrary.org/page/59488932#page/38/mode/1up" xlink:type="simple">https://www.biodiversitylibrary.org/page/59488932#page/38/mode/1up</text:a> ; <text:a xlink:href="https://www.worldfloraonline.org/taxon/wfo-0000479814" xlink:type="simple">https://www.worldfloraonline.org/taxon/wfo-0000479814</text:a> ; <text:a xlink:href="https://www.biodiversitylibrary.org/page/2375925#page/186/mode/1up" xlink:type="simple">https://www.biodiversitylibrary.org/page/2375925#page/186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incinnat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Argentine (NE, NO), Bolivie, Brésil (NE, SE, O, N), Colombie, Paraguay, Venezuela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7-12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ovale</text:p>
          </table:table-cell>
          <table:table-cell table:style-name="ce40" office:value-type="string" calcext:value-type="string">
            <text:p>plusieurs</text:p>
          </table:table-cell>
          <table:table-cell table:style-name="ce40" office:value-type="string" calcext:value-type="string">
            <text:p>long</text:p>
          </table:table-cell>
          <table:table-cell table:style-name="ce40" table:number-columns-repeated="2"/>
          <table:table-cell table:style-name="ce40" office:value-type="string" calcext:value-type="string">
            <text:p>oui</text:p>
          </table:table-cell>
          <table:table-cell table:style-name="ce40" table:number-columns-repeated="3"/>
          <table:table-cell table:style-name="ce40" office:value-type="string" calcext:value-type="string">
            <text:p><text:a xlink:href="https://www.worldfloraonline.org/taxon/wfo-0000479815" xlink:type="simple">https://www.worldfloraonline.org/taxon/wfo-0000479815</text:a> ; <text:a xlink:href="https://www.biodiversitylibrary.org/page/2375807#page/62/mode/1up" xlink:type="simple">https://www.biodiversitylibrary.org/page/2375807#page/62/mode/1up</text:a> </text:p>
          </table:table-cell>
          <table:table-cell table:style-name="ce60" table:number-columns-repeated="1000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innabarin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Océanie</text:p>
          </table:table-cell>
          <table:table-cell table:style-name="ce40" office:value-type="string" calcext:value-type="string">
            <text:p>Tasmanie, Australie (Nv-GdS, Vic)</text:p>
          </table:table-cell>
          <table:table-cell table:style-name="ce40" office:value-type="string" calcext:value-type="string">
            <text:p>decaloba</text:p>
          </table:table-cell>
          <table:table-cell table:style-name="ce49"/>
          <table:table-cell table:style-name="ce40" office:value-type="string" calcext:value-type="string">
            <text:p>6-7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uge</text:p>
          </table:table-cell>
          <table:table-cell table:style-name="ce40" office:value-type="string" calcext:value-type="string">
            <text:p>uni</text:p>
          </table:table-cell>
          <table:table-cell table:style-name="ce40"/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764339#page/70/mode/1up" xlink:type="simple">https://www.biodiversitylibrary.org/page/764339#page/70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irrhiflor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Brésil (N), Guyane, Guyana, Suriname, Venezuela</text:p>
          </table:table-cell>
          <table:table-cell table:style-name="ce40" office:value-type="string" calcext:value-type="string">
            <text:p>deidamioides</text:p>
          </table:table-cell>
          <table:table-cell table:style-name="ce49" office:value-type="string" calcext:value-type="string">
            <text:p>inflorescence par paires</text:p>
          </table:table-cell>
          <table:table-cell table:style-name="ce40" office:value-type="string" calcext:value-type="string">
            <text:p>6-8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jaune, rouge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linéaire subulé</text:p>
          </table:table-cell>
          <table:table-cell table:style-name="ce40" office:value-type="string" calcext:value-type="string">
            <text:p>3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29094078#page/119/mode/1up" xlink:type="simple">https://www.biodiversitylibrary.org/page/29094078#page/119/mode/1up</text:a> ; <text:a xlink:href="https://www.biodiversitylibrary.org/page/2375936#page/196/mode/1up" xlink:type="simple">https://www.biodiversitylibrary.org/page/2375936#page/196/mode/1up</text:a> </text:p>
          </table:table-cell>
          <table:table-cell table:style-name="ce60" table:number-columns-repeated="1000"/>
        </table:table-row>
        <table:table-row table:style-name="ro4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citrifolia</text:p>
          </table:table-cell>
          <table:table-cell table:style-name="ce41" office:value-type="string" calcext:value-type="string">
            <text:p>C’est P.jussieui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Passiflora</text:p>
          </table:table-cell>
          <table:table-cell table:style-name="ce56"/>
          <table:table-cell table:style-name="ce41" table:number-columns-repeated="16"/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itrin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centrale</text:p>
          </table:table-cell>
          <table:table-cell table:style-name="ce40" office:value-type="string" calcext:value-type="string">
            <text:p>Salvador, Guatemala, Honduras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4cm</text:p>
          </table:table-cell>
          <table:table-cell table:style-name="ce40"/>
          <table:table-cell table:style-name="ce40" office:value-type="string" calcext:value-type="string">
            <text:p>Tube 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jaune, 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absente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court</text:p>
          </table:table-cell>
          <table:table-cell table:style-name="ce40"/>
          <table:table-cell table:style-name="ce40" office:value-type="string" calcext:value-type="string">
            <text:p>inodore</text:p>
          </table:table-cell>
          <table:table-cell table:style-name="ce40" office:value-type="string" calcext:value-type="string">
            <text:p>non</text:p>
          </table:table-cell>
          <table:table-cell table:style-name="ce40" table:number-columns-repeated="3"/>
          <table:table-cell table:style-name="ce40" office:value-type="string" calcext:value-type="string">
            <text:p><text:a xlink:href="https://www.biodiversitylibrary.org/page/27999619#page/358/mode/1up" xlink:type="simple">https://www.biodiversitylibrary.org/page/27999619#page/358/mode/1up</text:a> 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lathrat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Brésil (NE, SE, O)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5cm</text:p>
          </table:table-cell>
          <table:table-cell table:style-name="ce40"/>
          <table:table-cell table:style-name="ce40" office:value-type="string" calcext:value-type="string">
            <text:p>coupe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bipartite</text:p>
          </table:table-cell>
          <table:table-cell table:style-name="ce40" office:value-type="string" calcext:value-type="string">
            <text:p>4 séries</text:p>
          </table:table-cell>
          <table:table-cell table:style-name="ce40" office:value-type="string" calcext:value-type="string">
            <text:p>long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worldfloraonline.org/taxon/wfo-0001267733" xlink:type="simple">https://www.worldfloraonline.org/taxon/wfo-0001267733</text:a> ; <text:a xlink:href="https://www.biodiversitylibrary.org/page/143452#page/411/mode/1up" xlink:type="simple">https://www.biodiversitylibrary.org/page/143452#page/411/mode/1up</text:a> ; <text:a xlink:href="https://www.biodiversitylibrary.org/page/2375877#page/139/mode/1up" xlink:type="simple">https://www.biodiversitylibrary.org/page/2375877#page/139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actilis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Colombie, Equateur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/>
          <table:table-cell table:style-name="ce40" office:value-type="string" calcext:value-type="string">
            <text:p>8-10cm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loche</text:p>
          </table:table-cell>
          <table:table-cell table:style-name="ce40" office:value-type="string" calcext:value-type="string">
            <text:p>rouge, oran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oblongues/lancéolées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2"/>
          <table:table-cell table:style-name="ce40" office:value-type="string" calcext:value-type="string">
            <text:p>oui</text:p>
          </table:table-cell>
          <table:table-cell table:style-name="ce40" table:number-columns-repeated="3"/>
          <table:table-cell table:style-name="ce40" office:value-type="string" calcext:value-type="string">
            <text:p><text:a xlink:href="https://www.biodiversitylibrary.org/page/361582#page/209/mode/1up" xlink:type="simple">https://www.biodiversitylibrary.org/page/361582#page/209/mode/1up</text:a> ; <text:a xlink:href="https://www.biodiversitylibrary.org/page/2396595#page/268/mode/1up" xlink:type="simple">https://www.biodiversitylibrary.org/page/2396595#page/268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banensis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centrale</text:p>
          </table:table-cell>
          <table:table-cell table:style-name="ce40" office:value-type="string" calcext:value-type="string">
            <text:p>Bélize, Guatémala, Mexique (SE)</text:p>
          </table:table-cell>
          <table:table-cell table:style-name="ce40" office:value-type="string" calcext:value-type="string">
            <text:p>decaloba</text:p>
          </table:table-cell>
          <table:table-cell table:style-name="ce49"/>
          <table:table-cell table:style-name="ce40" office:value-type="string" calcext:value-type="string">
            <text:p>2,2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ert, orange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absente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39702303#page/149/mode/1up" xlink:type="simple">https://www.biodiversitylibrary.org/page/39702303#page/149/mode/1up</text:a> ; <text:a xlink:href="https://www.biodiversitylibrary.org/page/2396334#page/214/mode/1up" xlink:type="simple">https://www.biodiversitylibrary.org/page/2396334#page/214/mode/1up</text:a> 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ccinea</text:p>
          </table:table-cell>
          <table:table-cell table:style-name="ce40" office:value-type="string" calcext:value-type="string">
            <text:p>Introduit en Asie et aux Caraïb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, NE, O), Colombie, Guyane, Guyana, Pérou, Suriname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5,5-6cm</text:p>
          </table:table-cell>
          <table:table-cell office:value-type="string" calcext:value-type="string">
            <text:p>1-1,3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uge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3 séries</text:p>
          </table:table-cell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worldfloraonline.org/taxon/wfo-0000479833" xlink:type="simple">https://www.worldfloraonline.org/taxon/wfo-0000479833</text:a> ; <text:a xlink:href="https://www.biodiversitylibrary.org/page/361582#page/209/mode/1up" xlink:type="simple">https://www.biodiversitylibrary.org/page/361582#page/209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limensi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Mexique (C, NE, SE)</text:p>
          </table:table-cell>
          <table:table-cell office:value-type="string" calcext:value-type="string">
            <text:p>decaloba</text:p>
          </table:table-cell>
          <table:table-cell table:style-name="ce35" office:value-type="string" calcext:value-type="string">
            <text:p>inflorescence solitaire</text:p>
          </table:table-cell>
          <table:table-cell table:style-name="ce54" office:value-type="string" calcext:value-type="string">
            <text:p>3,5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blanc 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364974#page/207/mode/1up" xlink:type="simple">https://www.biodiversitylibrary.org/page/364974#page/207/mode/1up</text:a> ; <text:a xlink:href="https://www.biodiversitylibrary.org/page/2396432#page/118/mode/1up" xlink:type="simple">https://www.biodiversitylibrary.org/page/2396432#page/118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linvauxii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Galapagos</text:p>
          </table:table-cell>
          <table:table-cell table:style-name="ce40" office:value-type="string" calcext:value-type="string">
            <text:p>decaloba</text:p>
          </table:table-cell>
          <table:table-cell table:style-name="ce49"/>
          <table:table-cell table:style-name="ce40" table:number-columns-repeated="2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sétacé</text:p>
          </table:table-cell>
          <table:table-cell table:style-name="ce40" office:value-type="string" calcext:value-type="string">
            <text:p>2 séries</text:p>
          </table:table-cell>
          <table:table-cell table:style-name="ce40" table:number-columns-repeated="7"/>
          <table:table-cell table:style-name="ce40" office:value-type="string" calcext:value-type="string">
            <text:p><text:a xlink:href="https://www.biodiversitylibrary.org/page/47863816#page/277/mode/1up" xlink:type="simple">https://www.biodiversitylibrary.org/page/47863816#page/277/mode/1up</text:a> 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lombian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Colombie</text:p>
          </table:table-cell>
          <table:table-cell table:style-name="ce40" office:value-type="string" calcext:value-type="string">
            <text:p>Passiflora</text:p>
          </table:table-cell>
          <table:table-cell table:style-name="ce49"/>
          <table:table-cell table:style-name="ce40" office:value-type="string" calcext:value-type="string">
            <text:p>2cm (préssée)</text:p>
          </table:table-cell>
          <table:table-cell table:style-name="ce40" office:value-type="string" calcext:value-type="string">
            <text:p>6,3-7cm</text:p>
          </table:table-cell>
          <table:table-cell table:style-name="ce40" office:value-type="string" calcext:value-type="string">
            <text:p>tube</text:p>
          </table:table-cell>
          <table:table-cell table:style-name="ce40"/>
          <table:table-cell table:style-name="ce40" office:value-type="string" calcext:value-type="string">
            <text:p>rose, blanc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ovale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2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2 à 4 nectaires minuscules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worldfloraonline.org/taxon/wfo-0001091225" xlink:type="simple">https://www.worldfloraonline.org/taxon/wfo-0001091225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mplanat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Mexique (SE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office:value-type="string" calcext:value-type="string">
            <text:p>3-4cm</text:p>
          </table:table-cell>
          <table:table-cell office:value-type="string" calcext:value-type="string">
            <text:p>0,5-2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ert, violet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douce, sucrée</text:p>
          </table:table-cell>
          <table:table-cell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<text:a xlink:href="https://www.biodiversitylibrary.org/page/49569013#page/453/mode/1up" xlink:type="simple">https://www.biodiversitylibrary.org/page/49569013#page/453/mode/1up</text:a> ,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ntract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Brésil (NE, SE)</text:p>
          </table:table-cell>
          <table:table-cell table:style-name="ce40" office:value-type="string" calcext:value-type="string">
            <text:p>deidamioides</text:p>
          </table:table-cell>
          <table:table-cell table:style-name="ce49" office:value-type="string" calcext:value-type="string">
            <text:p>inflorescence racémeuse/groupé</text:p>
          </table:table-cell>
          <table:table-cell table:style-name="ce40" office:value-type="string" calcext:value-type="string">
            <text:p>5-6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</text:p>
          </table:table-cell>
          <table:table-cell table:style-name="ce40" office:value-type="string" calcext:value-type="string">
            <text:p>uni</text:p>
          </table:table-cell>
          <table:table-cell table:style-name="ce40"/>
          <table:table-cell table:style-name="ce40" office:value-type="string" calcext:value-type="string">
            <text:p>réduite</text:p>
          </table:table-cell>
          <table:table-cell table:style-name="ce40" office:value-type="string" calcext:value-type="string">
            <text:p>court</text:p>
          </table:table-cell>
          <table:table-cell table:style-name="ce40"/>
          <table:table-cell table:style-name="ce40" office:value-type="string" calcext:value-type="string">
            <text:p>ail</text:p>
          </table:table-cell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beaucoup</text:p>
          </table:table-cell>
          <table:table-cell table:style-name="ce40"/>
          <table:table-cell table:style-name="ce40" office:value-type="string" calcext:value-type="string">
            <text:p>nuit</text:p>
          </table:table-cell>
          <table:table-cell table:style-name="ce40" office:value-type="string" calcext:value-type="string">
            <text:p><text:a xlink:href="https://sci-hub.3800808.com/10.1093/botlinnean/box094" xlink:type="simple">https://sci-hub.3800808.com/10.1093/botlinnean/box094</text:a> ; <text:a xlink:href="https://link.springer.com/article/10.1663/0007-196X(2004)056%5B0089:ANSOPI%5D2.0.CO;2" xlink:type="simple">https://link.springer.com/article/10.1663/0007-196X(2004)056[0089:ANSOPI]2.0.CO;2</text:a> </text:p>
          </table:table-cell>
          <table:table-cell table:style-name="ce60" office:value-type="string" calcext:value-type="string">
            <text:p>chauve souris</text:p>
          </table:table-cell>
          <table:table-cell table:style-name="ce60" table:number-columns-repeated="999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riace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Bolivie, Colombie, Equateur, Guyana, Nicaragua, Panama, Perou, Venezuel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office:value-type="string" calcext:value-type="string">
            <text:p>2,5-3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minuscu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0480045" xlink:type="simple">https://www.worldfloraonline.org/taxon/wfo-0000480045</text:a> ; <text:a xlink:href="https://www.biodiversitylibrary.org/page/29094072#page/113/mode/1up" xlink:type="simple">https://www.biodiversitylibrary.org/page/29094072#page/113/mode/1up</text:a> ;  <text:a xlink:href="https://www.biodiversitylibrary.org/page/62458699#page/16/mode/1up" xlink:type="simple">https://www.biodiversitylibrary.org/page/62458699#page/16/mode/1up</text:a> </text:p>
          </table:table-cell>
          <table:table-cell table:number-columns-repeated="1000"/>
        </table:table-row>
        <table:table-row table:style-name="ro6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staricensi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Belize, Colombie, Costa Rica, Equateur, Guatemala, Honduras, Mexique (G, SE, SO), Nicaragua, Panam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 (12) </text:p>
          </table:table-cell>
          <table:table-cell office:value-type="string" calcext:value-type="string">
            <text:p>4,5-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absente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0480046" xlink:type="simple">https://www.worldfloraonline.org/taxon/wfo-0000480046</text:a> ; <text:a xlink:href="https://www.biodiversitylibrary.org/page/5440285#page/265/mode/1up" xlink:type="simple">https://www.biodiversitylibrary.org/page/5440285#page/265/mode/1up</text:a> ;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remastanth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9cm</text:p>
          </table:table-cell>
          <table:table-cell office:value-type="string" calcext:value-type="string">
            <text:p>4-6,5cm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5 à 8 nectaires</text:p>
          </table:table-cell>
          <table:table-cell table:number-columns-repeated="2"/>
          <table:table-cell office:value-type="string" calcext:value-type="string">
            <text:p><text:a xlink:href="https://www.worldfloraonline.org/taxon/wfo-0001235913" xlink:type="simple">https://www.worldfloraonline.org/taxon/wfo-0001235913</text:a> ; <text:a xlink:href="https://www.biodiversitylibrary.org/page/732916#page/303/mode/1up" xlink:type="simple">https://www.biodiversitylibrary.org/page/732916#page/303/mode/1up</text:a> ; <text:a xlink:href="https://www.biodiversitylibrary.org/page/2396592#page/265/mode/1up" xlink:type="simple">https://www.biodiversitylibrary.org/page/2396592#page/265/mode/1up</text:a>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crenata</text:p>
          </table:table-cell>
          <table:table-cell table:style-name="ce41" office:value-type="string" calcext:value-type="string">
            <text:p>C’est P.riparia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Passiflor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rispolanat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Colombie</text:p>
          </table:table-cell>
          <table:table-cell table:style-name="ce40" office:value-type="string" calcext:value-type="string">
            <text:p>Passiflora</text:p>
          </table:table-cell>
          <table:table-cell table:style-name="ce49"/>
          <table:table-cell table:style-name="ce40"/>
          <table:table-cell table:style-name="ce40" office:value-type="string" calcext:value-type="string">
            <text:p>9-11cm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loche</text:p>
          </table:table-cell>
          <table:table-cell table:style-name="ce40" office:value-type="string" calcext:value-type="string">
            <text:p>vert, rose, viole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lancéolées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2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10 nectaires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worldfloraonline.org/taxon/wfo-0001090939" xlink:type="simple">https://www.worldfloraonline.org/taxon/wfo-0001090939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ristalin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Brésil (O)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/>
          <table:table-cell table:style-name="ce40" office:value-type="string" calcext:value-type="string">
            <text:p>10-11mm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lancéolées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moyen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worldfloraonline.org/taxon/wfo-0000748898" xlink:type="simple">https://www.worldfloraonline.org/taxon/wfo-0000748898</text:a> ; <text:a xlink:href="https://link.springer.com/article/10.1007/s12225-011-9255-2" xlink:type="simple">https://link.springer.com/article/10.1007/s12225-011-9255-2</text:a>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ubensis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Nord </text:p>
          </table:table-cell>
          <table:table-cell table:style-name="ce40" office:value-type="string" calcext:value-type="string">
            <text:p>Cuba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solitaire/par paire</text:p>
          </table:table-cell>
          <table:table-cell table:style-name="ce40" office:value-type="string" calcext:value-type="string">
            <text:p>3-5cm</text:p>
          </table:table-cell>
          <table:table-cell table:style-name="ce40" office:value-type="string" calcext:value-type="string">
            <text:p>4-6mm</text:p>
          </table:table-cell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s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subulé/sétacé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://www.biodiversitylibrary.org/page/702814#page/329/mode/1up" xlink:type="simple">www.biodiversitylibrary.org/page/702814#page/329/mode/1up</text:a> ; <text:a xlink:href="https://www.biodiversitylibrary.org/page/2396582#page/255/mode/1up" xlink:type="simple">https://www.biodiversitylibrary.org/page/2396582#page/255/mode/1up</text:a>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umbalensis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Bolivie, Colombie, Equateur, Pérou</text:p>
          </table:table-cell>
          <table:table-cell table:style-name="ce40" office:value-type="string" calcext:value-type="string">
            <text:p>Passiflora</text:p>
          </table:table-cell>
          <table:table-cell table:style-name="ce49"/>
          <table:table-cell table:style-name="ce40"/>
          <table:table-cell table:style-name="ce40" office:value-type="string" calcext:value-type="string">
            <text:p>8,5-16cm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loche</text:p>
          </table:table-cell>
          <table:table-cell table:style-name="ce40" office:value-type="string" calcext:value-type="string">
            <text:p>violet, bleu, ros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ovale/oblongue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2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2 à 4 nectaires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worldfloraonline.org/taxon/wfo-0001090682" xlink:type="simple">https://www.worldfloraonline.org/taxon/wfo-0001090682</text:a> ; <text:a xlink:href="https://www.biodiversitylibrary.org/page/2396617#page/291/mode/1up" xlink:type="simple">https://www.biodiversitylibrary.org/page/2396617#page/291/mode/1up</text:a> 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uneat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Colombie, Venezuela, iles du Vent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solitaire/par paire</text:p>
          </table:table-cell>
          <table:table-cell table:style-name="ce40" office:value-type="string" calcext:value-type="string">
            <text:p>3,5-4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jaune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absente ?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2396523#page/179/mode/1up" xlink:type="simple">https://www.biodiversitylibrary.org/page/2396523#page/179/mode/1up</text:a> ;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upiformis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sie</text:p>
          </table:table-cell>
          <table:table-cell table:style-name="ce40" office:value-type="string" calcext:value-type="string">
            <text:p>Chine (S, SE), Vietnam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groupé</text:p>
          </table:table-cell>
          <table:table-cell table:style-name="ce40" office:value-type="string" calcext:value-type="string">
            <text:p>1,5-2,5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linéaires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2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6 à 25 nectaires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worldfloraonline.org/taxon/wfo-0001091056" xlink:type="simple">https://www.worldfloraonline.org/taxon/wfo-0001091056</text:a> ; <text:a xlink:href="https://www.biodiversitylibrary.org/page/31329505#page/1175/mode/1up" xlink:type="simple">https://www.biodiversitylibrary.org/page/31329505#page/1175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uprae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Nord </text:p>
          </table:table-cell>
          <table:table-cell table:style-name="ce40" office:value-type="string" calcext:value-type="string">
            <text:p>Bahamas, Iles caïman, Cuba, Haïti, <text:s/>Iles Turks &amp; Caïques</text:p>
          </table:table-cell>
          <table:table-cell table:style-name="ce40" office:value-type="string" calcext:value-type="string">
            <text:p>decaloba</text:p>
          </table:table-cell>
          <table:table-cell table:style-name="ce49"/>
          <table:table-cell table:style-name="ce40"/>
          <table:table-cell table:style-name="ce40" office:value-type="string" calcext:value-type="string">
            <text:p>2-3cm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uge</text:p>
          </table:table-cell>
          <table:table-cell table:style-name="ce40" office:value-type="string" calcext:value-type="string">
            <text:p>uni </text:p>
          </table:table-cell>
          <table:table-cell table:style-name="ce40" table:number-columns-repeated="2"/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1156833#page/300/mode/1up" xlink:type="simple">https://www.biodiversitylibrary.org/page/1156833#page/300/mode/1up</text:a> ; <text:a xlink:href="https://www.biodiversitylibrary.org/page/23030529#page/372/mode/1up" xlink:type="simple">https://www.biodiversitylibrary.org/page/23030529#page/372/mode/1up</text:a> ;</text:p>
          </table:table-cell>
          <table:table-cell table:style-name="ce60" table:number-columns-repeated="1000"/>
        </table:table-row>
        <table:table-row table:style-name="ro10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cuprea</text:p>
          </table:table-cell>
          <table:table-cell table:style-name="ce41" office:value-type="string" calcext:value-type="string">
            <text:p>Inconnu au bataillon mais existe pour le MNHN semble être la même esp qu’au dessus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decalob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deidamioide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E)</text:p>
          </table:table-cell>
          <table:table-cell office:value-type="string" calcext:value-type="string">
            <text:p>deidamioides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5-6cm</text:p>
          </table:table-cell>
          <table:table-cell table:style-name="Default" office:value-type="string" calcext:value-type="string">
            <text:p>4-5mm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rose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inéaire lancéolées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0683" xlink:type="simple">https://www.worldfloraonline.org/taxon/wfo-0001090683</text:a> ; <text:a xlink:href="https://www.biodiversitylibrary.org/page/2396405#page/88/mode/1up" xlink:type="simple">https://www.biodiversitylibrary.org/page/2396405#page/88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deltoifoli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7-8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5-8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27278904#page/513/mode/1up" xlink:type="simple">https://www.biodiversitylibrary.org/page/27278904#page/513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discophor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Colombie, Equateur</text:p>
          </table:table-cell>
          <table:table-cell table:style-name="ce40" office:value-type="string" calcext:value-type="string">
            <text:p>deidamioides</text:p>
          </table:table-cell>
          <table:table-cell table:style-name="ce49"/>
          <table:table-cell table:style-name="ce40" office:value-type="string" calcext:value-type="string">
            <text:p>3,5-4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jaune</text:p>
          </table:table-cell>
          <table:table-cell table:style-name="ce40" office:value-type="string" calcext:value-type="string">
            <text:p>cercle concentrique</text:p>
          </table:table-cell>
          <table:table-cell table:style-name="ce40"/>
          <table:table-cell table:style-name="ce40" office:value-type="string" calcext:value-type="string">
            <text:p>3 série</text:p>
          </table:table-cell>
          <table:table-cell table:style-name="ce40" office:value-type="string" calcext:value-type="string">
            <text:p>moyen</text:p>
          </table:table-cell>
          <table:table-cell table:style-name="ce40" table:number-columns-repeated="2"/>
          <table:table-cell table:style-name="ce40" office:value-type="string" calcext:value-type="string">
            <text:p>Oui</text:p>
          </table:table-cell>
          <table:table-cell table:style-name="ce40" table:number-columns-repeated="3"/>
          <table:table-cell table:style-name="ce40" office:value-type="string" calcext:value-type="string">
            <text:p><text:a xlink:href="https://sci-hub.3800808.com/10.1111/j.1756-1051.1987.tb00925.x" xlink:type="simple">https://sci-hub.3800808.com/10.1111/j.1756-1051.1987.tb00925.x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dolichocarp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Guatemala, Mexique (SE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2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 lancéolées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39921780#page/442/mode/1up" xlink:type="simple">https://www.biodiversitylibrary.org/page/39921780#page/442/mode/1up</text:a> ; <text:a xlink:href="https://www.biodiversitylibrary.org/page/2396435#page/121/mode/1up" xlink:type="simple">https://www.biodiversitylibrary.org/page/2396435#page/121/mode/1up</text:a> 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Passiflora</text:p>
          </table:table-cell>
          <table:table-cell table:style-name="ce42" office:value-type="string" calcext:value-type="string">
            <text:p>eberhardtii</text:p>
          </table:table-cell>
          <table:table-cell table:style-name="ce42"/>
          <table:table-cell table:style-name="ce42" office:value-type="string" calcext:value-type="string">
            <text:p>Oui</text:p>
          </table:table-cell>
          <table:table-cell table:style-name="ce42" office:value-type="string" calcext:value-type="string">
            <text:p>Asie</text:p>
          </table:table-cell>
          <table:table-cell table:style-name="ce42" office:value-type="string" calcext:value-type="string">
            <text:p>Chine (S, SE), Vietnam</text:p>
          </table:table-cell>
          <table:table-cell table:style-name="ce42" office:value-type="string" calcext:value-type="string">
            <text:p>decaloba</text:p>
          </table:table-cell>
          <table:table-cell table:style-name="ce57" office:value-type="string" calcext:value-type="string">
            <text:p>inflorescence par paires</text:p>
          </table:table-cell>
          <table:table-cell table:style-name="ce42" office:value-type="string" calcext:value-type="string">
            <text:p>1-1,5cm</text:p>
          </table:table-cell>
          <table:table-cell table:style-name="ce42" office:value-type="string" calcext:value-type="string">
            <text:p>6-6,5mm</text:p>
          </table:table-cell>
          <table:table-cell table:number-columns-repeated="2" table:style-name="ce42" office:value-type="string" calcext:value-type="string">
            <text:p>campanulé</text:p>
          </table:table-cell>
          <table:table-cell table:style-name="ce42" office:value-type="string" calcext:value-type="string">
            <text:p>blanc, </text:p>
          </table:table-cell>
          <table:table-cell table:style-name="ce42" table:number-columns-repeated="2"/>
          <table:table-cell table:style-name="ce42" office:value-type="string" calcext:value-type="string">
            <text:p>1 série</text:p>
          </table:table-cell>
          <table:table-cell table:style-name="ce42" office:value-type="string" calcext:value-type="string">
            <text:p>court</text:p>
          </table:table-cell>
          <table:table-cell table:style-name="ce42" table:number-columns-repeated="7"/>
          <table:table-cell table:style-name="ce67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edmundoi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Brésil (NE, SE, O)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8cm</text:p>
          </table:table-cell>
          <table:table-cell table:style-name="ce40"/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se, viole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ovale</text:p>
          </table:table-cell>
          <table:table-cell table:style-name="ce40" office:value-type="string" calcext:value-type="string">
            <text:p>2 séries</text:p>
          </table:table-cell>
          <table:table-cell table:style-name="ce40" table:number-columns-repeated="7"/>
          <table:table-cell table:style-name="ce40" office:value-type="string" calcext:value-type="string">
            <text:p><text:a xlink:href="https://www.worldfloraonline.org/taxon/wfo-0000479904" xlink:type="simple">https://www.worldfloraonline.org/taxon/wfo-0000479904</text:a> ; <text:a xlink:href="https://reflora.jbrj.gov.br/consulta/?invalidatePageControlCounter=1&amp;idsFilhosAlgas=&amp;idsFilhosFungos=&amp;lingua=&amp;grupo=5&amp;genero=Passiflora&amp;especie=edmundoi&amp;autor=&amp;nomeVernaculo=&amp;nomeCompleto=&amp;formaVida=null&amp;substrato=null&amp;ocorreBrasil=QUALQUER&amp;ocorrencia=OCORRE&amp;endemismo=TODOS&amp;origem=TODOS&amp;regiao=QUALQUER&amp;estado=QUALQUER&amp;ilhaOceanica=32767&amp;domFitogeograficos=QUALQUER&amp;bacia=QUALQUER&amp;vegetacao=TODOS&amp;mostrarAte=SUBESP_VAR&amp;opcoesBusca=TODOS_OS_NOMES&amp;loginUsuario=Visitante&amp;senhaUsuario=&amp;contexto=consulta-publica" xlink:type="simple">https://reflora.jbrj.gov.br/consulta/?invalidatePageControlCounter=1&amp;idsFilhosAlgas=&amp;idsFilhosFungos=&amp;lingua=&amp;grupo=5&amp;genero=Passiflora&amp;especie=edmundoi&amp;autor=&amp;nomeVernaculo=&amp;nomeCompleto=&amp;formaVida=null&amp;substrato=null&amp;ocorreBrasil=QUALQUER&amp;ocorrencia=OCORRE&amp;endemismo=TODOS&amp;origem=TODOS&amp;regiao=QUALQUER&amp;estado=QUALQUER&amp;ilhaOceanica=32767&amp;domFitogeograficos=QUALQUER&amp;bacia=QUALQUER&amp;vegetacao=TODOS&amp;mostrarAte=SUBESP_VAR&amp;opcoesBusca=TODOS_OS_NOMES&amp;loginUsuario=Visitante&amp;senhaUsuario=&amp;contexto=consulta-publica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edulis</text:p>
          </table:table-cell>
          <table:table-cell table:style-name="ce40" office:value-type="string" calcext:value-type="string">
            <text:p>Introduit dans tout l’hémisphère sud</text:p>
          </table:table-cell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Argentine (NE), Brésil (NE, S, SE, O), Paraguay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4-7cm</text:p>
          </table:table-cell>
          <table:table-cell table:style-name="ce40" office:value-type="string" calcext:value-type="string">
            <text:p>1-1,2cm</text:p>
          </table:table-cell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ovale</text:p>
          </table:table-cell>
          <table:table-cell table:style-name="ce40" office:value-type="string" calcext:value-type="string">
            <text:p>4-5 séries</text:p>
          </table:table-cell>
          <table:table-cell table:style-name="ce40" office:value-type="string" calcext:value-type="string">
            <text:p>long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item/13811#page/327/mode/1up" xlink:type="simple">https://www.biodiversitylibrary.org/item/13811#page/327/mode/1up</text:a> ; <text:a xlink:href="https://www.worldfloraonline.org/taxon/wfo-0000479905" xlink:type="simple">https://www.worldfloraonline.org/taxon/wfo-0000479905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6" office:value-type="string" calcext:value-type="string">
            <text:p>eichleriana</text:p>
          </table:table-cell>
          <table:table-cell table:style-name="ce46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Brésil (S, SE, O), Paraguay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2 pouces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ovale lancéolées</text:p>
          </table:table-cell>
          <table:table-cell table:style-name="ce40" office:value-type="string" calcext:value-type="string">
            <text:p>plusieurs</text:p>
          </table:table-cell>
          <table:table-cell table:style-name="ce40" office:value-type="string" calcext:value-type="string">
            <text:p>long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worldfloraonline.org/taxon/wfo-0001091310" xlink:type="simple">https://www.worldfloraonline.org/taxon/wfo-0001091310</text:a> ; <text:a xlink:href="https://www.biodiversitylibrary.org/page/143470#page/429/mode/1up" xlink:type="simple">https://www.biodiversitylibrary.org/page/143470#page/429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elegans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Argentine (NE), Brésil (S, SE), Uruguay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3,5-4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ovale lancéolées</text:p>
          </table:table-cell>
          <table:table-cell table:style-name="ce40" office:value-type="string" calcext:value-type="string">
            <text:p>3 séries</text:p>
          </table:table-cell>
          <table:table-cell table:style-name="ce40" office:value-type="string" calcext:value-type="string">
            <text:p>long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2375733#page/118/mode/1up" xlink:type="simple">https://www.biodiversitylibrary.org/page/2375733#page/118/mode/1up</text:a> ; <text:a xlink:href="https://www.biodiversitylibrary.org/page/143473#page/431/mode/1up" xlink:type="simple">https://www.biodiversitylibrary.org/page/143473#page/431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escobarian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/centrale</text:p>
          </table:table-cell>
          <table:table-cell table:style-name="ce40" office:value-type="string" calcext:value-type="string">
            <text:p>Colombie, Panama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table:number-columns-repeated="2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absente</text:p>
          </table:table-cell>
          <table:table-cell table:style-name="ce40" office:value-type="string" calcext:value-type="string">
            <text:p>1-2 séries</text:p>
          </table:table-cell>
          <table:table-cell table:style-name="ce40" office:value-type="string" calcext:value-type="string">
            <text:p>moyen</text:p>
          </table:table-cell>
          <table:table-cell table:style-name="ce40"/>
          <table:table-cell table:style-name="ce40" office:value-type="string" calcext:value-type="string">
            <text:p>sucrée</text:p>
          </table:table-cell>
          <table:table-cell table:style-name="ce40" office:value-type="string" calcext:value-type="string">
            <text:p>non</text:p>
          </table:table-cell>
          <table:table-cell table:style-name="ce40" table:number-columns-repeated="3"/>
          <table:table-cell table:style-name="ce40" office:value-type="string" calcext:value-type="string">
            <text:p><text:a xlink:href="https://www.biodiversitylibrary.org/page/637158#page/367/mode/1up" xlink:type="simple">https://www.biodiversitylibrary.org/page/637158#page/367/mode/1up</text:a> ;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exsudans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centrale</text:p>
          </table:table-cell>
          <table:table-cell table:style-name="ce40" office:value-type="string" calcext:value-type="string">
            <text:p>Mexique 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2,5-3,5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fliiforme</text:p>
          </table:table-cell>
          <table:table-cell table:style-name="ce40" office:value-type="string" calcext:value-type="string">
            <text:p>1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2"/>
          <table:table-cell table:style-name="ce40" office:value-type="string" calcext:value-type="string">
            <text:p>Oui</text:p>
          </table:table-cell>
          <table:table-cell table:style-name="ce40" table:number-columns-repeated="3"/>
          <table:table-cell table:style-name="ce40" office:value-type="string" calcext:value-type="string">
            <text:p><text:a xlink:href="https://www.biodiversitylibrary.org/page/11356498#page/365/mode/1up" xlink:type="simple">https://www.biodiversitylibrary.org/page/11356498#page/365/mode/1up</text:a> ; <text:a xlink:href="https://www.biodiversitylibrary.org/page/2396435#page/123/mode/1up" xlink:type="simple">https://www.biodiversitylibrary.org/page/2396435#page/123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exur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Guyane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par paires</text:p>
          </table:table-cell>
          <table:table-cell table:style-name="ce40" table:number-columns-repeated="2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ovale</text:p>
          </table:table-cell>
          <table:table-cell table:style-name="ce40" office:value-type="string" calcext:value-type="string">
            <text:p>plusieurs</text:p>
          </table:table-cell>
          <table:table-cell table:style-name="ce40" office:value-type="string" calcext:value-type="string">
            <text:p>moyen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639651#page/240/mode/1up" xlink:type="simple">https://www.biodiversitylibrary.org/page/639651#page/240/mode/1up</text:a> ;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ferrugine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Bolivie, Pérou</text:p>
          </table:table-cell>
          <table:table-cell table:style-name="ce40" office:value-type="string" calcext:value-type="string">
            <text:p>decaloba</text:p>
          </table:table-cell>
          <table:table-cell table:style-name="ce49"/>
          <table:table-cell table:style-name="ce40" office:value-type="string" calcext:value-type="string">
            <text:p>2,5-3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ert, jaune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sétacé</text:p>
          </table:table-cell>
          <table:table-cell table:style-name="ce40"/>
          <table:table-cell table:style-name="ce40" office:value-type="string" calcext:value-type="string">
            <text:p>moyen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143440#page/399/mode/1up" xlink:type="simple">https://www.biodiversitylibrary.org/page/143440#page/399/mode/1up</text:a> ; </text:p>
          </table:table-cell>
          <table:table-cell table:style-name="ce60" table:number-columns-repeated="1000"/>
        </table:table-row>
        <table:table-row table:style-name="ro6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filipes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</text:p>
          </table:table-cell>
          <table:table-cell table:style-name="ce40" office:value-type="string" calcext:value-type="string">
            <text:p>Colombie, Costa Rica, Equateur, Salvador, Guatemala, Honduras, Mexique, Nicaragua, Texas, Venezuela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0,8-1,5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ert, blanc, jaun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absente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moyen</text:p>
          </table:table-cell>
          <table:table-cell table:style-name="ce40" table:number-columns-repeated="2"/>
          <table:table-cell table:style-name="ce40" office:value-type="string" calcext:value-type="string">
            <text:p>non</text:p>
          </table:table-cell>
          <table:table-cell table:style-name="ce40" table:number-columns-repeated="3"/>
          <table:table-cell table:style-name="ce40" office:value-type="string" calcext:value-type="string">
            <text:p><text:a xlink:href="https://www.worldfloraonline.org/taxon/wfo-0000479916" xlink:type="simple">https://www.worldfloraonline.org/taxon/wfo-0000479916</text:a> ; <text:a xlink:href="https://www.biodiversitylibrary.org/page/796569#page/118/mode/1up" xlink:type="simple">https://www.biodiversitylibrary.org/page/796569#page/118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fimbriatistipul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Colombie</text:p>
          </table:table-cell>
          <table:table-cell table:style-name="ce40" office:value-type="string" calcext:value-type="string">
            <text:p>Passiflora</text:p>
          </table:table-cell>
          <table:table-cell table:style-name="ce49"/>
          <table:table-cell table:style-name="ce40"/>
          <table:table-cell table:style-name="ce40" office:value-type="string" calcext:value-type="string">
            <text:p>12,2-14,7cm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loche</text:p>
          </table:table-cell>
          <table:table-cell table:style-name="ce40" office:value-type="string" calcext:value-type="string">
            <text:p>violet, oran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ovale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2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4 à 5 nectaires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worldfloraonline.org/taxon/wfo-0001091177" xlink:type="simple">https://www.worldfloraonline.org/taxon/wfo-0001091177</text:a> ; <text:a xlink:href="https://www.biodiversitylibrary.org/page/2396593#page/266/mode/1up" xlink:type="simple">https://www.biodiversitylibrary.org/page/2396593#page/266/mode/1up</text:a> 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flexipes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Colombie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/>
          <table:table-cell table:style-name="ce40" office:value-type="string" calcext:value-type="string">
            <text:p>11,5-16,2cm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loche</text:p>
          </table:table-cell>
          <table:table-cell table:style-name="ce40" office:value-type="string" calcext:value-type="string">
            <text:p>ros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lancéolées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2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12 nectaires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worldfloraonline.org/taxon/wfo-0001090690" xlink:type="simple">https://www.worldfloraonline.org/taxon/wfo-0001090690</text:a> ; <text:a xlink:href="https://www.biodiversitylibrary.org/page/2396596#page/269/mode/1up" xlink:type="simple">https://www.biodiversitylibrary.org/page/2396596#page/269/mode/1up</text:a> ;  <text:a xlink:href="https://www.biodiversitylibrary.org/page/42639944#page/146/mode/1up" xlink:type="simple">https://www.biodiversitylibrary.org/page/42639944#page/146/mode/1up</text:a> </text:p>
          </table:table-cell>
          <table:table-cell table:style-name="ce60" table:number-columns-repeated="1000"/>
        </table:table-row>
        <table:table-row table:style-name="ro12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foetida </text:p>
          </table:table-cell>
          <table:table-cell table:style-name="ce40" office:value-type="string" calcext:value-type="string">
            <text:p>Introduit dans tout l’hémisphère sud</text:p>
          </table:table-cell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</text:p>
          </table:table-cell>
          <table:table-cell table:style-name="ce40" office:value-type="string" calcext:value-type="string">
            <text:p>Centrale + Argentine (Ne, NO), Aruba, Bahamas, Bolivie, Brésil, Chili (N), Colombie, Cuba, République Dominicaine, Equateur, <text:s/>Guyane, Guayana, Haïti, Jamaïque, Iles sous-le-vent, Mexique, Antilles Néerlandaises, Paraguay, Pérou, Puerto Rico, Suriname, Texas, Trinidad &amp; Tobago, Uruguay, Venezuela, Antilles du Venezuela, Iles du vent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2-3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iolet, rose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pinnatifides</text:p>
          </table:table-cell>
          <table:table-cell table:style-name="ce40" office:value-type="string" calcext:value-type="string">
            <text:p>3-5 séries </text:p>
          </table:table-cell>
          <table:table-cell table:style-name="ce40" office:value-type="string" calcext:value-type="string">
            <text:p>moyen</text:p>
          </table:table-cell>
          <table:table-cell table:style-name="ce40" table:number-columns-repeated="2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petit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biodiversitylibrary.org/item/13811#page/327/mode/1up" xlink:type="simple">https://www.biodiversitylibrary.org/item/13811#page/327/mode/1up</text:a> ; <text:a xlink:href="https://www.worldfloraonline.org/taxon/wfo-0000479879" xlink:type="simple">https://www.worldfloraonline.org/taxon/wfo-0000479879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formos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Colombie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60" office:value-type="string" calcext:value-type="string">
            <text:p>9-10cm</text:p>
          </table:table-cell>
          <table:table-cell table:style-name="ce40" office:value-type="string" calcext:value-type="string">
            <text:p>12,5-14cm (entier)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loche</text:p>
          </table:table-cell>
          <table:table-cell table:style-name="ce40" office:value-type="string" calcext:value-type="string">
            <text:p>rose, viole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lancéolées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sci-hub.3800808.com/10.1017/s0960428600001074" xlink:type="simple">https://sci-hub.3800808.com/10.1017/s0960428600001074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abriellian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Guyane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groupé</text:p>
          </table:table-cell>
          <table:table-cell table:style-name="ce40" table:number-columns-repeated="2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se, blanc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ovale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long</text:p>
          </table:table-cell>
          <table:table-cell table:style-name="ce40"/>
          <table:table-cell table:style-name="ce40" office:value-type="string" calcext:value-type="string">
            <text:p>très parfumées</text:p>
          </table:table-cell>
          <table:table-cell table:style-name="ce40" office:value-type="string" calcext:value-type="string">
            <text:p>Oui</text:p>
          </table:table-cell>
          <table:table-cell table:style-name="ce40" table:number-columns-repeated="3"/>
          <table:table-cell table:style-name="ce40" office:value-type="string" calcext:value-type="string">
            <text:p><text:a xlink:href="https://www.jstor.org/stable/45065764" xlink:type="simple">https://www.jstor.org/stable/45065764</text:a> ; <text:a xlink:href="https://sci-hub.3800808.com/10.1111/j.1467-8748.2006.00535.x" xlink:type="simple">https://sci-hub.3800808.com/10.1111/j.1467-8748.2006.00535.x</text:a> </text:p>
          </table:table-cell>
          <table:table-cell table:style-name="ce60" table:number-columns-repeated="1000"/>
        </table:table-row>
        <table:table-row table:style-name="ro8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alban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Brésil (NE, SE)</text:p>
          </table:table-cell>
          <table:table-cell table:style-name="ce40" office:value-type="string" calcext:value-type="string">
            <text:p>Passiflora</text:p>
          </table:table-cell>
          <table:table-cell table:style-name="ce49"/>
          <table:table-cell table:style-name="ce40" office:value-type="string" calcext:value-type="string">
            <text:p>6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er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stilifoirme</text:p>
          </table:table-cell>
          <table:table-cell table:style-name="ce40"/>
          <table:table-cell table:style-name="ce40" office:value-type="string" calcext:value-type="string">
            <text:p>court</text:p>
          </table:table-cell>
          <table:table-cell table:style-name="ce40" table:number-columns-repeated="4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nuit (pollinisateurs seraient des insectes nocturnes)</text:p>
          </table:table-cell>
          <table:table-cell table:style-name="ce40" office:value-type="string" calcext:value-type="string">
            <text:p><text:a xlink:href="https://www.biodiversitylibrary.org/page/40041879#page/54/mode/1up" xlink:type="simple">https://www.biodiversitylibrary.org/page/40041879#page/54/mode/1up</text:a> ; <text:a xlink:href="https://www.biodiversitylibrary.org/page/25901198#page/571/mode/1up" xlink:type="simple">https://www.biodiversitylibrary.org/page/25901198#page/571/mode/1up</text:a>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arckei</text:p>
          </table:table-cell>
          <table:table-cell table:style-name="ce40" office:value-type="string" calcext:value-type="string">
            <text:p>Introduit dans le N du Brésil</text:p>
          </table:table-cell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Colombie, Brésil (O), Guyane, Guyana, Suriname, Venezuela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8-9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ovale lancéolées</text:p>
          </table:table-cell>
          <table:table-cell table:style-name="ce40" office:value-type="string" calcext:value-type="string">
            <text:p>2-3 séries</text:p>
          </table:table-cell>
          <table:table-cell table:style-name="ce40" office:value-type="string" calcext:value-type="string">
            <text:p>long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worldfloraonline.org/taxon/wfo-0000479882" xlink:type="simple">https://www.worldfloraonline.org/taxon/wfo-0000479882</text:a> ; <text:a xlink:href="https://www.biodiversitylibrary.org/page/27409659#page/705/mode/1up" xlink:type="simple">https://www.biodiversitylibrary.org/page/27409659#page/705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ardneri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Brésil (SE, O)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6-7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lancéolées</text:p>
          </table:table-cell>
          <table:table-cell table:style-name="ce40" office:value-type="string" calcext:value-type="string">
            <text:p>plusieurs</text:p>
          </table:table-cell>
          <table:table-cell table:style-name="ce40" office:value-type="string" calcext:value-type="string">
            <text:p>moyen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worldfloraonline.org/taxon/wfo-0001090691" xlink:type="simple">https://www.worldfloraonline.org/taxon/wfo-0001090691</text:a> ; <text:a xlink:href="https://www.biodiversitylibrary.org/page/143469#page/428/mode/1up" xlink:type="simple">https://www.biodiversitylibrary.org/page/143469#page/428/mode/1up</text:a> </text:p>
          </table:table-cell>
          <table:table-cell table:style-name="ce60" table:number-columns-repeated="1000"/>
        </table:table-row>
        <table:table-row table:style-name="ro1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geminiflora</text:p>
          </table:table-cell>
          <table:table-cell table:style-name="ce41" office:value-type="string" calcext:value-type="string">
            <text:p>C’est P.napalensis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decalob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iberti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Argentine (NE, NO), Brésil (S, O), Paraguay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 pouces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0693" xlink:type="simple">https://www.worldfloraonline.org/taxon/wfo-0001090693</text:a> ; <text:a xlink:href="https://www.biodiversitylibrary.org/page/15179185#page/72/mode/1up" xlink:type="simple">https://www.biodiversitylibrary.org/page/15179185#page/72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ilbertian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2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jaune, ver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1 (-2) série</text:p>
          </table:table-cell>
          <table:table-cell office:value-type="string" calcext:value-type="string">
            <text:p>moyen</text:p>
          </table:table-cell>
          <table:table-cell/>
          <table:table-cell office:value-type="string" calcext:value-type="string">
            <text:p>fumie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9 à 14 nectaires</text:p>
          </table:table-cell>
          <table:table-cell table:number-columns-repeated="2"/>
          <table:table-cell office:value-type="string" calcext:value-type="string">
            <text:p><text:a xlink:href="https://www.biodiversitylibrary.org/page/27999879#page/619/mode/1up" xlink:type="simple">https://www.biodiversitylibrary.org/page/27999879#page/619/mode/1up</text:a> ; <text:a xlink:href="https://www.biodiversitylibrary.org/page/59947722#page/903/mode/1up" xlink:type="simple">https://www.biodiversitylibrary.org/page/59947722#page/903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landulos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Brésil (N, NE, O), Colombie, Guyane, Guyana, Suriname, Venezuela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/>
          <table:table-cell table:style-name="ce40" office:value-type="string" calcext:value-type="string">
            <text:p>1,5-2,5cm (hypanthium)</text:p>
          </table:table-cell>
          <table:table-cell table:style-name="ce40" office:value-type="string" calcext:value-type="string">
            <text:p>Tube 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uge, blanc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linéaire sétacé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worldfloraonline.org/taxon/wfo-0000479887" xlink:type="simple">https://www.worldfloraonline.org/taxon/wfo-0000479887</text:a> ; <text:a xlink:href="https://www.biodiversitylibrary.org/page/53828386#page/377/mode/1up" xlink:type="simple">https://www.biodiversitylibrary.org/page/53828386#page/377/mode/1up</text:a> ; <text:a xlink:href="https://www.biodiversitylibrary.org/page/2396642#page/314/mode/1up" xlink:type="simple">https://www.biodiversitylibrary.org/page/2396642#page/314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racilen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Pérou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1,5-2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/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8722#page/113/mode/1up" xlink:type="simple">https://www.biodiversitylibrary.org/page/2398722#page/113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racili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Colombie, Costa Rica, Equateur, Guatemala, Nicaragua, Panama, Venezuel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2-2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minuscu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worldfloraonline.org/taxon/wfo-0000479888" xlink:type="simple">https://www.worldfloraonline.org/taxon/wfo-0000479888</text:a> ; <text:a xlink:href="https://www.biodiversitylibrary.org/page/2396417#page/103/mode/1up" xlink:type="simple">https://www.biodiversitylibrary.org/page/2396417#page/103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racillim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, Equateur</text:p>
          </table:table-cell>
          <table:table-cell office:value-type="string" calcext:value-type="string">
            <text:p>deidamioides</text:p>
          </table:table-cell>
          <table:table-cell/>
          <table:table-cell office:value-type="string" calcext:value-type="string">
            <text:p>1,5-2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jaune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absente ?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2396405#page/88/mode/1up" xlink:type="simple">https://www.biodiversitylibrary.org/page/2396405#page/88/mode/1up</text:a> ; <text:a xlink:href="https://www.biodiversitylibrary.org/page/39702304#page/150/mode/1up" xlink:type="simple">https://www.biodiversitylibrary.org/page/39702304#page/150/mode/1up</text:a> </text:p>
          </table:table-cell>
          <table:table-cell table:number-columns-repeated="1000"/>
        </table:table-row>
        <table:table-row table:style-name="ro6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uatemalensi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Belize, Colombie, Costa Rica, Guatemala, Honduras, Mexique (C, SE, SO), Nicaragua, Panama, Venezuel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-6cm</text:p>
          </table:table-cell>
          <table:table-cell/>
          <table:table-cell office:value-type="string" calcext:value-type="string">
            <text:p>campanulé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blongues-ovale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0480231" xlink:type="simple">https://www.worldfloraonline.org/taxon/wfo-0000480231</text:a> ; <text:a xlink:href="https://www.biodiversitylibrary.org/page/3054055#page/495/mode/1up" xlink:type="simple">https://www.biodiversitylibrary.org/page/3054055#page/495/mode/1up</text:a> ;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aematostigm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, SE)</text:p>
          </table:table-cell>
          <table:table-cell office:value-type="string" calcext:value-type="string">
            <text:p>astrophea</text:p>
          </table:table-cell>
          <table:table-cell office:value-type="string" calcext:value-type="string">
            <text:p>inflorescence solitaire/par paire</text:p>
          </table:table-cell>
          <table:table-cell office:value-type="string" calcext:value-type="string">
            <text:p>4,5cm</text:p>
          </table:table-cell>
          <table:table-cell office:value-type="string" calcext:value-type="string">
            <text:p>1cm (hypanthium)</text:p>
          </table:table-cell>
          <table:table-cell office:value-type="string" calcext:value-type="string">
            <text:p>coup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inéaires setacé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1091244" xlink:type="simple">https://www.worldfloraonline.org/taxon/wfo-0001091244</text:a> ; <text:a xlink:href="https://www.biodiversitylibrary.org/page/143449#page/408/mode/1up" xlink:type="simple">https://www.biodiversitylibrary.org/page/143449#page/408/mode/1up</text:a> ; <text:a xlink:href="https://www.biodiversitylibrary.org/page/2375964#page/225/mode/1up" xlink:type="simple">https://www.biodiversitylibrary.org/page/2375964#page/225/mode/1up</text:a>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ahnii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Belize, Costa Rica, Guatemala, Honduras, Mexique (G, C, SE, SO), Panam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-6cm</text:p>
          </table:table-cell>
          <table:table-cell/>
          <table:table-cell office:value-type="string" calcext:value-type="string">
            <text:p>campanulé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blanc, jaune, ros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ubulée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0480191" xlink:type="simple">https://www.worldfloraonline.org/taxon/wfo-0000480191</text:a> ; <text:a xlink:href="https://www.biodiversitylibrary.org/page/59488945#page/51/mode/1up" xlink:type="simple">https://www.biodiversitylibrary.org/page/59488945#page/51/mode/1up</text:a> ; <text:a xlink:href="https://www.biodiversitylibrary.org/page/63280868#page/436/mode/1up" xlink:type="simple">https://www.biodiversitylibrary.org/page/63280868#page/436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arlingii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Equateur</text:p>
          </table:table-cell>
          <table:table-cell table:style-name="ce40" office:value-type="string" calcext:value-type="string">
            <text:p>Passiflora</text:p>
          </table:table-cell>
          <table:table-cell table:style-name="ce49"/>
          <table:table-cell table:style-name="ce40"/>
          <table:table-cell table:style-name="ce40" office:value-type="string" calcext:value-type="string">
            <text:p>13-15cm (hypanthium)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loche</text:p>
          </table:table-cell>
          <table:table-cell table:style-name="ce40" office:value-type="string" calcext:value-type="string">
            <text:p>orange, ver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ovale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journals.lub.lu.se/bn/article/view/11382/10538" xlink:type="simple">https://journals.lub.lu.se/bn/article/view/11382/10538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astifoli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Passiflora</text:p>
          </table:table-cell>
          <table:table-cell/>
          <table:table-cell office:value-type="string" calcext:value-type="string">
            <text:p>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rose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39702307#page/153/mode/1up" xlink:type="simple">https://www.biodiversitylibrary.org/page/39702307#page/153/mode/1up</text:a> ; </text:p>
          </table:table-cell>
          <table:table-cell table:number-columns-repeated="1000"/>
        </table:table-row>
        <table:table-row table:style-name="ro1">
          <table:table-cell table:style-name="ce43" office:value-type="string" calcext:value-type="string">
            <text:p>Passiflora</text:p>
          </table:table-cell>
          <table:table-cell table:style-name="ce43" office:value-type="string" calcext:value-type="string">
            <text:p>hatschbachii</text:p>
          </table:table-cell>
          <table:table-cell table:style-name="ce43"/>
          <table:table-cell table:style-name="ce43" office:value-type="string" calcext:value-type="string">
            <text:p>Oui</text:p>
          </table:table-cell>
          <table:table-cell table:style-name="ce43" office:value-type="string" calcext:value-type="string">
            <text:p>Amérique du Sud</text:p>
          </table:table-cell>
          <table:table-cell table:style-name="ce43" office:value-type="string" calcext:value-type="string">
            <text:p>Brésil (NE, SE)</text:p>
          </table:table-cell>
          <table:table-cell table:style-name="ce43" office:value-type="string" calcext:value-type="string">
            <text:p>Passiflora</text:p>
          </table:table-cell>
          <table:table-cell table:style-name="ce44"/>
          <table:table-cell table:style-name="ce43" office:value-type="string" calcext:value-type="string">
            <text:p>8cm</text:p>
          </table:table-cell>
          <table:table-cell table:style-name="ce43"/>
          <table:table-cell table:number-columns-repeated="2" table:style-name="ce43" office:value-type="string" calcext:value-type="string">
            <text:p>campanulé</text:p>
          </table:table-cell>
          <table:table-cell table:style-name="ce43" office:value-type="string" calcext:value-type="string">
            <text:p>blanc, jaune, vert</text:p>
          </table:table-cell>
          <table:table-cell table:style-name="ce43" office:value-type="string" calcext:value-type="string">
            <text:p>cercle concentrique</text:p>
          </table:table-cell>
          <table:table-cell table:style-name="ce43" table:number-columns-repeated="2"/>
          <table:table-cell table:style-name="ce43" office:value-type="string" calcext:value-type="string">
            <text:p>moyen</text:p>
          </table:table-cell>
          <table:table-cell table:style-name="ce43" table:number-columns-repeated="7"/>
          <table:table-cell table:style-name="ce71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elleri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Belize, Costa Rica, Guatemala, Honduras, Mexique (G, C, SE, SO), Nicaragu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, marron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minuscule linéaires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0480179" xlink:type="simple">https://www.worldfloraonline.org/taxon/wfo-0000480179</text:a> ; <text:a xlink:href="https://www.biodiversitylibrary.org/page/116538#page/58/mode/1up" xlink:type="simple">https://www.biodiversitylibrary.org/page/116538#page/58/mode/1up</text:a> ; <text:a xlink:href="https://www.biodiversitylibrary.org/page/59947722#page/904/mode/1up" xlink:type="simple">https://www.biodiversitylibrary.org/page/59947722#page/904/mode/1up</text:a> ;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enryi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Chine (S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office:value-type="string" calcext:value-type="string">
            <text:p>2-2,5cm</text:p>
          </table:table-cell>
          <table:table-cell office:value-type="string" calcext:value-type="string">
            <text:p>5mm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jaune, marron</text:p>
          </table:table-cell>
          <table:table-cell office:value-type="string" calcext:value-type="string">
            <text:p>cercle concentrique</text:p>
          </table:table-cell>
          <table:table-cell/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4 à 6 nectaires</text:p>
          </table:table-cell>
          <table:table-cell table:number-columns-repeated="2"/>
          <table:table-cell office:value-type="string" calcext:value-type="string">
            <text:p><text:a xlink:href="https://www.worldfloraonline.org/taxon/wfo-0001091089" xlink:type="simple">https://www.worldfloraonline.org/taxon/wfo-0001091089</text:a> ; <text:a xlink:href="https://www.biodiversitylibrary.org/page/36667023#page/57/mode/1up" xlink:type="simple">https://www.biodiversitylibrary.org/page/36667023#page/57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erbertian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Australie (Nv-GdS, Qnld), Iles Norfolk</text:p>
          </table:table-cell>
          <table:table-cell office:value-type="string" calcext:value-type="string">
            <text:p>decaloba</text:p>
          </table:table-cell>
          <table:table-cell/>
          <table:table-cell office:value-type="string" calcext:value-type="string">
            <text:p>6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iliforme</text:p>
          </table:table-cell>
          <table:table-cell/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62009892#page/219/mode/1up" xlink:type="simple">https://www.biodiversitylibrary.org/page/62009892#page/219/mode/1up</text:a> ; <text:a xlink:href="https://www.biodiversitylibrary.org/page/46703245#page/120/mode/1up" xlink:type="simple">https://www.biodiversitylibrary.org/page/46703245#page/120/mode/1up</text:a> ;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irtiflor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Equateur</text:p>
          </table:table-cell>
          <table:table-cell table:style-name="ce40" office:value-type="string" calcext:value-type="string">
            <text:p>decaloba</text:p>
          </table:table-cell>
          <table:table-cell table:style-name="ce49"/>
          <table:table-cell table:style-name="ce40" office:value-type="string" calcext:value-type="string">
            <text:p>4,5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ovale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long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sci-hub.3800808.com/10.1111/j.1756-1051.1987.tb00925.x" xlink:type="simple">https://sci-hub.3800808.com/10.1111/j.1756-1051.1987.tb00925.x</text:a> 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ollrungii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Nouvelle Guiné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/>
          <table:table-cell office:value-type="string" calcext:value-type="string">
            <text:p>4cm (entier)</text:p>
          </table:table-cell>
          <table:table-cell office:value-type="string" calcext:value-type="string">
            <text:p>coupe</text:p>
          </table:table-cell>
          <table:table-cell/>
          <table:table-cell office:value-type="string" calcext:value-type="string">
            <text:p>violet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inéaire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8675371#page/154/mode/1up" xlink:type="simple">https://www.biodiversitylibrary.org/page/28675371#page/154/mode/1up</text:a> ; </text:p>
          </table:table-cell>
          <table:table-cell table:number-columns-repeated="1000"/>
        </table:table-row>
        <table:table-row table:style-name="ro6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oloserice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/centrale</text:p>
          </table:table-cell>
          <table:table-cell table:style-name="ce40" office:value-type="string" calcext:value-type="string">
            <text:p>Colombie, Costa Rica, Cuba, Salvador, Guatemala, Honduras, Mexique (G, NE, SE, SO), Nicaragua, Panama, Venezuela</text:p>
          </table:table-cell>
          <table:table-cell table:style-name="ce40"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table:style-name="ce40" office:value-type="string" calcext:value-type="string">
            <text:p>2,5-4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jaune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filiforme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long</text:p>
          </table:table-cell>
          <table:table-cell table:style-name="ce40"/>
          <table:table-cell table:style-name="ce40" office:value-type="string" calcext:value-type="string">
            <text:p>odorante</text:p>
          </table:table-cell>
          <table:table-cell table:style-name="ce40" table:number-columns-repeated="4"/>
          <table:table-cell table:style-name="ce40" office:value-type="string" calcext:value-type="string">
            <text:p><text:a xlink:href="https://www.worldfloraonline.org/taxon/wfo-0000480204" xlink:type="simple">https://www.worldfloraonline.org/taxon/wfo-0000480204</text:a> ; <text:a xlink:href="https://www.biodiversitylibrary.org/page/2396421#page/105/mode/1up" xlink:type="simple">https://www.biodiversitylibrary.org/page/2396421#page/105/mode/1up</text:a> 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ichthyura</text:p>
          </table:table-cell>
          <table:table-cell table:style-name="ce41" office:value-type="string" calcext:value-type="string">
            <text:p>C’est P. pohlii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decalob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ilamo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centrale</text:p>
          </table:table-cell>
          <table:table-cell table:style-name="ce40" office:value-type="string" calcext:value-type="string">
            <text:p>Guatemala, Honduras, Mexique (SE)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2-3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ert, orange, jaun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linéaire triangulaire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court</text:p>
          </table:table-cell>
          <table:table-cell table:style-name="ce40"/>
          <table:table-cell table:style-name="ce40" office:value-type="string" calcext:value-type="string">
            <text:p>nulle à légèrement malodorante</text:p>
          </table:table-cell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0 à 12 nectaires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researchgate.net/publication/364383215_The_Mesoamerican_Passiflora_ilamo_Section_Decaloba_Passifloraceae_Newly_Recognized_at_Species_Level" xlink:type="simple">https://www.researchgate.net/publication/364383215_The_Mesoamerican_Passiflora_ilamo_Section_Decaloba_Passifloraceae_Newly_Recognized_at_Species_Level</text:a> </text:p>
          </table:table-cell>
          <table:table-cell table:style-name="ce60" table:number-columns-repeated="1000"/>
        </table:table-row>
        <table:table-row table:style-name="ro6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incarnata</text:p>
          </table:table-cell>
          <table:table-cell table:style-name="ce40" office:value-type="string" calcext:value-type="string">
            <text:p>Introduit en Asie, en Nouvelle Calédonie, et s’étend aux US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USA (quart 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connu</text:p>
          </table:table-cell>
          <table:table-cell office:value-type="string" calcext:value-type="string">
            <text:p>4-7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blongues</text:p>
          </table:table-cell>
          <table:table-cell office:value-type="string" calcext:value-type="string">
            <text:p>6 séries</text:p>
          </table:table-cell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<text:a xlink:href="https://www.worldfloraonline.org/taxon/wfo-0001090757" xlink:type="simple">https://www.worldfloraonline.org/taxon/wfo-0001090757</text:a> ; <text:a xlink:href="https://www.biodiversitylibrary.org/page/2375814#page/67/mode/1up" xlink:type="simple">https://www.biodiversitylibrary.org/page/2375814#page/67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indecor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-4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bleu, jaun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Triangulaires ovales</text:p>
          </table:table-cell>
          <table:table-cell office:value-type="string" calcext:value-type="string">
            <text:p>2-3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5109#page/139/mode/1up" xlink:type="simple">https://www.biodiversitylibrary.org/page/5109#page/139/mode/1up</text:a> ; <text:a xlink:href="https://www.biodiversitylibrary.org/page/2396559#page/233/mode/1up" xlink:type="simple">https://www.biodiversitylibrary.org/page/2396559#page/233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insigni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Passiflora</text:p>
          </table:table-cell>
          <table:table-cell/>
          <table:table-cell office:value-type="string" calcext:value-type="string">
            <text:p>15-20cm</text:p>
          </table:table-cell>
          <table:table-cell office:value-type="string" calcext:value-type="string">
            <text:p>3-4cm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uge, rose, 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s oblongues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468353#page/243/mode/1up" xlink:type="simple">https://www.biodiversitylibrary.org/page/468353#page/243/mode/1up</text:a> ; <text:a xlink:href="https://www.biodiversitylibrary.org/page/2396597#page/270/mode/1up" xlink:type="simple">https://www.biodiversitylibrary.org/page/2396597#page/270/mode/1up</text:a> ; <text:a xlink:href="https://www.biodiversitylibrary.org/page/13698468#page/1547/mode/1up" xlink:type="simple">https://www.biodiversitylibrary.org/page/13698468#page/1547/mode/1up</text:a> </text:p>
          </table:table-cell>
          <table:table-cell table:number-columns-repeated="1000"/>
        </table:table-row>
        <table:table-row table:style-name="ro4">
          <table:table-cell table:style-name="ce44" office:value-type="string" calcext:value-type="string">
            <text:p>Passiflora</text:p>
          </table:table-cell>
          <table:table-cell table:style-name="ce43" office:value-type="string" calcext:value-type="string">
            <text:p>intricata</text:p>
          </table:table-cell>
          <table:table-cell table:style-name="ce43"/>
          <table:table-cell table:style-name="ce43" office:value-type="string" calcext:value-type="string">
            <text:p>Oui</text:p>
          </table:table-cell>
          <table:table-cell table:style-name="ce43" office:value-type="string" calcext:value-type="string">
            <text:p>Amérique du Nord </text:p>
          </table:table-cell>
          <table:table-cell table:style-name="ce43" office:value-type="string" calcext:value-type="string">
            <text:p>République Dominicaine</text:p>
          </table:table-cell>
          <table:table-cell table:style-name="ce43" office:value-type="string" calcext:value-type="string">
            <text:p>Passiflora</text:p>
          </table:table-cell>
          <table:table-cell table:style-name="ce44"/>
          <table:table-cell table:style-name="ce43" table:number-columns-repeated="2"/>
          <table:table-cell table:number-columns-repeated="2" table:style-name="ce43" office:value-type="string" calcext:value-type="string">
            <text:p>campanulé</text:p>
          </table:table-cell>
          <table:table-cell table:style-name="ce43" office:value-type="string" calcext:value-type="string">
            <text:p>blanc, vert</text:p>
          </table:table-cell>
          <table:table-cell table:style-name="ce43" office:value-type="string" calcext:value-type="string">
            <text:p>uni</text:p>
          </table:table-cell>
          <table:table-cell table:style-name="ce43" table:number-columns-repeated="2"/>
          <table:table-cell table:style-name="ce43" office:value-type="string" calcext:value-type="string">
            <text:p>long</text:p>
          </table:table-cell>
          <table:table-cell table:style-name="ce43" table:number-columns-repeated="7"/>
          <table:table-cell table:style-name="ce71" table:number-columns-repeated="1000"/>
        </table:table-row>
        <table:table-row table:style-name="ro4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iodocarpa</text:p>
          </table:table-cell>
          <table:table-cell table:style-name="ce41" office:value-type="string" calcext:value-type="string">
            <text:p>C’est P.edulis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Passiflor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ischnoclad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6-8cm</text:p>
          </table:table-cell>
          <table:table-cell office:value-type="string" calcext:value-type="string">
            <text:p>4mm (hypanthe)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1 à 2 nectaires</text:p>
          </table:table-cell>
          <table:table-cell table:number-columns-repeated="2"/>
          <table:table-cell office:value-type="string" calcext:value-type="string">
            <text:p><text:a xlink:href="https://www.worldfloraonline.org/taxon/wfo-0001090704" xlink:type="simple">https://www.worldfloraonline.org/taxon/wfo-0001090704</text:a> ; <text:a xlink:href="https://www.biodiversitylibrary.org/page/2375796#page/51/mode/1up" xlink:type="simple">https://www.biodiversitylibrary.org/page/2375796#page/51/mode/1up</text:a> </text:p>
          </table:table-cell>
          <table:table-cell table:number-columns-repeated="1000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jamesonii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Pérou, Equateur</text:p>
          </table:table-cell>
          <table:table-cell table:style-name="ce40" office:value-type="string" calcext:value-type="string">
            <text:p>Passiflora</text:p>
          </table:table-cell>
          <table:table-cell table:style-name="ce49"/>
          <table:table-cell table:style-name="ce40" table:number-columns-repeated="2"/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loche</text:p>
          </table:table-cell>
          <table:table-cell table:style-name="ce40" office:value-type="string" calcext:value-type="string">
            <text:p>rose, violet</text:p>
          </table:table-cell>
          <table:table-cell table:style-name="ce40" office:value-type="string" calcext:value-type="string">
            <text:p>uni</text:p>
          </table:table-cell>
          <table:table-cell table:style-name="ce40" table:number-columns-repeated="2"/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60778122#page/46/mode/1up" xlink:type="simple">https://www.biodiversitylibrary.org/page/60778122#page/46/mode/1up</text:a> ; </text:p>
          </table:table-cell>
          <table:table-cell table:style-name="ce60" table:number-columns-repeated="1000"/>
        </table:table-row>
        <table:table-row table:style-name="ro4">
          <table:table-cell table:style-name="ce43" office:value-type="string" calcext:value-type="string">
            <text:p>Passiflora</text:p>
          </table:table-cell>
          <table:table-cell table:style-name="ce43" office:value-type="string" calcext:value-type="string">
            <text:p>jatunsachensis</text:p>
          </table:table-cell>
          <table:table-cell table:style-name="ce43"/>
          <table:table-cell table:style-name="ce43" office:value-type="string" calcext:value-type="string">
            <text:p>Oui</text:p>
          </table:table-cell>
          <table:table-cell table:style-name="ce43" office:value-type="string" calcext:value-type="string">
            <text:p>Amérique du Sud</text:p>
          </table:table-cell>
          <table:table-cell table:style-name="ce43" office:value-type="string" calcext:value-type="string">
            <text:p>Equateur</text:p>
          </table:table-cell>
          <table:table-cell table:style-name="ce43" office:value-type="string" calcext:value-type="string">
            <text:p>decaloba</text:p>
          </table:table-cell>
          <table:table-cell table:style-name="ce44"/>
          <table:table-cell table:style-name="ce43" table:number-columns-repeated="2"/>
          <table:table-cell table:number-columns-repeated="2" table:style-name="ce43" office:value-type="string" calcext:value-type="string">
            <text:p>campanulé</text:p>
          </table:table-cell>
          <table:table-cell table:style-name="ce43" office:value-type="string" calcext:value-type="string">
            <text:p>blanc, jaune</text:p>
          </table:table-cell>
          <table:table-cell table:style-name="ce43" office:value-type="string" calcext:value-type="string">
            <text:p>uni</text:p>
          </table:table-cell>
          <table:table-cell table:style-name="ce43" table:number-columns-repeated="10"/>
          <table:table-cell table:style-name="ce71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jianfengensi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Chine (SE, Haïnan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4-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rose, jaune</text:p>
          </table:table-cell>
          <table:table-cell office:value-type="string" calcext:value-type="string">
            <text:p>cercle concentrique</text:p>
          </table:table-cell>
          <table:table-cell/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worldfloraonline.org/taxon/wfo-0001241737" xlink:type="simple">https://www.worldfloraonline.org/taxon/wfo-0001241737</text:a> ; <text:a xlink:href="https://www.biodiversitylibrary.org/page/36554271#page/698/mode/1up" xlink:type="simple">https://www.biodiversitylibrary.org/page/36554271#page/698/mode/1up</text:a> </text:p>
          </table:table-cell>
          <table:table-cell table:number-columns-repeated="1000"/>
        </table:table-row>
        <table:table-row table:style-name="ro1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jilekii</text:p>
          </table:table-cell>
          <table:table-cell table:style-name="ce41" office:value-type="string" calcext:value-type="string">
            <text:p>C’est P.mediterranea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Passiflor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jugorum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angladesh, Chine (S), Himalaya (E), Myanmar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office:value-type="string" calcext:value-type="string">
            <text:p>3-4cm</text:p>
          </table:table-cell>
          <table:table-cell office:value-type="string" calcext:value-type="string">
            <text:p>9-12mm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, jaune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1 série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1075" xlink:type="simple">https://www.worldfloraonline.org/taxon/wfo-0001091075</text:a> ; <text:a xlink:href="https://www.biodiversitylibrary.org/page/32031538#page/125/mode/1up" xlink:type="simple">https://www.biodiversitylibrary.org/page/32031538#page/125/mode/1up</text:a> ;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julian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Mexique (C, SO)</text:p>
          </table:table-cell>
          <table:table-cell office:value-type="string" calcext:value-type="string">
            <text:p>decaloba</text:p>
          </table:table-cell>
          <table:table-cell table:number-columns-repeated="3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jaune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absent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/>
          <table:table-cell office:value-type="string" calcext:value-type="string">
            <text:p>sucrée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biodiversitylibrary.org/page/637151#page/359/mode/1up" xlink:type="simple">https://www.biodiversitylibrary.org/page/637151#page/359/mode/1up</text:a> ; <text:a xlink:href="https://www.biodiversitylibrary.org/page/637152#page/360/mode/1up" xlink:type="simple">https://www.biodiversitylibrary.org/page/637152#page/360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jussieui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), Guyane, Suriname</text:p>
          </table:table-cell>
          <table:table-cell office:value-type="string" calcext:value-type="string">
            <text:p>astrophea</text:p>
          </table:table-cell>
          <table:table-cell office:value-type="string" calcext:value-type="string">
            <text:p>inflorescence racémeuse</text:p>
          </table:table-cell>
          <table:table-cell/>
          <table:table-cell office:value-type="string" calcext:value-type="string">
            <text:p>1,5-2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, roug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s setacées</text:p>
          </table:table-cell>
          <table:table-cell office:value-type="string" calcext:value-type="string">
            <text:p>4-5 séries</text:p>
          </table:table-cell>
          <table:table-cell office:value-type="string" calcext:value-type="string">
            <text:p>moyen</text:p>
          </table:table-cell>
          <table:table-cell table:number-columns-repeated="4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<text:a xlink:href="https://www.worldfloraonline.org/taxon/wfo-0000750354" xlink:type="simple">https://www.worldfloraonline.org/taxon/wfo-0000750354</text:a> ; <text:a xlink:href="https://www.biodiversitylibrary.org/page/48407173#page/55/mode/1up" xlink:type="simple">https://www.biodiversitylibrary.org/page/48407173#page/55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karwinskii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Mexique (C, NE, SO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,5-4cm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iformes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2 nectaires</text:p>
          </table:table-cell>
          <table:table-cell table:number-columns-repeated="2"/>
          <table:table-cell office:value-type="string" calcext:value-type="string">
            <text:p><text:a xlink:href="https://www.biodiversitylibrary.org/page/53602645#page/21/mode/1up" xlink:type="simple">https://www.biodiversitylibrary.org/page/53602645#page/21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kawensi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Guyane</text:p>
          </table:table-cell>
          <table:table-cell office:value-type="string" calcext:value-type="string">
            <text:p>astrophe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string" calcext:value-type="string">
            <text:p>1,3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 lancéolées</text:p>
          </table:table-cell>
          <table:table-cell office:value-type="string" calcext:value-type="string">
            <text:p>3 séries</text:p>
          </table:table-cell>
          <table:table-cell office:value-type="string" calcext:value-type="string">
            <text:p>moyen</text:p>
          </table:table-cell>
          <table:table-cell table:number-columns-repeated="4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<text:a xlink:href="https://www.worldfloraonline.org/taxon/wfo-0001090952" xlink:type="simple">https://www.worldfloraonline.org/taxon/wfo-0001090952</text:a> ; <text:a xlink:href="https://www.biodiversitylibrary.org/page/639649#page/237/mode/1up" xlink:type="simple">https://www.biodiversitylibrary.org/page/639649#page/237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kermesina</text:p>
          </table:table-cell>
          <table:table-cell table:style-name="ce40" office:value-type="string" calcext:value-type="string">
            <text:p>Introduit en Equat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6-8cm</text:p>
          </table:table-cell>
          <table:table-cell office:value-type="string" calcext:value-type="string">
            <text:p>1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uge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 lancéolées</text:p>
          </table:table-cell>
          <table:table-cell office:value-type="string" calcext:value-type="string">
            <text:p>3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1090952" xlink:type="simple">https://www.worldfloraonline.org/taxon/wfo-0001090952</text:a> ; <text:a xlink:href="https://www.biodiversitylibrary.org/page/34313407#page/413/mode/1up" xlink:type="simple">https://www.biodiversitylibrary.org/page/34313407#page/413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kurand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Océanie</text:p>
          </table:table-cell>
          <table:table-cell table:style-name="ce40" office:value-type="string" calcext:value-type="string">
            <text:p>Australie (Qnld)</text:p>
          </table:table-cell>
          <table:table-cell table:style-name="ce40" office:value-type="string" calcext:value-type="string">
            <text:p>Tetrapathea</text:p>
          </table:table-cell>
          <table:table-cell table:style-name="ce49" office:value-type="string" calcext:value-type="string">
            <text:p>inflorescence groupé</text:p>
          </table:table-cell>
          <table:table-cell table:style-name="ce40" office:value-type="string" calcext:value-type="string">
            <text:p>20-35mm</text:p>
          </table:table-cell>
          <table:table-cell table:style-name="ce40" office:value-type="string" calcext:value-type="string">
            <text:p>2,5mm</text:p>
          </table:table-cell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ert, jaun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triangulaires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long</text:p>
          </table:table-cell>
          <table:table-cell table:style-name="ce40" table:number-columns-repeated="2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0 à 2 nectaires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sci-hub.3800808.com/https://bioone.org/journals/systematic-botany/volume-34/issue-2/036364409788606343/Taxonomic-Revision-of-Passiflora-Subgenus-Tetrapathea-Including-the-Monotypic-Genera/10.1600/036364409788606343.short" xlink:type="simple">https://sci-hub.3800808.com/https://bioone.org/journals/systematic-botany/volume-34/issue-2/036364409788606343/Taxonomic-Revision-of-Passiflora-Subgenus-Tetrapathea-Including-the-Monotypic-Genera/10.1600/036364409788606343.short</text:a> </text:p>
          </table:table-cell>
          <table:table-cell table:style-name="ce60" table:number-columns-repeated="1000"/>
        </table:table-row>
        <table:table-row table:style-name="ro6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anat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8,2-14cm (entier) ; 6,2-9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blanc, rose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ancéolées</text:p>
          </table:table-cell>
          <table:table-cell/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2 à 4 nectaires</text:p>
          </table:table-cell>
          <table:table-cell table:number-columns-repeated="2"/>
          <table:table-cell office:value-type="string" calcext:value-type="string">
            <text:p><text:a xlink:href="https://www.worldfloraonline.org/taxon/wfo-0001091183" xlink:type="simple">https://www.worldfloraonline.org/taxon/wfo-0001091183</text:a> ; <text:a xlink:href="https://www.biodiversitylibrary.org/page/2396598#page/272/mode/1up" xlink:type="simple">https://www.biodiversitylibrary.org/page/2396598#page/272/mode/1up</text:a> ;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anceari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Costa Rica, Guatemala, Mexique (SE), Panam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, jaun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8070215#page/132/mode/1up" xlink:type="simple">https://www.biodiversitylibrary.org/page/8070215#page/132/mode/1up</text:a>; <text:a xlink:href="https://www.worldfloraonline.org/taxon/wfo-0000480163" xlink:type="simple">https://www.worldfloraonline.org/taxon/wfo-0000480163</text:a> ; <text:a xlink:href="https://www.biodiversitylibrary.org/page/2396510#page/166/mode/1up" xlink:type="simple">https://www.biodiversitylibrary.org/page/2396510#page/166/mode/1up</text:a> </text:p>
          </table:table-cell>
          <table:table-cell table:style-name="ce72" table:number-columns-repeated="1000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ancetillensi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Bélize, Honduras</text:p>
          </table:table-cell>
          <table:table-cell office:value-type="string" calcext:value-type="string">
            <text:p>decaloba</text:p>
          </table:table-cell>
          <table:table-cell/>
          <table:table-cell office:value-type="string" calcext:value-type="string">
            <text:p>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triangulaires</text:p>
          </table:table-cell>
          <table:table-cell office:value-type="string" calcext:value-type="string">
            <text:p>3-4 séries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biodiversitylibrary.org/page/643630#page/462/mode/1up" xlink:type="simple">https://www.biodiversitylibrary.org/page/643630#page/462/mode/1up</text:a> ;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ancifoli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Nord </text:p>
          </table:table-cell>
          <table:table-cell table:style-name="ce40" office:value-type="string" calcext:value-type="string">
            <text:p>Jamaïque</text:p>
          </table:table-cell>
          <table:table-cell table:style-name="ce40" office:value-type="string" calcext:value-type="string">
            <text:p>decaloba</text:p>
          </table:table-cell>
          <table:table-cell table:style-name="ce49"/>
          <table:table-cell table:style-name="ce40" office:value-type="string" calcext:value-type="string">
            <text:p>8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anc, viole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filiforme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long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2396570#page/243/mode/1up" xlink:type="simple">https://www.biodiversitylibrary.org/page/2396570#page/243/mode/1up</text:a> ; <text:a xlink:href="https://www.biodiversitylibrary.org/page/143461#page/400/mode/1up" xlink:type="simple">https://www.biodiversitylibrary.org/page/143461#page/400/mode/1up</text:a> </text:p>
          </table:table-cell>
          <table:table-cell table:style-name="ce60" table:number-columns-repeated="1000"/>
        </table:table-row>
        <table:table-row table:style-name="ro13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aurifoli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/Nord</text:p>
          </table:table-cell>
          <table:table-cell office:value-type="string" calcext:value-type="string">
            <text:p>Brésil (N, NE), Colombie, Cuba, République Dominicaine, Guyane, Guyayna, Haïti, Jamaïque, Iles sous-le-vent, Puerto Rico, Suriname, Trinidad &amp; Tobago, Venezuela, Antilles Venezueliennes, Vietnam, Iles du vent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5-7cm</text:p>
          </table:table-cell>
          <table:table-cell office:value-type="string" calcext:value-type="string">
            <text:p>1c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6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item/13811#page/327/mode/1up" xlink:type="simple">https://www.biodiversitylibrary.org/item/13811#page/327/mode/1up</text:a> ; <text:a xlink:href="https://www.worldfloraonline.org/taxon/wfo-0000480248" xlink:type="simple">https://www.worldfloraonline.org/taxon/wfo-0000480248</text:a> ; <text:a xlink:href="https://www.biodiversitylibrary.org/page/2375783#page/43/mode/1up" xlink:type="simple">https://www.biodiversitylibrary.org/page/2375783#page/43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eptoclad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3 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inéaire subul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0708" xlink:type="simple">https://www.worldfloraonline.org/taxon/wfo-0001090708</text:a> ; <text:a xlink:href="https://www.biodiversitylibrary.org/page/2396498#page/154/mode/1up" xlink:type="simple">https://www.biodiversitylibrary.org/page/2396498#page/154/mode/1up</text:a> </text:p>
          </table:table-cell>
          <table:table-cell table:number-columns-repeated="1000"/>
        </table:table-row>
        <table:table-row table:style-name="ro6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eptomisch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Passiflora</text:p>
          </table:table-cell>
          <table:table-cell/>
          <table:table-cell office:value-type="string" calcext:value-type="string">
            <text:p>10-12cm (pressée)</text:p>
          </table:table-cell>
          <table:table-cell office:value-type="string" calcext:value-type="string">
            <text:p>7,5-14,2cm (entier) ; 3,5-8,5cm (hypanthium)</text:p>
          </table:table-cell>
          <table:table-cell table:style-name="Default"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rose, vert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ancéolée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1091303" xlink:type="simple">https://www.worldfloraonline.org/taxon/wfo-0001091303</text:a> ; <text:a xlink:href="https://www.biodiversitylibrary.org/page/732917#page/304/mode/1up" xlink:type="simple">https://www.biodiversitylibrary.org/page/732917#page/304/mode/1up</text:a> ; <text:a xlink:href="https://www.biodiversitylibrary.org/page/2396593#page/266/mode/1up" xlink:type="simple">https://www.biodiversitylibrary.org/page/2396593#page/266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eschenaultii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Inde (+Assam), Bangladesh, Himalaya (E), Myanmar</text:p>
          </table:table-cell>
          <table:table-cell office:value-type="string" calcext:value-type="string">
            <text:p>decaloba</text:p>
          </table:table-cell>
          <table:table-cell table:number-columns-repeated="3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11319004#page/198/mode/1up" xlink:type="simple">https://www.biodiversitylibrary.org/page/11319004#page/198/mode/1up</text:a> ; </text:p>
          </table:table-cell>
          <table:table-cell table:number-columns-repeated="1000"/>
        </table:table-row>
        <table:table-row table:style-name="ro6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igularis</text:p>
          </table:table-cell>
          <table:table-cell table:style-name="ce40" office:value-type="string" calcext:value-type="string">
            <text:p>Introduit dans le N de l’Amérique centrale, Afrique, Asie et Caraïb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Bolivie, Colombie, Panama, Pérou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7-9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5-7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29094076#page/117/mode/1up" xlink:type="simple">https://www.biodiversitylibrary.org/page/29094076#page/117/mode/1up</text:a> ; <text:a xlink:href="https://www.worldfloraonline.org/taxon/wfo-0000480239" xlink:type="simple">https://www.worldfloraonline.org/taxon/wfo-0000480239</text:a> ; <text:a xlink:href="https://www.biodiversitylibrary.org/page/59488950#page/56/mode/1up" xlink:type="simple">https://www.biodiversitylibrary.org/page/59488950#page/56/mode/1up</text:a> </text:p>
          </table:table-cell>
          <table:table-cell table:number-columns-repeated="1000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indenian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, Venezuela</text:p>
          </table:table-cell>
          <table:table-cell office:value-type="string" calcext:value-type="string">
            <text:p>astrophea</text:p>
          </table:table-cell>
          <table:table-cell/>
          <table:table-cell office:value-type="string" calcext:value-type="string">
            <text:p>6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uni</text:p>
          </table:table-cell>
          <table:table-cell table:number-columns-repeated="2"/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42639984#page/186/mode/1up" xlink:type="simple">https://www.biodiversitylibrary.org/page/42639984#page/186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obat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Colombie, Costa Rica, Nicaragua, Panam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office:value-type="string" calcext:value-type="string">
            <text:p>3,5-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, ros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minuscule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0480242" xlink:type="simple">https://www.worldfloraonline.org/taxon/wfo-0000480242</text:a> ;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obbii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decaloba</text:p>
          </table:table-cell>
          <table:table-cell table:number-columns-repeated="3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jaune, vert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143439#page/397/mode/1up" xlink:type="simple">https://www.biodiversitylibrary.org/page/143439#page/397/mode/1up</text:a> ;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oefgrenii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, 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9-11cm</text:p>
          </table:table-cell>
          <table:table-cell office:value-type="string" calcext:value-type="string">
            <text:p>1 c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blanc 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caduque</text:p>
          </table:table-cell>
          <table:table-cell office:value-type="string" calcext:value-type="string">
            <text:p>6-7 séries</text:p>
          </table:table-cell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2 à 4 nectaires</text:p>
          </table:table-cell>
          <table:table-cell table:number-columns-repeated="2"/>
          <table:table-cell office:value-type="string" calcext:value-type="string">
            <text:p><text:a xlink:href="https://www.biodiversitylibrary.org/page/640027#page/212/mode/1up" xlink:type="simple">https://www.biodiversitylibrary.org/page/640027#page/212/mode/1up</text:a> ; <text:a xlink:href="https://www.worldfloraonline.org/taxon/wfo-0001237640" xlink:type="simple">https://www.worldfloraonline.org/taxon/wfo-0001237640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oxensi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7-8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blongues</text:p>
          </table:table-cell>
          <table:table-cell/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399731#page/17/mode/1up" xlink:type="simple">https://www.biodiversitylibrary.org/page/399731#page/17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uetzelburgii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,2-4cm</text:p>
          </table:table-cell>
          <table:table-cell office:value-type="string" calcext:value-type="string">
            <text:p>1,4-1,8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uge, 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blongues</text:p>
          </table:table-cell>
          <table:table-cell office:value-type="string" calcext:value-type="string">
            <text:p>2-3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1090710" xlink:type="simple">https://www.worldfloraonline.org/taxon/wfo-0001090710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ute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USA (quart SE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office:value-type="string" calcext:value-type="string">
            <text:p>1-2cm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ert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absent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1090762" xlink:type="simple">https://www.worldfloraonline.org/taxon/wfo-0001090762</text:a> ; <text:a xlink:href="https://www.biodiversitylibrary.org/page/2396356#page/141/mode/1up" xlink:type="simple">https://www.biodiversitylibrary.org/page/2396356#page/141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luzmarina</text:p>
          </table:table-cell>
          <table:table-cell table:style-name="ce49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,5-4cm</text:p>
          </table:table-cell>
          <table:table-cell office:value-type="string" calcext:value-type="string">
            <text:p>2-4,3cm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rose, 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connées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640202#page/385/mode/1up" xlink:type="simple">https://www.biodiversitylibrary.org/page/640202#page/385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crophyll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, Equateur</text:p>
          </table:table-cell>
          <table:table-cell office:value-type="string" calcext:value-type="string">
            <text:p>astrophea</text:p>
          </table:table-cell>
          <table:table-cell/>
          <table:table-cell office:value-type="string" calcext:value-type="string">
            <text:p>6-7,5cm</text:p>
          </table:table-cell>
          <table:table-cell office:value-type="string" calcext:value-type="string">
            <text:p>12-18mm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jaune, vert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236603#page/38/mode/1up" xlink:type="simple">https://www.biodiversitylibrary.org/page/236603#page/38/mode/1up</text:a> ; <text:a xlink:href="https://www.biodiversitylibrary.org/page/2375940#page/201/mode/1up" xlink:type="simple">https://www.biodiversitylibrary.org/page/2375940#page/201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cropod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string" calcext:value-type="string">
            <text:p>2cm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 lancéolées</text:p>
          </table:table-cell>
          <table:table-cell office:value-type="string" calcext:value-type="string">
            <text:p>4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399733#page/19/mode/1up" xlink:type="simple">https://www.biodiversitylibrary.org/page/399733#page/19/mode/1up</text:a> ; </text:p>
          </table:table-cell>
          <table:table-cell table:number-columns-repeated="1000"/>
        </table:table-row>
        <table:table-row table:style-name="ro4">
          <table:table-cell table:style-name="ce45" office:value-type="string" calcext:value-type="string">
            <text:p>Passiflora</text:p>
          </table:table-cell>
          <table:table-cell table:style-name="ce45" office:value-type="string" calcext:value-type="string">
            <text:p>maestrensis</text:p>
          </table:table-cell>
          <table:table-cell table:style-name="ce45"/>
          <table:table-cell table:style-name="ce45" office:value-type="string" calcext:value-type="string">
            <text:p>Oui</text:p>
          </table:table-cell>
          <table:table-cell table:style-name="ce45" office:value-type="string" calcext:value-type="string">
            <text:p>Amérique du Nord </text:p>
          </table:table-cell>
          <table:table-cell table:style-name="ce45" office:value-type="string" calcext:value-type="string">
            <text:p>Cuba</text:p>
          </table:table-cell>
          <table:table-cell table:style-name="ce45" office:value-type="string" calcext:value-type="string">
            <text:p>decaloba</text:p>
          </table:table-cell>
          <table:table-cell table:style-name="ce58"/>
          <table:table-cell table:style-name="ce45" table:number-columns-repeated="16"/>
          <table:table-cell table:style-name="ce73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gnific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Passiflora</text:p>
          </table:table-cell>
          <table:table-cell/>
          <table:table-cell office:value-type="string" calcext:value-type="string">
            <text:p>4,5cm</text:p>
          </table:table-cell>
          <table:table-cell office:value-type="string" calcext:value-type="string">
            <text:p>4,5cm (entier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4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2 à 6 nectaires</text:p>
          </table:table-cell>
          <table:table-cell table:number-columns-repeated="2"/>
          <table:table-cell office:value-type="string" calcext:value-type="string">
            <text:p><text:a xlink:href="https://www.biodiversitylibrary.org/page/12980441#page/56/mode/1up" xlink:type="simple">https://www.biodiversitylibrary.org/page/12980441#page/56/mode/1up</text:a> </text:p>
          </table:table-cell>
          <table:table-cell table:style-name="ce72" table:number-columns-repeated="1000"/>
        </table:table-row>
        <table:table-row table:style-name="ro4">
          <table:table-cell table:style-name="ce43" office:value-type="string" calcext:value-type="string">
            <text:p>Passiflora</text:p>
          </table:table-cell>
          <table:table-cell table:style-name="ce43" office:value-type="string" calcext:value-type="string">
            <text:p>magnoliifolia</text:p>
          </table:table-cell>
          <table:table-cell table:style-name="ce43"/>
          <table:table-cell table:style-name="ce43" office:value-type="string" calcext:value-type="string">
            <text:p>Oui</text:p>
          </table:table-cell>
          <table:table-cell table:style-name="ce43" office:value-type="string" calcext:value-type="string">
            <text:p>Amérique du Sud/centrale</text:p>
          </table:table-cell>
          <table:table-cell table:style-name="ce43" office:value-type="string" calcext:value-type="string">
            <text:p>Colombie, Panama</text:p>
          </table:table-cell>
          <table:table-cell table:style-name="ce43" office:value-type="string" calcext:value-type="string">
            <text:p>astrophea</text:p>
          </table:table-cell>
          <table:table-cell table:style-name="ce44"/>
          <table:table-cell table:style-name="ce43" table:number-columns-repeated="2"/>
          <table:table-cell table:number-columns-repeated="2" table:style-name="ce43" office:value-type="string" calcext:value-type="string">
            <text:p>campanulé</text:p>
          </table:table-cell>
          <table:table-cell table:style-name="ce43" office:value-type="string" calcext:value-type="string">
            <text:p>vert, orange</text:p>
          </table:table-cell>
          <table:table-cell table:style-name="ce43" office:value-type="string" calcext:value-type="string">
            <text:p>uni</text:p>
          </table:table-cell>
          <table:table-cell table:style-name="ce43" table:number-columns-repeated="2"/>
          <table:table-cell table:style-name="ce43" office:value-type="string" calcext:value-type="string">
            <text:p>moyen</text:p>
          </table:table-cell>
          <table:table-cell table:style-name="ce43" table:number-columns-repeated="7"/>
          <table:table-cell table:style-name="ce71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lacophyll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, S, 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5-8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biodiversitylibrary.org/page/143444#page/403/mode/1up" xlink:type="simple">https://www.biodiversitylibrary.org/page/143444#page/403/mode/1up</text:a> ; <text:a xlink:href="https://www.worldfloraonline.org/taxon/wfo-0001264728" xlink:type="simple">https://www.worldfloraonline.org/taxon/wfo-0001264728</text:a> ; <text:a xlink:href="https://www.biodiversitylibrary.org/page/143464#page/423/mode/1up" xlink:type="simple">https://www.biodiversitylibrary.org/page/143464#page/423/mode/1up</text:a> </text:p>
          </table:table-cell>
          <table:table-cell table:style-name="ce72" table:number-columns-repeated="1000"/>
        </table:table-row>
        <table:table-row table:style-name="ro6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liformis</text:p>
          </table:table-cell>
          <table:table-cell table:style-name="ce40" office:value-type="string" calcext:value-type="string">
            <text:p>Introduit aux Galapagos, Fiji, en Asie et Océani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Colombie, Cuba, République Dominicaine, Haïti, Jamaïque, Iles sous-le-vent, Puerto Rico, Venezuela, Iles du vent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6-7cm</text:p>
          </table:table-cell>
          <table:table-cell office:value-type="string" calcext:value-type="string">
            <text:p>6-10m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violet, blanc, roug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item/13811#page/327/mode/1up" xlink:type="simple">https://www.biodiversitylibrary.org/item/13811#page/327/mode/1up</text:a> ; <text:a xlink:href="https://www.worldfloraonline.org/taxon/wfo-0000480223" xlink:type="simple">https://www.worldfloraonline.org/taxon/wfo-0000480223</text:a> </text:p>
          </table:table-cell>
          <table:table-cell table:number-columns-repeated="1000"/>
        </table:table-row>
        <table:table-row table:style-name="ro4">
          <table:table-cell table:style-name="ce43" office:value-type="string" calcext:value-type="string">
            <text:p>Passiflora</text:p>
          </table:table-cell>
          <table:table-cell table:style-name="ce43" office:value-type="string" calcext:value-type="string">
            <text:p>mandonii</text:p>
          </table:table-cell>
          <table:table-cell table:style-name="ce43"/>
          <table:table-cell table:style-name="ce43" office:value-type="string" calcext:value-type="string">
            <text:p>Oui</text:p>
          </table:table-cell>
          <table:table-cell table:style-name="ce43" office:value-type="string" calcext:value-type="string">
            <text:p>Amérique du Sud</text:p>
          </table:table-cell>
          <table:table-cell table:style-name="ce43" office:value-type="string" calcext:value-type="string">
            <text:p>Bolivie</text:p>
          </table:table-cell>
          <table:table-cell table:style-name="ce43" office:value-type="string" calcext:value-type="string">
            <text:p>Passiflora</text:p>
          </table:table-cell>
          <table:table-cell table:style-name="ce44"/>
          <table:table-cell table:style-name="ce43" table:number-columns-repeated="2"/>
          <table:table-cell table:style-name="ce43" office:value-type="string" calcext:value-type="string">
            <text:p>tube</text:p>
          </table:table-cell>
          <table:table-cell table:style-name="ce43" office:value-type="string" calcext:value-type="string">
            <text:p>campanulé</text:p>
          </table:table-cell>
          <table:table-cell table:style-name="ce43" table:number-columns-repeated="12"/>
          <table:table-cell table:style-name="ce71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nicata</text:p>
          </table:table-cell>
          <table:table-cell table:style-name="ce40" office:value-type="string" calcext:value-type="string">
            <text:p>Introduit en Bolivie, Province du cap, Hawaï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, Equateur, Venezuela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5-5,6cm (entier), 2c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rou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3-4 séries</text:p>
          </table:table-cell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4 à 9 nectaires</text:p>
          </table:table-cell>
          <table:table-cell table:number-columns-repeated="2"/>
          <table:table-cell office:value-type="string" calcext:value-type="string">
            <text:p><text:a xlink:href="https://www.worldfloraonline.org/taxon/wfo-0000480222" xlink:type="simple">https://www.worldfloraonline.org/taxon/wfo-0000480222</text:a> ; <text:a xlink:href="https://www.biodiversitylibrary.org/page/2396634#page/306/mode/1up" xlink:type="simple">https://www.biodiversitylibrary.org/page/2396634#page/306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nsoi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, NE, O)</text:p>
          </table:table-cell>
          <table:table-cell office:value-type="string" calcext:value-type="string">
            <text:p>astrophe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6-7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triangulaire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1090712" xlink:type="simple">https://www.worldfloraonline.org/taxon/wfo-0001090712</text:a> ; <text:a xlink:href="https://www.biodiversitylibrary.org/page/143448#page/407/mode/1up" xlink:type="simple">https://www.biodiversitylibrary.org/page/143448#page/407/mode/1up</text:a> </text:p>
          </table:table-cell>
          <table:table-cell table:style-name="ce72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thewsii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Equateur, Pérou</text:p>
          </table:table-cell>
          <table:table-cell table:style-name="ce40" office:value-type="string" calcext:value-type="string">
            <text:p>Passiflora</text:p>
          </table:table-cell>
          <table:table-cell table:style-name="ce49"/>
          <table:table-cell table:style-name="ce40" office:value-type="string" calcext:value-type="string">
            <text:p>7cm</text:p>
          </table:table-cell>
          <table:table-cell table:style-name="ce40" office:value-type="string" calcext:value-type="string">
            <text:p>4cm (hypanthium)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loche</text:p>
          </table:table-cell>
          <table:table-cell table:style-name="ce40" office:value-type="string" calcext:value-type="string">
            <text:p>ros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connées</text:p>
          </table:table-cell>
          <table:table-cell table:style-name="ce40"/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passiflora.it/mathewsii/382/eng/" xlink:type="simple">https://www.passiflora.it/mathewsii/382/eng/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editerrane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, 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2 pouces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2-3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1267783" xlink:type="simple">https://www.worldfloraonline.org/taxon/wfo-0001267783</text:a> ; <text:a xlink:href="https://www.biodiversitylibrary.org/page/143472#page/431/mode/1up" xlink:type="simple">https://www.biodiversitylibrary.org/page/143472#page/431/mode/1up</text:a> </text:p>
          </table:table-cell>
          <table:table-cell table:number-columns-repeated="1000"/>
        </table:table-row>
        <table:table-row table:style-name="ro9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embranace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Costa Rica, Salvador, Guatemala, Honduras, Mexique (G, SE, SO) Panam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7-8cm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0480233" xlink:type="simple">https://www.worldfloraonline.org/taxon/wfo-0000480233</text:a> ; <text:a xlink:href="https://www.biodiversitylibrary.org/page/2396566#page/240/mode/1up" xlink:type="simple">https://www.biodiversitylibrary.org/page/2396566#page/240/mode/1up</text:a> ; <text:a xlink:href="https://www.biodiversitylibrary.org/page/59488954#page/60/mode/1up" xlink:type="simple">https://www.biodiversitylibrary.org/page/59488954#page/60/mode/1up</text:a> </text:p>
          </table:table-cell>
          <table:table-cell table:number-columns-repeated="1000"/>
        </table:table-row>
        <table:table-row table:style-name="ro1">
          <table:table-cell table:style-name="ce43" office:value-type="string" calcext:value-type="string">
            <text:p>Passiflora</text:p>
          </table:table-cell>
          <table:table-cell table:style-name="ce43" office:value-type="string" calcext:value-type="string">
            <text:p>mendoncaei</text:p>
          </table:table-cell>
          <table:table-cell table:style-name="ce43"/>
          <table:table-cell table:style-name="ce43" office:value-type="string" calcext:value-type="string">
            <text:p>Oui</text:p>
          </table:table-cell>
          <table:table-cell table:style-name="ce43" office:value-type="string" calcext:value-type="string">
            <text:p>Amérique du Sud</text:p>
          </table:table-cell>
          <table:table-cell table:style-name="ce43" office:value-type="string" calcext:value-type="string">
            <text:p>Brésil (S, SE)</text:p>
          </table:table-cell>
          <table:table-cell table:style-name="ce43" office:value-type="string" calcext:value-type="string">
            <text:p>Passiflora</text:p>
          </table:table-cell>
          <table:table-cell table:style-name="ce44"/>
          <table:table-cell table:style-name="ce43"/>
          <table:table-cell table:style-name="ce43" office:value-type="string" calcext:value-type="string">
            <text:p>1,5-1,7cm (hypanthium)</text:p>
          </table:table-cell>
          <table:table-cell table:style-name="ce43" office:value-type="string" calcext:value-type="string">
            <text:p>tube</text:p>
          </table:table-cell>
          <table:table-cell table:style-name="ce43" table:number-columns-repeated="3"/>
          <table:table-cell table:style-name="ce43" office:value-type="string" calcext:value-type="string">
            <text:p>oblongues</text:p>
          </table:table-cell>
          <table:table-cell table:style-name="ce43" office:value-type="string" calcext:value-type="string">
            <text:p>2 séries</text:p>
          </table:table-cell>
          <table:table-cell table:style-name="ce43" table:number-columns-repeated="7"/>
          <table:table-cell table:style-name="ce43" office:value-type="string" calcext:value-type="string">
            <text:p><text:a xlink:href="https://www.biodiversitylibrary.org/page/732919#page/306/mode/1up" xlink:type="simple">https://www.biodiversitylibrary.org/page/732919#page/306/mode/1up</text:a> </text:p>
          </table:table-cell>
          <table:table-cell table:style-name="ce71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enispermifoli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Bolivie, Brésil (N, NE, O), Colombie, Costa Rica, Equateur, Nicaragua, Panama, Pérou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6cm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anc 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ancéolées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1090715" xlink:type="simple">https://www.worldfloraonline.org/taxon/wfo-0001090715</text:a> ; <text:a xlink:href="https://www.biodiversitylibrary.org/page/2375877#page/135/mode/1up" xlink:type="simple">https://www.biodiversitylibrary.org/page/2375877#page/135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exican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Arizona, Mexiqu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office:value-type="string" calcext:value-type="string">
            <text:p>2,5-4cm</text:p>
          </table:table-cell>
          <table:table-cell/>
          <table:table-cell office:value-type="string" calcext:value-type="string">
            <text:p>absen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ert, rouge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 subulé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2396341#page/207/mode/1up" xlink:type="simple">https://www.biodiversitylibrary.org/page/2396341#page/207/mode/1up</text:a> ; <text:a xlink:href="https://www.worldfloraonline.org/taxon/wfo-0001090763" xlink:type="simple">https://www.worldfloraonline.org/taxon/wfo-0001090763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icropetal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Bolivie, Colombie, Equateur, Pérou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table:number-columns-repeated="2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ros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absente ?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long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2396337#page/211/mode/1up" xlink:type="simple">https://www.biodiversitylibrary.org/page/2396337#page/211/mode/1up</text:a> ; <text:a xlink:href="https://www.biodiversitylibrary.org/page/63502945#page/386/mode/1up" xlink:type="simple">https://www.biodiversitylibrary.org/page/63502945#page/386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icrostipul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centrale</text:p>
          </table:table-cell>
          <table:table-cell table:style-name="ce40" office:value-type="string" calcext:value-type="string">
            <text:p>Mexique (G, SO)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groupé</text:p>
          </table:table-cell>
          <table:table-cell table:style-name="ce40" office:value-type="string" calcext:value-type="string">
            <text:p>5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iolet, jaune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oblongues triangulaires</text:p>
          </table:table-cell>
          <table:table-cell table:style-name="ce40" office:value-type="string" calcext:value-type="string">
            <text:p>2 (-4) séries</text:p>
          </table:table-cell>
          <table:table-cell table:style-name="ce40" table:number-columns-repeated="2"/>
          <table:table-cell table:style-name="ce40" office:value-type="string" calcext:value-type="string">
            <text:p>sucrée</text:p>
          </table:table-cell>
          <table:table-cell table:style-name="ce40" table:number-columns-repeated="4"/>
          <table:table-cell table:style-name="ce40" office:value-type="string" calcext:value-type="string">
            <text:p><text:a xlink:href="https://bioone.org/journals/lundellia/volume-2000/issue-3/1097-993X-3.1.1/Passiflora-microstipula-a-New-Species-of-Passifloraceae-from-Southeast-Mexico/10.25224/1097-993X-3.1.1.full" xlink:type="simple">https://bioone.org/journals/lundellia/volume-2000/issue-3/1097-993X-3.1.1/Passiflora-microstipula-a-New-Species-of-Passifloraceae-from-Southeast-Mexico/10.25224/1097-993X-3.1.1.full</text:a> 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iersii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, S, SE, O)</text:p>
          </table:table-cell>
          <table:table-cell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office:value-type="string" calcext:value-type="string">
            <text:p>5cm</text:p>
          </table:table-cell>
          <table:table-cell office:value-type="string" calcext:value-type="string">
            <text:p>2-3lignes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blanc 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 subulé</text:p>
          </table:table-cell>
          <table:table-cell office:value-type="string" calcext:value-type="string">
            <text:p>4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143443#page/402/mode/1up" xlink:type="simple">https://www.biodiversitylibrary.org/page/143443#page/402/mode/1up</text:a> ; <text:a xlink:href="https://www.biodiversitylibrary.org/page/143462#page/421/mode/1up" xlink:type="simple">https://www.biodiversitylibrary.org/page/143462#page/421/mode/1up</text:a> ; <text:a xlink:href="https://www.worldfloraonline.org/taxon/wfo-0001255556" xlink:type="simple">https://www.worldfloraonline.org/taxon/wfo-0001255556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iniata</text:p>
          </table:table-cell>
          <table:table-cell table:style-name="ce40" office:value-type="string" calcext:value-type="string">
            <text:p>Introduit en Amérique centrale et du Nord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Brésil (O), Colombie, Pérou</text:p>
          </table:table-cell>
          <table:table-cell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uge, marron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 lancéolées</text:p>
          </table:table-cell>
          <table:table-cell office:value-type="string" calcext:value-type="string">
            <text:p>3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0507751" xlink:type="simple">https://www.worldfloraonline.org/taxon/wfo-0000507751</text:a> ; <text:a xlink:href="https://www.biodiversitylibrary.org/page/41650291#page/292/mode/1up" xlink:type="simple">https://www.biodiversitylibrary.org/page/41650291#page/292/mode/1up</text:a> </text:p>
          </table:table-cell>
          <table:table-cell table:style-name="ce72" table:number-columns-repeated="1000"/>
        </table:table-row>
        <table:table-row table:style-name="ro8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iser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Argentine (NE, NO), Bolivie, Brésil, Colombie, Costa Rica, Guyane, Guyana, Nicaragua, Panama, Paraguay, Pérou, Suriname, Uruguay, Venezuela</text:p>
          </table:table-cell>
          <table:table-cell office:value-type="string" calcext:value-type="string">
            <text:p>decaloba</text:p>
          </table:table-cell>
          <table:table-cell table:style-name="ce49" office:value-type="string" calcext:value-type="string">
            <text:p>inflorescence solitaire</text:p>
          </table:table-cell>
          <table:table-cell office:value-type="string" calcext:value-type="string">
            <text:p>2,5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minuscu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0480226" xlink:type="simple">https://www.worldfloraonline.org/taxon/wfo-0000480226</text:a> ; <text:a xlink:href="https://www.biodiversitylibrary.org/page/5111#page/141/mode/1up" xlink:type="simple">https://www.biodiversitylibrary.org/page/5111#page/141/mode/1up</text:a> ; <text:a xlink:href="https://www.biodiversitylibrary.org/page/2396499#page/155/mode/1up" xlink:type="simple">https://www.biodiversitylibrary.org/page/2396499#page/155/mode/1up</text:a> </text:p>
          </table:table-cell>
          <table:table-cell table:number-columns-repeated="1000"/>
        </table:table-row>
        <table:table-row table:style-name="ro6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ixt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Colombie, Equateur, Pérou, Venezuela</text:p>
          </table:table-cell>
          <table:table-cell office:value-type="string" calcext:value-type="string">
            <text:p>Passiflora</text:p>
          </table:table-cell>
          <table:table-cell/>
          <table:table-cell table:style-name="Default"/>
          <table:table-cell office:value-type="string" calcext:value-type="string">
            <text:p>9,3-19,5cm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rose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tubulaire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4 à 10 nectaires</text:p>
          </table:table-cell>
          <table:table-cell table:number-columns-repeated="2"/>
          <table:table-cell office:value-type="string" calcext:value-type="string">
            <text:p><text:a xlink:href="https://www.worldfloraonline.org/taxon/wfo-0000480227" xlink:type="simple">https://www.worldfloraonline.org/taxon/wfo-0000480227</text:a> ; <text:a xlink:href="https://www.biodiversitylibrary.org/page/411441#page/423/mode/1up" xlink:type="simple">https://www.biodiversitylibrary.org/page/411441#page/423/mode/1up</text:a> ; <text:a xlink:href="https://www.biodiversitylibrary.org/page/2396632#page/304/mode/1up" xlink:type="simple">https://www.biodiversitylibrary.org/page/2396632#page/304/mode/1up</text:a> ; <text:a xlink:href="https://www.biodiversitylibrary.org/page/2398716#page/119/mode/1up" xlink:type="simple">https://www.biodiversitylibrary.org/page/2398716#page/119/mode/1up</text:a> </text:p>
          </table:table-cell>
          <table:table-cell table:number-columns-repeated="1000"/>
        </table:table-row>
        <table:table-row table:style-name="ro1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mollissima</text:p>
          </table:table-cell>
          <table:table-cell table:style-name="ce41" office:value-type="string" calcext:value-type="string">
            <text:p>C’est P.tripartita var. Mollissima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Passiflor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oluccan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Java, Petites iles de la Sonde, Moluques, Philippines, Célèbes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office:value-type="string" calcext:value-type="string">
            <text:p>3-4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2 séries</text:p>
          </table:table-cell>
          <table:table-cell table:number-columns-repeated="7"/>
          <table:table-cell office:value-type="string" calcext:value-type="string">
            <text:p><text:a xlink:href="https://www.biodiversitylibrary.org/page/28675370#page/150/mode/1up" xlink:type="simple">https://www.biodiversitylibrary.org/page/28675370#page/150/mode/1up</text:a> ; <text:a xlink:href="https://www.biodiversitylibrary.org/page/36667025#page/59/mode/1up" xlink:type="simple">https://www.biodiversitylibrary.org/page/36667025#page/59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onadelph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Colombie, Equateur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par paires</text:p>
          </table:table-cell>
          <table:table-cell table:style-name="ce40" office:value-type="string" calcext:value-type="string">
            <text:p>3-4cm</text:p>
          </table:table-cell>
          <table:table-cell table:style-name="ce40"/>
          <table:table-cell table:style-name="ce40" office:value-type="string" calcext:value-type="string">
            <text:p>coupe</text:p>
          </table:table-cell>
          <table:table-cell table:style-name="ce40" office:value-type="string" calcext:value-type="string">
            <text:p>cloche</text:p>
          </table:table-cell>
          <table:table-cell table:style-name="ce40" office:value-type="string" calcext:value-type="string">
            <text:p>blanc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subulé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sci-hub.3800808.com/10.1111/j.1756-1051.1987.tb00925.x" xlink:type="simple">https://sci-hub.3800808.com/10.1111/j.1756-1051.1987.tb00925.x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oorean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Argentine (NE, NO), Bolivie, Paraguay</text:p>
          </table:table-cell>
          <table:table-cell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3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466597#page/195/mode/1up" xlink:type="simple">https://www.biodiversitylibrary.org/page/466597#page/195/mode/1up</text:a> ; </text:p>
          </table:table-cell>
          <table:table-cell table:number-columns-repeated="1000"/>
        </table:table-row>
        <table:table-row table:style-name="ro6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orifoli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Argentine (NE, NO), Bolivie, Brésil (S, SE, O), Colombie, Equateur, Guatemala, Mexique (SE, SO), Paraguay, Pérou, Venezuela</text:p>
          </table:table-cell>
          <table:table-cell office:value-type="string" calcext:value-type="string">
            <text:p>decaloba</text:p>
          </table:table-cell>
          <table:table-cell table:style-name="ce49" office:value-type="string" calcext:value-type="string">
            <text:p>inflorescence solitaire</text:p>
          </table:table-cell>
          <table:table-cell office:value-type="string" calcext:value-type="string">
            <text:p>2-3cm</text:p>
          </table:table-cell>
          <table:table-cell/>
          <table:table-cell office:value-type="string" calcext:value-type="string">
            <text:p>campanulé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 subulé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worldfloraonline.org/taxon/wfo-0000480081" xlink:type="simple">https://www.worldfloraonline.org/taxon/wfo-0000480081</text:a> ; <text:a xlink:href="https://www.biodiversitylibrary.org/page/143440#page/399/mode/1up" xlink:type="simple">https://www.biodiversitylibrary.org/page/143440#page/399/mode/1up</text:a> ; <text:a xlink:href="https://www.biodiversitylibrary.org/page/2396427#page/113/mode/1up" xlink:type="simple">https://www.biodiversitylibrary.org/page/2396427#page/113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ucronat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, SE)</text:p>
          </table:table-cell>
          <table:table-cell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office:value-type="string" calcext:value-type="string">
            <text:p>8-10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étacé oblongue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0480085" xlink:type="simple">https://www.worldfloraonline.org/taxon/wfo-0000480085</text:a> ; <text:a xlink:href="https://www.biodiversitylibrary.org/page/2375834#page/87/mode/1up" xlink:type="simple">https://www.biodiversitylibrary.org/page/2375834#page/87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6" office:value-type="string" calcext:value-type="string">
            <text:p>multiflora</text:p>
          </table:table-cell>
          <table:table-cell table:style-name="ce46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Bahamas, Cuba, République Dominicaine, Floride, Haïti, Iles sous-le-vent, Puerto Rico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office:value-type="string" calcext:value-type="string">
            <text:p>≤ 1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ubulée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item/13811#page/327/mode/1up" xlink:type="simple">https://www.biodiversitylibrary.org/item/13811#page/327/mode/1up</text:a> ; <text:a xlink:href="https://www.worldfloraonline.org/taxon/wfo-0001090764" xlink:type="simple">https://www.worldfloraonline.org/taxon/wfo-0001090764</text:a> ; <text:a xlink:href="https://www.biodiversitylibrary.org/page/2396492#page/83/mode/1up" xlink:type="simple">https://www.biodiversitylibrary.org/page/2396492#page/83/mode/1up</text:a>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unchiquensis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Colombie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par paires</text:p>
          </table:table-cell>
          <table:table-cell table:style-name="ce40" office:value-type="string" calcext:value-type="string">
            <text:p>4,7-6,5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subulées triangulaires</text:p>
          </table:table-cell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sci-hub.3800808.com/https://bioone.org/journals/novon-a-journal-for-botanical-nomenclature/volume-24/issue-1/2012068/Passiflora-munchiquensis-una-Nueva-Especie-de-Passiflora-subgénero-Decaloba-Passifloraceae/10.3417/2012068.short?tab=ArticleLink" xlink:type="simple">https://sci-hub.3800808.com/https://bioone.org/journals/novon-a-journal-for-botanical-nomenclature/volume-24/issue-1/2012068/Passiflora-munchiquensis-una-Nueva-Especie-de-Passiflora-subg%C3%A9nero-Decaloba-Passifloraceae/10.3417/2012068.short?tab=ArticleLink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urucuj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République Dominicaine, Haïti, Puerto Rico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1-2,5cm</text:p>
          </table:table-cell>
          <table:table-cell office:value-type="string" calcext:value-type="string">
            <text:p>5-7m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minuscule</text:p>
          </table:table-cell>
          <table:table-cell office:value-type="string" calcext:value-type="string">
            <text:p>pas</text:p>
          </table:table-cell>
          <table:table-cell table:number-columns-repeated="7"/>
          <table:table-cell office:value-type="string" calcext:value-type="string">
            <text:p><text:a xlink:href="https://www.biodiversitylibrary.org/item/13811#page/327/mode/1up" xlink:type="simple">https://www.biodiversitylibrary.org/item/13811#page/327/mode/1up</text:a> ; <text:a xlink:href="https://www.biodiversitylibrary.org/page/13000909#page/186/mode/1up" xlink:type="simple">https://www.biodiversitylibrary.org/page/13000909#page/186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napalensis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sie</text:p>
          </table:table-cell>
          <table:table-cell table:style-name="ce40" office:value-type="string" calcext:value-type="string">
            <text:p>Assam, Himalaya (E), Nepal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string" calcext:value-type="string">
            <text:p>1pouce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</text:p>
          </table:table-cell>
          <table:table-cell table:style-name="ce40" office:value-type="string" calcext:value-type="string">
            <text:p>uni</text:p>
          </table:table-cell>
          <table:table-cell table:style-name="ce40"/>
          <table:table-cell table:style-name="ce40" office:value-type="string" calcext:value-type="string">
            <text:p>3 série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item/265960#page/32/mode/1up" xlink:type="simple">https://www.biodiversitylibrary.org/item/265960#page/32/mode/1up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nephrode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Passiflora</text:p>
          </table:table-cell>
          <table:table-cell/>
          <table:table-cell office:value-type="string" calcext:value-type="string">
            <text:p>6-8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se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 lancéolées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665235#page/305/mode/1up" xlink:type="simple">https://www.biodiversitylibrary.org/page/665235#page/305/mode/1up</text:a> ; <text:a xlink:href="https://www.biodiversitylibrary.org/page/2375876#page/138/mode/1up" xlink:type="simple">https://www.biodiversitylibrary.org/page/2375876#page/138/mode/1up</text:a> </text:p>
          </table:table-cell>
          <table:table-cell table:number-columns-repeated="1000"/>
        </table:table-row>
        <table:table-row table:style-name="ro6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nitid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Bolivie, Brésil (N, NE, O), Colombie, Costa Rica, Guyane, Guyana, Panama, Pérou, Suriname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8-11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, ros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0480098" xlink:type="simple">https://www.worldfloraonline.org/taxon/wfo-0000480098</text:a> ; <text:a xlink:href="https://www.biodiversitylibrary.org/page/2375793#page/52/mode/1up" xlink:type="simple">https://www.biodiversitylibrary.org/page/2375793#page/52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oblongat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/>
          <table:table-cell office:value-type="string" calcext:value-type="string">
            <text:p>1-2cm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6579#page/252/mode/1up" xlink:type="simple">https://www.biodiversitylibrary.org/page/2396579#page/252/mode/1up</text:a> ; <text:a xlink:href="https://www.biodiversitylibrary.org/page/18440573#page/274/mode/1up" xlink:type="simple">https://www.biodiversitylibrary.org/page/18440573#page/274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obovat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Belize, Costa Rica, Guatemala, Honduras, Mexique (SE, SO)</text:p>
          </table:table-cell>
          <table:table-cell office:value-type="string" calcext:value-type="string">
            <text:p>deidamioides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minuscu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0480100" xlink:type="simple">https://www.worldfloraonline.org/taxon/wfo-0000480100</text:a> ; <text:a xlink:href="https://www.biodiversitylibrary.org/page/2396441#page/127/mode/1up" xlink:type="simple">https://www.biodiversitylibrary.org/page/2396441#page/127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obtusifoli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Costa Rica, Salvador, Iles pacifiques du Mexique, Mexique (SO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absent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59947728#page/909/mode/1up" xlink:type="simple">https://www.biodiversitylibrary.org/page/59947728#page/909/mode/1up</text:a> ; </text:p>
          </table:table-cell>
          <table:table-cell table:number-columns-repeated="1000"/>
        </table:table-row>
        <table:table-row table:style-name="ro6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odontophylla</text:p>
          </table:table-cell>
          <table:table-cell table:style-name="ce41" office:value-type="string" calcext:value-type="string">
            <text:p>Inconnu au bataillon (esp présente dans le S/SE du Brésil)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Passiflor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8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oerstedii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Belize, Bolivie, Brésil (N, O), Colombie, Costa Rica, Equateur, Guatemala, Honduras, Mexique (G, SE), Nicaragua, Panama, Paraguay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-6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0480092" xlink:type="simple">https://www.worldfloraonline.org/taxon/wfo-0000480092</text:a> ; <text:a xlink:href="https://www.biodiversitylibrary.org/page/59947728#page/909/mode/1up" xlink:type="simple">https://www.biodiversitylibrary.org/page/59947728#page/909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orbiculat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République Dominicaine, Haïti</text:p>
          </table:table-cell>
          <table:table-cell office:value-type="string" calcext:value-type="string">
            <text:p>decaloba</text:p>
          </table:table-cell>
          <table:table-cell table:number-columns-repeated="2"/>
          <table:table-cell office:value-type="string" calcext:value-type="string">
            <text:p>6-8m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inéaire</text:p>
          </table:table-cell>
          <table:table-cell table:number-columns-repeated="8"/>
          <table:table-cell office:value-type="string" calcext:value-type="string">
            <text:p><text:a xlink:href="https://www.biodiversitylibrary.org/page/2396571#page/244/mode/1up" xlink:type="simple">https://www.biodiversitylibrary.org/page/2396571#page/244/mode/1up</text:a> ; 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organensis</text:p>
          </table:table-cell>
          <table:table-cell table:style-name="ce41" office:value-type="string" calcext:value-type="string">
            <text:p>C’est P.porophylla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decalob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ornithour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Salvador, Guatemala, Honduras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1,5-2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jaune, roug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acées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10166823#page/16/mode/1up" xlink:type="simple">https://www.biodiversitylibrary.org/page/10166823#page/16/mode/1up</text:a> ; <text:a xlink:href="https://www.biodiversitylibrary.org/page/2396349#page/148/mode/1up" xlink:type="simple">https://www.biodiversitylibrary.org/page/2396349#page/148/mode/1up</text:a> </text:p>
          </table:table-cell>
          <table:table-cell table:number-columns-repeated="1000"/>
        </table:table-row>
        <table:table-row table:style-name="ro1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allida</text:p>
          </table:table-cell>
          <table:table-cell table:style-name="ce40" office:value-type="string" calcext:value-type="string">
            <text:p>Introduit en Asie, Océanie et à Madagasca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</text:p>
          </table:table-cell>
          <table:table-cell office:value-type="string" calcext:value-type="string">
            <text:p>Aruba, Bahamas, Belize, Bermudes, Iles Caïman, Colombie, Costa Rica, Cuba, République Dominicaine, Floride, Guatemala, Haïti, Honduras, Jamaïque, Iles sous-le-vent, Mexique (G, NE, SE), Antilles Néerlandaises, Nicaragua, Panama, Puerto Rico, Caraïbes du SO, Texas, Trinidad &amp; Tobago, Iles Turks et Caïques, Venezuela, Antilles venezueliennes, Iles du vent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ert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absente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<text:a xlink:href="https://www.worldfloraonline.org/taxon/wfo-0000480060" xlink:type="simple">https://www.worldfloraonline.org/taxon/wfo-0000480060</text:a> ; <text:a xlink:href="https://www.biodiversitylibrary.org/page/59947729#page/909/mode/1up" xlink:type="simple">https://www.biodiversitylibrary.org/page/59947729#page/909/mode/1up</text:a> </text:p>
          </table:table-cell>
          <table:table-cell table:style-name="ce72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almeri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Mexique (NO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6-7cm</text:p>
          </table:table-cell>
          <table:table-cell office:value-type="string" calcext:value-type="string">
            <text:p>3,5cm (entier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bipinnatisectées</text:p>
          </table:table-cell>
          <table:table-cell office:value-type="string" calcext:value-type="string">
            <text:p>3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368726#page/153/mode/1up" xlink:type="simple">https://www.biodiversitylibrary.org/page/368726#page/153/mode/1up</text:a> ; <text:a xlink:href="https://www.biodiversitylibrary.org/page/63280874#page/442/mode/1up" xlink:type="simple">https://www.biodiversitylibrary.org/page/63280874#page/442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apilio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Chine (SE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office:value-type="string" calcext:value-type="string">
            <text:p>1,5-2cm</text:p>
          </table:table-cell>
          <table:table-cell office:value-type="string" calcext:value-type="string">
            <text:p>4,5m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absente ?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worldfloraonline.org/taxon/wfo-0001091087" xlink:type="simple">https://www.worldfloraonline.org/taxon/wfo-0001091087</text:a> ; <text:a xlink:href="https://www.biodiversitylibrary.org/page/36554269#page/698/mode/1up" xlink:type="simple">https://www.biodiversitylibrary.org/page/36554269#page/698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ardifoli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, SE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-4,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blanc 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 subul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4 à 6 nectaires</text:p>
          </table:table-cell>
          <table:table-cell table:number-columns-repeated="2"/>
          <table:table-cell office:value-type="string" calcext:value-type="string">
            <text:p><text:a xlink:href="https://www.worldfloraonline.org/taxon/wfo-0001279634" xlink:type="simple">https://www.worldfloraonline.org/taxon/wfo-0001279634</text:a> ; <text:a xlink:href="https://onlinelibrary.wiley.com/doi/epdf/10.1111/j.1467-8748.2006.00536.x" xlink:type="simple">https://onlinelibrary.wiley.com/doi/epdf/10.1111/j.1467-8748.2006.00536.x</text:a></text:p>
          </table:table-cell>
          <table:table-cell table:style-name="ce72" table:number-columns-repeated="1000"/>
        </table:table-row>
        <table:table-row table:style-name="ro6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arritae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11-17,2cm (entier) ; 5,8-9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1235918" xlink:type="simple">https://www.worldfloraonline.org/taxon/wfo-0001235918</text:a> ;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edicellari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decaloba</text:p>
          </table:table-cell>
          <table:table-cell table:number-columns-repeated="3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inéaire triangulaire</text:p>
          </table:table-cell>
          <table:table-cell office:value-type="string" calcext:value-type="string">
            <text:p>3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biodiversitylibrary.org/page/643634#page/463/mode/1up" xlink:type="simple">https://www.biodiversitylibrary.org/page/643634#page/463/mode/1up</text:a> ;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edunculari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1,5-2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6638#page/310/mode/1up" xlink:type="simple">https://www.biodiversitylibrary.org/page/2396638#page/310/mode/1up</text:a> ;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endens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Nord </text:p>
          </table:table-cell>
          <table:table-cell table:style-name="ce40" office:value-type="string" calcext:value-type="string">
            <text:p>Mexique (SE)</text:p>
          </table:table-cell>
          <table:table-cell table:style-name="ce40" office:value-type="string" calcext:value-type="string">
            <text:p>decaloba</text:p>
          </table:table-cell>
          <table:table-cell table:style-name="ce49"/>
          <table:table-cell table:style-name="ce40" office:value-type="string" calcext:value-type="string">
            <text:p>7-8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trifides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long</text:p>
          </table:table-cell>
          <table:table-cell table:style-name="ce40"/>
          <table:table-cell table:style-name="ce40" office:value-type="string" calcext:value-type="string">
            <text:p>douce</text:p>
          </table:table-cell>
          <table:table-cell table:style-name="ce40" table:number-columns-repeated="4"/>
          <table:table-cell table:style-name="ce40" office:value-type="string" calcext:value-type="string">
            <text:p><text:a xlink:href="https://www.jstor.org/stable/25027834?seq=98" xlink:type="simple">https://www.jstor.org/stable/25027834?seq=98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enduliflor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Cuba, Jamaïqu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cm</text:p>
          </table:table-cell>
          <table:table-cell/>
          <table:table-cell office:value-type="string" calcext:value-type="string">
            <text:p>campanulé</text:p>
          </table:table-cell>
          <table:table-cell table:style-name="ce42" office:value-type="string" calcext:value-type="string">
            <text:p>cloch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ubulées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6402#page/85/mode/1up" xlink:type="simple">https://www.biodiversitylibrary.org/page/2396402#page/85/mode/1up</text:a> ; <text:a xlink:href="https://www.biodiversitylibrary.org/page/51917938#page/531/mode/1up" xlink:type="simple">https://www.biodiversitylibrary.org/page/51917938#page/531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entagon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E)</text:p>
          </table:table-cell>
          <table:table-cell office:value-type="string" calcext:value-type="string">
            <text:p>astrophe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5-8m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triangulaire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0727" xlink:type="simple">https://www.worldfloraonline.org/taxon/wfo-0001090727</text:a> ;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erakensi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ornéo, Malaisie péninsulaire, Sumatra, Thaïland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office:value-type="string" calcext:value-type="string">
            <text:p>2-3,5cm</text:p>
          </table:table-cell>
          <table:table-cell/>
          <table:table-cell office:value-type="string" calcext:value-type="string">
            <text:p>coupe</text:p>
          </table:table-cell>
          <table:table-cell office:value-type="string" calcext:value-type="string">
            <text:p>campanulé</text:p>
          </table:table-cell>
          <table:table-cell table:number-columns-repeated="2"/>
          <table:table-cell office:value-type="string" calcext:value-type="string">
            <text:p>linéair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28675371#page/152/mode/1up" xlink:type="simple">https://www.biodiversitylibrary.org/page/28675371#page/152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erfoliat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/>
          <table:table-cell office:value-type="string" calcext:value-type="string">
            <text:p>0,7-1,3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6575#page/248/mode/1up" xlink:type="simple">https://www.biodiversitylibrary.org/page/2396575#page/248/mode/1up</text:a> ; <text:a xlink:href="https://www.biodiversitylibrary.org/page/51917936#page/529/mode/1up" xlink:type="simple">https://www.biodiversitylibrary.org/page/51917936#page/529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hoenici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12,7-15,24cm</text:p>
          </table:table-cell>
          <table:table-cell/>
          <table:table-cell office:value-type="string" calcext:value-type="string">
            <text:p>coup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uge, violet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/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239578#page/112/mode/1up" xlink:type="simple">https://www.biodiversitylibrary.org/page/239578#page/112/mode/1up</text:a> ;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icturat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, NE, O), Colombie, Suriname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10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blanc, rose 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elliptiqu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0480062" xlink:type="simple">https://www.worldfloraonline.org/taxon/wfo-0000480062</text:a> ; <text:a xlink:href="https://www.biodiversitylibrary.org/page/131476#page/216/mode/1up" xlink:type="simple">https://www.biodiversitylibrary.org/page/131476#page/216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ilos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Guatemala, Mexique (NE, SE, SO)</text:p>
          </table:table-cell>
          <table:table-cell office:value-type="string" calcext:value-type="string">
            <text:p>decaloba</text:p>
          </table:table-cell>
          <table:table-cell/>
          <table:table-cell office:value-type="string" calcext:value-type="string">
            <text:p>3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uge, 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blongues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biodiversitylibrary.org/page/153132#page/341/mode/1up" xlink:type="simple">https://www.biodiversitylibrary.org/page/153132#page/341/mode/1up</text:a> ; <text:a xlink:href="https://www.biodiversitylibrary.org/page/2396424#page/110/mode/1up" xlink:type="simple">https://www.biodiversitylibrary.org/page/2396424#page/110/mode/1up</text:a> </text:p>
          </table:table-cell>
          <table:table-cell table:number-columns-repeated="1000"/>
        </table:table-row>
        <table:table-row table:style-name="ro4">
          <table:table-cell table:style-name="ce43" office:value-type="string" calcext:value-type="string">
            <text:p>Passiflora</text:p>
          </table:table-cell>
          <table:table-cell table:style-name="ce43" office:value-type="string" calcext:value-type="string">
            <text:p>pilosicorona</text:p>
          </table:table-cell>
          <table:table-cell table:style-name="ce43"/>
          <table:table-cell table:style-name="ce43" office:value-type="string" calcext:value-type="string">
            <text:p>Oui</text:p>
          </table:table-cell>
          <table:table-cell table:style-name="ce43" office:value-type="string" calcext:value-type="string">
            <text:p>Amérique du Sud</text:p>
          </table:table-cell>
          <table:table-cell table:style-name="ce43" office:value-type="string" calcext:value-type="string">
            <text:p>Bolivie</text:p>
          </table:table-cell>
          <table:table-cell table:style-name="ce43" office:value-type="string" calcext:value-type="string">
            <text:p>Passiflora</text:p>
          </table:table-cell>
          <table:table-cell table:style-name="ce44"/>
          <table:table-cell table:style-name="ce43" table:number-columns-repeated="2"/>
          <table:table-cell table:style-name="ce43" office:value-type="string" calcext:value-type="string">
            <text:p>tube</text:p>
          </table:table-cell>
          <table:table-cell table:style-name="ce43" office:value-type="string" calcext:value-type="string">
            <text:p>cloche</text:p>
          </table:table-cell>
          <table:table-cell table:style-name="ce43" office:value-type="string" calcext:value-type="string">
            <text:p>rose</text:p>
          </table:table-cell>
          <table:table-cell table:style-name="ce43" office:value-type="string" calcext:value-type="string">
            <text:p>uni</text:p>
          </table:table-cell>
          <table:table-cell table:style-name="ce43" table:number-columns-repeated="10"/>
          <table:table-cell table:style-name="ce71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innatistipula</text:p>
          </table:table-cell>
          <table:table-cell table:style-name="ce40" office:value-type="string" calcext:value-type="string">
            <text:p>Introduit en Equateur, Colombie, Chil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Pérou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9cm (entier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rose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0480053" xlink:type="simple">https://www.worldfloraonline.org/taxon/wfo-0000480053</text:a> ; <text:a xlink:href="https://www.biodiversitylibrary.org/page/2396610#page/282/mode/1up" xlink:type="simple">https://www.biodiversitylibrary.org/page/2396610#page/282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ittieri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Belize, Colombie, Costa Rica, Equateur, Guatemala, Nicaragua, Panama</text:p>
          </table:table-cell>
          <table:table-cell office:value-type="string" calcext:value-type="string">
            <text:p>astrophea</text:p>
          </table:table-cell>
          <table:table-cell/>
          <table:table-cell office:value-type="string" calcext:value-type="string">
            <text:p>6-7cm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orange, jaun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5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30234386#page/301/mode/1up" xlink:type="simple">https://www.biodiversitylibrary.org/page/30234386#page/301/mode/1up</text:a> ; <text:a xlink:href="https://www.biodiversitylibrary.org/page/59947728#page/911/mode/1up" xlink:type="simple">https://www.biodiversitylibrary.org/page/59947728#page/911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latylob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Colombie, Costa Rica, Salvador, Guatemala, honduras, Mexique (SE), Nicaragua, Panam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-5cm</text:p>
          </table:table-cell>
          <table:table-cell office:value-type="string" calcext:value-type="string">
            <text:p>1c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rouge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0480059" xlink:type="simple">https://www.worldfloraonline.org/taxon/wfo-0000480059</text:a> ; <text:a xlink:href="https://www.biodiversitylibrary.org/page/5440288#page/268/mode/1up" xlink:type="simple">https://www.biodiversitylibrary.org/page/5440288#page/268/mode/1up</text:a> ; <text:a xlink:href="https://www.biodiversitylibrary.org/page/2375778#page/33/mode/1up" xlink:type="simple">https://www.biodiversitylibrary.org/page/2375778#page/33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odlechii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Pérou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par paires</text:p>
          </table:table-cell>
          <table:table-cell table:style-name="ce40" office:value-type="string" calcext:value-type="string">
            <text:p>25-29m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jaune</text:p>
          </table:table-cell>
          <table:table-cell table:style-name="ce40" office:value-type="string" calcext:value-type="string">
            <text:p>uni</text:p>
          </table:table-cell>
          <table:table-cell table:style-name="ce40"/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long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jstor.org/stable/41761657?seq=7" xlink:type="simple">https://www.jstor.org/stable/41761657?seq=7</text:a> 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ohlii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Brésil (NE, SE, O), Paraguay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inéaire subul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<text:a xlink:href="https://www.worldfloraonline.org/taxon/wfo-0001090728" xlink:type="simple">https://www.worldfloraonline.org/taxon/wfo-0001090728</text:a> ; <text:a xlink:href="https://www.biodiversitylibrary.org/page/143455#page/414/mode/1up" xlink:type="simple">https://www.biodiversitylibrary.org/page/143455#page/414/mode/1up</text:a> ; <text:a xlink:href="https://www.biodiversitylibrary.org/page/51141338#page/200/mode/1up" xlink:type="simple">https://www.biodiversitylibrary.org/page/51141338#page/200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orophyll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, S, SE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1 pouce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 subulé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1293" xlink:type="simple">https://www.worldfloraonline.org/taxon/wfo-0001091293</text:a> ; <text:a xlink:href="https://www.biodiversitylibrary.org/page/33501655#page/329/mode/1up" xlink:type="simple">https://www.biodiversitylibrary.org/page/33501655#page/329/mode/1up</text:a>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orphyretic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Salvador, Guatemala, Mexique (SE, SO), Panama</text:p>
          </table:table-cell>
          <table:table-cell office:value-type="string" calcext:value-type="string">
            <text:p>decaloba</text:p>
          </table:table-cell>
          <table:table-cell/>
          <table:table-cell office:value-type="string" calcext:value-type="string">
            <text:p>3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 oblongu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27557142#page/581/mode/1up" xlink:type="simple">https://www.biodiversitylibrary.org/page/27557142#page/581/mode/1up</text:a> ; <text:a xlink:href="https://www.biodiversitylibrary.org/page/2396561#page/236/mode/1up" xlink:type="simple">https://www.biodiversitylibrary.org/page/2396561#page/236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rincep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10-12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uge, violet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ancéolées</text:p>
          </table:table-cell>
          <table:table-cell/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8888998#page/177/mode/1up" xlink:type="simple">https://www.biodiversitylibrary.org/page/28888998#page/177/mode/1up</text:a> ; 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pulchella</text:p>
          </table:table-cell>
          <table:table-cell table:style-name="ce41" office:value-type="string" calcext:value-type="string">
            <text:p>C’est P.bicornis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decalob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unctat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Bolivie, Colombie, Equateur, Panama, Pérou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2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jaune, ver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0808" xlink:type="simple">https://www.worldfloraonline.org/taxon/wfo-0001090808</text:a> ; <text:a xlink:href="https://www.biodiversitylibrary.org/page/2396533#page/189/mode/1up" xlink:type="simple">https://www.biodiversitylibrary.org/page/2396533#page/189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usill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Costa Rica, Mexique (SE), Nicaragu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1-1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jaune, marron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minuscu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1047" xlink:type="simple">https://www.worldfloraonline.org/taxon/wfo-0001091047</text:a> ; <text:a xlink:href="https://www.biodiversitylibrary.org/page/27277091#page/394/mode/1up" xlink:type="simple">https://www.biodiversitylibrary.org/page/27277091#page/394/mode/1up</text:a> ; <text:a xlink:href="https://www.biodiversitylibrary.org/page/62458696#page/19/mode/1up" xlink:type="simple">https://www.biodiversitylibrary.org/page/62458696#page/19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yrrhanth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, Equateur, Perou, Venezuela</text:p>
          </table:table-cell>
          <table:table-cell office:value-type="string" calcext:value-type="string">
            <text:p>astrophea</text:p>
          </table:table-cell>
          <table:table-cell office:value-type="string" calcext:value-type="string">
            <text:p>inflorescence racémeuse</text:p>
          </table:table-cell>
          <table:table-cell/>
          <table:table-cell office:value-type="string" calcext:value-type="string">
            <text:p>4,5-5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75977#page/239/mode/1up" xlink:type="simple">https://www.biodiversitylibrary.org/page/2375977#page/239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quadrangularis</text:p>
          </table:table-cell>
          <table:table-cell table:style-name="ce40" office:value-type="string" calcext:value-type="string">
            <text:p>Introduit dans tout l’hémisphère sud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Brésil, Colombie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6-12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rose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5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item/13811#page/327/mode/1up" xlink:type="simple">https://www.biodiversitylibrary.org/item/13811#page/327/mode/1up</text:a> ; <text:a xlink:href="https://www.worldfloraonline.org/taxon/wfo-0000480101" xlink:type="simple">https://www.worldfloraonline.org/taxon/wfo-0000480101</text:a> ; <text:a xlink:href="https://www.biodiversitylibrary.org/page/2375758#page/13/mode/1up" xlink:type="simple">https://www.biodiversitylibrary.org/page/2375758#page/13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quadraticordata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Nord </text:p>
          </table:table-cell>
          <table:table-cell table:style-name="ce40" office:value-type="string" calcext:value-type="string">
            <text:p>Mexique (SO)</text:p>
          </table:table-cell>
          <table:table-cell table:style-name="ce40" office:value-type="string" calcext:value-type="string">
            <text:p>decaloba</text:p>
          </table:table-cell>
          <table:table-cell table:style-name="ce49"/>
          <table:table-cell table:style-name="ce40" office:value-type="string" calcext:value-type="string">
            <text:p>4-5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elliptique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long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sci-hub.3800808.com/10.11646/phytotaxa.263.3.11" xlink:type="simple">https://sci-hub.3800808.com/10.11646/phytotaxa.263.3.11</text:a> 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quadriglandulos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Brésil, Colombie, Equateur, Guyana, Pérou, Trinidad &amp; tobago, Venezuela, Iles du vent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8,5cm</text:p>
          </table:table-cell>
          <table:table-cell office:value-type="string" calcext:value-type="string">
            <text:p>1,5-1,8cm (hypant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blongues lancéolé</text:p>
          </table:table-cell>
          <table:table-cell office:value-type="string" calcext:value-type="string">
            <text:p>3 séries</text:p>
          </table:table-cell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worldfloraonline.org/taxon/wfo-0000480140" xlink:type="simple">https://www.worldfloraonline.org/taxon/wfo-0000480140</text:a> ;  <text:a xlink:href="https://www.biodiversitylibrary.org/page/2396644#page/322/mode/1up" xlink:type="simple">https://www.biodiversitylibrary.org/page/2396644#page/322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quindiensi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8-8,7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rouge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3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1091302" xlink:type="simple">https://www.worldfloraonline.org/taxon/wfo-0001091302</text:a> ; <text:a xlink:href="https://www.biodiversitylibrary.org/page/2396594#page/267/mode/1up" xlink:type="simple">https://www.biodiversitylibrary.org/page/2396594#page/267/mode/1up</text:a> ; <text:a xlink:href="https://www.biodiversitylibrary.org/page/2396594#page/267/mode/1up" xlink:type="simple">https://www.biodiversitylibrary.org/page/2396594#page/267/mode/1up</text:a> 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racemosa</text:p>
          </table:table-cell>
          <table:table-cell table:style-name="ce41" office:value-type="string" calcext:value-type="string">
            <text:p>C’est P.princeps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Passiflor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ecurv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, 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blongues lancéol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1193" xlink:type="simple">https://www.worldfloraonline.org/taxon/wfo-0001091193</text:a> ; <text:a xlink:href="https://www.biodiversitylibrary.org/page/143445#page/404/mode/1up" xlink:type="simple">https://www.biodiversitylibrary.org/page/143445#page/404/mode/1up</text:a> ; <text:a xlink:href="https://www.biodiversitylibrary.org/page/2375810#page/65/mode/1up" xlink:type="simple">https://www.biodiversitylibrary.org/page/2375810#page/65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eflexiflor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Passiflora</text:p>
          </table:table-cell>
          <table:table-cell table:number-columns-repeated="3"/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3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6660#page/332/mode/1up" xlink:type="simple">https://www.biodiversitylibrary.org/page/2396660#page/332/mode/1up</text:a> ; <text:a xlink:href="https://www.biodiversitylibrary.org/page/143447#page/405/mode/1up" xlink:type="simple">https://www.biodiversitylibrary.org/page/143447#page/405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etipetal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), Guyane, Suriname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5-7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5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0480131" xlink:type="simple">https://www.worldfloraonline.org/taxon/wfo-0000480131</text:a> ; <text:a xlink:href="https://www.biodiversitylibrary.org/page/2375828#page/93/mode/1up" xlink:type="simple">https://www.biodiversitylibrary.org/page/2375828#page/93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hamnifoli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, SE)</text:p>
          </table:table-cell>
          <table:table-cell office:value-type="string" calcext:value-type="string">
            <text:p>astrophe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string" calcext:value-type="string">
            <text:p>1c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jaune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143450#page/409/mode/1up" xlink:type="simple">https://www.biodiversitylibrary.org/page/143450#page/409/mode/1up</text:a> ; <text:a xlink:href="https://www.biodiversitylibrary.org/page/2375968#page/230/mode/1up" xlink:type="simple">https://www.biodiversitylibrary.org/page/2375968#page/230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iparia</text:p>
          </table:table-cell>
          <table:table-cell table:style-name="ce40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olivie, Brésil (N, O), Colombie, Equateur, Guyana, Guyane, Pérou, Suriname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string" calcext:value-type="string">
            <text:p>1c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 oblongu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0480135" xlink:type="simple">https://www.worldfloraonline.org/taxon/wfo-0000480135</text:a> ; <text:a xlink:href="https://www.biodiversitylibrary.org/page/143462#page/420/mode/1up" xlink:type="simple">https://www.biodiversitylibrary.org/page/143462#page/420/mode/1up</text:a> ; <text:a xlink:href="https://www.biodiversitylibrary.org/page/2375785#page/48/mode/1up" xlink:type="simple">https://www.biodiversitylibrary.org/page/2375785#page/48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oseorum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7-8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rose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 lancéolées</text:p>
          </table:table-cell>
          <table:table-cell/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39914139#page/495/mode/1up" xlink:type="simple">https://www.biodiversitylibrary.org/page/39914139#page/495/mode/1up</text:a> ; </text:p>
          </table:table-cell>
          <table:table-cell table:style-name="ce72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ovirosae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Belize, Guatemala, Mexique (C, G, SE, SO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absent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5440287#page/267/mode/1up" xlink:type="simple">https://www.biodiversitylibrary.org/page/5440287#page/267/mode/1up</text:a> ;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ubra</text:p>
          </table:table-cell>
          <table:table-cell table:style-name="ce40" office:value-type="string" calcext:value-type="string">
            <text:p>Introduit dans les îles du Pacifiqu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Caraïbes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rose, violet</text:p>
          </table:table-cell>
          <table:table-cell office:value-type="string" calcext:value-type="string">
            <text:p>cercle concentrique</text:p>
          </table:table-cell>
          <table:table-cell/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item/13811#page/332/mode/1up" xlink:type="simple">https://www.biodiversitylibrary.org/item/13811#page/332/mode/1up</text:a> ; <text:a xlink:href="https://www.worldfloraonline.org/taxon/wfo-0000480153" xlink:type="simple">https://www.worldfloraonline.org/taxon/wfo-0000480153</text:a> ; <text:a xlink:href="https://www.biodiversitylibrary.org/page/3505143#page/271/mode/1up" xlink:type="simple">https://www.biodiversitylibrary.org/page/3505143#page/271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uf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), Guyane, Guyana, Surinam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par paires</text:p>
          </table:table-cell>
          <table:table-cell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 triangulair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/>
          <table:table-cell office:value-type="string" calcext:value-type="string">
            <text:p>parfumé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span text:style-name="T5"><text:a xlink:href="https://www.worldfloraonline.org/taxon/wfo-0000509930" xlink:type="simple">https://www.worldfloraonline.org/taxon/wfo-0000509930</text:a></text:span> ; <text:a xlink:href="https://www.biodiversitylibrary.org/page/41536051#page/70/mode/1up" xlink:type="simple">https://www.biodiversitylibrary.org/page/41536051#page/70/mode/1up</text:a> ; </text:p>
          </table:table-cell>
          <table:table-cell table:number-columns-repeated="1000"/>
        </table:table-row>
        <table:table-row table:style-name="ro7">
          <table:table-cell table:style-name="ce46" office:value-type="string" calcext:value-type="string">
            <text:p>Passiflora</text:p>
          </table:table-cell>
          <table:table-cell table:style-name="ce40" office:value-type="string" calcext:value-type="string">
            <text:p>rugos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, Venezuela</text:p>
          </table:table-cell>
          <table:table-cell office:value-type="string" calcext:value-type="string">
            <text:p>Passiflora</text:p>
          </table:table-cell>
          <table:table-cell/>
          <table:table-cell office:value-type="string" calcext:value-type="string">
            <text:p>9,3-15,3cm</text:p>
          </table:table-cell>
          <table:table-cell office:value-type="string" calcext:value-type="string">
            <text:p>6-10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uge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 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2 à 8 nectaires</text:p>
          </table:table-cell>
          <table:table-cell table:number-columns-repeated="2"/>
          <table:table-cell office:value-type="string" calcext:value-type="string">
            <text:p><text:a xlink:href="https://www.worldfloraonline.org/taxon/wfo-0000480152" xlink:type="simple">https://www.worldfloraonline.org/taxon/wfo-0000480152</text:a> ; <text:a xlink:href="https://www.biodiversitylibrary.org/page/42639938#page/140/mode/1up" xlink:type="simple">https://www.biodiversitylibrary.org/page/42639938#page/140/mode/1up</text:a> ; <text:a xlink:href="https://www.biodiversitylibrary.org/page/2396603#page/275/mode/1up" xlink:type="simple">https://www.biodiversitylibrary.org/page/2396603#page/275/mode/1up</text:a> 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rugosissima</text:p>
          </table:table-cell>
          <table:table-cell table:style-name="ce41" office:value-type="string" calcext:value-type="string">
            <text:p>C’est P. sexflora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decalob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agasteguii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Pérou</text:p>
          </table:table-cell>
          <table:table-cell table:style-name="ce40" office:value-type="string" calcext:value-type="string">
            <text:p>decaloba</text:p>
          </table:table-cell>
          <table:table-cell table:style-name="ce49" office:value-type="string" calcext:value-type="string">
            <text:p>inflorescence par paires</text:p>
          </table:table-cell>
          <table:table-cell table:style-name="ce40" office:value-type="string" calcext:value-type="string">
            <text:p>35-48m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se, blanc</text:p>
          </table:table-cell>
          <table:table-cell table:style-name="ce40" office:value-type="string" calcext:value-type="string">
            <text:p>uni</text:p>
          </table:table-cell>
          <table:table-cell table:style-name="ce40"/>
          <table:table-cell table:style-name="ce40" office:value-type="string" calcext:value-type="string">
            <text:p>2 séries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jstor.org/stable/41761657?seq=13" xlink:type="simple">https://www.jstor.org/stable/41761657?seq=13</text:a> 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anctae-barbarae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Equateur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/par paire</text:p>
          </table:table-cell>
          <table:table-cell table:style-name="ce40" office:value-type="string" calcext:value-type="string">
            <text:p>11-12cm</text:p>
          </table:table-cell>
          <table:table-cell table:style-name="ce40" office:value-type="string" calcext:value-type="string">
            <text:p>8-8,5cm (hypanthium)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loche</text:p>
          </table:table-cell>
          <table:table-cell table:style-name="ce40" office:value-type="string" calcext:value-type="string">
            <text:p>rouge, viole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lancéolées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sci-hub.3800808.com/10.1111/j.1756-1051.1987.tb00925.x" xlink:type="simple">https://sci-hub.3800808.com/10.1111/j.1756-1051.1987.tb00925.x</text:a> </text:p>
          </table:table-cell>
          <table:table-cell table:style-name="ce60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andrae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decaloba</text:p>
          </table:table-cell>
          <table:table-cell table:number-columns-repeated="3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 triangulair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/>
          <table:table-cell office:value-type="string" calcext:value-type="string">
            <text:p>sucré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 à 2 nectaires</text:p>
          </table:table-cell>
          <table:table-cell table:number-columns-repeated="2"/>
          <table:table-cell office:value-type="string" calcext:value-type="string">
            <text:p><text:a xlink:href="https://www.biodiversitylibrary.org/page/11159711#page/89/mode/1up" xlink:type="simple">https://www.biodiversitylibrary.org/page/11159711#page/89/mode/1up</text:a> ;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anguinolent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, Pérou</text:p>
          </table:table-cell>
          <table:table-cell office:value-type="string" calcext:value-type="string">
            <text:p>decaloba</text:p>
          </table:table-cell>
          <table:table-cell/>
          <table:table-cell office:value-type="string" calcext:value-type="string">
            <text:p>5cm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uge, rose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absent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6586#page/259/mode/1up" xlink:type="simple">https://www.biodiversitylibrary.org/page/2396586#page/259/mode/1up</text:a> ;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emannii</text:p>
          </table:table-cell>
          <table:table-cell table:style-name="ce40" office:value-type="string" calcext:value-type="string">
            <text:p>Introduit en Jamaïqu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Belize, Colombie, Costa Rica, Mexique (SE), Nicaragua, Panama, Pérou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6-10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0480108" xlink:type="simple">https://www.worldfloraonline.org/taxon/wfo-0000480108</text:a> ; <text:a xlink:href="https://www.biodiversitylibrary.org/page/62458696#page/19/mode/1up" xlink:type="simple">https://www.biodiversitylibrary.org/page/62458696#page/19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rratifoli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Belize, Costa Rica, Guatemala, Honduras, Mexique (G, C, SE, SO, NE), Nicaragu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-6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ancéolées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0480116" xlink:type="simple">https://www.worldfloraonline.org/taxon/wfo-0000480116</text:a> ; <text:a xlink:href="https://www.biodiversitylibrary.org/page/2375801#page/56/mode/1up" xlink:type="simple">https://www.biodiversitylibrary.org/page/2375801#page/56/mode/1up</text:a></text:p>
          </table:table-cell>
          <table:table-cell table:style-name="ce72" table:number-columns-repeated="1000"/>
        </table:table-row>
        <table:table-row table:style-name="ro10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rratodigitat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</text:p>
          </table:table-cell>
          <table:table-cell office:value-type="string" calcext:value-type="string">
            <text:p>Bolivie, Brésil (N, O), Colombie, République Dominicaine, Equateur, Guyane, Guyana, Iles sou-le-vent, Panama, Pérou, Puerto Rico, Suriname, Trinidad &amp; Tobago, Iles du vent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9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3 série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item/13811#page/332/mode/1up" xlink:type="simple">https://www.biodiversitylibrary.org/item/13811#page/332/mode/1up</text:a> ; <text:a xlink:href="https://www.worldfloraonline.org/taxon/wfo-0001090767" xlink:type="simple">https://www.worldfloraonline.org/taxon/wfo-0001090767</text:a> ; <text:a xlink:href="https://www.biodiversitylibrary.org/page/61529522#page/399/mode/1up" xlink:type="simple">https://www.biodiversitylibrary.org/page/61529522#page/399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rrulat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, Venezuela</text:p>
          </table:table-cell>
          <table:table-cell office:value-type="string" calcext:value-type="string">
            <text:p>Passiflora</text:p>
          </table:table-cell>
          <table:table-cell/>
          <table:table-cell office:value-type="string" calcext:value-type="string">
            <text:p>5-6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2375780#page/35/mode/1up" xlink:type="simple">https://www.biodiversitylibrary.org/page/2375780#page/35/mode/1up</text:a> ;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tace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, SE, O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10cm</text:p>
          </table:table-cell>
          <table:table-cell office:value-type="string" calcext:value-type="string">
            <text:p>1,5c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0480104" xlink:type="simple">https://www.worldfloraonline.org/taxon/wfo-0000480104</text:a> ; <text:a xlink:href="https://www.biodiversitylibrary.org/page/2375804#page/59/mode/1up" xlink:type="simple">https://www.biodiversitylibrary.org/page/2375804#page/59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tulos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, 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6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3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0480115" xlink:type="simple">https://www.worldfloraonline.org/taxon/wfo-0000480115</text:a> ; <text:a xlink:href="https://www.biodiversitylibrary.org/page/2375932#page/193/mode/1up" xlink:type="simple">https://www.biodiversitylibrary.org/page/2375932#page/193/mode/1up</text:a> </text:p>
          </table:table-cell>
          <table:table-cell table:number-columns-repeated="1000"/>
        </table:table-row>
        <table:table-row table:style-name="ro10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xflor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</text:p>
          </table:table-cell>
          <table:table-cell office:value-type="string" calcext:value-type="string">
            <text:p>Belize, Colombie, Costa Rica, Republique Dominicaine, Equateur, Salvador, Floride, Guatemala, Haïti, Honduras, Jamaïque, Iles sous-le-vent, Mexique (C, G, NE, SE, SO) Nicaragua, Panama, Puerto Rico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office:value-type="string" calcext:value-type="string">
            <text:p>1,5-4cm</text:p>
          </table:table-cell>
          <table:table-cell/>
          <table:table-cell office:value-type="string" calcext:value-type="string">
            <text:p>absen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 subul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item/13811#page/332/mode/1up" xlink:type="simple">https://www.biodiversitylibrary.org/item/13811#page/332/mode/1up</text:a> ; <text:a xlink:href="https://www.worldfloraonline.org/taxon/wfo-0000480111" xlink:type="simple">https://www.worldfloraonline.org/taxon/wfo-0000480111</text:a> ; <text:a xlink:href="https://www.biodiversitylibrary.org/page/2396561#page/135/mode/1up" xlink:type="simple">https://www.biodiversitylibrary.org/page/2396561#page/135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xocellat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Tout sauf Panam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office:value-type="string" calcext:value-type="string">
            <text:p>2-3,5cm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ert, violet, jaun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absent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0897" xlink:type="simple">https://www.worldfloraonline.org/taxon/wfo-0001090897</text:a> ; <text:a xlink:href="https://www.biodiversitylibrary.org/page/59488971#page/77/mode/1up" xlink:type="simple">https://www.biodiversitylibrary.org/page/59488971#page/77/mode/1up</text:a> </text:p>
          </table:table-cell>
          <table:table-cell table:number-columns-repeated="1000"/>
        </table:table-row>
        <table:table-row table:style-name="ro6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iamic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sie </text:p>
          </table:table-cell>
          <table:table-cell office:value-type="string" calcext:value-type="string">
            <text:p>Assam, Chine (S, SE), Himalaya (E), Laos, Myanmar, Thaïlande, Vietnam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office:value-type="string" calcext:value-type="string">
            <text:p>2,5-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1108" xlink:type="simple">https://www.worldfloraonline.org/taxon/wfo-0001091108</text:a> ; <text:a xlink:href="https://www.biodiversitylibrary.org/page/11835873#page/61/mode/1up" xlink:type="simple">https://www.biodiversitylibrary.org/page/11835873#page/61/mode/1up</text:a> ; <text:a xlink:href="https://www.biodiversitylibrary.org/page/36554273#page/699/mode/1up" xlink:type="simple">https://www.biodiversitylibrary.org/page/36554273#page/699/mode/1up</text:a> ; <text:a xlink:href="https://www.biodiversitylibrary.org/page/36667022#page/56/mode/1up" xlink:type="simple">https://www.biodiversitylibrary.org/page/36667022#page/56/mode/1up</text:a> </text:p>
          </table:table-cell>
          <table:table-cell table:style-name="ce72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icyoide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Guatemala, Mexique (C, G, NE, SE, SO)</text:p>
          </table:table-cell>
          <table:table-cell office:value-type="string" calcext:value-type="string">
            <text:p>decaloba</text:p>
          </table:table-cell>
          <table:table-cell/>
          <table:table-cell office:value-type="string" calcext:value-type="string">
            <text:p>3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filiforme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96096#page/91/mode/1up" xlink:type="simple">https://www.biodiversitylibrary.org/page/96096#page/91/mode/1up</text:a> ; <text:a xlink:href="https://www.biodiversitylibrary.org/page/2396434#page/120/mode/1up" xlink:type="simple">https://www.biodiversitylibrary.org/page/2396434#page/120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6" office:value-type="string" calcext:value-type="string">
            <text:p>sidifolia</text:p>
          </table:table-cell>
          <table:table-cell table:style-name="ce46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2 pouces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1259702" xlink:type="simple">https://www.worldfloraonline.org/taxon/wfo-0001259702</text:a> ; <text:a xlink:href="https://www.biodiversitylibrary.org/page/33501681#page/355/mode/1up" xlink:type="simple">https://www.biodiversitylibrary.org/page/33501681#page/355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odiroi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, Colombi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table:number-columns-repeated="3"/>
          <table:table-cell office:value-type="string" calcext:value-type="string">
            <text:p>cloche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2 (-3)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732920#page/307/mode/1up" xlink:type="simple">https://www.biodiversitylibrary.org/page/732920#page/307/mode/1up</text:a> ;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olomonii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2-3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28000159#page/897/mode/1up" xlink:type="simple">https://www.biodiversitylibrary.org/page/28000159#page/897/mode/1up</text:a> ; 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pecios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string" calcext:value-type="string">
            <text:p>7-10m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uge, rose 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blongue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1267954" xlink:type="simple">https://www.worldfloraonline.org/taxon/wfo-0001267954</text:a> ; <text:a xlink:href="https://www.biodiversitylibrary.org/page/2396658#page/329/mode/1up" xlink:type="simple">https://www.biodiversitylibrary.org/page/2396658#page/329/mode/1up</text:a> ;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phaerocarp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5-7m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3-4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75944#page/214/mode/1up" xlink:type="simple">https://www.biodiversitylibrary.org/page/2375944#page/214/mode/1up</text:a> ;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prucei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Equateur</text:p>
          </table:table-cell>
          <table:table-cell table:style-name="ce40" office:value-type="string" calcext:value-type="string">
            <text:p>Passiflora</text:p>
          </table:table-cell>
          <table:table-cell table:style-name="ce49"/>
          <table:table-cell table:style-name="ce40" table:number-columns-repeated="2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iole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oblongues</text:p>
          </table:table-cell>
          <table:table-cell table:style-name="ce40" office:value-type="string" calcext:value-type="string">
            <text:p>plusieurs</text:p>
          </table:table-cell>
          <table:table-cell table:style-name="ce40" office:value-type="string" calcext:value-type="string">
            <text:p>long</text:p>
          </table:table-cell>
          <table:table-cell table:style-name="ce40" table:number-columns-repeated="6"/>
          <table:table-cell table:style-name="ce40" office:value-type="string" calcext:value-type="string">
            <text:p><text:a xlink:href="https://www.biodiversitylibrary.org/page/143446#page/405/mode/1up" xlink:type="simple">https://www.biodiversitylibrary.org/page/143446#page/405/mode/1up</text:a> ; 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tandleyi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Costa Rica, Salvador, Guatemala, Honduras, Mexique (SE), Nicaragu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/par paire</text:p>
          </table:table-cell>
          <table:table-cell office:value-type="string" calcext:value-type="string">
            <text:p>3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jaune, 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0480126" xlink:type="simple">https://www.worldfloraonline.org/taxon/wfo-0000480126</text:a> ; <text:a xlink:href="https://www.biodiversitylibrary.org/page/39702302#page/148/mode/1up" xlink:type="simple">https://www.biodiversitylibrary.org/page/39702302#page/148/mode/1up</text:a> </text:p>
          </table:table-cell>
          <table:table-cell table:number-columns-repeated="1000"/>
        </table:table-row>
        <table:table-row table:style-name="ro8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uberosa</text:p>
          </table:table-cell>
          <table:table-cell table:style-name="ce40" office:value-type="string" calcext:value-type="string">
            <text:p>Introduit dans tout l’hémisphère sud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</text:p>
          </table:table-cell>
          <table:table-cell office:value-type="string" calcext:value-type="string">
            <text:p>Centrale + Caraïbes+ Argentine (NE, NO), Bolivie, Brésil, Colombie, Equateur, Paraguay, Pérou, Uruguay, Venezuela + Iles Pacifiques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office:value-type="string" calcext:value-type="string">
            <text:p>1,5-2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, rou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absent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item/13811#page/332/mode/1up" xlink:type="simple">https://www.biodiversitylibrary.org/item/13811#page/332/mode/1up</text:a> ; <text:a xlink:href="https://www.worldfloraonline.org/taxon/wfo-0000480120" xlink:type="simple">https://www.worldfloraonline.org/taxon/wfo-0000480120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ubpeltata</text:p>
          </table:table-cell>
          <table:table-cell table:style-name="ce40" office:value-type="string" calcext:value-type="string">
            <text:p>Introduit dans tout l’hémisphère sud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Colombie, Salvador, Guatemala, Mexique (SE, SO), Panama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-7cm</text:p>
          </table:table-cell>
          <table:table-cell/>
          <table:table-cell office:value-type="string" calcext:value-type="string">
            <text:p>coup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5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0480121" xlink:type="simple">https://www.worldfloraonline.org/taxon/wfo-0000480121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ubrotund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2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minuscu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1262" xlink:type="simple">https://www.worldfloraonline.org/taxon/wfo-0001091262</text:a> ; <text:a xlink:href="https://www.biodiversitylibrary.org/page/2375833#page/88/mode/1up" xlink:type="simple">https://www.biodiversitylibrary.org/page/2375833#page/88/mode/1up</text:a> </text:p>
          </table:table-cell>
          <table:table-cell table:style-name="ce72"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acanensis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centrale</text:p>
          </table:table-cell>
          <table:table-cell table:style-name="ce40" office:value-type="string" calcext:value-type="string">
            <text:p>Mexique (SE)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par paires</text:p>
          </table:table-cell>
          <table:table-cell table:style-name="ce40" office:value-type="string" calcext:value-type="string">
            <text:p>2,4cm</text:p>
          </table:table-cell>
          <table:table-cell table:style-name="ce40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ert, jaun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absente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2"/>
          <table:table-cell table:style-name="ce40" office:value-type="string" calcext:value-type="string">
            <text:p>Oui</text:p>
          </table:table-cell>
          <table:table-cell table:style-name="ce40" table:number-columns-repeated="3"/>
          <table:table-cell table:style-name="ce40" office:value-type="string" calcext:value-type="string">
            <text:p><text:a xlink:href="https://www.worldfloraonline.org/taxon/wfo-0001280464" xlink:type="simple">https://www.worldfloraonline.org/taxon/wfo-0001280464</text:a> ; <text:a xlink:href="https://onlinelibrary.wiley.com/doi/full/10.1111/curt.12327" xlink:type="simple">https://onlinelibrary.wiley.com/doi/full/10.1111/curt.12327</text:a> 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acsonioide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/>
          <table:table-cell office:value-type="string" calcext:value-type="string">
            <text:p>3cm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étacé</text:p>
          </table:table-cell>
          <table:table-cell/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379514#page/312/mode/1up" xlink:type="simple">https://www.biodiversitylibrary.org/page/379514#page/312/mode/1up</text:a> ; <text:a xlink:href="https://www.biodiversitylibrary.org/page/2396660#page/254/mode/1up" xlink:type="simple">https://www.biodiversitylibrary.org/page/2396660#page/254/mode/1up</text:a> ; <text:a xlink:href="https://www.biodiversitylibrary.org/page/28000155#page/892/mode/1up" xlink:type="simple">https://www.biodiversitylibrary.org/page/28000155#page/892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alamancensi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Colombie, Costa Rica, Nicargua, Panam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2,5-3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, jaun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 triangulair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0482129" xlink:type="simple">https://www.worldfloraonline.org/taxon/wfo-0000482129</text:a> ; <text:a xlink:href="https://www.biodiversitylibrary.org/page/5440288#page/268/mode/1up" xlink:type="simple">https://www.biodiversitylibrary.org/page/5440288#page/268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arminiana</text:p>
          </table:table-cell>
          <table:table-cell table:style-name="ce40" office:value-type="string" calcext:value-type="string">
            <text:p>S’étend en amérique</text:p>
          </table:table-cell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/centrale</text:p>
          </table:table-cell>
          <table:table-cell table:style-name="ce40" office:value-type="string" calcext:value-type="string">
            <text:p>Colombie, Equateur, Guatemala, Mexique (SE, SO), Pérou, Venezuela</text:p>
          </table:table-cell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/>
          <table:table-cell table:style-name="ce40" office:value-type="string" calcext:value-type="string">
            <text:p>6-8cm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s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ovale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7"/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atei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Pérou, Bolivi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office:value-type="string" calcext:value-type="string">
            <text:p>2,5-3,5cm</text:p>
          </table:table-cell>
          <table:table-cell office:value-type="string" calcext:value-type="string">
            <text:p>7-10m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biodiversitylibrary.org/page/13790588#page/74/mode/1up" xlink:type="simple">https://www.biodiversitylibrary.org/page/13790588#page/74/mode/1up</text:a> ;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elesiphe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640423#page/161/mode/1up" xlink:type="simple">https://www.biodiversitylibrary.org/page/640423#page/161/mode/1up</text:a> ;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enell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, Pérou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1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39921781#page/443/mode/1up" xlink:type="simple">https://www.biodiversitylibrary.org/page/39921781#page/443/mode/1up</text:a> ; <text:a xlink:href="https://www.biodiversitylibrary.org/page/2398696#page/132/mode/1up" xlink:type="simple">https://www.biodiversitylibrary.org/page/2398696#page/132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enuifil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Argentine (NE, NO), Bolivie, Brésil (S, SE), Paraguay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4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0969" xlink:type="simple">https://www.worldfloraonline.org/taxon/wfo-0001090969</text:a> ; <text:a xlink:href="https://www.biodiversitylibrary.org/page/39914142#page/498/mode/1up" xlink:type="simple">https://www.biodiversitylibrary.org/page/39914142#page/498/mode/1up</text:a> ; <text:a xlink:href="https://www.biodiversitylibrary.org/page/2375730#page/123/mode/1up" xlink:type="simple">https://www.biodiversitylibrary.org/page/2375730#page/123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enuilob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Mexique (NE), Texas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office:value-type="string" calcext:value-type="string">
            <text:p>2cm</text:p>
          </table:table-cell>
          <table:table-cell/>
          <table:table-cell office:value-type="string" calcext:value-type="string">
            <text:p>absen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iolet, ver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 subul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<text:a xlink:href="https://www.worldfloraonline.org/taxon/wfo-0001090768" xlink:type="simple">https://www.worldfloraonline.org/taxon/wfo-0001090768</text:a> ; <text:a xlink:href="https://www.biodiversitylibrary.org/page/32406879#page/201/mode/1up" xlink:type="simple">https://www.biodiversitylibrary.org/page/32406879#page/201/mode/1up</text:a> ; <text:a xlink:href="https://www.biodiversitylibrary.org/page/2396410#page/93/mode/1up" xlink:type="simple">https://www.biodiversitylibrary.org/page/2396410#page/93/mode/1up</text:a>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etrandr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Tetrapathea</text:p>
          </table:table-cell>
          <table:table-cell/>
          <table:table-cell office:value-type="string" calcext:value-type="string">
            <text:p>0,8-1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jaune, vert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23147666#page/284/mode/1up" xlink:type="simple">https://www.biodiversitylibrary.org/page/23147666#page/284/mode/1up</text:a> ;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ic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Colombie, Costa Rica, Panama</text:p>
          </table:table-cell>
          <table:table-cell office:value-type="string" calcext:value-type="string">
            <text:p>astrophea</text:p>
          </table:table-cell>
          <table:table-cell office:value-type="string" calcext:value-type="string">
            <text:p>inflorescence groupé</text:p>
          </table:table-cell>
          <table:table-cell table:number-columns-repeated="2"/>
          <table:table-cell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36106063#page/64/mode/1up" xlink:type="simple">https://www.biodiversitylibrary.org/page/36106063#page/64/mode/1up</text:a> ; <text:a xlink:href="https://www.biodiversitylibrary.org/page/59947735#page/915/mode/1up" xlink:type="simple">https://www.biodiversitylibrary.org/page/59947735#page/915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iliifoli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Colombie, Equateur, Panama, Pérou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table:number-columns-repeated="2"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plaisante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biodiversitylibrary.org/page/48281572#page/228/mode/1up" xlink:type="simple">https://www.biodiversitylibrary.org/page/48281572#page/228/mode/1up</text:a> ; <text:a xlink:href="https://www.biodiversitylibrary.org/page/49218382#page/489/mode/1up" xlink:type="simple">https://www.biodiversitylibrary.org/page/49218382#page/489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in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astrophea</text:p>
          </table:table-cell>
          <table:table-cell/>
          <table:table-cell office:value-type="string" calcext:value-type="string">
            <text:p>8-9cm</text:p>
          </table:table-cell>
          <table:table-cell office:value-type="string" calcext:value-type="string">
            <text:p>3,5-5,5cm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uge, jaune, ver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5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45280530#page/155/mode/1up" xlink:type="simple">https://www.biodiversitylibrary.org/page/45280530#page/155/mode/1up</text:a> ; <text:a xlink:href="https://www.biodiversitylibrary.org/page/15042559#page/8/mode/1up" xlink:type="simple">https://www.biodiversitylibrary.org/page/15042559#page/8/mode/1up</text:a>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onkinensi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Chine (S), Laos, Vietnam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office:value-type="string" calcext:value-type="string">
            <text:p>3-4,5cm</text:p>
          </table:table-cell>
          <table:table-cell/>
          <table:table-cell office:value-type="string" calcext:value-type="string">
            <text:p>campanulé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4 à 6 nectaires</text:p>
          </table:table-cell>
          <table:table-cell table:number-columns-repeated="2"/>
          <table:table-cell office:value-type="string" calcext:value-type="string">
            <text:p><text:a xlink:href="https://www.worldfloraonline.org/taxon/wfo-0001090921" xlink:type="simple">https://www.worldfloraonline.org/taxon/wfo-0001090921</text:a> ;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ialat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string" calcext:value-type="string">
            <text:p>15-20mm (entier) 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triangulaires</text:p>
          </table:table-cell>
          <table:table-cell office:value-type="string" calcext:value-type="string">
            <text:p>10-1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662075#page/349/mode/1up" xlink:type="simple">https://www.biodiversitylibrary.org/page/662075#page/349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icuspi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Brésil, Paraguay, Pérou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-4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, violet 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2396503#page/159/mode/1up" xlink:type="simple">https://www.biodiversitylibrary.org/page/2396503#page/159/mode/1up</text:a> ; <text:a xlink:href="https://www.worldfloraonline.org/taxon/wfo-0000482123" xlink:type="simple">https://www.worldfloraonline.org/taxon/wfo-0000482123</text:a> ; <text:a xlink:href="https://www.biodiversitylibrary.org/page/143456#page/415/mode/1up" xlink:type="simple">https://www.biodiversitylibrary.org/page/143456#page/415/mode/1up</text:a> </text:p>
          </table:table-cell>
          <table:table-cell table:number-columns-repeated="1000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ifasciat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Equateur, Pérou</text:p>
          </table:table-cell>
          <table:table-cell office:value-type="string" calcext:value-type="string">
            <text:p>decaloba</text:p>
          </table:table-cell>
          <table:table-cell/>
          <table:table-cell office:value-type="string" calcext:value-type="string">
            <text:p>2,5-3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2396506#page/161/mode/1up" xlink:type="simple">https://www.biodiversitylibrary.org/page/2396506#page/161/mode/1up</text:a> ;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ifoliat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3-4cm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rouge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 oblongu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6608#page/280/mode/1up" xlink:type="simple">https://www.biodiversitylibrary.org/page/2396608#page/280/mode/1up</text:a> ; <text:a xlink:href="https://www.biodiversitylibrary.org/page/143431#page/390/mode/1up" xlink:type="simple">https://www.biodiversitylibrary.org/page/143431#page/390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intae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, 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10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uge, violet, jaun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 oblongue</text:p>
          </table:table-cell>
          <table:table-cell office:value-type="string" calcext:value-type="string">
            <text:p>3 série</text:p>
          </table:table-cell>
          <table:table-cell office:value-type="string" calcext:value-type="string">
            <text:p>court</text:p>
          </table:table-cell>
          <table:table-cell table:number-columns-repeated="1007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ipartita</text:p>
          </table:table-cell>
          <table:table-cell table:style-name="ce40" office:value-type="string" calcext:value-type="string">
            <text:p>Introduit dans tout l’hémisphère sud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Colombie, Equateur, Panama, Pérou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string" calcext:value-type="string">
            <text:p>9-10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rose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 lancéolées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6624#page/296/mode/1up" xlink:type="simple">https://www.biodiversitylibrary.org/page/2396624#page/296/mode/1up</text:a> ; <text:a xlink:href="https://www.biodiversitylibrary.org/page/59947735#page/916/mode/1up" xlink:type="simple">https://www.biodiversitylibrary.org/page/59947735#page/916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isect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Pérou</text:p>
          </table:table-cell>
          <table:table-cell office:value-type="string" calcext:value-type="string">
            <text:p>Passiflora</text:p>
          </table:table-cell>
          <table:table-cell/>
          <table:table-cell office:value-type="string" calcext:value-type="string">
            <text:p>10cm</text:p>
          </table:table-cell>
          <table:table-cell office:value-type="string" calcext:value-type="string">
            <text:p>1-1,5c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se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3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6606#page/312/mode/1up" xlink:type="simple">https://www.biodiversitylibrary.org/page/2396606#page/312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uncat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, SE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2-3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, violet 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triangulaire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1091157" xlink:type="simple">https://www.worldfloraonline.org/taxon/wfo-0001091157</text:a> ; <text:a xlink:href="https://www.biodiversitylibrary.org/page/41582557#page/384/mode/1up" xlink:type="simple">https://www.biodiversitylibrary.org/page/41582557#page/384/mode/1up</text:a> ; <text:a xlink:href="https://www.biodiversitylibrary.org/page/2396438#page/124/mode/1up" xlink:type="simple">https://www.biodiversitylibrary.org/page/2396438#page/124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yphostemmatoide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, Equateur</text:p>
          </table:table-cell>
          <table:table-cell office:value-type="string" calcext:value-type="string">
            <text:p>deidamioides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1,5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0747" xlink:type="simple">https://www.worldfloraonline.org/taxon/wfo-0001090747</text:a> ; <text:a xlink:href="https://www.biodiversitylibrary.org/item/676#page/736/mode/1up" xlink:type="simple">https://www.biodiversitylibrary.org/item/676#page/736/mode/1up</text:a> ; <text:a xlink:href="https://www.biodiversitylibrary.org/page/2396404#page/87/mode/1up" xlink:type="simple">https://www.biodiversitylibrary.org/page/2396404#page/87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uberos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Guyana, Trinidad &amp; Tobago, Venezuel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,5-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blanc, roug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biodiversitylibrary.org/page/272835#page/56/mode/1up" xlink:type="simple">https://www.biodiversitylibrary.org/page/272835#page/56/mode/1up</text:a> ; <text:a xlink:href="https://www.biodiversitylibrary.org/page/2396509#page/165/mode/1up" xlink:type="simple">https://www.biodiversitylibrary.org/page/2396509#page/165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ucumanensi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Argentine (NE, NO), Bolivie, Paraguay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-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432980#page/33/mode/1up" xlink:type="simple">https://www.biodiversitylibrary.org/page/432980#page/33/mode/1up</text:a> ; <text:a xlink:href="https://www.biodiversitylibrary.org/page/2375735#page/120/mode/1up" xlink:type="simple">https://www.biodiversitylibrary.org/page/2375735#page/120/mode/1up</text:a> ; <text:a xlink:href="https://www.biodiversitylibrary.org/page/143470#page/429/mode/1up" xlink:type="simple">https://www.biodiversitylibrary.org/page/143470#page/429/mode/1up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ulae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table:number-columns-repeated="2"/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violet, orange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en forme de tube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item/13811#page/332/mode/1up" xlink:type="simple">https://www.biodiversitylibrary.org/item/13811#page/332/mode/1up</text:a> ; <text:a xlink:href="https://www.biodiversitylibrary.org/page/3463160#page/389/mode/1up" xlink:type="simple">https://www.biodiversitylibrary.org/page/3463160#page/389/mode/1up</text:a> ; <text:a xlink:href="https://www.biodiversitylibrary.org/page/381050#page/337/mode/1up" xlink:type="simple">https://www.biodiversitylibrary.org/page/381050#page/337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umbilicat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Argentine (NO)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1,5-3,5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5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6663#page/335/mode/1up" xlink:type="simple">https://www.biodiversitylibrary.org/page/2396663#page/335/mode/1up</text:a> ;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urnaefoli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Argentine (NE, NO), Bolivie, Brésil (S, SE, O), Paraguay, Pérou</text:p>
          </table:table-cell>
          <table:table-cell office:value-type="string" calcext:value-type="string">
            <text:p>decaloba</text:p>
          </table:table-cell>
          <table:table-cell table:number-columns-repeated="3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2396508#page/164/mode/1up" xlink:type="simple">https://www.biodiversitylibrary.org/page/2396508#page/164/mode/1up</text:a> ; <text:a xlink:href="https://www.biodiversitylibrary.org/page/46362872#page/52/mode/1up" xlink:type="simple">https://www.biodiversitylibrary.org/page/46362872#page/52/mode/1up</text:a>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urubicensi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 lancéolées</text:p>
          </table:table-cell>
          <table:table-cell office:value-type="string" calcext:value-type="string">
            <text:p>3 série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0482136" xlink:type="simple">https://www.worldfloraonline.org/taxon/wfo-0000482136</text:a>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vespertilio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Brésil (N, O), Colombie, Equateur, Guyana, Guyane, Pérou, Suriname, Venezuel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-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inéaire lancéolée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0482105" xlink:type="simple">https://www.worldfloraonline.org/taxon/wfo-0000482105</text:a> ; <text:a xlink:href="https://www.biodiversitylibrary.org/page/2398699#page/135/mode/1up" xlink:type="simple">https://www.biodiversitylibrary.org/page/2398699#page/135/mode/1up</text:a> ; <text:a xlink:href="https://www.biodiversitylibrary.org/page/11486311#page/217/mode/1up" xlink:type="simple">https://www.biodiversitylibrary.org/page/11486311#page/217/mode/1up</text:a>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villos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, S, SE, O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 lancéolées</text:p>
          </table:table-cell>
          <table:table-cell office:value-type="string" calcext:value-type="string">
            <text:p>3 série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1267962" xlink:type="simple">https://www.worldfloraonline.org/taxon/wfo-0001267962</text:a> ; </text:p>
          </table:table-cell>
          <table:table-cell table:number-columns-repeated="1000"/>
        </table:table-row>
        <table:table-row table:style-name="ro6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vitifolia</text:p>
          </table:table-cell>
          <table:table-cell table:style-name="ce40" office:value-type="string" calcext:value-type="string">
            <text:p>Introduit en amérique du Nord, Ind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Bolivie, Brésil (N, O), Colombie, Costa Rica, Equateur, Honduras, Nicaragua, Panama, Pérou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10-15cm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ancéolées</text:p>
          </table:table-cell>
          <table:table-cell office:value-type="string" calcext:value-type="string">
            <text:p>3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0482100" xlink:type="simple">https://www.worldfloraonline.org/taxon/wfo-0000482100</text:a> ; <text:a xlink:href="https://www.biodiversitylibrary.org/page/5113#page/143/mode/1up" xlink:type="simple">https://www.biodiversitylibrary.org/page/5113#page/143/mode/1up</text:a> ; <text:a xlink:href="https://www.biodiversitylibrary.org/page/2398700#page/136/mode/1up" xlink:type="simple">https://www.biodiversitylibrary.org/page/2398700#page/136/mode/1up</text:a>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watsonian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, 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7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 sétacé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0482101" xlink:type="simple">https://www.worldfloraonline.org/taxon/wfo-0000482101</text:a> ; <text:a xlink:href="https://www.biodiversitylibrary.org/page/33837214#page/320/mode/1up" xlink:type="simple">https://www.biodiversitylibrary.org/page/33837214#page/320/mode/1up</text:a> </text:p>
          </table:table-cell>
          <table:table-cell table:number-columns-repeated="1000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weigendii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mérique du Sud</text:p>
          </table:table-cell>
          <table:table-cell table:style-name="ce40" office:value-type="string" calcext:value-type="string">
            <text:p>Pérou</text:p>
          </table:table-cell>
          <table:table-cell table:style-name="ce40" office:value-type="string" calcext:value-type="string">
            <text:p>Passiflora</text:p>
          </table:table-cell>
          <table:table-cell table:style-name="ce49"/>
          <table:table-cell table:style-name="ce40" office:value-type="string" calcext:value-type="string">
            <text:p>8,5cm</text:p>
          </table:table-cell>
          <table:table-cell table:style-name="ce40" office:value-type="string" calcext:value-type="string">
            <text:p>11-12,3cm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s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ovale</text:p>
          </table:table-cell>
          <table:table-cell table:style-name="ce40" office:value-type="string" calcext:value-type="string">
            <text:p>1 série</text:p>
          </table:table-cell>
          <table:table-cell table:style-name="ce40" office:value-type="string" calcext:value-type="string">
            <text:p>court</text:p>
          </table:table-cell>
          <table:table-cell table:style-name="ce40" table:number-columns-repeated="6"/>
          <table:table-cell table:style-name="ce40" office:value-type="string" calcext:value-type="string">
            <text:p>https://sci-hub.3800808.com/10.1111/j.1756-1051.2000.tb00731.x</text:p>
          </table:table-cell>
          <table:table-cell table:style-name="ce60"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wilsonii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angladesh, Chine (S), Himalaya (E), Myanmar, Laos, Tibet, Thaïlande, Vietnam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office:value-type="string" calcext:value-type="string">
            <text:p>2-2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minuscule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1090972" xlink:type="simple">https://www.worldfloraonline.org/taxon/wfo-0001090972</text:a> ; <text:a xlink:href="https://www.biodiversitylibrary.org/page/11624766#page/20/mode/1up" xlink:type="simple">https://www.biodiversitylibrary.org/page/11624766#page/20/mode/1up</text:a> ; <text:a xlink:href="https://www.biodiversitylibrary.org/page/36667024#page/61/mode/1up" xlink:type="simple">https://www.biodiversitylibrary.org/page/36667024#page/61/mode/1up</text:a>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xiikzodz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Bélize, Guatémala, Mexique (SE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noir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absente</text:p>
          </table:table-cell>
          <table:table-cell office:value-type="string" calcext:value-type="string">
            <text:p>5-8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637154#page/362/mode/1up" xlink:type="simple">https://www.biodiversitylibrary.org/page/637154#page/362/mode/1up</text:a> ; </text:p>
          </table:table-cell>
          <table:table-cell table:number-columns-repeated="1000"/>
        </table:table-row>
        <table:table-row table:style-name="ro7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xishuangbannaensi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Chine (S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office:value-type="string" calcext:value-type="string">
            <text:p>3,2-3,8cm</text:p>
          </table:table-cell>
          <table:table-cell table:style-name="Default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jaune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span text:style-name="T5"><text:a xlink:href="https://www.worldfloraonline.org/taxon/wfo-0001275731" xlink:type="simple">https://www.worldfloraonline.org/taxon/wfo-0001275731</text:a></text:span><text:span text:style-name="T5"> ; </text:span><text:span text:style-name="T5"><text:a xlink:href="https://www.biodiversitylibrary.org/page/644333#page/160/mode/1up" xlink:type="simple">https://www.biodiversitylibrary.org/page/644333#page/160/mode/1up</text:a></text:span><text:span text:style-name="T5"> </text:span>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yucatanensis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Mexique (SE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-3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jaune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6307#page/34/mode/1up" xlink:type="simple">https://www.biodiversitylibrary.org/page/2396307#page/34/mode/1up</text:a> ; <text:a xlink:href="https://www.biodiversitylibrary.org/page/63280863#page/431/mode/1up" xlink:type="simple">https://www.biodiversitylibrary.org/page/63280863#page/431/mode/1up</text:a>  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zamorana</text:p>
          </table:table-cell>
          <table:table-cell table:style-name="ce4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7-7,5cm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uge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 lancéolées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399730#page/16/mode/1up" xlink:type="simple">https://www.biodiversitylibrary.org/page/399730#page/16/mode/1up</text:a> ; </text:p>
          </table:table-cell>
          <table:table-cell table:number-columns-repeated="1000"/>
        </table:table-row>
        <table:table-row table:style-name="ro4">
          <table:table-cell table:number-columns-repeated="1024"/>
        </table:table-row>
        <table:table-row table:style-name="ro6">
          <table:table-cell table:style-name="ce47" office:value-type="string" calcext:value-type="string">
            <text:p>Atuna</text:p>
          </table:table-cell>
          <table:table-cell table:style-name="ce47" office:value-type="string" calcext:value-type="string">
            <text:p>racemosa</text:p>
          </table:table-cell>
          <table:table-cell table:style-name="ce51" office:value-type="string" calcext:value-type="string">
            <text:p>atuna excelsa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orneo, Fiji, Malaisie, Maluku, Nvll-Guinée, Philippines, Santa cruz, ile Salomon, Sumatra, Tonga, Thailand, Wallis-Futuna</text:p>
          </table:table-cell>
          <table:table-cell/>
          <table:table-cell office:value-type="string" calcext:value-type="string">
            <text:p>inflorescence groupé</text:p>
          </table:table-cell>
          <table:table-cell office:value-type="string" calcext:value-type="string">
            <text:p>13mm</text:p>
          </table:table-cell>
          <table:table-cell office:value-type="string" calcext:value-type="string">
            <text:p>8-11mm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table:style-name="ce63" office:value-type="string" calcext:value-type="string">
            <text:p>uni</text:p>
          </table:table-cell>
          <table:table-cell office:value-type="string" calcext:value-type="string">
            <text:p>oblongues</text:p>
          </table:table-cell>
          <table:table-cell table:number-columns-repeated="8"/>
          <table:table-cell office:value-type="string" calcext:value-type="string">
            <text:p><text:a xlink:href="https://www.biodiversitylibrary.org/page/28823183#page/724/mode/1up" xlink:type="simple">https://www.biodiversitylibrary.org/page/28823183#page/724/mode/1up</text:a> ; <text:a xlink:href="https://www.biodiversitylibrary.org/page/30324828#page/62/mode/1up" xlink:type="simple">https://www.biodiversitylibrary.org/page/30324828#page/62/mode/1up</text:a> </text:p>
          </table:table-cell>
          <table:table-cell table:number-columns-repeated="1000"/>
        </table:table-row>
        <table:table-row table:style-name="ro1">
          <table:table-cell table:style-name="ce47" office:value-type="string" calcext:value-type="string">
            <text:p>Byrsonima</text:p>
          </table:table-cell>
          <table:table-cell table:style-name="ce47" office:value-type="string" calcext:value-type="string">
            <text:p>crassifolia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mérique centrale/du Sud</text:p>
          </table:table-cell>
          <table:table-cell table:number-columns-repeated="2"/>
          <table:table-cell office:value-type="string" calcext:value-type="string">
            <text:p>inflorescence groupé</text:p>
          </table:table-cell>
          <table:table-cell office:value-type="string" calcext:value-type="string">
            <text:p>1-2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jaune</text:p>
          </table:table-cell>
          <table:table-cell table:style-name="ce63" office:value-type="string" calcext:value-type="string">
            <text:p>uni</text:p>
          </table:table-cell>
          <table:table-cell office:value-type="string" calcext:value-type="string">
            <text:p>minuscule</text:p>
          </table:table-cell>
          <table:table-cell table:number-columns-repeated="8"/>
          <table:table-cell office:value-type="string" calcext:value-type="string">
            <text:p><text:a xlink:href="https://www.biodiversitylibrary.org/page/144369#page/15/mode/1up" xlink:type="simple">https://www.biodiversitylibrary.org/page/144369#page/15/mode/1up</text:a> ; </text:p>
          </table:table-cell>
          <table:table-cell table:number-columns-repeated="1000"/>
        </table:table-row>
        <table:table-row table:style-name="ro1">
          <table:table-cell table:style-name="ce47" office:value-type="string" calcext:value-type="string">
            <text:p>Ceriops</text:p>
          </table:table-cell>
          <table:table-cell table:style-name="ce47" office:value-type="string" calcext:value-type="string">
            <text:p>tagal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frique, Asie, Océanie</text:p>
          </table:table-cell>
          <table:table-cell table:number-columns-repeated="2"/>
          <table:table-cell office:value-type="string" calcext:value-type="string">
            <text:p>inflorescence groupé</text:p>
          </table:table-cell>
          <table:table-cell/>
          <table:table-cell office:value-type="string" calcext:value-type="string">
            <text:p>2-7m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</text:p>
          </table:table-cell>
          <table:table-cell table:style-name="ce63"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table:number-columns-repeated="8"/>
          <table:table-cell office:value-type="string" calcext:value-type="string">
            <text:p><text:a xlink:href="https://www.worldfloraonline.org/taxon/wfo-0000597945" xlink:type="simple">https://www.worldfloraonline.org/taxon/wfo-0000597945</text:a> ; <text:a xlink:href="https://www.biodiversitylibrary.org/page/40228714#page/833/mode/1up" xlink:type="simple">https://www.biodiversitylibrary.org/page/40228714#page/833/mode/1up</text:a> </text:p>
          </table:table-cell>
          <table:table-cell table:number-columns-repeated="1000"/>
        </table:table-row>
        <table:table-row table:style-name="ro1">
          <table:table-cell table:style-name="ce47" office:value-type="string" calcext:value-type="string">
            <text:p>Erythroxylum</text:p>
          </table:table-cell>
          <table:table-cell table:style-name="ce47" office:value-type="string" calcext:value-type="string">
            <text:p>novogranatense</text:p>
          </table:table-cell>
          <table:table-cell office:value-type="string" calcext:value-type="string">
            <text:p>introduit en asi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, Equateur, Pérou, Trinidad &amp; Tobago, Venezuela</text:p>
          </table:table-cell>
          <table:table-cell/>
          <table:table-cell office:value-type="string" calcext:value-type="string">
            <text:p>inflorescence solitaire</text:p>
          </table:table-cell>
          <table:table-cell table:number-columns-repeated="2"/>
          <table:table-cell office:value-type="string" calcext:value-type="string">
            <text:p>coup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table:style-name="ce63" office:value-type="string" calcext:value-type="string">
            <text:p>uni</text:p>
          </table:table-cell>
          <table:table-cell table:number-columns-repeated="9"/>
          <table:table-cell office:value-type="string" calcext:value-type="string">
            <text:p><text:a xlink:href="https://www.worldfloraonline.org/taxon/wfo-0000680010" xlink:type="simple">https://www.worldfloraonline.org/taxon/wfo-0000680010</text:a> ; <text:a xlink:href="https://www.biodiversitylibrary.org/page/36692276#page/74/mode/1up" xlink:type="simple">https://www.biodiversitylibrary.org/page/36692276#page/74/mode/1up</text:a></text:p>
          </table:table-cell>
          <table:table-cell table:style-name="ce73" table:number-columns-repeated="1000"/>
        </table:table-row>
        <table:table-row table:style-name="ro1">
          <table:table-cell table:style-name="ce47" office:value-type="string" calcext:value-type="string">
            <text:p>Garcinia</text:p>
          </table:table-cell>
          <table:table-cell table:style-name="ce47" office:value-type="string" calcext:value-type="string">
            <text:p>mangostana</text:p>
          </table:table-cell>
          <table:table-cell office:value-type="string" calcext:value-type="string">
            <text:p>introduit en Asie et océani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orneo, malaisie</text:p>
          </table:table-cell>
          <table:table-cell/>
          <table:table-cell office:value-type="string" calcext:value-type="string">
            <text:p>inflorescence solitaire</text:p>
          </table:table-cell>
          <table:table-cell office:value-type="string" calcext:value-type="string">
            <text:p>4-6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uge</text:p>
          </table:table-cell>
          <table:table-cell table:style-name="ce63" office:value-type="string" calcext:value-type="string">
            <text:p>uni</text:p>
          </table:table-cell>
          <table:table-cell table:number-columns-repeated="9"/>
          <table:table-cell office:value-type="string" calcext:value-type="string">
            <text:p><text:a xlink:href="https://www.biodiversitylibrary.org/page/27998269#page/994/mode/1up" xlink:type="simple">https://www.biodiversitylibrary.org/page/27998269#page/994/mode/1up</text:a> </text:p>
          </table:table-cell>
          <table:table-cell table:number-columns-repeated="1000"/>
        </table:table-row>
        <table:table-row table:style-name="ro1">
          <table:table-cell table:style-name="ce47" office:value-type="string" calcext:value-type="string">
            <text:p>Hydnocarpus hainanensis</text:p>
          </table:table-cell>
          <table:table-cell table:style-name="ce47"/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Chine (S, SE), Vietnam, Hainan</text:p>
          </table:table-cell>
          <table:table-cell/>
          <table:table-cell office:value-type="string" calcext:value-type="string">
            <text:p>inflorescence groupé</text:p>
          </table:table-cell>
          <table:table-cell table:style-name="Default"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table:style-name="ce63" office:value-type="string" calcext:value-type="string">
            <text:p>uni</text:p>
          </table:table-cell>
          <table:table-cell table:number-columns-repeated="9"/>
          <table:table-cell office:value-type="string" calcext:value-type="string">
            <text:p><text:a xlink:href="https://www.worldfloraonline.org/taxon/wfo-0001253384" xlink:type="simple">https://www.worldfloraonline.org/taxon/wfo-0001253384</text:a> ; <text:a xlink:href="https://www.biodiversitylibrary.org/page/36669826#page/264/mode/1up" xlink:type="simple">https://www.biodiversitylibrary.org/page/36669826#page/264/mode/1up</text:a> </text:p>
          </table:table-cell>
          <table:table-cell table:number-columns-repeated="1000"/>
        </table:table-row>
        <table:table-row table:style-name="ro7">
          <table:table-cell table:style-name="ce47" office:value-type="string" calcext:value-type="string">
            <text:p>Hypericum</text:p>
          </table:table-cell>
          <table:table-cell table:style-name="ce47" office:value-type="string" calcext:value-type="string">
            <text:p>perforatum</text:p>
          </table:table-cell>
          <table:table-cell office:value-type="string" calcext:value-type="string">
            <text:p>introduit dans le mond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, Asie, Afrique</text:p>
          </table:table-cell>
          <table:table-cell table:number-columns-repeated="2"/>
          <table:table-cell office:value-type="string" calcext:value-type="string">
            <text:p>inflorescence solitaire/groupé</text:p>
          </table:table-cell>
          <table:table-cell office:value-type="string" calcext:value-type="string">
            <text:p>1,5-2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jaune</text:p>
          </table:table-cell>
          <table:table-cell table:style-name="ce63" office:value-type="string" calcext:value-type="string">
            <text:p>uni</text:p>
          </table:table-cell>
          <table:table-cell office:value-type="string" calcext:value-type="string">
            <text:p>minuscule</text:p>
          </table:table-cell>
          <table:table-cell table:number-columns-repeated="8"/>
          <table:table-cell office:value-type="string" calcext:value-type="string">
            <text:p><text:a xlink:href="https://www.worldfloraonline.org/taxon/wfo-0000728093" xlink:type="simple">https://www.worldfloraonline.org/taxon/wfo-0000728093</text:a> </text:p>
          </table:table-cell>
          <table:table-cell table:number-columns-repeated="1000"/>
        </table:table-row>
        <table:table-row table:style-name="ro1">
          <table:table-cell table:style-name="ce47" office:value-type="string" calcext:value-type="string">
            <text:p>Linum </text:p>
          </table:table-cell>
          <table:table-cell table:style-name="ce47" office:value-type="string" calcext:value-type="string">
            <text:p>usitatissimum</text:p>
          </table:table-cell>
          <table:table-cell office:value-type="string" calcext:value-type="string">
            <text:p>introduit dans le mond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Moyen-Orient</text:p>
          </table:table-cell>
          <table:table-cell/>
          <table:table-cell office:value-type="string" calcext:value-type="string">
            <text:p>inflorescence solitaire</text:p>
          </table:table-cell>
          <table:table-cell office:value-type="string" calcext:value-type="string">
            <text:p>15-20mm</text:p>
          </table:table-cell>
          <table:table-cell/>
          <table:table-cell office:value-type="string" calcext:value-type="string">
            <text:p>coup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violet</text:p>
          </table:table-cell>
          <table:table-cell table:style-name="ce63" office:value-type="string" calcext:value-type="string">
            <text:p>uni/rayée</text:p>
          </table:table-cell>
          <table:table-cell table:number-columns-repeated="9"/>
          <table:table-cell office:value-type="string" calcext:value-type="string">
            <text:p><text:a xlink:href="https://www.worldfloraonline.org/taxon/wfo-0000366385" xlink:type="simple">https://www.worldfloraonline.org/taxon/wfo-0000366385</text:a> ; <text:a xlink:href="https://www.biodiversitylibrary.org/page/7390579#page/411/mode/1up" xlink:type="simple">https://www.biodiversitylibrary.org/page/7390579#page/411/mode/1up</text:a> </text:p>
          </table:table-cell>
          <table:table-cell table:number-columns-repeated="1000"/>
        </table:table-row>
        <table:table-row table:style-name="ro1">
          <table:table-cell table:style-name="ce47" office:value-type="string" calcext:value-type="string">
            <text:p>Manihot </text:p>
          </table:table-cell>
          <table:table-cell table:style-name="ce47" office:value-type="string" calcext:value-type="string">
            <text:p>esculenta</text:p>
          </table:table-cell>
          <table:table-cell office:value-type="string" calcext:value-type="string">
            <text:p>Manioc, introduit dans le mond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Brésil (N,NE, S, SE, O), Colombie, Equateur, Pérou</text:p>
          </table:table-cell>
          <table:table-cell/>
          <table:table-cell office:value-type="string" calcext:value-type="string">
            <text:p>inflorescence groupé</text:p>
          </table:table-cell>
          <table:table-cell office:value-type="string" calcext:value-type="string">
            <text:p>5-13mm</text:p>
          </table:table-cell>
          <table:table-cell office:value-type="string" calcext:value-type="string">
            <text:p>3-5m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rose</text:p>
          </table:table-cell>
          <table:table-cell table:style-name="ce63" office:value-type="string" calcext:value-type="string">
            <text:p>bicolore</text:p>
          </table:table-cell>
          <table:table-cell office:value-type="string" calcext:value-type="string">
            <text:p>oblongues lancéolé</text:p>
          </table:table-cell>
          <table:table-cell table:number-columns-repeated="8"/>
          <table:table-cell office:value-type="string" calcext:value-type="string">
            <text:p><text:a xlink:href="https://www.worldfloraonline.org/taxon/wfo-0000235507" xlink:type="simple">https://www.worldfloraonline.org/taxon/wfo-0000235507</text:a> </text:p>
          </table:table-cell>
          <table:table-cell table:number-columns-repeated="1000"/>
        </table:table-row>
        <table:table-row table:style-name="ro7">
          <table:table-cell table:style-name="ce47" office:value-type="string" calcext:value-type="string">
            <text:p>Ochna</text:p>
          </table:table-cell>
          <table:table-cell table:style-name="ce47" office:value-type="string" calcext:value-type="string">
            <text:p>integerrima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angladesh, cambodge, chine (SE), Hainan, Assam, Laos, Malaisie, Myanmar, Thaïland, Vietnam</text:p>
          </table:table-cell>
          <table:table-cell/>
          <table:table-cell office:value-type="string" calcext:value-type="string">
            <text:p>inflorescence groupé</text:p>
          </table:table-cell>
          <table:table-cell office:value-type="string" calcext:value-type="string">
            <text:p>2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jaune, orange</text:p>
          </table:table-cell>
          <table:table-cell table:style-name="ce63" office:value-type="string" calcext:value-type="string">
            <text:p>uni</text:p>
          </table:table-cell>
          <table:table-cell table:number-columns-repeated="9"/>
          <table:table-cell office:value-type="string" calcext:value-type="string">
            <text:p><text:a xlink:href="https://www.worldfloraonline.org/taxon/wfo-0001087253" xlink:type="simple">https://www.worldfloraonline.org/taxon/wfo-0001087253</text:a> ; <text:a xlink:href="https://www.biodiversitylibrary.org/page/59368193#page/8/mode/1up" xlink:type="simple">https://www.biodiversitylibrary.org/page/59368193#page/8/mode/1up</text:a> </text:p>
          </table:table-cell>
          <table:table-cell table:number-columns-repeated="1000"/>
        </table:table-row>
        <table:table-row table:style-name="ro1">
          <table:table-cell table:style-name="ce47" office:value-type="string" calcext:value-type="string">
            <text:p>Phyllanthus</text:p>
          </table:table-cell>
          <table:table-cell table:style-name="ce47" office:value-type="string" calcext:value-type="string">
            <text:p>niruri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mérique</text:p>
          </table:table-cell>
          <table:table-cell table:number-columns-repeated="2"/>
          <table:table-cell office:value-type="string" calcext:value-type="string">
            <text:p>inflorescence groupé</text:p>
          </table:table-cell>
          <table:table-cell/>
          <table:table-cell office:value-type="string" calcext:value-type="string">
            <text:p>0,5cm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se, blanc</text:p>
          </table:table-cell>
          <table:table-cell table:style-name="ce63" office:value-type="string" calcext:value-type="string">
            <text:p>uni</text:p>
          </table:table-cell>
          <table:table-cell table:number-columns-repeated="9"/>
          <table:table-cell office:value-type="string" calcext:value-type="string">
            <text:p><text:a xlink:href="https://www.worldfloraonline.org/taxon/wfo-0000271623" xlink:type="simple">https://www.worldfloraonline.org/taxon/wfo-0000271623</text:a> ; <text:a xlink:href="https://www.biodiversitylibrary.org/page/20104154#page/257/mode/1up" xlink:type="simple">https://www.biodiversitylibrary.org/page/20104154#page/257/mode/1up</text:a> </text:p>
          </table:table-cell>
          <table:table-cell table:number-columns-repeated="1000"/>
        </table:table-row>
        <table:table-row table:style-name="ro1">
          <table:table-cell table:style-name="ce47" office:value-type="string" calcext:value-type="string">
            <text:p>Salix</text:p>
          </table:table-cell>
          <table:table-cell table:style-name="ce47" office:value-type="string" calcext:value-type="string">
            <text:p>alba</text:p>
          </table:table-cell>
          <table:table-cell office:value-type="string" calcext:value-type="string">
            <text:p>introduit dans le mond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, Asie, Afrique</text:p>
          </table:table-cell>
          <table:table-cell table:number-columns-repeated="2"/>
          <table:table-cell office:value-type="string" calcext:value-type="string">
            <text:p>inflorescence groupé</text:p>
          </table:table-cell>
          <table:table-cell table:number-columns-repeated="5"/>
          <table:table-cell table:style-name="ce63"/>
          <table:table-cell office:value-type="string" calcext:value-type="string">
            <text:p>ovale lancéolées</text:p>
          </table:table-cell>
          <table:table-cell table:number-columns-repeated="8"/>
          <table:table-cell office:value-type="string" calcext:value-type="string">
            <text:p><text:a xlink:href="https://www.worldfloraonline.org/taxon/wfo-0000929085" xlink:type="simple">https://www.worldfloraonline.org/taxon/wfo-0000929085</text:a> ; <text:a xlink:href="https://www.biodiversitylibrary.org/page/55756584#page/9/mode/1up" xlink:type="simple">https://www.biodiversitylibrary.org/page/55756584#page/9/mode/1up</text:a> </text:p>
          </table:table-cell>
          <table:table-cell table:number-columns-repeated="1000"/>
        </table:table-row>
        <table:table-row table:style-name="ro1">
          <table:table-cell table:style-name="ce48" office:value-type="string" calcext:value-type="string">
            <text:p>Terniopsis </text:p>
          </table:table-cell>
          <table:table-cell table:style-name="ce50" office:value-type="string" calcext:value-type="string">
            <text:p><text:span text:style-name="T4">yongtaiensis</text:span>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 office:value-type="string" calcext:value-type="string">
            <text:p>Asie</text:p>
          </table:table-cell>
          <table:table-cell table:style-name="ce40" office:value-type="string" calcext:value-type="string">
            <text:p>chine (SE)</text:p>
          </table:table-cell>
          <table:table-cell table:style-name="ce40"/>
          <table:table-cell table:style-name="ce49" office:value-type="string" calcext:value-type="string">
            <text:p>inflorescence solitaire</text:p>
          </table:table-cell>
          <table:table-cell table:style-name="ce40" table:number-columns-repeated="2"/>
          <table:table-cell table:number-columns-repeated="2"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uge</text:p>
          </table:table-cell>
          <table:table-cell table:style-name="ce40" office:value-type="string" calcext:value-type="string">
            <text:p>uni</text:p>
          </table:table-cell>
          <table:table-cell table:style-name="ce40" table:number-columns-repeated="9"/>
          <table:table-cell table:style-name="ce40" office:value-type="string" calcext:value-type="string">
            <text:p>https://zenodo.org/records/6471713</text:p>
          </table:table-cell>
          <table:table-cell table:style-name="ce60" table:number-columns-repeated="1000"/>
        </table:table-row>
        <table:table-row table:style-name="ro1">
          <table:table-cell table:style-name="ce47" office:value-type="string" calcext:value-type="string">
            <text:p>Viola</text:p>
          </table:table-cell>
          <table:table-cell table:style-name="ce47" office:value-type="string" calcext:value-type="string">
            <text:p>tricolor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table:number-columns-repeated="2"/>
          <table:table-cell office:value-type="string" calcext:value-type="string">
            <text:p>inflorescence solitaire</text:p>
          </table:table-cell>
          <table:table-cell office:value-type="string" calcext:value-type="string">
            <text:p>1,5-2,5cm</text:p>
          </table:table-cell>
          <table:table-cell table:number-columns-repeated="3"/>
          <table:table-cell office:value-type="string" calcext:value-type="string">
            <text:p>jaune, violet, blanc</text:p>
          </table:table-cell>
          <table:table-cell table:style-name="ce63"/>
          <table:table-cell office:value-type="string" calcext:value-type="string">
            <text:p>ovale triangulaire</text:p>
          </table:table-cell>
          <table:table-cell table:number-columns-repeated="8"/>
          <table:table-cell office:value-type="string" calcext:value-type="string">
            <text:p><text:a xlink:href="https://www.worldfloraonline.org/taxon/wfo-0000424643" xlink:type="simple">https://www.worldfloraonline.org/taxon/wfo-0000424643</text:a> 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lagiopteron</text:p>
          </table:table-cell>
          <table:table-cell office:value-type="string" calcext:value-type="string">
            <text:p>suaveolens</text:p>
          </table:table-cell>
          <table:table-cell table:number-columns-repeated="5"/>
          <table:table-cell office:value-type="string" calcext:value-type="string">
            <text:p>inflorescence groupé</text:p>
          </table:table-cell>
          <table:table-cell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ancéolées</text:p>
          </table:table-cell>
          <table:table-cell table:number-columns-repeated="8"/>
          <table:table-cell office:value-type="string" calcext:value-type="string">
            <text:p><text:a xlink:href="https://www.worldfloraonline.org/taxon/wfo-0001239958" xlink:type="simple">https://www.worldfloraonline.org/taxon/wfo-0001239958</text:a> </text:p>
          </table:table-cell>
          <table:table-cell table:number-columns-repeated="1000"/>
        </table:table-row>
        <table:table-row table:style-name="ro4" table:number-rows-repeated="10482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nsition matrice" table:style-name="ta1">
        <table:table-column table:style-name="co1" table:default-cell-style-name="ce35"/>
        <table:table-column table:style-name="co2" table:default-cell-style-name="ce35"/>
        <table:table-column table:style-name="co1" table:default-cell-style-name="ce54"/>
        <table:table-column table:style-name="co1" table:number-columns-repeated="9" table:default-cell-style-name="ce35"/>
        <table:table-column table:style-name="co1" table:number-columns-repeated="16372" table:default-cell-style-name="Default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position de la fleur</text:p>
          </table:table-cell>
          <table:table-cell office:value-type="string" calcext:value-type="string">
            <text:p>diamètre fleur (cm)</text:p>
          </table:table-cell>
          <table:table-cell office:value-type="string" calcext:value-type="string">
            <text:p>longueur (cm)</text:p>
          </table:table-cell>
          <table:table-cell office:value-type="string" calcext:value-type="string">
            <text:p>catégorie de taille</text:p>
          </table:table-cell>
          <table:table-cell office:value-type="string" calcext:value-type="string">
            <text:p>forme 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motif</text:p>
          </table:table-cell>
          <table:table-cell office:value-type="string" calcext:value-type="string">
            <text:p>nombre série de filet</text:p>
          </table:table-cell>
          <table:table-cell office:value-type="string" calcext:value-type="string">
            <text:p>longueur filament</text:p>
          </table:table-cell>
          <table:table-cell office:value-type="string" calcext:value-type="string">
            <text:p>syndrome</text:p>
          </table:table-cell>
          <table:table-cell office:value-type="string" calcext:value-type="string">
            <text:p>pollinisateur</text:p>
          </table:table-cell>
          <table:table-cell table:number-columns-repeated="16371"/>
        </table:table-row>
        <table:table-row table:style-name="ro1">
          <table:table-cell table:style-name="ce47" office:value-type="string" calcext:value-type="string">
            <text:p>Atuna</text:p>
          </table:table-cell>
          <table:table-cell table:style-name="ce47" office:value-type="string" calcext:value-type="string">
            <text:p>racemosa</text:p>
          </table:table-cell>
          <table:table-cell office:value-type="string" calcext:value-type="string">
            <text:p>inflorescence groupée</text:p>
          </table:table-cell>
          <table:table-cell office:value-type="float" office:value="1.3" calcext:value-type="float">
            <text:p>1,3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table:style-name="ce47" office:value-type="string" calcext:value-type="string">
            <text:p>Byrsonima</text:p>
          </table:table-cell>
          <table:table-cell table:style-name="ce47" office:value-type="string" calcext:value-type="string">
            <text:p>crassifolia</text:p>
          </table:table-cell>
          <table:table-cell office:value-type="string" calcext:value-type="string">
            <text:p>inflorescence groupée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jaune, orange</text:p>
          </table:table-cell>
          <table:table-cell table:style-name="ce4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table:style-name="ce47" office:value-type="string" calcext:value-type="string">
            <text:p>Ceriops</text:p>
          </table:table-cell>
          <table:table-cell table:style-name="ce47" office:value-type="string" calcext:value-type="string">
            <text:p>tagal</text:p>
          </table:table-cell>
          <table:table-cell office:value-type="string" calcext:value-type="string">
            <text:p>inflorescence groupée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7" office:value-type="string" calcext:value-type="string">
            <text:p>Erythroxylum</text:p>
          </table:table-cell>
          <table:table-cell table:style-name="ce47" office:value-type="string" calcext:value-type="string">
            <text:p>novogranatense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7" office:value-type="string" calcext:value-type="string">
            <text:p>Garcinia</text:p>
          </table:table-cell>
          <table:table-cell table:style-name="ce47" office:value-type="string" calcext:value-type="string">
            <text:p>mangostana</text:p>
          </table:table-cell>
          <table:table-cell office:value-type="string" calcext:value-type="string">
            <text:p>inflorescence solitair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table:style-name="ce47" office:value-type="string" calcext:value-type="string">
            <text:p>Hydnocarpus hainanensis</text:p>
          </table:table-cell>
          <table:table-cell table:style-name="ce47"/>
          <table:table-cell office:value-type="string" calcext:value-type="string">
            <text:p>inflorescence groupée</text:p>
          </table:table-cell>
          <table:table-cell table:style-name="Default" table:number-columns-repeated="2"/>
          <table:table-cell table:style-name="Default"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7" office:value-type="string" calcext:value-type="string">
            <text:p>Hypericum</text:p>
          </table:table-cell>
          <table:table-cell table:style-name="ce47" office:value-type="string" calcext:value-type="string">
            <text:p>perforatum</text:p>
          </table:table-cell>
          <table:table-cell office:value-type="string" calcext:value-type="string">
            <text:p>inflorescence groupé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jaune, orange</text:p>
          </table:table-cell>
          <table:table-cell table:style-name="ce4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table:style-name="ce45" office:value-type="string" calcext:value-type="string">
            <text:p>guepe</text:p>
          </table:table-cell>
          <table:table-cell table:style-name="ce73" table:number-columns-repeated="1000"/>
          <table:table-cell table:number-columns-repeated="15372"/>
        </table:table-row>
        <table:table-row table:style-name="ro1">
          <table:table-cell table:style-name="ce47" office:value-type="string" calcext:value-type="string">
            <text:p>Linum </text:p>
          </table:table-cell>
          <table:table-cell table:style-name="ce47" office:value-type="string" calcext:value-type="string">
            <text:p>usitatissimum</text:p>
          </table:table-cell>
          <table:table-cell office:value-type="string" calcext:value-type="string">
            <text:p>inflorescence solitaire</text:p>
          </table:table-cell>
          <table:table-cell office:value-type="float" office:value="1.75" calcext:value-type="float">
            <text:p>1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table:style-name="ce4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table:style-name="ce47" office:value-type="string" calcext:value-type="string">
            <text:p>Manihot </text:p>
          </table:table-cell>
          <table:table-cell table:style-name="ce47" office:value-type="string" calcext:value-type="string">
            <text:p>esculenta</text:p>
          </table:table-cell>
          <table:table-cell office:value-type="string" calcext:value-type="string">
            <text:p>inflorescence groupée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table:style-name="ce40" office:value-type="string" calcext:value-type="string">
            <text:p>guep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7" office:value-type="string" calcext:value-type="string">
            <text:p>Ochna</text:p>
          </table:table-cell>
          <table:table-cell table:style-name="ce47" office:value-type="string" calcext:value-type="string">
            <text:p>integerrima</text:p>
          </table:table-cell>
          <table:table-cell office:value-type="string" calcext:value-type="string">
            <text:p>inflorescence groupé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jaune, orange</text:p>
          </table:table-cell>
          <table:table-cell table:style-name="ce4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ctini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bleu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cuminat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5.5" calcext:value-type="float">
            <text:p>5,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bleu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denopod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5.5" calcext:value-type="float">
            <text:p>5,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bleu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dulterina</text:p>
          </table:table-cell>
          <table:table-cell table:style-name="ce49"/>
          <table:table-cell table:style-name="ce40" office:value-type="float" office:value="8.5" calcext:value-type="float">
            <text:p>8,5</text:p>
          </table:table-cell>
          <table:table-cell table:style-name="ce40" office:value-type="float" office:value="10.6" calcext:value-type="float">
            <text:p>10,6</text:p>
          </table:table-cell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ffinis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2.25" calcext:value-type="float">
            <text:p>2,2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lat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llantophylla</text:p>
          </table:table-cell>
          <table:table-cell table:style-name="ce49"/>
          <table:table-cell table:style-name="ce40" office:value-type="float" office:value="1.1" calcext:value-type="float">
            <text:p>1,1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lnifolia</text:p>
          </table:table-cell>
          <table:table-cell table:style-name="ce49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bleu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ltebilobata</text:p>
          </table:table-cell>
          <table:table-cell table:style-name="ce49" office:value-type="string" calcext:value-type="string">
            <text:p>inflorescence groupé</text:p>
          </table:table-cell>
          <table:table-cell table:style-name="ce40" office:value-type="float" office:value="0.85" calcext:value-type="float">
            <text:p>0,85</text:p>
          </table:table-cell>
          <table:table-cell table:style-name="ce40" office:value-type="float" office:value="0.4" calcext:value-type="float">
            <text:p>0,4</text:p>
          </table:table-cell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chauve souris</text:p>
          </table:table-cell>
          <table:table-cell table:style-name="ce60" table:number-columns-repeated="1000"/>
          <table:table-cell table:number-columns-repeated="15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mazonica</text:p>
          </table:table-cell>
          <table:table-cell table:style-name="ce49"/>
          <table:table-cell table:style-name="ce40" office:value-type="float" office:value="6.5" calcext:value-type="float">
            <text:p>6,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mbigu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methystin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bleu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moena</text:p>
          </table:table-cell>
          <table:table-cell table:style-name="ce49"/>
          <table:table-cell table:style-name="ce40" office:value-type="float" office:value="3.75" calcext:value-type="float">
            <text:p>3,75</text:p>
          </table:table-cell>
          <table:table-cell table:style-name="ce40" office:value-type="float" office:value="6.5" calcext:value-type="float">
            <text:p>6,5</text:p>
          </table:table-cell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mpullacea</text:p>
          </table:table-cell>
          <table:table-cell table:style-name="ce49"/>
          <table:table-cell table:style-name="ce40" office:value-type="float" office:value="0.9" calcext:value-type="float">
            <text:p>0,9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nadenia</text:p>
          </table:table-cell>
          <table:table-cell table:style-name="ce49"/>
          <table:table-cell table:style-name="ce40" office:value-type="float" office:value="2.5" calcext:value-type="float">
            <text:p>2,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bleu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nastomosans</text:p>
          </table:table-cell>
          <table:table-cell table:style-name="ce49"/>
          <table:table-cell table:style-name="ce40"/>
          <table:table-cell table:style-name="ce40" office:value-type="float" office:value="8.5" calcext:value-type="float">
            <text:p>8,5</text:p>
          </table:table-cell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ndina</text:p>
          </table:table-cell>
          <table:table-cell table:style-name="ce49"/>
          <table:table-cell table:style-name="ce40"/>
          <table:table-cell table:style-name="ce40" office:value-type="float" office:value="7.5" calcext:value-type="float">
            <text:p>7,5</text:p>
          </table:table-cell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number-columns-repeated="2" table:style-name="ce40" office:value-type="string" calcext:value-type="string">
            <text:p>NA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ntioquiensis</text:p>
          </table:table-cell>
          <table:table-cell table:style-name="ce49"/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 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petal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1.7" calcext:value-type="float">
            <text:p>1,7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chauve souris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poda</text:p>
          </table:table-cell>
          <table:table-cell table:style-name="ce49"/>
          <table:table-cell table:style-name="ce40" office:value-type="float" office:value="2.75" calcext:value-type="float">
            <text:p>2,7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hauve souris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rbelaezii</text:p>
          </table:table-cell>
          <table:table-cell table:style-name="ce49" office:value-type="string" calcext:value-type="string">
            <text:p>inflorescence groupée</text:p>
          </table:table-cell>
          <table:table-cell table:style-name="ce40" office:value-type="float" office:value="1.75" calcext:value-type="float">
            <text:p>1,7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rida</text:p>
          </table:table-cell>
          <table:table-cell table:style-name="ce49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0.4" calcext:value-type="float">
            <text:p>0,4</text:p>
          </table:table-cell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bleu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gt;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urantia</text:p>
          </table:table-cell>
          <table:table-cell table:style-name="ce49"/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jaune, oran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guep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urantioides</text:p>
          </table:table-cell>
          <table:table-cell table:style-name="ce49"/>
          <table:table-cell table:style-name="ce40" office:value-type="float" office:value="1.75" calcext:value-type="float">
            <text:p>1,75</text:p>
          </table:table-cell>
          <table:table-cell table:style-name="ce40" office:value-type="float" office:value="0.4" calcext:value-type="float">
            <text:p>0,4</text:p>
          </table:table-cell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hauve souris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uriculata</text:p>
          </table:table-cell>
          <table:table-cell table:style-name="ce49" office:value-type="string" calcext:value-type="string">
            <text:p>inflorescence groupée</text:p>
          </table:table-cell>
          <table:table-cell table:style-name="ce40" office:value-type="float" office:value="1.75" calcext:value-type="float">
            <text:p>1,7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ahiensis</text:p>
          </table:table-cell>
          <table:table-cell table:style-name="ce49"/>
          <table:table-cell table:style-name="ce40" office:value-type="float" office:value="2.5" calcext:value-type="float">
            <text:p>2,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bleu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erteroan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icornis</text:p>
          </table:table-cell>
          <table:table-cell table:style-name="ce40" office:value-type="string" calcext:value-type="string">
            <text:p>inflorescence solitaire</text:p>
          </table:table-cell>
          <table:table-cell table:style-name="ce40" office:value-type="float" office:value="4.75" calcext:value-type="float">
            <text:p>4,7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bleu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gt;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icrur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.15" calcext:value-type="float">
            <text:p>0,15</text:p>
          </table:table-cell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icuspidata</text:p>
          </table:table-cell>
          <table:table-cell table:style-name="ce49"/>
          <table:table-cell table:style-name="ce40" office:value-type="float" office:value="4.25" calcext:value-type="float">
            <text:p>4,25</text:p>
          </table:table-cell>
          <table:table-cell table:style-name="ce40" office:value-type="float" office:value="3.25" calcext:value-type="float">
            <text:p>3,25</text:p>
          </table:table-cell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iflora</text:p>
          </table:table-cell>
          <table:table-cell table:style-name="ce49" office:value-type="string" calcext:value-type="string">
            <text:p>inflorescence groupée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.2" calcext:value-type="float">
            <text:p>0,2</text:p>
          </table:table-cell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hauve souris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oenderi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table:number-columns-repeated="2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ogotensis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hauve souris</text:p>
          </table:table-cell>
          <table:table-cell table:style-name="ce60" table:number-columns-repeated="1000"/>
          <table:table-cell table:number-columns-repeated="15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racteosa</text:p>
          </table:table-cell>
          <table:table-cell table:style-name="ce49"/>
          <table:table-cell table:style-name="ce40" office:value-type="float" office:value="10.5" calcext:value-type="float">
            <text:p>10,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ryonioides</text:p>
          </table:table-cell>
          <table:table-cell table:style-name="ce49" office:value-type="string" calcext:value-type="string">
            <text:p>inflorescence groupée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cao</text:p>
          </table:table-cell>
          <table:table-cell office:value-type="string" calcext:value-type="string">
            <text:p>inflorescence solitaire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erulea</text:p>
          </table:table-cell>
          <table:table-cell office:value-type="string" calcext:value-type="string">
            <text:p>inflorescence solitaire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lcicol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guepe</text:p>
          </table:table-cell>
          <table:table-cell table:style-name="ce60" table:number-columns-repeated="1012"/>
          <table:table-cell table:number-columns-repeated="1536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mpanulat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5.5" calcext:value-type="float">
            <text:p>5,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ndid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ndollei</text:p>
          </table:table-cell>
          <table:table-cell table:style-name="ce49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bleu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pparidifoli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psularis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hauve souris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erasin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eratocarp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4.25" calcext:value-type="float">
            <text:p>4,2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hauve souris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erradensis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jaune, oran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guep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helidonea</text:p>
          </table:table-cell>
          <table:table-cell table:style-name="ce49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hrysosepal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6.4" calcext:value-type="float">
            <text:p>6,4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iliata</text:p>
          </table:table-cell>
          <table:table-cell office:value-type="string" calcext:value-type="string">
            <text:p>inflorescence solitaire</text:p>
          </table:table-cell>
          <table:table-cell office:value-type="float" office:value="4.5" calcext:value-type="float">
            <text:p>4,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incinnat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9.5" calcext:value-type="float">
            <text:p>9,5</text:p>
          </table:table-cell>
          <table:table-cell table:style-name="ce40"/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bleu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innabarina</text:p>
          </table:table-cell>
          <table:table-cell table:style-name="ce49"/>
          <table:table-cell table:style-name="ce40" office:value-type="float" office:value="6.5" calcext:value-type="float">
            <text:p>6,5</text:p>
          </table:table-cell>
          <table:table-cell table:style-name="ce40"/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jaune, oran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guep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irrhiflora</text:p>
          </table:table-cell>
          <table:table-cell table:style-name="ce49" office:value-type="string" calcext:value-type="string">
            <text:p>inflorescence groupée</text:p>
          </table:table-cell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jaune, orange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itrin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Tube </text:p>
          </table:table-cell>
          <table:table-cell table:style-name="ce40" office:value-type="string" calcext:value-type="string">
            <text:p>jaune, oran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office:value-type="string" calcext:value-type="string">
            <text:p>colibri</text:p>
          </table:table-cell>
          <table:table-cell table:style-name="ce60" table:number-columns-repeated="999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lathrat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actilis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banensis</text:p>
          </table:table-cell>
          <table:table-cell table:style-name="ce49"/>
          <table:table-cell table:style-name="ce40" office:value-type="float" office:value="2.2" calcext:value-type="float">
            <text:p>2,2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abeille</text:p>
          </table:table-cell>
          <table:table-cell table:style-name="ce60" office:value-type="string" calcext:value-type="string">
            <text:p><text:s/></text:p>
          </table:table-cell>
          <table:table-cell table:style-name="ce60" table:number-columns-repeated="999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ccinea</text:p>
          </table:table-cell>
          <table:table-cell office:value-type="string" calcext:value-type="string">
            <text:p>inflorescence solitaire</text:p>
          </table:table-cell>
          <table:table-cell office:value-type="float" office:value="5.75" calcext:value-type="float">
            <text:p>5,75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limensis</text:p>
          </table:table-cell>
          <table:table-cell table:style-name="ce35" office:value-type="string" calcext:value-type="string">
            <text:p>inflorescence solitaire</text:p>
          </table:table-cell>
          <table:table-cell table:style-name="ce54" office:value-type="float" office:value="3.75" calcext:value-type="float">
            <text:p>3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linvauxii</text:p>
          </table:table-cell>
          <table:table-cell table:style-name="ce49"/>
          <table:table-cell table:style-name="ce40" table:number-columns-repeated="2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bleu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lombiana</text:p>
          </table:table-cell>
          <table:table-cell table:style-name="ce49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6.65" calcext:value-type="float">
            <text:p>6,65</text:p>
          </table:table-cell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mplanata</text:p>
          </table:table-cell>
          <table:table-cell table:style-name="ce49" office:value-type="string" calcext:value-type="string">
            <text:p>inflorescence groupée</text:p>
          </table:table-cell>
          <table:table-cell office:value-type="float" office:value="3.5" calcext:value-type="float">
            <text:p>3,5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ntracta</text:p>
          </table:table-cell>
          <table:table-cell table:style-name="ce49" office:value-type="string" calcext:value-type="string">
            <text:p>inflorescence groupée</text:p>
          </table:table-cell>
          <table:table-cell table:style-name="ce40" office:value-type="float" office:value="5.5" calcext:value-type="float">
            <text:p>5,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hauve souris</text:p>
          </table:table-cell>
          <table:table-cell table:style-name="ce60" office:value-type="string" calcext:value-type="string">
            <text:p>chauve souris</text:p>
          </table:table-cell>
          <table:table-cell table:style-name="ce60" table:number-columns-repeated="999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riacea</text:p>
          </table:table-cell>
          <table:table-cell table:style-name="ce49" office:value-type="string" calcext:value-type="string">
            <text:p>inflorescence groupé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staricensis</text:p>
          </table:table-cell>
          <table:table-cell table:style-name="ce49" office:value-type="string" calcext:value-type="string">
            <text:p>inflorescence groupée</text:p>
          </table:table-cell>
          <table:table-cell office:value-type="float" office:value="4.75" calcext:value-type="float">
            <text:p>4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remastantha</text:p>
          </table:table-cell>
          <table:table-cell table:style-name="ce49" office:value-type="string" calcext:value-type="string">
            <text:p>inflorescence groupée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rispolanata</text:p>
          </table:table-cell>
          <table:table-cell table:style-name="ce49"/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ristalin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/>
          <table:table-cell table:style-name="ce40" office:value-type="float" office:value="1.05" calcext:value-type="float">
            <text:p>1,05</text:p>
          </table:table-cell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12"/>
          <table:table-cell table:number-columns-repeated="1536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ubensis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.5" calcext:value-type="float">
            <text:p>0,5</text:p>
          </table:table-cell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guepe</text:p>
          </table:table-cell>
          <table:table-cell table:style-name="ce60" table:number-columns-repeated="1000"/>
          <table:table-cell table:number-columns-repeated="15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umbalensis</text:p>
          </table:table-cell>
          <table:table-cell table:style-name="ce49"/>
          <table:table-cell table:style-name="ce40"/>
          <table:table-cell table:style-name="ce40" office:value-type="float" office:value="12.25" calcext:value-type="float">
            <text:p>12,25</text:p>
          </table:table-cell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uneat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3.75" calcext:value-type="float">
            <text:p>3,7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upiformis</text:p>
          </table:table-cell>
          <table:table-cell table:style-name="ce49" office:value-type="string" calcext:value-type="string">
            <text:p>inflorescence groupée</text:p>
          </table:table-cell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upraea</text:p>
          </table:table-cell>
          <table:table-cell table:style-name="ce49"/>
          <table:table-cell table:style-name="ce40"/>
          <table:table-cell table:style-name="ce40" office:value-type="float" office:value="2.5" calcext:value-type="float">
            <text:p>2,5</text:p>
          </table:table-cell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 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deidamioides</text:p>
          </table:table-cell>
          <table:table-cell office:value-type="string" calcext:value-type="string">
            <text:p>inflorescence solitaire</text:p>
          </table:table-cell>
          <table:table-cell office:value-type="float" office:value="5.5" calcext:value-type="float">
            <text:p>5,5</text:p>
          </table:table-cell>
          <table:table-cell table:style-name="Default" office:value-type="float" office:value="0.45" calcext:value-type="float">
            <text:p>0,45</text:p>
          </table:table-cell>
          <table:table-cell table:style-name="Default"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deltoifolia</text:p>
          </table:table-cell>
          <table:table-cell office:value-type="string" calcext:value-type="string">
            <text:p>inflorescence solitaire</text:p>
          </table:table-cell>
          <table:table-cell office:value-type="float" office:value="7.5" calcext:value-type="float">
            <text:p>7,5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discophora</text:p>
          </table:table-cell>
          <table:table-cell table:style-name="ce49"/>
          <table:table-cell table:style-name="ce40" office:value-type="float" office:value="3.75" calcext:value-type="float">
            <text:p>3,7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dolichocarpa</text:p>
          </table:table-cell>
          <table:table-cell office:value-type="string" calcext:value-type="string">
            <text:p>inflorescence groupée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eberhardtii</text:p>
          </table:table-cell>
          <table:table-cell table:style-name="ce49" office:value-type="string" calcext:value-type="string">
            <text:p>inflorescence groupée</text:p>
          </table:table-cell>
          <table:table-cell table:style-name="ce40" office:value-type="float" office:value="1.25" calcext:value-type="float">
            <text:p>1,25</text:p>
          </table:table-cell>
          <table:table-cell table:style-name="ce40" office:value-type="float" office:value="0.625" calcext:value-type="float">
            <text:p>0,625</text:p>
          </table:table-cell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edmundoi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edulis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5.5" calcext:value-type="float">
            <text:p>5,5</text:p>
          </table:table-cell>
          <table:table-cell table:style-name="ce40" office:value-type="float" office:value="1.1" calcext:value-type="float">
            <text:p>1,1</text:p>
          </table:table-cell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bleu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6" office:value-type="string" calcext:value-type="string">
            <text:p>eichlerian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bleu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elegans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3.75" calcext:value-type="float">
            <text:p>3,7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bleu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escobarian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table:number-columns-repeated="2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hauve souris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exsudans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bleu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exura</text:p>
          </table:table-cell>
          <table:table-cell table:style-name="ce49" office:value-type="string" calcext:value-type="string">
            <text:p>inflorescence groupée</text:p>
          </table:table-cell>
          <table:table-cell table:style-name="ce40" table:number-columns-repeated="2"/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bleu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guep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ferruginea</text:p>
          </table:table-cell>
          <table:table-cell table:style-name="ce49"/>
          <table:table-cell table:style-name="ce40" office:value-type="float" office:value="2.75" calcext:value-type="float">
            <text:p>2,7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filipes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1.15" calcext:value-type="float">
            <text:p>1,1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chauve souris</text:p>
          </table:table-cell>
          <table:table-cell table:style-name="ce60" table:number-columns-repeated="1000"/>
          <table:table-cell table:number-columns-repeated="15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fimbriatistipula</text:p>
          </table:table-cell>
          <table:table-cell table:style-name="ce49"/>
          <table:table-cell table:style-name="ce40"/>
          <table:table-cell table:style-name="ce40" office:value-type="float" office:value="13.45" calcext:value-type="float">
            <text:p>13,45</text:p>
          </table:table-cell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flexipes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/>
          <table:table-cell table:style-name="ce40" office:value-type="float" office:value="13.85" calcext:value-type="float">
            <text:p>13,85</text:p>
          </table:table-cell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foetida 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2.5" calcext:value-type="float">
            <text:p>2,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formos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60" office:value-type="float" office:value="9.5" calcext:value-type="float">
            <text:p>9,5</text:p>
          </table:table-cell>
          <table:table-cell table:style-name="ce40" office:value-type="float" office:value="13.25" calcext:value-type="float">
            <text:p>13,25</text:p>
          </table:table-cell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abrielliana</text:p>
          </table:table-cell>
          <table:table-cell table:style-name="ce49" office:value-type="string" calcext:value-type="string">
            <text:p>inflorescence groupé</text:p>
          </table:table-cell>
          <table:table-cell table:style-name="ce40" table:number-columns-repeated="2"/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albana</text:p>
          </table:table-cell>
          <table:table-cell table:style-name="ce49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hauve souris</text:p>
          </table:table-cell>
          <table:table-cell table:style-name="ce60" office:value-type="string" calcext:value-type="string">
            <text:p>insecte nocturne</text:p>
          </table:table-cell>
          <table:table-cell table:style-name="ce60" table:number-columns-repeated="999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arckei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8.5" calcext:value-type="float">
            <text:p>8,5</text:p>
          </table:table-cell>
          <table:table-cell table:style-name="ce40"/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bleu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ardneri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6.5" calcext:value-type="float">
            <text:p>6,5</text:p>
          </table:table-cell>
          <table:table-cell table:style-name="ce40"/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bleu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iberti</text:p>
          </table:table-cell>
          <table:table-cell office:value-type="string" calcext:value-type="string">
            <text:p>inflorescence solitaire</text:p>
          </table:table-cell>
          <table:table-cell office:value-type="float" office:value="7.6" calcext:value-type="float">
            <text:p>7,6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ilbertiana</text:p>
          </table:table-cell>
          <table:table-cell table:style-name="ce49" office:value-type="string" calcext:value-type="string">
            <text:p>inflorescence groupé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jaune, orange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000"/>
          <table:table-cell table:style-name="ce60" table:number-columns-repeated="12"/>
          <table:table-cell table:number-columns-repeated="1536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landulos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Tube 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racilens</text:p>
          </table:table-cell>
          <table:table-cell table:number-columns-repeated="2"/>
          <table:table-cell office:value-type="float" office:value="1.75" calcext:value-type="float">
            <text:p>1,7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racilis</text:p>
          </table:table-cell>
          <table:table-cell office:value-type="string" calcext:value-type="string">
            <text:p>inflorescence solitaire</text:p>
          </table:table-cell>
          <table:table-cell office:value-type="float" office:value="2.25" calcext:value-type="float">
            <text:p>2,2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racillima</text:p>
          </table:table-cell>
          <table:table-cell/>
          <table:table-cell office:value-type="float" office:value="1.75" calcext:value-type="float">
            <text:p>1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uatemalensis</text:p>
          </table:table-cell>
          <table:table-cell office:value-type="string" calcext:value-type="string">
            <text:p>inflorescence solitair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office:value-type="string" calcext:value-type="string">
            <text:p>chauve souris ?</text:p>
          </table:table-cell>
          <table:table-cell table:number-columns-repeated="16371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aematostigma</text:p>
          </table:table-cell>
          <table:table-cell office:value-type="string" calcext:value-type="string">
            <text:p>inflorescence solitaire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ahnii</text:p>
          </table:table-cell>
          <table:table-cell office:value-type="string" calcext:value-type="string">
            <text:p>inflorescence solitair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arlingii</text:p>
          </table:table-cell>
          <table:table-cell table:style-name="ce49"/>
          <table:table-cell table:style-name="ce40"/>
          <table:table-cell table:style-name="ce40" office:value-type="float" office:value="14" calcext:value-type="float">
            <text:p>14</text:p>
          </table:table-cell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jaune, oran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guep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astifoli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atschbachii</text:p>
          </table:table-cell>
          <table:table-cell table:style-name="ce49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elleri</text:p>
          </table:table-cell>
          <table:table-cell office:value-type="string" calcext:value-type="string">
            <text:p>inflorescence solitaire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000"/>
          <table:table-cell table:style-name="ce60" table:number-columns-repeated="12"/>
          <table:table-cell table:number-columns-repeated="1536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enryi</text:p>
          </table:table-cell>
          <table:table-cell table:style-name="ce49" office:value-type="string" calcext:value-type="string">
            <text:p>inflorescence groupée</text:p>
          </table:table-cell>
          <table:table-cell office:value-type="float" office:value="2.25" calcext:value-type="float">
            <text:p>2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erbertiana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jaune, oran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irtiflora</text:p>
          </table:table-cell>
          <table:table-cell table:style-name="ce49"/>
          <table:table-cell table:style-name="ce40" office:value-type="float" office:value="4.5" calcext:value-type="float">
            <text:p>4,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bleu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12"/>
          <table:table-cell table:number-columns-repeated="1536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ollrungii</text:p>
          </table:table-cell>
          <table:table-cell office:value-type="string" calcext:value-type="string">
            <text:p>inflorescence solitaire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olosericea</text:p>
          </table:table-cell>
          <table:table-cell office:value-type="string" calcext:value-type="string">
            <text:p>inflorescence solitaire</text:p>
          </table:table-cell>
          <table:table-cell table:style-name="ce40" office:value-type="float" office:value="3.25" calcext:value-type="float">
            <text:p>3,2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jaune, orange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ilamo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office:value-type="float" office:value="2.5" calcext:value-type="float">
            <text:p>2,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hauve souris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incarnata</text:p>
          </table:table-cell>
          <table:table-cell/>
          <table:table-cell office:value-type="float" office:value="5.5" calcext:value-type="float">
            <text:p>5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indecora</text:p>
          </table:table-cell>
          <table:table-cell office:value-type="string" calcext:value-type="string">
            <text:p>inflorescence solitaire</text:p>
          </table:table-cell>
          <table:table-cell office:value-type="float" office:value="4.25" calcext:value-type="float">
            <text:p>4,2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insignis</text:p>
          </table:table-cell>
          <table:table-cell/>
          <table:table-cell office:value-type="float" office:value="17.5" calcext:value-type="float">
            <text:p>17,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9" office:value-type="string" calcext:value-type="string">
            <text:p>Passiflora</text:p>
          </table:table-cell>
          <table:table-cell table:style-name="ce40" office:value-type="string" calcext:value-type="string">
            <text:p>intricata</text:p>
          </table:table-cell>
          <table:table-cell table:style-name="ce49"/>
          <table:table-cell table:style-name="ce40" table:number-columns-repeated="2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chauve souris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ischnoclada</text:p>
          </table:table-cell>
          <table:table-cell office:value-type="string" calcext:value-type="string">
            <text:p>inflorescence solitaire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jamesonii</text:p>
          </table:table-cell>
          <table:table-cell table:style-name="ce49"/>
          <table:table-cell table:style-name="ce40" table:number-columns-repeated="2"/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jatunsachensis</text:p>
          </table:table-cell>
          <table:table-cell table:style-name="ce49"/>
          <table:table-cell table:style-name="ce40" table:number-columns-repeated="2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/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jianfengensis</text:p>
          </table:table-cell>
          <table:table-cell table:style-name="ce49" office:value-type="string" calcext:value-type="string">
            <text:p>inflorescence groupée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jugorum</text:p>
          </table:table-cell>
          <table:table-cell table:style-name="ce49" office:value-type="string" calcext:value-type="string">
            <text:p>inflorescence groupée</text:p>
          </table:table-cell>
          <table:table-cell office:value-type="float" office:value="3.5" calcext:value-type="float">
            <text:p>3,5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juliana</text:p>
          </table:table-cell>
          <table:table-cell table:number-columns-repeated="3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jussieui</text:p>
          </table:table-cell>
          <table:table-cell table:number-columns-repeated="2"/>
          <table:table-cell office:value-type="float" office:value="1.75" calcext:value-type="float">
            <text:p>1,7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karwinskii</text:p>
          </table:table-cell>
          <table:table-cell office:value-type="string" calcext:value-type="string">
            <text:p>inflorescence solitaire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kawensis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kermesina</text:p>
          </table:table-cell>
          <table:table-cell office:value-type="string" calcext:value-type="string">
            <text:p>inflorescence solitair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kuranda</text:p>
          </table:table-cell>
          <table:table-cell table:style-name="ce49" office:value-type="string" calcext:value-type="string">
            <text:p>inflorescence groupée</text:p>
          </table:table-cell>
          <table:table-cell table:style-name="ce40" office:value-type="float" office:value="2.75" calcext:value-type="float">
            <text:p>2,75</text:p>
          </table:table-cell>
          <table:table-cell table:style-name="ce40" office:value-type="float" office:value="0.25" calcext:value-type="float">
            <text:p>0,25</text:p>
          </table:table-cell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chauve souris</text:p>
          </table:table-cell>
          <table:table-cell table:style-name="ce60" table:number-columns-repeated="1000"/>
          <table:table-cell table:number-columns-repeated="15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anata</text:p>
          </table:table-cell>
          <table:table-cell table:number-columns-repeated="2"/>
          <table:table-cell office:value-type="float" office:value="7.6" calcext:value-type="float">
            <text:p>7,6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ancearia</text:p>
          </table:table-cell>
          <table:table-cell office:value-type="string" calcext:value-type="string">
            <text:p>inflorescence solitaire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style-name="ce72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ancetillensi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ancifolia</text:p>
          </table:table-cell>
          <table:table-cell table:style-name="ce49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guep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aurifolia</text:p>
          </table:table-cell>
          <table:table-cell office:value-type="string" calcext:value-type="string">
            <text:p>inflorescence solitair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eptoclada</text:p>
          </table:table-cell>
          <table:table-cell table:style-name="ce49" office:value-type="string" calcext:value-type="string">
            <text:p>inflorescence groupé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eptomisch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nd</text:p>
          </table:table-cell>
          <table:table-cell table:style-name="Default"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eschenaultii</text:p>
          </table:table-cell>
          <table:table-cell table:number-columns-repeated="3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igularis</text:p>
          </table:table-cell>
          <table:table-cell office:value-type="string" calcext:value-type="string">
            <text:p>inflorescence solitair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indeniana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000"/>
          <table:table-cell table:style-name="ce60"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obata</text:p>
          </table:table-cell>
          <table:table-cell office:value-type="string" calcext:value-type="string">
            <text:p>inflorescence solitaire</text:p>
          </table:table-cell>
          <table:table-cell office:value-type="float" office:value="4.25" calcext:value-type="float">
            <text:p>4,2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obbii</text:p>
          </table:table-cell>
          <table:table-cell table:number-columns-repeated="3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000"/>
          <table:table-cell table:style-name="ce60"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oefgrenii</text:p>
          </table:table-cell>
          <table:table-cell office:value-type="string" calcext:value-type="string">
            <text:p>inflorescence solitai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oxensis</text:p>
          </table:table-cell>
          <table:table-cell table:number-columns-repeated="2"/>
          <table:table-cell office:value-type="float" office:value="7.5" calcext:value-type="float">
            <text:p>7,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uetzelburgii</text:p>
          </table:table-cell>
          <table:table-cell office:value-type="string" calcext:value-type="string">
            <text:p>inflorescence solitaire</text:p>
          </table:table-cell>
          <table:table-cell office:value-type="float" office:value="3.6" calcext:value-type="float">
            <text:p>3,6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000"/>
          <table:table-cell table:style-name="ce60"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utea</text:p>
          </table:table-cell>
          <table:table-cell office:value-type="string" calcext:value-type="string">
            <text:p>inflorescence solitaire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luzmarina</text:p>
          </table:table-cell>
          <table:table-cell office:value-type="string" calcext:value-type="string">
            <text:p>inflorescence solitaire</text:p>
          </table:table-cell>
          <table:table-cell office:value-type="float" office:value="3.75" calcext:value-type="float">
            <text:p>3,75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crophylla</text:p>
          </table:table-cell>
          <table:table-cell/>
          <table:table-cell office:value-type="float" office:value="6.45" calcext:value-type="float">
            <text:p>6,4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cropod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9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estrensis</text:p>
          </table:table-cell>
          <table:table-cell table:style-name="ce49"/>
          <table:table-cell table:style-name="ce40" table:number-columns-repeated="9"/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gnifica</text:p>
          </table:table-cell>
          <table:table-cell/>
          <table:table-cell table:number-columns-repeated="2" office:value-type="float" office:value="4.5" calcext:value-type="float">
            <text:p>4,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style-name="ce72" table:number-columns-repeated="1000"/>
          <table:table-cell table:style-name="ce60" table:number-columns-repeated="12"/>
          <table:table-cell table:number-columns-repeated="1536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gnoliifolia</text:p>
          </table:table-cell>
          <table:table-cell table:style-name="ce49"/>
          <table:table-cell table:style-name="ce40" table:number-columns-repeated="3"/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lacophylla</text:p>
          </table:table-cell>
          <table:table-cell office:value-type="string" calcext:value-type="string">
            <text:p>inflorescence solitaire</text:p>
          </table:table-cell>
          <table:table-cell office:value-type="float" office:value="5.5" calcext:value-type="float">
            <text:p>5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style-name="ce72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liformis</text:p>
          </table:table-cell>
          <table:table-cell office:value-type="string" calcext:value-type="string">
            <text:p>inflorescence solitaire</text:p>
          </table:table-cell>
          <table:table-cell office:value-type="float" office:value="6.5" calcext:value-type="float">
            <text:p>6,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ndonii</text:p>
          </table:table-cell>
          <table:table-cell table:style-name="ce49"/>
          <table:table-cell table:style-name="ce40"/>
          <table:table-cell table:style-name="ce40" office:value-type="float" office:value="1.6" calcext:value-type="float">
            <text:p>1,6</text:p>
          </table:table-cell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12"/>
          <table:table-cell table:number-columns-repeated="15360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nicat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nsoi</text:p>
          </table:table-cell>
          <table:table-cell office:value-type="string" calcext:value-type="string">
            <text:p>inflorescence solitaire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style-name="ce72" table:number-columns-repeated="1000"/>
          <table:table-cell table:number-columns-repeated="15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thewsii</text:p>
          </table:table-cell>
          <table:table-cell table:style-name="ce49"/>
          <table:table-cell table:style-name="ce40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editerranea</text:p>
          </table:table-cell>
          <table:table-cell table:style-name="ce49" office:value-type="string" calcext:value-type="string">
            <text:p>inflorescence groupé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embranacea</text:p>
          </table:table-cell>
          <table:table-cell office:value-type="string" calcext:value-type="string">
            <text:p>inflorescence solitaire</text:p>
          </table:table-cell>
          <table:table-cell office:value-type="float" office:value="7.5" calcext:value-type="float">
            <text:p>7,5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endoncae</text:p>
          </table:table-cell>
          <table:table-cell table:style-name="ce49"/>
          <table:table-cell table:style-name="ce40" table:number-columns-repeated="2"/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enispermifolia</text:p>
          </table:table-cell>
          <table:table-cell office:value-type="string" calcext:value-type="string">
            <text:p>inflorescence solitair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exicana</text:p>
          </table:table-cell>
          <table:table-cell table:style-name="ce49" office:value-type="string" calcext:value-type="string">
            <text:p>inflorescence solitaire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jaune, orange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icropetala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table:number-columns-repeated="2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chauve souris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icrostipula</text:p>
          </table:table-cell>
          <table:table-cell table:style-name="ce49" office:value-type="string" calcext:value-type="string">
            <text:p>inflorescence groupée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iersii</text:p>
          </table:table-cell>
          <table:table-cell table:style-name="ce49" office:value-type="string" calcext:value-type="string">
            <text:p>inflorescence solitair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000"/>
          <table:table-cell table:style-name="ce60" table:number-columns-repeated="12"/>
          <table:table-cell table:number-columns-repeated="1536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iniata</text:p>
          </table:table-cell>
          <table:table-cell table:style-name="ce49" office:value-type="string" calcext:value-type="string">
            <text:p>inflorescence solitaire</text:p>
          </table:table-cell>
          <table:table-cell table:number-columns-repeated="2"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style-name="ce72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isera</text:p>
          </table:table-cell>
          <table:table-cell table:style-name="ce49" office:value-type="string" calcext:value-type="string">
            <text:p>inflorescence solitaire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000"/>
          <table:table-cell table:style-name="ce60" table:number-columns-repeated="12"/>
          <table:table-cell table:number-columns-repeated="15360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ixta</text:p>
          </table:table-cell>
          <table:table-cell/>
          <table:table-cell table:style-name="Default"/>
          <table:table-cell office:value-type="float" office:value="14.4" calcext:value-type="float">
            <text:p>14,4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oluccana</text:p>
          </table:table-cell>
          <table:table-cell table:style-name="ce49" office:value-type="string" calcext:value-type="string">
            <text:p>inflorescence groupée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onadelpha</text:p>
          </table:table-cell>
          <table:table-cell table:style-name="ce49" office:value-type="string" calcext:value-type="string">
            <text:p>inflorescence groupée</text:p>
          </table:table-cell>
          <table:table-cell table:style-name="ce40" office:value-type="float" office:value="3.5" calcext:value-type="float">
            <text:p>3,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oupe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ooreana</text:p>
          </table:table-cell>
          <table:table-cell table:style-name="ce49" office:value-type="string" calcext:value-type="string">
            <text:p>inflorescence solitaire</text:p>
          </table:table-cell>
          <table:table-cell table:number-columns-repeated="3"/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orifolia</text:p>
          </table:table-cell>
          <table:table-cell table:style-name="ce49" office:value-type="string" calcext:value-type="string">
            <text:p>inflorescence solitaire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ucronata</text:p>
          </table:table-cell>
          <table:table-cell table:style-name="ce49" office:value-type="string" calcext:value-type="string">
            <text:p>inflorescence solitair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6" office:value-type="string" calcext:value-type="string">
            <text:p>multiflora</text:p>
          </table:table-cell>
          <table:table-cell table:style-name="ce49" office:value-type="string" calcext:value-type="string">
            <text:p>inflorescence groupé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unchiquensis</text:p>
          </table:table-cell>
          <table:table-cell table:style-name="ce49"/>
          <table:table-cell table:style-name="ce40" office:value-type="float" office:value="5.6" calcext:value-type="float">
            <text:p>5,6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urucuja</text:p>
          </table:table-cell>
          <table:table-cell office:value-type="string" calcext:value-type="string">
            <text:p>inflorescence solitaire</text:p>
          </table:table-cell>
          <table:table-cell office:value-type="float" office:value="1.75" calcext:value-type="float">
            <text:p>1,7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pas</text:p>
          </table:table-cell>
          <table:table-cell/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napalensis</text:p>
          </table:table-cell>
          <table:table-cell table:style-name="ce49"/>
          <table:table-cell table:style-name="ce40" office:value-type="float" office:value="2.5" calcext:value-type="float">
            <text:p>2,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hauve souris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nephrod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nitida</text:p>
          </table:table-cell>
          <table:table-cell office:value-type="string" calcext:value-type="string">
            <text:p>inflorescence solitaire</text:p>
          </table:table-cell>
          <table:table-cell office:value-type="float" office:value="9.5" calcext:value-type="float">
            <text:p>9,5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oblongata</text:p>
          </table:table-cell>
          <table:table-cell table:style-name="ce49" office:value-type="string" calcext:value-type="string">
            <text:p>inflorescence groupée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obovata</text:p>
          </table:table-cell>
          <table:table-cell table:style-name="ce49" office:value-type="string" calcext:value-type="string">
            <text:p>inflorescence groupé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obtusifolia</text:p>
          </table:table-cell>
          <table:table-cell table:style-name="ce49" office:value-type="string" calcext:value-type="string">
            <text:p>inflorescence groupé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oerstedii</text:p>
          </table:table-cell>
          <table:table-cell office:value-type="string" calcext:value-type="string">
            <text:p>inflorescence solitair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000"/>
          <table:table-cell table:style-name="ce60" table:number-columns-repeated="12"/>
          <table:table-cell table:number-columns-repeated="15360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orbiculata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ornithoura</text:p>
          </table:table-cell>
          <table:table-cell table:style-name="ce49" office:value-type="string" calcext:value-type="string">
            <text:p>inflorescence groupée</text:p>
          </table:table-cell>
          <table:table-cell office:value-type="float" office:value="1.75" calcext:value-type="float">
            <text:p>1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jaune, orange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allida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style-name="ce72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almeri</text:p>
          </table:table-cell>
          <table:table-cell office:value-type="string" calcext:value-type="string">
            <text:p>inflorescence solitaire</text:p>
          </table:table-cell>
          <table:table-cell office:value-type="float" office:value="6.5" calcext:value-type="float">
            <text:p>6,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apilio</text:p>
          </table:table-cell>
          <table:table-cell table:style-name="ce49" office:value-type="string" calcext:value-type="string">
            <text:p>inflorescence groupée</text:p>
          </table:table-cell>
          <table:table-cell office:value-type="float" office:value="1.75" calcext:value-type="float">
            <text:p>1,7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ardifolia</text:p>
          </table:table-cell>
          <table:table-cell office:value-type="string" calcext:value-type="string">
            <text:p>inflorescence solitaire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style-name="ce72" table:number-columns-repeated="1000"/>
          <table:table-cell table:number-columns-repeated="15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arritae</text:p>
          </table:table-cell>
          <table:table-cell table:number-columns-repeated="2"/>
          <table:table-cell office:value-type="float" office:value="7.4" calcext:value-type="float">
            <text:p>7,4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edicellaris</text:p>
          </table:table-cell>
          <table:table-cell table:number-columns-repeated="3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000"/>
          <table:table-cell table:style-name="ce60" table:number-columns-repeated="12"/>
          <table:table-cell table:number-columns-repeated="15360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eduncularis</text:p>
          </table:table-cell>
          <table:table-cell table:number-columns-repeated="2"/>
          <table:table-cell office:value-type="float" office:value="1.75" calcext:value-type="float">
            <text:p>1,7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endens</text:p>
          </table:table-cell>
          <table:table-cell table:style-name="ce49"/>
          <table:table-cell table:style-name="ce40"/>
          <table:table-cell table:style-name="ce40" office:value-type="float" office:value="7.5" calcext:value-type="float">
            <text:p>7,5</text:p>
          </table:table-cell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enduliflora</text:p>
          </table:table-cell>
          <table:table-cell office:value-type="string" calcext:value-type="string">
            <text:p>inflorescence solitai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entagona</text:p>
          </table:table-cell>
          <table:table-cell office:value-type="string" calcext:value-type="string">
            <text:p>inflorescence solitaire</text:p>
          </table:table-cell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000"/>
          <table:table-cell table:style-name="ce60" table:number-columns-repeated="12"/>
          <table:table-cell table:number-columns-repeated="1536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erakensis</text:p>
          </table:table-cell>
          <table:table-cell office:value-type="string" calcext:value-type="string">
            <text:p>inflorescence groupé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erfoliat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hoenicia</text:p>
          </table:table-cell>
          <table:table-cell office:value-type="string" calcext:value-type="string">
            <text:p>inflorescence solitair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icturata</text:p>
          </table:table-cell>
          <table:table-cell office:value-type="string" calcext:value-type="string">
            <text:p>inflorescence solitair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ilosa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ilosicorona</text:p>
          </table:table-cell>
          <table:table-cell table:style-name="ce49"/>
          <table:table-cell table:style-name="ce40" table:number-columns-repeated="2"/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innatistipul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ittieri</text:p>
          </table:table-cell>
          <table:table-cell/>
          <table:table-cell office:value-type="float" office:value="6.5" calcext:value-type="float">
            <text:p>6,5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jaune, orange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latyloba</text:p>
          </table:table-cell>
          <table:table-cell office:value-type="string" calcext:value-type="string">
            <text:p>inflorescence solitaire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000"/>
          <table:table-cell table:style-name="ce60" table:number-columns-repeated="12"/>
          <table:table-cell table:number-columns-repeated="1536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odlechii</text:p>
          </table:table-cell>
          <table:table-cell table:style-name="ce49" office:value-type="string" calcext:value-type="string">
            <text:p>inflorescence groupée</text:p>
          </table:table-cell>
          <table:table-cell table:style-name="ce40" office:value-type="float" office:value="2.7" calcext:value-type="float">
            <text:p>2,7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jaune, oran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guep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ohlii</text:p>
          </table:table-cell>
          <table:table-cell office:value-type="string" calcext:value-type="string">
            <text:p>inflorescence solitai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orophylla</text:p>
          </table:table-cell>
          <table:table-cell office:value-type="string" calcext:value-type="string">
            <text:p>inflorescence solitaire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orphyretica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rinceps</text:p>
          </table:table-cell>
          <table:table-cell table:style-name="ce49" office:value-type="string" calcext:value-type="string">
            <text:p>inflorescence groupé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unctata</text:p>
          </table:table-cell>
          <table:table-cell office:value-type="string" calcext:value-type="string">
            <text:p>inflorescence solitair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usilla</text:p>
          </table:table-cell>
          <table:table-cell office:value-type="string" calcext:value-type="string">
            <text:p>inflorescence solitaire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yrrhantha</text:p>
          </table:table-cell>
          <table:table-cell table:number-columns-repeated="2"/>
          <table:table-cell office:value-type="float" office:value="4.75" calcext:value-type="float">
            <text:p>4,7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quadrangularis</text:p>
          </table:table-cell>
          <table:table-cell office:value-type="string" calcext:value-type="string">
            <text:p>inflorescence solitair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quadraticordata</text:p>
          </table:table-cell>
          <table:table-cell table:style-name="ce49"/>
          <table:table-cell table:style-name="ce40" office:value-type="float" office:value="4.5" calcext:value-type="float">
            <text:p>4,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quadriglandulosa</text:p>
          </table:table-cell>
          <table:table-cell office:value-type="string" calcext:value-type="string">
            <text:p>inflorescence solitaire</text:p>
          </table:table-cell>
          <table:table-cell office:value-type="float" office:value="8.5" calcext:value-type="float">
            <text:p>8,5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quindiensis</text:p>
          </table:table-cell>
          <table:table-cell table:number-columns-repeated="2"/>
          <table:table-cell office:value-type="float" office:value="8.35" calcext:value-type="float">
            <text:p>8,3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ecurva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000"/>
          <table:table-cell table:style-name="ce60" table:number-columns-repeated="12"/>
          <table:table-cell table:number-columns-repeated="15360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eflexiflora</text:p>
          </table:table-cell>
          <table:table-cell table:number-columns-repeated="3"/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etipetala</text:p>
          </table:table-cell>
          <table:table-cell office:value-type="string" calcext:value-type="string">
            <text:p>inflorescence solitair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hamnifoli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ipari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oseorum</text:p>
          </table:table-cell>
          <table:table-cell table:number-columns-repeated="2"/>
          <table:table-cell office:value-type="float" office:value="7.5" calcext:value-type="float">
            <text:p>7,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style-name="ce72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ovirosae</text:p>
          </table:table-cell>
          <table:table-cell office:value-type="string" calcext:value-type="string">
            <text:p>inflorescence solitaire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ubra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ufa</text:p>
          </table:table-cell>
          <table:table-cell table:style-name="ce49" office:value-type="string" calcext:value-type="string">
            <text:p>inflorescence groupé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4">
          <table:table-cell table:style-name="ce46" office:value-type="string" calcext:value-type="string">
            <text:p>Passiflora</text:p>
          </table:table-cell>
          <table:table-cell table:style-name="ce40" office:value-type="string" calcext:value-type="string">
            <text:p>rugosa</text:p>
          </table:table-cell>
          <table:table-cell/>
          <table:table-cell office:value-type="float" office:value="12.3" calcext:value-type="float">
            <text:p>12,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agasteguii</text:p>
          </table:table-cell>
          <table:table-cell table:style-name="ce49"/>
          <table:table-cell table:style-name="ce40" office:value-type="float" office:value="4.15" calcext:value-type="float">
            <text:p>4,15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guep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anctae-barbarae</text:p>
          </table:table-cell>
          <table:table-cell office:value-type="string" calcext:value-type="string">
            <text:p>inflorescence solitaire</text:p>
          </table:table-cell>
          <table:table-cell table:style-name="ce40" office:value-type="float" office:value="11.5" calcext:value-type="float">
            <text:p>11,5</text:p>
          </table:table-cell>
          <table:table-cell table:style-name="ce40" office:value-type="float" office:value="8.25" calcext:value-type="float">
            <text:p>8,25</text:p>
          </table:table-cell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andrae</text:p>
          </table:table-cell>
          <table:table-cell table:number-columns-repeated="3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anguinolent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emannii</text:p>
          </table:table-cell>
          <table:table-cell office:value-type="string" calcext:value-type="string">
            <text:p>inflorescence solitair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rratifolia</text:p>
          </table:table-cell>
          <table:table-cell office:value-type="string" calcext:value-type="string">
            <text:p>inflorescence solitaire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style-name="ce72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rratodigitata</text:p>
          </table:table-cell>
          <table:table-cell office:value-type="string" calcext:value-type="string">
            <text:p>inflorescence solitair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rrulata</text:p>
          </table:table-cell>
          <table:table-cell/>
          <table:table-cell office:value-type="float" office:value="5.5" calcext:value-type="float">
            <text:p>5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tacea</text:p>
          </table:table-cell>
          <table:table-cell office:value-type="string" calcext:value-type="string">
            <text:p>inflorescence solitaire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tulosa</text:p>
          </table:table-cell>
          <table:table-cell office:value-type="string" calcext:value-type="string">
            <text:p>inflorescence solitair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000"/>
          <table:table-cell table:style-name="ce60" table:number-columns-repeated="12"/>
          <table:table-cell table:number-columns-repeated="1536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xflora</text:p>
          </table:table-cell>
          <table:table-cell table:style-name="ce49" office:value-type="string" calcext:value-type="string">
            <text:p>inflorescence groupée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xocellata</text:p>
          </table:table-cell>
          <table:table-cell office:value-type="string" calcext:value-type="string">
            <text:p>inflorescence solitaire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iamica</text:p>
          </table:table-cell>
          <table:table-cell table:style-name="ce49" office:value-type="string" calcext:value-type="string">
            <text:p>inflorescence groupée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style-name="ce72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icyoides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6" office:value-type="string" calcext:value-type="string">
            <text:p>sidifolia</text:p>
          </table:table-cell>
          <table:table-cell office:value-type="string" calcext:value-type="string">
            <text:p>inflorescence solitair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000"/>
          <table:table-cell table:style-name="ce60" table:number-columns-repeated="12"/>
          <table:table-cell table:number-columns-repeated="1536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odiroi</text:p>
          </table:table-cell>
          <table:table-cell table:style-name="ce49" office:value-type="string" calcext:value-type="string">
            <text:p>inflorescence groupé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olomonii</text:p>
          </table:table-cell>
          <table:table-cell table:style-name="ce49" office:value-type="string" calcext:value-type="string">
            <text:p>inflorescence groupée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pecios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guepe</text:p>
          </table:table-cell>
          <table:table-cell table:number-columns-repeated="1000"/>
          <table:table-cell table:style-name="ce60" table:number-columns-repeated="12"/>
          <table:table-cell table:number-columns-repeated="1536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phaerocarpa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prucei</text:p>
          </table:table-cell>
          <table:table-cell table:style-name="ce49"/>
          <table:table-cell table:style-name="ce40" table:number-columns-repeated="2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violet, bleu</text:p>
          </table:table-cell>
          <table:table-cell table:style-name="ce40" office:value-type="string" calcext:value-type="string">
            <text:p>cercle concentrique</text:p>
          </table:table-cell>
          <table:table-cell table:style-name="ce40" office:value-type="string" calcext:value-type="string">
            <text:p>&gt;5</text:p>
          </table:table-cell>
          <table:table-cell table:style-name="ce40" office:value-type="string" calcext:value-type="string">
            <text:p>long</text:p>
          </table:table-cell>
          <table:table-cell table:style-name="ce40" office:value-type="string" calcext:value-type="string">
            <text:p>abeille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tandleyi</text:p>
          </table:table-cell>
          <table:table-cell office:value-type="string" calcext:value-type="string">
            <text:p>inflorescence solitaire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uberosa</text:p>
          </table:table-cell>
          <table:table-cell office:value-type="string" calcext:value-type="string">
            <text:p>inflorescence solita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ubpeltata</text:p>
          </table:table-cell>
          <table:table-cell office:value-type="string" calcext:value-type="string">
            <text:p>inflorescence solitaire</text:p>
          </table:table-cell>
          <table:table-cell office:value-type="float" office:value="5.5" calcext:value-type="float">
            <text:p>5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ubrotunda</text:p>
          </table:table-cell>
          <table:table-cell office:value-type="string" calcext:value-type="string">
            <text:p>inflorescence solitaire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guepe</text:p>
          </table:table-cell>
          <table:table-cell table:style-name="ce72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acanensis</text:p>
          </table:table-cell>
          <table:table-cell table:style-name="ce49"/>
          <table:table-cell table:style-name="ce40" office:value-type="float" office:value="2.4" calcext:value-type="float">
            <text:p>2,4</text:p>
          </table:table-cell>
          <table:table-cell table:style-name="ce40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hauve souris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acsonioides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alamancensis</text:p>
          </table:table-cell>
          <table:table-cell office:value-type="string" calcext:value-type="string">
            <text:p>inflorescence solita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arminiana</text:p>
          </table:table-cell>
          <table:table-cell table:style-name="ce49"/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atei</text:p>
          </table:table-cell>
          <table:table-cell office:value-type="string" calcext:value-type="string">
            <text:p>inflorescence solitaire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elesiphe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enella</text:p>
          </table:table-cell>
          <table:table-cell office:value-type="string" calcext:value-type="string">
            <text:p>inflorescence solitaire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enuifila</text:p>
          </table:table-cell>
          <table:table-cell office:value-type="string" calcext:value-type="string">
            <text:p>inflorescence solitaire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enuiloba</text:p>
          </table:table-cell>
          <table:table-cell office:value-type="string" calcext:value-type="string">
            <text:p>inflorescence solita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etrandra</text:p>
          </table:table-cell>
          <table:table-cell/>
          <table:table-cell office:value-type="float" office:value="1.15" calcext:value-type="float">
            <text:p>1,1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ica</text:p>
          </table:table-cell>
          <table:table-cell table:style-name="ce49" office:value-type="string" calcext:value-type="string">
            <text:p>inflorescence groupé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iliifolia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el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ina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jaune, orange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onkinensis</text:p>
          </table:table-cell>
          <table:table-cell office:value-type="string" calcext:value-type="string">
            <text:p>inflorescence solitaire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ialat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float" office:value="1.75" calcext:value-type="float">
            <text:p>1,7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icuspis</text:p>
          </table:table-cell>
          <table:table-cell office:value-type="string" calcext:value-type="string">
            <text:p>inflorescence solitaire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ifasciata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ifoliata</text:p>
          </table:table-cell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intae</text:p>
          </table:table-cell>
          <table:table-cell office:value-type="string" calcext:value-type="string">
            <text:p>inflorescence solitair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ipartit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isect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uncata</text:p>
          </table:table-cell>
          <table:table-cell office:value-type="string" calcext:value-type="string">
            <text:p>inflorescence solitaire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yphostemmatoides</text:p>
          </table:table-cell>
          <table:table-cell table:style-name="ce49" office:value-type="string" calcext:value-type="string">
            <text:p>inflorescence groupée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uberosa</text:p>
          </table:table-cell>
          <table:table-cell office:value-type="string" calcext:value-type="string">
            <text:p>inflorescence solitaire</text:p>
          </table:table-cell>
          <table:table-cell office:value-type="float" office:value="4.75" calcext:value-type="float">
            <text:p>4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000"/>
          <table:table-cell table:style-name="ce60" table:number-columns-repeated="12"/>
          <table:table-cell table:number-columns-repeated="15360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ucumanensis</text:p>
          </table:table-cell>
          <table:table-cell office:value-type="string" calcext:value-type="string">
            <text:p>inflorescence solitaire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ulae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umbilicata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urnaefolia</text:p>
          </table:table-cell>
          <table:table-cell table:number-columns-repeated="3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urubicensis</text:p>
          </table:table-cell>
          <table:table-cell office:value-type="string" calcext:value-type="string">
            <text:p>inflorescence solitaire</text:p>
          </table:table-cell>
          <table:table-cell table:number-columns-repeated="3"/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6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vespertilio</text:p>
          </table:table-cell>
          <table:table-cell office:value-type="string" calcext:value-type="string">
            <text:p>inflorescence solitaire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villosa</text:p>
          </table:table-cell>
          <table:table-cell office:value-type="string" calcext:value-type="string">
            <text:p>inflorescence solitaire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vitifolia</text:p>
          </table:table-cell>
          <table:table-cell office:value-type="string" calcext:value-type="string">
            <text:p>inflorescence solitaire</text:p>
          </table:table-cell>
          <table:table-cell office:value-type="float" office:value="12.5" calcext:value-type="float">
            <text:p>12,5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watsoniana</text:p>
          </table:table-cell>
          <table:table-cell office:value-type="string" calcext:value-type="string">
            <text:p>inflorescence solitair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weigendii</text:p>
          </table:table-cell>
          <table:table-cell table:style-name="ce49"/>
          <table:table-cell table:style-name="ce40" office:value-type="float" office:value="8.5" calcext:value-type="float">
            <text:p>8,5</text:p>
          </table:table-cell>
          <table:table-cell table:style-name="ce40" office:value-type="float" office:value="11.65" calcext:value-type="float">
            <text:p>11,65</text:p>
          </table:table-cell>
          <table:table-cell table:style-name="ce40" office:value-type="string" calcext:value-type="string">
            <text:p>gran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table:style-name="ce40" office:value-type="string" calcext:value-type="string">
            <text:p>court</text:p>
          </table:table-cell>
          <table:table-cell table:style-name="ce40" office:value-type="string" calcext:value-type="string">
            <text:p>colibri</text:p>
          </table:table-cell>
          <table:table-cell table:style-name="ce60" table:number-columns-repeated="1000"/>
          <table:table-cell table:number-columns-repeated="15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wilsonii</text:p>
          </table:table-cell>
          <table:table-cell table:style-name="ce49" office:value-type="string" calcext:value-type="string">
            <text:p>inflorescence groupée</text:p>
          </table:table-cell>
          <table:table-cell office:value-type="float" office:value="2.25" calcext:value-type="float">
            <text:p>2,2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xiikzodz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xishuangbannaensis</text:p>
          </table:table-cell>
          <table:table-cell office:value-type="string" calcext:value-type="string">
            <text:p>inflorescence solitaire</text:p>
          </table:table-cell>
          <table:table-cell office:value-type="float" office:value="3.5" calcext:value-type="float">
            <text:p>3,5</text:p>
          </table:table-cell>
          <table:table-cell table:style-name="Default"/>
          <table:table-cell table:style-name="Default"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yucatanensis</text:p>
          </table:table-cell>
          <table:table-cell office:value-type="string" calcext:value-type="string">
            <text:p>inflorescence solitaire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000"/>
          <table:table-cell table:style-name="ce60" table:number-columns-repeated="12"/>
          <table:table-cell table:number-columns-repeated="15360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zamorana</text:p>
          </table:table-cell>
          <table:table-cell table:number-columns-repeated="2"/>
          <table:table-cell office:value-type="float" office:value="7.25" calcext:value-type="float">
            <text:p>7,2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4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47" office:value-type="string" calcext:value-type="string">
            <text:p>Phyllanthus</text:p>
          </table:table-cell>
          <table:table-cell table:style-name="ce47" office:value-type="string" calcext:value-type="string">
            <text:p>niruri</text:p>
          </table:table-cell>
          <table:table-cell office:value-type="string" calcext:value-type="string">
            <text:p>inflorescence groupée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lagiopteron</text:p>
          </table:table-cell>
          <table:table-cell office:value-type="string" calcext:value-type="string">
            <text:p>suaveolens</text:p>
          </table:table-cell>
          <table:table-cell office:value-type="string" calcext:value-type="string">
            <text:p>inflorescence groupé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47" office:value-type="string" calcext:value-type="string">
            <text:p>Salix</text:p>
          </table:table-cell>
          <table:table-cell table:style-name="ce47" office:value-type="string" calcext:value-type="string">
            <text:p>alba</text:p>
          </table:table-cell>
          <table:table-cell office:value-type="string" calcext:value-type="string">
            <text:p>inflorescence groupé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lanc, vert</text:p>
          </table:table-cell>
          <table:table-cell table:style-name="ce4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74" office:value-type="string" calcext:value-type="string">
            <text:p>Terniopsis </text:p>
          </table:table-cell>
          <table:table-cell table:style-name="ce75" office:value-type="string" calcext:value-type="string">
            <text:p><text:span text:style-name="T4">yongtaiensis</text:span></text:p>
          </table:table-cell>
          <table:table-cell table:style-name="ce49" office:value-type="string" calcext:value-type="string">
            <text:p>inflorescence solitaire</text:p>
          </table:table-cell>
          <table:table-cell table:style-name="ce40" table:number-columns-repeated="2"/>
          <table:table-cell table:style-name="ce40" office:value-type="string" calcext:value-type="string">
            <text:p>petit</text:p>
          </table:table-cell>
          <table:table-cell table:style-name="ce40" office:value-type="string" calcext:value-type="string">
            <text:p>campanulé</text:p>
          </table:table-cell>
          <table:table-cell table:style-name="ce40" office:value-type="string" calcext:value-type="string">
            <text:p>rose, rouge</text:p>
          </table:table-cell>
          <table:table-cell table:style-name="ce40" office:value-type="string" calcext:value-type="string">
            <text:p>uni</text:p>
          </table:table-cell>
          <table:table-cell table:number-columns-repeated="2" table:style-name="ce40" office:value-type="string" calcext:value-type="string">
            <text:p>NA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table:style-name="ce47" office:value-type="string" calcext:value-type="string">
            <text:p>Viola</text:p>
          </table:table-cell>
          <table:table-cell table:style-name="ce47" office:value-type="string" calcext:value-type="string">
            <text:p>tricolor</text:p>
          </table:table-cell>
          <table:table-cell office:value-type="string" calcext:value-type="string">
            <text:p>inflorescence solita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table:style-name="ce40" office:value-type="string" calcext:value-type="string">
            <text:p>cercle concentriqu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4">
          <table:table-cell table:number-columns-repeated="6"/>
          <table:table-cell table:style-name="Default" table:number-columns-repeated="2"/>
          <table:table-cell table:number-columns-repeated="16376"/>
        </table:table-row>
        <table:table-row table:style-name="ro4" table:number-rows-repeated="104826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codage" table:style-name="ta1">
        <table:table-column table:style-name="co1" table:default-cell-style-name="ce35"/>
        <table:table-column table:style-name="co2" table:default-cell-style-name="ce35"/>
        <table:table-column table:style-name="co1" table:default-cell-style-name="ce54"/>
        <table:table-column table:style-name="co1" table:number-columns-repeated="7" table:default-cell-style-name="ce35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position de la fleur</text:p>
          </table:table-cell>
          <table:table-cell office:value-type="string" calcext:value-type="string">
            <text:p>catégorie de taille</text:p>
          </table:table-cell>
          <table:table-cell office:value-type="string" calcext:value-type="string">
            <text:p>forme 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motif</text:p>
          </table:table-cell>
          <table:table-cell office:value-type="string" calcext:value-type="string">
            <text:p>nombre série de filet</text:p>
          </table:table-cell>
          <table:table-cell office:value-type="string" calcext:value-type="string">
            <text:p>longueur filament</text:p>
          </table:table-cell>
          <table:table-cell office:value-type="string" calcext:value-type="string">
            <text:p>syndrome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ctinia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cuminata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denopoda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dulterina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ffinis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lata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llantophylla</text:p>
          </table:table-cell>
          <table:table-cell table:style-name="ce49" office:value-type="string" calcext:value-type="string">
            <text:p>?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lnifolia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ltebilobata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mazonica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mbigua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methystina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moena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mpullacea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nadenia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nastomosans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ndina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X</text:p>
          </table:table-cell>
          <table:table-cell table:style-name="ce40" office:value-type="string" calcext:value-type="string">
            <text:p>NA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ntioquiensis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petala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poda</text:p>
          </table:table-cell>
          <table:table-cell table:style-name="ce49" office:value-type="string" calcext:value-type="string">
            <text:p>?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rbelaezii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rida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4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urantia</text:p>
          </table:table-cell>
          <table:table-cell table:style-name="ce49" office:value-type="string" calcext:value-type="string">
            <text:p>?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urantioides</text:p>
          </table:table-cell>
          <table:table-cell table:style-name="ce49" office:value-type="string" calcext:value-type="string">
            <text:p>?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auriculata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ahiensis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erteroana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icornis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icrura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icuspidata</text:p>
          </table:table-cell>
          <table:table-cell table:style-name="ce49" office:value-type="string" calcext:value-type="string">
            <text:p>?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iflora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oenderi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ogotensis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racteosa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bryonioid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ca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erul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lcicola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mpanulata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ndida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ndollei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pparidifolia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apsularis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erasina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eratocarpa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erradensis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helidonea</text:p>
          </table:table-cell>
          <table:table-cell table:style-name="ce49" office:value-type="string" calcext:value-type="string">
            <text:p>?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hrysosepala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iliat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incinnata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innabarina</text:p>
          </table:table-cell>
          <table:table-cell table:style-name="ce49" office:value-type="string" calcext:value-type="string">
            <text:p>?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irrhiflora</text:p>
          </table:table-cell>
          <table:table-cell table:style-name="ce49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itrina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lathrata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actilis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banensis</text:p>
          </table:table-cell>
          <table:table-cell table:style-name="ce49" office:value-type="string" calcext:value-type="string">
            <text:p>?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ccin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limensis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linvauxii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lombiana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mplana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ntracta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riace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ostaricensi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remastanth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rispolanata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ristalina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ubensis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umbalensis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uneata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upiformis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cupraea</text:p>
          </table:table-cell>
          <table:table-cell table:style-name="ce49" office:value-type="string" calcext:value-type="string">
            <text:p>?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deidamioides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deltoifol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discophora</text:p>
          </table:table-cell>
          <table:table-cell table:style-name="ce49" office:value-type="string" calcext:value-type="string">
            <text:p>?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dolichocarp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eberhardtii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edmundoi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edulis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6" office:value-type="string" calcext:value-type="string">
            <text:p>eichleriana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elegans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escobariana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exsudans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exura</text:p>
          </table:table-cell>
          <table:table-cell table:style-name="ce49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ferruginea</text:p>
          </table:table-cell>
          <table:table-cell table:style-name="ce49" office:value-type="string" calcext:value-type="string">
            <text:p>?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filipes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fimbriatistipula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flexipes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foetida 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formosa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abrielliana</text:p>
          </table:table-cell>
          <table:table-cell table:style-name="ce49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albana</text:p>
          </table:table-cell>
          <table:table-cell table:style-name="ce49" office:value-type="string" calcext:value-type="string">
            <text:p>?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arckei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ardneri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ibert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ilbertiana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landulosa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racilens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racili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racillima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guatemalensis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aematostigma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ahnii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arlingii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astifoli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atschbachii</text:p>
          </table:table-cell>
          <table:table-cell table:style-name="ce49" office:value-type="string" calcext:value-type="string">
            <text:p>?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eller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enryi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erbertian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irtiflora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ollrungii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holosericea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ilamo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incarnat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indecor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insignis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9" office:value-type="string" calcext:value-type="string">
            <text:p>Passiflora</text:p>
          </table:table-cell>
          <table:table-cell table:style-name="ce40" office:value-type="string" calcext:value-type="string">
            <text:p>intricata</text:p>
          </table:table-cell>
          <table:table-cell table:style-name="ce49" office:value-type="string" calcext:value-type="string">
            <text:p>?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ischnocla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jamesonii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jatunsachensis</text:p>
          </table:table-cell>
          <table:table-cell table:style-name="ce49" office:value-type="string" calcext:value-type="string">
            <text:p>?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number-columns-repeated="2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jianfengensis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jugorum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juliana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jussieui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karwinski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kawens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kermes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kuranda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anat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ancear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ancetillensis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ancifolia</text:p>
          </table:table-cell>
          <table:table-cell table:style-name="ce49" office:value-type="string" calcext:value-type="string">
            <text:p>?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aurifol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eptocla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eptomischa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eschenaultii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igula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indeniana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obat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obbii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oefgren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oxensis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uetzelburgi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lute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9" office:value-type="string" calcext:value-type="string">
            <text:p>luzmari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crophylla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cropod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5" office:value-type="string" calcext:value-type="string">
            <text:p>Passiflora</text:p>
          </table:table-cell>
          <table:table-cell table:style-name="ce45" office:value-type="string" calcext:value-type="string">
            <text:p>maestrensis</text:p>
          </table:table-cell>
          <table:table-cell table:style-name="ce49" office:value-type="string" calcext:value-type="string">
            <text:p>?</text:p>
          </table:table-cell>
          <table:table-cell table:style-name="ce40" office:value-type="string" calcext:value-type="string">
            <text:p>?</text:p>
          </table:table-cell>
          <table:table-cell table:style-name="ce40" table:number-columns-repeated="6"/>
          <table:table-cell table:style-name="ce60"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gnifica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0" table:number-columns-repeated="1014"/>
        </table:table-row>
        <table:table-row table:style-name="ro4">
          <table:table-cell table:style-name="ce43" office:value-type="string" calcext:value-type="string">
            <text:p>Passiflora</text:p>
          </table:table-cell>
          <table:table-cell table:style-name="ce43" office:value-type="string" calcext:value-type="string">
            <text:p>magnoliifolia</text:p>
          </table:table-cell>
          <table:table-cell table:style-name="ce49" office:value-type="string" calcext:value-type="string">
            <text:p>?</text:p>
          </table:table-cell>
          <table:table-cell table:style-name="ce40" office:value-type="string" calcext:value-type="string">
            <text:p>?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60"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lacophylla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0"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liformis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0" table:number-columns-repeated="1014"/>
        </table:table-row>
        <table:table-row table:style-name="ro4">
          <table:table-cell table:style-name="ce43" office:value-type="string" calcext:value-type="string">
            <text:p>Passiflora</text:p>
          </table:table-cell>
          <table:table-cell table:style-name="ce43" office:value-type="string" calcext:value-type="string">
            <text:p>mandonii</text:p>
          </table:table-cell>
          <table:table-cell table:style-name="ce49" office:value-type="string" calcext:value-type="string">
            <text:p>?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60"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nicat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ns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athewsii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editerranea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embranac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endoncae</text:p>
          </table:table-cell>
          <table:table-cell table:style-name="ce49" office:value-type="string" calcext:value-type="string">
            <text:p>?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enispermifol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exicana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icropetala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icrostipula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iersii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iniata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isera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ixt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oluccana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onadelpha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ooreana</text:p>
          </table:table-cell>
          <table:table-cell table:style-name="ce49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orifolia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ucronata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6" office:value-type="string" calcext:value-type="string">
            <text:p>multiflora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unchiquensis</text:p>
          </table:table-cell>
          <table:table-cell table:style-name="ce49" office:value-type="string" calcext:value-type="string">
            <text:p>?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murucuj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napalensis</text:p>
          </table:table-cell>
          <table:table-cell table:style-name="ce49" office:value-type="string" calcext:value-type="string">
            <text:p>?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nephrodes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niti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oblongata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obovata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obtusifolia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oerstedi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orbiculat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ornithoura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allid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alme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apilio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ardifol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arritae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edicellaris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eduncularis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endens</text:p>
          </table:table-cell>
          <table:table-cell table:style-name="ce49" office:value-type="string" calcext:value-type="string">
            <text:p>?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enduliflor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entagon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erakensi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erfolia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hoenic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ictur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ilos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ilosicorona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innatistipul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ittieri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latyl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odlechii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ohlii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orophyll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orphyretica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rinceps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unctat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usill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pyrrhantha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quadrangula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quadraticordata</text:p>
          </table:table-cell>
          <table:table-cell table:style-name="ce49" office:value-type="string" calcext:value-type="string">
            <text:p>?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quadriglandulos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quindiensis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ecurv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eflexiflor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etipetal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hamnifol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ipa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oseorum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ovirosa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ubr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rufa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6" office:value-type="string" calcext:value-type="string">
            <text:p>Passiflora</text:p>
          </table:table-cell>
          <table:table-cell table:style-name="ce40" office:value-type="string" calcext:value-type="string">
            <text:p>rugos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agasteguii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anctae-barbara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andrae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anguinolenta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emann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rratifol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rratodigit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rrulat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tac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tulos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xflora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exocellat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iamica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icyoides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6" office:value-type="string" calcext:value-type="string">
            <text:p>sidifol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odiroi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olomonii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pecios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phaerocarpa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prucei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4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tandley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ubero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ubpeltat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subrotund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acanensis</text:p>
          </table:table-cell>
          <table:table-cell table:style-name="ce49" office:value-type="string" calcext:value-type="string">
            <text:p>?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acsonioid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alamancensi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arminiana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at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elesiph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enell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enuifil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enuilob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etrandra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ica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iliifol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ina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onkinensi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ial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icuspi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ifasciata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ifoliata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inta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iparti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isecta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uncat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ryphostemmatoides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ubero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ucumanensi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tula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umbilicata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urnaefolia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urubicens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vespertilio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villo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vitifoli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watsonia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weigendii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wilsonii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xiikzodz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xishuangbannaensis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yucatanensi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0" office:value-type="string" calcext:value-type="string">
            <text:p>Passiflora</text:p>
          </table:table-cell>
          <table:table-cell table:style-name="ce40" office:value-type="string" calcext:value-type="string">
            <text:p>zamoran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table:style-name="ce47" office:value-type="string" calcext:value-type="string">
            <text:p>Atuna</text:p>
          </table:table-cell>
          <table:table-cell table:style-name="ce47" office:value-type="string" calcext:value-type="string">
            <text:p>racemos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7" office:value-type="string" calcext:value-type="string">
            <text:p>Byrsonima</text:p>
          </table:table-cell>
          <table:table-cell table:style-name="ce47" office:value-type="string" calcext:value-type="string">
            <text:p>crassifoli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7" office:value-type="string" calcext:value-type="string">
            <text:p>Ceriops</text:p>
          </table:table-cell>
          <table:table-cell table:style-name="ce47" office:value-type="string" calcext:value-type="string">
            <text:p>tag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7" office:value-type="string" calcext:value-type="string">
            <text:p>Erythroxylum</text:p>
          </table:table-cell>
          <table:table-cell table:style-name="ce47" office:value-type="string" calcext:value-type="string">
            <text:p>novogranatens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number-columns-repeated="1014"/>
        </table:table-row>
        <table:table-row table:style-name="ro4">
          <table:table-cell table:style-name="ce47" office:value-type="string" calcext:value-type="string">
            <text:p>Garcinia</text:p>
          </table:table-cell>
          <table:table-cell table:style-name="ce47" office:value-type="string" calcext:value-type="string">
            <text:p>mangosta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4"/>
        </table:table-row>
        <table:table-row table:style-name="ro4">
          <table:table-cell table:style-name="ce47" office:value-type="string" calcext:value-type="string">
            <text:p>Hydnocarpus hainanensis</text:p>
          </table:table-cell>
          <table:table-cell table:style-name="ce47"/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4"/>
        </table:table-row>
        <table:table-row table:style-name="ro4">
          <table:table-cell table:style-name="ce47" office:value-type="string" calcext:value-type="string">
            <text:p>Hypericum</text:p>
          </table:table-cell>
          <table:table-cell table:style-name="ce47" office:value-type="string" calcext:value-type="string">
            <text:p>perforat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4"/>
        </table:table-row>
        <table:table-row table:style-name="ro4">
          <table:table-cell table:style-name="ce47" office:value-type="string" calcext:value-type="string">
            <text:p>Linum </text:p>
          </table:table-cell>
          <table:table-cell table:style-name="ce47" office:value-type="string" calcext:value-type="string">
            <text:p>usitatissimu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7" office:value-type="string" calcext:value-type="string">
            <text:p>Manihot </text:p>
          </table:table-cell>
          <table:table-cell table:style-name="ce47" office:value-type="string" calcext:value-type="string">
            <text:p>esculen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7" office:value-type="string" calcext:value-type="string">
            <text:p>Ochna</text:p>
          </table:table-cell>
          <table:table-cell table:style-name="ce47" office:value-type="string" calcext:value-type="string">
            <text:p>integerri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table:style-name="ce47" office:value-type="string" calcext:value-type="string">
            <text:p>Phyllanthus</text:p>
          </table:table-cell>
          <table:table-cell table:style-name="ce47" office:value-type="string" calcext:value-type="string">
            <text:p>nirur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7" office:value-type="string" calcext:value-type="string">
            <text:p>Salix</text:p>
          </table:table-cell>
          <table:table-cell table:style-name="ce47" office:value-type="string" calcext:value-type="string">
            <text:p>al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table:style-name="ce74" office:value-type="string" calcext:value-type="string">
            <text:p>Terniopsis </text:p>
          </table:table-cell>
          <table:table-cell table:style-name="ce75" office:value-type="string" calcext:value-type="string">
            <text:p><text:span text:style-name="T4">yongtaiensis</text:span>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table:style-name="ce47" office:value-type="string" calcext:value-type="string">
            <text:p>Viola</text:p>
          </table:table-cell>
          <table:table-cell table:style-name="ce47" office:value-type="string" calcext:value-type="string">
            <text:p>tricol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giopteron</text:p>
          </table:table-cell>
          <table:table-cell office:value-type="string" calcext:value-type="string">
            <text:p>suaveolen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40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4" table:number-rows-repeated="10482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é code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" table:number-columns-repeated="9" table:default-cell-style-name="Default"/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?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position de la fleur</text:p>
          </table:table-cell>
          <table:table-cell office:value-type="string" calcext:value-type="string">
            <text:p>solitaire</text:p>
          </table:table-cell>
          <table:table-cell office:value-type="string" calcext:value-type="string">
            <text:p>groupée</text:p>
          </table:table-cell>
          <table:table-cell table:number-columns-repeated="2"/>
          <table:table-cell office:value-type="string" calcext:value-type="string">
            <text:p>non applicable</text:p>
          </table:table-cell>
          <table:table-cell office:value-type="string" calcext:value-type="string">
            <text:p>donnée manquante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catégorie de taille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grand</text:p>
          </table:table-cell>
          <table:table-cell table:number-columns-repeated="2"/>
          <table:table-cell office:value-type="string" calcext:value-type="string">
            <text:p>non applicable</text:p>
          </table:table-cell>
          <table:table-cell office:value-type="string" calcext:value-type="string">
            <text:p>donnée manquante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forme 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tube</text:p>
          </table:table-cell>
          <table:table-cell table:number-columns-repeated="2"/>
          <table:table-cell office:value-type="string" calcext:value-type="string">
            <text:p>non applicable</text:p>
          </table:table-cell>
          <table:table-cell office:value-type="string" calcext:value-type="string">
            <text:p>donnée manquante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couleur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jaune, orange</text:p>
          </table:table-cell>
          <table:table-cell office:value-type="string" calcext:value-type="string">
            <text:p>non applicable</text:p>
          </table:table-cell>
          <table:table-cell office:value-type="string" calcext:value-type="string">
            <text:p>donnée manquante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motif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concentrique</text:p>
          </table:table-cell>
          <table:table-cell table:number-columns-repeated="2"/>
          <table:table-cell office:value-type="string" calcext:value-type="string">
            <text:p>non applicable</text:p>
          </table:table-cell>
          <table:table-cell office:value-type="string" calcext:value-type="string">
            <text:p>donnée manquante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nombre série de filet</text:p>
          </table:table-cell>
          <table:table-cell office:value-type="string" calcext:value-type="string">
            <text:p>&lt;=5</text:p>
          </table:table-cell>
          <table:table-cell office:value-type="string" calcext:value-type="string">
            <text:p>&gt;5</text:p>
          </table:table-cell>
          <table:table-cell table:number-columns-repeated="2"/>
          <table:table-cell office:value-type="string" calcext:value-type="string">
            <text:p>non applicable</text:p>
          </table:table-cell>
          <table:table-cell office:value-type="string" calcext:value-type="string">
            <text:p>donnée manquante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longueur filamen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non applicable</text:p>
          </table:table-cell>
          <table:table-cell office:value-type="string" calcext:value-type="string">
            <text:p>donnée manquante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syndrome</text:p>
          </table:table-cell>
          <table:table-cell office:value-type="string" calcext:value-type="string">
            <text:p>abeille</text:p>
          </table:table-cell>
          <table:table-cell office:value-type="string" calcext:value-type="string">
            <text:p>guepe</text:p>
          </table:table-cell>
          <table:table-cell office:value-type="string" calcext:value-type="string">
            <text:p>colibri</text:p>
          </table:table-cell>
          <table:table-cell office:value-type="string" calcext:value-type="string">
            <text:p>chauve souris</text:p>
          </table:table-cell>
          <table:table-cell office:value-type="string" calcext:value-type="string">
            <text:p>non applicable</text:p>
          </table:table-cell>
          <table:table-cell office:value-type="string" calcext:value-type="string">
            <text:p>donnée manquante</text:p>
          </table:table-cell>
          <table:table-cell table:number-columns-repeated="9"/>
        </table:table-row>
        <table:table-row table:style-name="ro4" table:number-rows-repeated="4">
          <table:table-cell table:number-columns-repeated="16"/>
        </table:table-row>
        <table:table-row table:style-name="ro4">
          <table:table-cell table:number-columns-repeated="2"/>
          <table:table-cell office:value-type="string" calcext:value-type="string">
            <text:p>tout</text:p>
          </table:table-cell>
          <table:table-cell office:value-type="string" calcext:value-type="string">
            <text:p>rbcl</text:p>
          </table:table-cell>
          <table:table-cell office:value-type="string" calcext:value-type="string">
            <text:p>génome</text:p>
          </table:table-cell>
          <table:table-cell table:number-columns-repeated="11"/>
        </table:table-row>
        <table:table-row table:style-name="ro4">
          <table:table-cell/>
          <table:table-cell table:style-name="ce35" office:value-type="string" calcext:value-type="string">
            <text:p>abeille </text:p>
          </table:table-cell>
          <table:table-cell table:style-name="ce35" office:value-type="float" office:value="147" calcext:value-type="float">
            <text:p>147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/>
          <table:table-cell table:style-name="ce35" office:value-type="string" calcext:value-type="string">
            <text:p>chauve souris</text:p>
          </table:table-cell>
          <table:table-cell table:style-name="ce35"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4">
          <table:table-cell/>
          <table:table-cell table:style-name="ce35" office:value-type="string" calcext:value-type="string">
            <text:p>colibri </text:p>
          </table:table-cell>
          <table:table-cell table:style-name="ce35"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/>
          <table:table-cell table:style-name="ce35" office:value-type="string" calcext:value-type="string">
            <text:p>guepe</text:p>
          </table:table-cell>
          <table:table-cell table:style-name="ce35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total</text:p>
          </table:table-cell>
          <table:table-cell table:formula="of:=[.C15]+[.C16]+[.C17]+[.C18]" office:value-type="float" office:value="285" calcext:value-type="float">
            <text:p>285</text:p>
          </table:table-cell>
          <table:table-cell table:formula="of:=[.D15]+[.D16]+[.D17]+[.D18]" office:value-type="float" office:value="156" calcext:value-type="float">
            <text:p>156</text:p>
          </table:table-cell>
          <table:table-cell table:formula="of:=[.E15]+[.E16]+[.E17]+[.E18]" office:value-type="float" office:value="55" calcext:value-type="float">
            <text:p>55</text:p>
          </table:table-cell>
          <table:table-cell table:number-columns-repeated="11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number-columns-repeated="2"/>
          <table:table-cell office:value-type="string" calcext:value-type="string">
            <text:p>tout</text:p>
          </table:table-cell>
          <table:table-cell office:value-type="string" calcext:value-type="string">
            <text:p>rbcl</text:p>
          </table:table-cell>
          <table:table-cell office:value-type="string" calcext:value-type="string">
            <text:p>génome</text:p>
          </table:table-cell>
          <table:table-cell table:number-columns-repeated="11"/>
        </table:table-row>
        <table:table-row table:style-name="ro4">
          <table:table-cell/>
          <table:table-cell table:style-name="ce35" office:value-type="string" calcext:value-type="string">
            <text:p>abeille </text:p>
          </table:table-cell>
          <table:table-cell table:style-name="ce77" table:formula="of:=[.C15]/[.$C$19]" office:value-type="percentage" office:value="0.515789473684211" calcext:value-type="percentage">
            <text:p>51,58 %</text:p>
          </table:table-cell>
          <table:table-cell table:style-name="ce77" table:formula="of:=[.D15]/[.D$19]" office:value-type="percentage" office:value="0.538461538461538" calcext:value-type="percentage">
            <text:p>53,85 %</text:p>
          </table:table-cell>
          <table:table-cell table:style-name="ce77" table:formula="of:=[.E15]/[.E$19]" office:value-type="percentage" office:value="0.636363636363636" calcext:value-type="percentage">
            <text:p>63,64 %</text:p>
          </table:table-cell>
          <table:table-cell table:number-columns-repeated="11"/>
        </table:table-row>
        <table:table-row table:style-name="ro1">
          <table:table-cell/>
          <table:table-cell table:style-name="ce35" office:value-type="string" calcext:value-type="string">
            <text:p>chauve souris</text:p>
          </table:table-cell>
          <table:table-cell table:style-name="ce77" table:formula="of:=[.C16]/[.$C$19]" office:value-type="percentage" office:value="0.2" calcext:value-type="percentage">
            <text:p>20,00 %</text:p>
          </table:table-cell>
          <table:table-cell table:style-name="ce77" table:formula="of:=[.D16]/[.D$19]" office:value-type="percentage" office:value="0.224358974358974" calcext:value-type="percentage">
            <text:p>22,44 %</text:p>
          </table:table-cell>
          <table:table-cell table:style-name="ce77" table:formula="of:=[.E16]/[.E$19]" office:value-type="percentage" office:value="0.254545454545455" calcext:value-type="percentage">
            <text:p>25,45 %</text:p>
          </table:table-cell>
          <table:table-cell table:number-columns-repeated="11"/>
        </table:table-row>
        <table:table-row table:style-name="ro4">
          <table:table-cell/>
          <table:table-cell table:style-name="ce35" office:value-type="string" calcext:value-type="string">
            <text:p>colibri </text:p>
          </table:table-cell>
          <table:table-cell table:style-name="ce77" table:formula="of:=[.C17]/[.$C$19]" office:value-type="percentage" office:value="0.217543859649123" calcext:value-type="percentage">
            <text:p>21,75 %</text:p>
          </table:table-cell>
          <table:table-cell table:style-name="ce77" table:formula="of:=[.D17]/[.D$19]" office:value-type="percentage" office:value="0.166666666666667" calcext:value-type="percentage">
            <text:p>16,67 %</text:p>
          </table:table-cell>
          <table:table-cell table:style-name="ce80" table:formula="of:=[.E17]/[.E$19]" office:value-type="percentage" office:value="0.0909090909090909" calcext:value-type="percentage">
            <text:p>9,09 %</text:p>
          </table:table-cell>
          <table:table-cell table:number-columns-repeated="11"/>
        </table:table-row>
        <table:table-row table:style-name="ro4">
          <table:table-cell/>
          <table:table-cell table:style-name="ce35" office:value-type="string" calcext:value-type="string">
            <text:p>guepe</text:p>
          </table:table-cell>
          <table:table-cell table:style-name="ce77" table:formula="of:=[.C18]/[.$C$19]" office:value-type="percentage" office:value="0.0666666666666667" calcext:value-type="percentage">
            <text:p>6,67 %</text:p>
          </table:table-cell>
          <table:table-cell table:style-name="ce77" table:formula="of:=[.D18]/[.D$19]" office:value-type="percentage" office:value="0.0705128205128205" calcext:value-type="percentage">
            <text:p>7,05 %</text:p>
          </table:table-cell>
          <table:table-cell table:style-name="ce80" table:formula="of:=[.E18]/[.E$19]" office:value-type="percentage" office:value="0.0181818181818182" calcext:value-type="percentage">
            <text:p>1,82 %</text:p>
          </table:table-cell>
          <table:table-cell table:number-columns-repeated="11"/>
        </table:table-row>
        <table:table-row table:style-name="ro4" table:number-rows-repeated="2">
          <table:table-cell table:number-columns-repeated="16"/>
        </table:table-row>
        <table:table-row table:style-name="ro4">
          <table:table-cell/>
          <table:table-cell table:style-name="ce76" table:number-columns-spanned="15" table:number-rows-spanned="1"/>
          <table:covered-table-cell table:number-columns-repeated="14"/>
        </table:table-row>
        <table:table-row table:style-name="ro4">
          <table:table-cell/>
          <table:table-cell table:style-name="ce76" office:value-type="string" calcext:value-type="string" table:number-columns-spanned="8" table:number-rows-spanned="1">
            <text:p>ER</text:p>
          </table:table-cell>
          <table:covered-table-cell table:number-columns-repeated="7"/>
          <table:table-cell table:style-name="ce76" office:value-type="string" calcext:value-type="string" table:number-columns-spanned="7" table:number-rows-spanned="1">
            <text:p>ARD</text:p>
          </table:table-cell>
          <table:covered-table-cell table:number-columns-repeated="6"/>
        </table:table-row>
        <table:table-row table:style-name="ro4">
          <table:table-cell/>
          <table:table-cell office:value-type="string" calcext:value-type="string">
            <text:p>couleur</text:p>
          </table:table-cell>
          <table:table-cell office:value-type="string" calcext:value-type="string">
            <text:p>motif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forme</text:p>
          </table:table-cell>
          <table:table-cell office:value-type="string" calcext:value-type="string">
            <text:p>longueur filet</text:p>
          </table:table-cell>
          <table:table-cell office:value-type="string" calcext:value-type="string">
            <text:p>nombre série filet</text:p>
          </table:table-cell>
          <table:table-cell office:value-type="string" calcext:value-type="string">
            <text:p>inflorescence</text:p>
          </table:table-cell>
          <table:table-cell office:value-type="string" calcext:value-type="string">
            <text:p>syndrome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motif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forme</text:p>
          </table:table-cell>
          <table:table-cell office:value-type="string" calcext:value-type="string">
            <text:p>longueur filet</text:p>
          </table:table-cell>
          <table:table-cell office:value-type="string" calcext:value-type="string">
            <text:p>nombre série filet</text:p>
          </table:table-cell>
          <table:table-cell office:value-type="string" calcext:value-type="string">
            <text:p>inflorescence</text:p>
          </table:table-cell>
        </table:table-row>
        <table:table-row table:style-name="ro4">
          <table:table-cell office:value-type="string" calcext:value-type="string">
            <text:p>g. <text:span text:style-name="T7">Passiflora</text:span></text:p>
          </table:table-cell>
          <table:table-cell office:value-type="string" calcext:value-type="string">
            <text:p>blanc/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</text:p>
          </table:table-cell>
          <table:table-cell office:value-type="string" calcext:value-type="string">
            <text:p>Chauve-souris</text:p>
          </table:table-cell>
          <table:table-cell office:value-type="string" calcext:value-type="string">
            <text:p>blanc/ver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court/long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</text:p>
          </table:table-cell>
        </table:table-row>
        <table:table-row table:style-name="ro4">
          <table:table-cell office:value-type="string" calcext:value-type="string">
            <text:p>sg. <text:span text:style-name="T7">Astrophea</text:span></text:p>
          </table:table-cell>
          <table:table-cell office:value-type="string" calcext:value-type="string">
            <text:p>blanc/ver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</text:p>
          </table:table-cell>
          <table:table-cell office:value-type="string" calcext:value-type="string">
            <text:p>Chauve-souris</text:p>
          </table:table-cell>
          <table:table-cell office:value-type="string" calcext:value-type="string">
            <text:p>blanc/ver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</text:p>
          </table:table-cell>
        </table:table-row>
        <table:table-row table:style-name="ro4">
          <table:table-cell office:value-type="string" calcext:value-type="string">
            <text:p>sg. <text:span text:style-name="T7">Deidamioides</text:span></text:p>
          </table:table-cell>
          <table:table-cell office:value-type="string" calcext:value-type="string">
            <text:p>blanc/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</text:p>
          </table:table-cell>
          <table:table-cell office:value-type="string" calcext:value-type="string">
            <text:p>Chauve-souris</text:p>
          </table:table-cell>
          <table:table-cell office:value-type="string" calcext:value-type="string">
            <text:p>blanc/ver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court/long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</text:p>
          </table:table-cell>
        </table:table-row>
        <table:table-row table:style-name="ro4">
          <table:table-cell office:value-type="string" calcext:value-type="string">
            <text:p>sg. <text:span text:style-name="T7">Tetrapathea</text:span></text:p>
          </table:table-cell>
          <table:table-cell office:value-type="string" calcext:value-type="string">
            <text:p>blanc/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</text:p>
          </table:table-cell>
          <table:table-cell office:value-type="string" calcext:value-type="string">
            <text:p>Abeille</text:p>
          </table:table-cell>
          <table:table-cell office:value-type="string" calcext:value-type="string">
            <text:p>blanc/ver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court/long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</text:p>
          </table:table-cell>
        </table:table-row>
        <table:table-row table:style-name="ro4">
          <table:table-cell office:value-type="string" calcext:value-type="string">
            <text:p>sg. <text:span text:style-name="T7">Decaloba</text:span></text:p>
          </table:table-cell>
          <table:table-cell office:value-type="string" calcext:value-type="string">
            <text:p>blanc/ver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</text:p>
          </table:table-cell>
          <table:table-cell office:value-type="string" calcext:value-type="string">
            <text:p>Abeille</text:p>
          </table:table-cell>
          <table:table-cell office:value-type="string" calcext:value-type="string">
            <text:p>blanc/ver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court/long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</text:p>
          </table:table-cell>
        </table:table-row>
        <table:table-row table:style-name="ro4">
          <table:table-cell office:value-type="string" calcext:value-type="string">
            <text:p>sg. <text:span text:style-name="T7">Passiflora</text:span></text:p>
          </table:table-cell>
          <table:table-cell office:value-type="string" calcext:value-type="string">
            <text:p>bleu/viole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court/long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/groupée</text:p>
          </table:table-cell>
          <table:table-cell office:value-type="string" calcext:value-type="string">
            <text:p>Abeille</text:p>
          </table:table-cell>
          <table:table-cell office:value-type="string" calcext:value-type="string">
            <text:p>bleu/viole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court/long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</text:p>
          </table:table-cell>
        </table:table-row>
        <table:table-row table:style-name="ro4" table:number-rows-repeated="6">
          <table:table-cell table:number-columns-repeated="16"/>
        </table:table-row>
        <table:table-row table:style-name="ro4">
          <table:table-cell/>
          <table:table-cell table:style-name="ce76" office:value-type="string" calcext:value-type="string" table:number-columns-spanned="2" table:number-rows-spanned="1">
            <text:p>taille</text:p>
          </table:table-cell>
          <table:covered-table-cell/>
          <table:table-cell table:style-name="ce76" office:value-type="string" calcext:value-type="string" table:number-columns-spanned="2" table:number-rows-spanned="1">
            <text:p>forme</text:p>
          </table:table-cell>
          <table:covered-table-cell/>
          <table:table-cell table:style-name="ce76" office:value-type="string" calcext:value-type="string" table:number-columns-spanned="2" table:number-rows-spanned="1">
            <text:p>inflorescence</text:p>
          </table:table-cell>
          <table:covered-table-cell/>
          <table:table-cell table:style-name="ce76" office:value-type="string" calcext:value-type="string" table:number-columns-spanned="2" table:number-rows-spanned="1">
            <text:p>couleur</text:p>
          </table:table-cell>
          <table:covered-table-cell/>
          <table:table-cell table:style-name="ce83" office:value-type="string" calcext:value-type="string" table:number-columns-spanned="2" table:number-rows-spanned="1">
            <text:p>motif</text:p>
          </table:table-cell>
          <table:covered-table-cell/>
          <table:table-cell table:style-name="ce76" office:value-type="string" calcext:value-type="string" table:number-columns-spanned="2" table:number-rows-spanned="1">
            <text:p>longueur des filets</text:p>
          </table:table-cell>
          <table:covered-table-cell/>
          <table:table-cell table:style-name="ce76" office:value-type="string" calcext:value-type="string" table:number-columns-spanned="2" table:number-rows-spanned="1">
            <text:p>Nombre de séries de filets</text:p>
          </table:table-cell>
          <table:covered-table-cell/>
          <table:table-cell office:value-type="string" calcext:value-type="string">
            <text:p>syndrome</text:p>
          </table:table-cell>
        </table:table-row>
        <table:table-row table:style-name="ro4">
          <table:table-cell/>
          <table:table-cell office:value-type="string" calcext:value-type="string">
            <text:p>AR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RD</text:p>
          </table:table-cell>
          <table:table-cell table:number-columns-repeated="2" office:value-type="string" calcext:value-type="string">
            <text:p>ER</text:p>
          </table:table-cell>
        </table:table-row>
        <table:table-row table:style-name="ro4">
          <table:table-cell office:value-type="string" calcext:value-type="string">
            <text:p>g. <text:span text:style-name="T7">Passiflora</text:span></text:p>
          </table:table-cell>
          <table:table-cell table:number-columns-repeated="2" office:value-type="string" calcext:value-type="string">
            <text:p>petite</text:p>
          </table:table-cell>
          <table:table-cell table:number-columns-repeated="2" office:value-type="string" calcext:value-type="string">
            <text:p>campanulée</text:p>
          </table:table-cell>
          <table:table-cell table:number-columns-repeated="2" office:value-type="string" calcext:value-type="string">
            <text:p>solitaire</text:p>
          </table:table-cell>
          <table:table-cell table:number-columns-repeated="2" office:value-type="string" calcext:value-type="string">
            <text:p>blanc/ver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court/long</text:p>
          </table:table-cell>
          <table:table-cell office:value-type="string" calcext:value-type="string">
            <text:p>court</text:p>
          </table:table-cell>
          <table:table-cell table:number-columns-repeated="2" office:value-type="string" calcext:value-type="string">
            <text:p>≤5</text:p>
          </table:table-cell>
          <table:table-cell office:value-type="string" calcext:value-type="string">
            <text:p>Chauve-souris</text:p>
          </table:table-cell>
        </table:table-row>
        <table:table-row table:style-name="ro4">
          <table:table-cell office:value-type="string" calcext:value-type="string">
            <text:p>sg. <text:span text:style-name="T7">Astrophea</text:span></text:p>
          </table:table-cell>
          <table:table-cell table:number-columns-repeated="2" office:value-type="string" calcext:value-type="string">
            <text:p>petite</text:p>
          </table:table-cell>
          <table:table-cell table:number-columns-repeated="2" office:value-type="string" calcext:value-type="string">
            <text:p>campanulée</text:p>
          </table:table-cell>
          <table:table-cell table:number-columns-repeated="2" office:value-type="string" calcext:value-type="string">
            <text:p>solitaire</text:p>
          </table:table-cell>
          <table:table-cell table:number-columns-repeated="2" office:value-type="string" calcext:value-type="string">
            <text:p>blanc/vert</text:p>
          </table:table-cell>
          <table:table-cell table:number-columns-repeated="2" office:value-type="string" calcext:value-type="string">
            <text:p>concentrique</text:p>
          </table:table-cell>
          <table:table-cell table:number-columns-repeated="2" office:value-type="string" calcext:value-type="string">
            <text:p>court</text:p>
          </table:table-cell>
          <table:table-cell table:number-columns-repeated="2" office:value-type="string" calcext:value-type="string">
            <text:p>≤5</text:p>
          </table:table-cell>
          <table:table-cell office:value-type="string" calcext:value-type="string">
            <text:p>Chauve-souris</text:p>
          </table:table-cell>
        </table:table-row>
        <table:table-row table:style-name="ro4">
          <table:table-cell office:value-type="string" calcext:value-type="string">
            <text:p>sg. <text:span text:style-name="T7">Deidamioides</text:span></text:p>
          </table:table-cell>
          <table:table-cell table:number-columns-repeated="2" office:value-type="string" calcext:value-type="string">
            <text:p>petite</text:p>
          </table:table-cell>
          <table:table-cell table:number-columns-repeated="2" office:value-type="string" calcext:value-type="string">
            <text:p>campanulée</text:p>
          </table:table-cell>
          <table:table-cell table:number-columns-repeated="2" office:value-type="string" calcext:value-type="string">
            <text:p>solitaire</text:p>
          </table:table-cell>
          <table:table-cell table:number-columns-repeated="2" office:value-type="string" calcext:value-type="string">
            <text:p>blanc/ver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court/long</text:p>
          </table:table-cell>
          <table:table-cell office:value-type="string" calcext:value-type="string">
            <text:p>long</text:p>
          </table:table-cell>
          <table:table-cell table:number-columns-repeated="2" office:value-type="string" calcext:value-type="string">
            <text:p>≤5</text:p>
          </table:table-cell>
          <table:table-cell office:value-type="string" calcext:value-type="string">
            <text:p>Chauve-souris</text:p>
          </table:table-cell>
        </table:table-row>
        <table:table-row table:style-name="ro4">
          <table:table-cell office:value-type="string" calcext:value-type="string">
            <text:p>sg. <text:span text:style-name="T7">Tetrapathea</text:span></text:p>
          </table:table-cell>
          <table:table-cell table:number-columns-repeated="2" office:value-type="string" calcext:value-type="string">
            <text:p>petite</text:p>
          </table:table-cell>
          <table:table-cell table:number-columns-repeated="2" office:value-type="string" calcext:value-type="string">
            <text:p>campanulée</text:p>
          </table:table-cell>
          <table:table-cell table:number-columns-repeated="2" office:value-type="string" calcext:value-type="string">
            <text:p>solitaire</text:p>
          </table:table-cell>
          <table:table-cell table:number-columns-repeated="2" office:value-type="string" calcext:value-type="string">
            <text:p>blanc/ver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court/long</text:p>
          </table:table-cell>
          <table:table-cell office:value-type="string" calcext:value-type="string">
            <text:p>court</text:p>
          </table:table-cell>
          <table:table-cell table:number-columns-repeated="2" office:value-type="string" calcext:value-type="string">
            <text:p>≤5</text:p>
          </table:table-cell>
          <table:table-cell office:value-type="string" calcext:value-type="string">
            <text:p>Abeille</text:p>
          </table:table-cell>
        </table:table-row>
        <table:table-row table:style-name="ro4">
          <table:table-cell office:value-type="string" calcext:value-type="string">
            <text:p>sg. <text:span text:style-name="T7">Decaloba</text:span></text:p>
          </table:table-cell>
          <table:table-cell table:number-columns-repeated="2" office:value-type="string" calcext:value-type="string">
            <text:p>petite</text:p>
          </table:table-cell>
          <table:table-cell table:number-columns-repeated="2" office:value-type="string" calcext:value-type="string">
            <text:p>campanulée</text:p>
          </table:table-cell>
          <table:table-cell table:number-columns-repeated="2" office:value-type="string" calcext:value-type="string">
            <text:p>solitaire</text:p>
          </table:table-cell>
          <table:table-cell table:number-columns-repeated="2" office:value-type="string" calcext:value-type="string">
            <text:p>blanc/vert</text:p>
          </table:table-cell>
          <table:table-cell table:number-columns-repeated="2" office:value-type="string" calcext:value-type="string">
            <text:p>concentrique</text:p>
          </table:table-cell>
          <table:table-cell office:value-type="string" calcext:value-type="string">
            <text:p>court/long</text:p>
          </table:table-cell>
          <table:table-cell office:value-type="string" calcext:value-type="string">
            <text:p>court</text:p>
          </table:table-cell>
          <table:table-cell table:number-columns-repeated="2" office:value-type="string" calcext:value-type="string">
            <text:p>≤5</text:p>
          </table:table-cell>
          <table:table-cell office:value-type="string" calcext:value-type="string">
            <text:p>Abeille</text:p>
          </table:table-cell>
        </table:table-row>
        <table:table-row table:style-name="ro4">
          <table:table-cell office:value-type="string" calcext:value-type="string">
            <text:p>sg. <text:span text:style-name="T7">Passiflora</text:span></text:p>
          </table:table-cell>
          <table:table-cell table:number-columns-repeated="2" office:value-type="string" calcext:value-type="string">
            <text:p>petite</text:p>
          </table:table-cell>
          <table:table-cell table:number-columns-repeated="2" office:value-type="string" calcext:value-type="string">
            <text:p>campanulée</text:p>
          </table:table-cell>
          <table:table-cell office:value-type="string" calcext:value-type="string">
            <text:p>solitaire</text:p>
          </table:table-cell>
          <table:table-cell office:value-type="string" calcext:value-type="string">
            <text:p>solitaire/groupée</text:p>
          </table:table-cell>
          <table:table-cell table:number-columns-repeated="2" office:value-type="string" calcext:value-type="string">
            <text:p>bleu/violet</text:p>
          </table:table-cell>
          <table:table-cell table:number-columns-repeated="2" office:value-type="string" calcext:value-type="string">
            <text:p>concentrique</text:p>
          </table:table-cell>
          <table:table-cell table:number-columns-repeated="2" office:value-type="string" calcext:value-type="string">
            <text:p>court/long</text:p>
          </table:table-cell>
          <table:table-cell table:number-columns-repeated="2" office:value-type="string" calcext:value-type="string">
            <text:p>≤5</text:p>
          </table:table-cell>
          <table:table-cell office:value-type="string" calcext:value-type="string">
            <text:p>Abeille</text:p>
          </table:table-cell>
        </table:table-row>
      </table:table>
      <table:table table:name="rbcl" table:style-name="ta1">
        <table:table-column table:style-name="co11" table:number-columns-repeated="2" table:default-cell-style-name="Default"/>
        <table:table-column table:style-name="co1" table:default-cell-style-name="ce54"/>
        <table:table-column table:style-name="co1" table:number-columns-repeated="4" table:default-cell-style-name="ce35"/>
        <table:table-column table:style-name="co1" table:default-cell-style-name="ce40"/>
        <table:table-column table:style-name="co1" table:number-columns-repeated="2" table:default-cell-style-name="ce35"/>
        <table:table-column table:style-name="co1" table:number-columns-repeated="1014" table:default-cell-style-name="Default"/>
        <table:table-row table:style-name="ro1">
          <table:table-cell/>
          <table:table-cell office:value-type="string" calcext:value-type="string">
            <text:p>label</text:p>
          </table:table-cell>
          <table:table-cell office:value-type="string" calcext:value-type="string">
            <text:p>inflorescenc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forme 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motif</text:p>
          </table:table-cell>
          <table:table-cell table:style-name="ce35" office:value-type="string" calcext:value-type="string">
            <text:p>nombre_serie</text:p>
          </table:table-cell>
          <table:table-cell office:value-type="string" calcext:value-type="string">
            <text:p>longueur_filet</text:p>
          </table:table-cell>
          <table:table-cell table:style-name="Default" office:value-type="string" calcext:value-type="string">
            <text:p>syndrome</text:p>
          </table:table-cell>
          <table:table-cell table:number-columns-repeated="1014"/>
        </table:table-row>
        <table:table-row table:style-name="ro4">
          <table:table-cell table:number-columns-repeated="2" table:style-name="ce47" office:value-type="string" calcext:value-type="string">
            <text:p>Atuna_racemosa_AF0897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5" office:value-type="string" calcext:value-type="string">
            <text:p>abeille </text:p>
          </table:table-cell>
          <table:table-cell table:style-name="ce35" office:value-type="float" office:value="147" calcext:value-type="float">
            <text:p>147</text:p>
          </table:table-cell>
          <table:table-cell table:number-columns-repeated="1010"/>
        </table:table-row>
        <table:table-row table:style-name="ro4">
          <table:table-cell table:number-columns-repeated="2" table:style-name="ce47" office:value-type="string" calcext:value-type="string">
            <text:p>Byrsonima_crassifolia_JX6640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5" table:number-columns-repeated="2"/>
          <table:table-cell table:number-columns-repeated="1010"/>
        </table:table-row>
        <table:table-row table:style-name="ro4">
          <table:table-cell table:number-columns-repeated="2" table:style-name="ce47" office:value-type="string" calcext:value-type="string">
            <text:p>Ceriops_tagal_KM2550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5" table:number-columns-repeated="2"/>
          <table:table-cell table:number-columns-repeated="1010"/>
        </table:table-row>
        <table:table-row table:style-name="ro4">
          <table:table-cell table:number-columns-repeated="2" table:style-name="ce47" office:value-type="string" calcext:value-type="string">
            <text:p>Erythroxylum_novogranatense_MF97301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number-columns-repeated="2"/>
          <table:table-cell table:style-name="ce35" office:value-type="string" calcext:value-type="string">
            <text:p>guepe</text:p>
          </table:table-cell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number-columns-repeated="2" table:style-name="ce47" office:value-type="string" calcext:value-type="string">
            <text:p>Garcinia_mangostana_MF405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4"/>
        </table:table-row>
        <table:table-row table:style-name="ro4">
          <table:table-cell table:number-columns-repeated="2" table:style-name="ce47" office:value-type="string" calcext:value-type="string">
            <text:p>Hydnocarpus_hainanensis_MH66743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4"/>
        </table:table-row>
        <table:table-row table:style-name="ro4">
          <table:table-cell table:number-columns-repeated="2" table:style-name="ce47" office:value-type="string" calcext:value-type="string">
            <text:p>Hypericum_perforatum_ON6844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4"/>
        </table:table-row>
        <table:table-row table:style-name="ro4">
          <table:table-cell table:number-columns-repeated="2" table:style-name="ce47" office:value-type="string" calcext:value-type="string">
            <text:p>Linum_usitatissimum_KU6458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table:style-name="ce47" office:value-type="string" calcext:value-type="string">
            <text:p>Manihot_esculenta_MK4303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table:style-name="ce47" office:value-type="string" calcext:value-type="string">
            <text:p>Ochna_integerrima_KF2633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actinia_HQ900845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alata_DQ123348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ambigua_DQ123349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amethystina_KM652358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amethystina_KM652403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amoena_DQ123300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antioquiensis_DQ123342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aurantia_KM895824</text:p>
          </table:table-cell>
          <table:table-cell table:style-name="ce49" office:value-type="string" calcext:value-type="string">
            <text:p>?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aurantioides_AB536553</text:p>
          </table:table-cell>
          <table:table-cell table:style-name="ce49" office:value-type="string" calcext:value-type="string">
            <text:p>?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auriculata_HQ900847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bahiensis_KM65237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bicornis_JQ593085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biflora_EU01712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biflora_GU135279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biflora_MZ478908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aerulea_DQ1233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ampanulata_HQ900849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andida_DQ12330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apparidifolia_HQ900850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apsularis_HQ90085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erasina_HQ900852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eratocarpa_DQ123303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erradensis_HQ900853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erradensis_KM65236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Passiflora_ciliata_JX664062</text:p>
          </table:table-cell>
          <table:table-cell office:value-type="string" calcext:value-type="string">
            <text:p>Passiflora_ciliata_JN6640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incinnata_DQ123351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incinnata_KM652368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irrhiflora_KU645800</text:p>
          </table:table-cell>
          <table:table-cell table:style-name="ce49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itrina_KM652380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lathrata_DQ123336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occinea_HQ900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oriacea_DQ1233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oriacea_KM6523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ostaricensis_JQ5930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upraea_DQ123378</text:p>
          </table:table-cell>
          <table:table-cell table:style-name="ce49" office:value-type="string" calcext:value-type="string">
            <text:p>?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deidamioides_DQ4459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edmundoi_DQ12335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edmundoi_KM652387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edulis_DQ123353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edulis_HQ900857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edulis_HQ90086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eichleriana_HQ900858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elegans_DQ12335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exura_DQ123356</text:p>
          </table:table-cell>
          <table:table-cell table:style-name="ce49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ferruginea_KM652377</text:p>
          </table:table-cell>
          <table:table-cell table:style-name="ce49" office:value-type="string" calcext:value-type="string">
            <text:p>?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foetida_HQ900859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gabrielliana_DQ123357</text:p>
          </table:table-cell>
          <table:table-cell table:style-name="ce49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galbana_DQ123358</text:p>
          </table:table-cell>
          <table:table-cell table:style-name="ce49" office:value-type="string" calcext:value-type="string">
            <text:p>?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galbana_HQ900860</text:p>
          </table:table-cell>
          <table:table-cell table:style-name="ce49" office:value-type="string" calcext:value-type="string">
            <text:p>?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garckei_DQ123359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gardneri_HQ900861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gardneri_KM652370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gibertii_DQ4459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haematostigma_DQ1233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haematostigma_KM6523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hatschbachii_HQ900863</text:p>
          </table:table-cell>
          <table:table-cell table:style-name="ce49" office:value-type="string" calcext:value-type="string">
            <text:p>?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helleri_DQ1233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herbertiana_KM89595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incarnata_GQ248664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incarnata_HG76507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incarnata_HQ900864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ischnoclada_HQ9008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jussieui_DQ12330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kawensis_DQ123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kermesina_HQ9008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kuranda_KF49645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lancetillensis_DQ123331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laurifolia_KM6523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leptoclada_HQ900869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ligularis_HQ9008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lindeniana_DQ123307</text:p>
          </table:table-cell>
          <table:table-cell office:value-type="string" calcext:value-type="string">
            <text:p>?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lobbii_DQ123316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loefgrenii_HQ9008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luetzelburgii_DQ123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lutea_DQ0061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acrophylla_DQ12330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agnoliifolia_DQ123301</text:p>
          </table:table-cell>
          <table:table-cell table:style-name="ce49" office:value-type="string" calcext:value-type="string">
            <text:p>?</text:p>
          </table:table-cell>
          <table:table-cell table:style-name="ce40" office:value-type="string" calcext:value-type="string">
            <text:p>?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alacophylla_KM652374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aliformis_DQ123362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aliformis_KM652394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anicata_DQ123344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0" table:number-columns-repeated="1014"/>
        </table:table-row>
        <table:table-row table:style-name="ro4">
          <table:table-cell table:number-columns-repeated="2" office:value-type="string" calcext:value-type="string">
            <text:p>Passiflora_mansoi_DQ1233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0" table:number-columns-repeated="1014"/>
        </table:table-row>
        <table:table-row table:style-name="ro4">
          <table:table-cell table:number-columns-repeated="2" office:value-type="string" calcext:value-type="string">
            <text:p>Passiflora_mathewsii_DQ123380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60" table:number-columns-repeated="1014"/>
        </table:table-row>
        <table:table-row table:style-name="ro4">
          <table:table-cell table:number-columns-repeated="2" office:value-type="string" calcext:value-type="string">
            <text:p>Passiflora_mediterranea_HQ900867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0" table:number-columns-repeated="1014"/>
        </table:table-row>
        <table:table-row table:style-name="ro4">
          <table:table-cell table:number-columns-repeated="2" office:value-type="string" calcext:value-type="string">
            <text:p>Passiflora_mendoncaei_DQ123385</text:p>
          </table:table-cell>
          <table:table-cell table:style-name="ce49" office:value-type="string" calcext:value-type="string">
            <text:p>?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enispermifolia_JQ5930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icropetala_DQ445924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icrostipula_DQ12333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iersii_DQ123363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isera_DQ123317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ixta_DQ12338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orifolia_DQ123318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ucronata_HQ900876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ultiflora_DQ123297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urucuja_DQ123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nitida_DQ123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odontophylla_DQ123365</text:p>
          </table:table-cell>
          <table:table-cell table:number-columns-repeated="7"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ornithoura_DQ12332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almeri_HQ900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enduliflora_DQ1232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entagona_KM6523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hoenicia_KM6523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icturata_HQ9008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ilosicorona_HQ900881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ittieri_DQ12331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latyloba_HQ9008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ohlii_HQ9008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orophylla_DQ1233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orophylla_KM6523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rinceps_DQ123311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unctata_DQ1233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quadrangularis_KU6458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quadraticordata_ON002524</text:p>
          </table:table-cell>
          <table:table-cell table:style-name="ce49" office:value-type="string" calcext:value-type="string">
            <text:p>?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quadriglandulosa_KM652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recurva_DQ1233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reflexiflora_DQ123386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rhamnifolia_DQ1232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rhamnifolia_KM6523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riparia_DQ1233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rufa_DQ123323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anguinolenta_KM65238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erratifolia_DQ1233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erratodigitata_DQ1233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etacea_DQ1233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etulosa_DQ1233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exflora_DQ123324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table:style-name="ce84" office:value-type="string" calcext:value-type="string">
            <text:p>Passiflora_sexflora_OP710465 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iamica_MG920787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idifolia_HQ9008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peciosa_DQ1233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prucei_DQ123373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uberosa_DQ1233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ubpeltata_ON9511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ubrotunda_HQ9008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acsonioides_DQ123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alamancensis_DQ123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arminiana_OP711145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enuifila_DQ1233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etrandra_AB536572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ricuspis_DQ1233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rifasciata_DQ123328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rifoliata_DQ12338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rintae_DQ123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ripartita_DQ1233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risecta_DQ123343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runcata_HQ9008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ryphostemmatoides_DQ123388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ulae_HQ9008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umbilicata_DQ12338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urubiciensis_HQ900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vespertilio_DQ1233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villosa_DQ1233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vitifolia_HQ9008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watsoniana_HQ9008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wilsonii_KF18151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xiikzodz_DQ1233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yucatanensis_OL5370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table:style-name="ce47" office:value-type="string" calcext:value-type="string">
            <text:p>Phyllanthus_niruri_GU4417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table:style-name="ce47" office:value-type="string" calcext:value-type="string">
            <text:p>Plagiopteron_suaveolens_FJ67018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table:style-name="ce40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table:style-name="ce47" office:value-type="string" calcext:value-type="string">
            <text:p>Salix_alba_FN689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4"/>
        </table:table-row>
        <table:table-row table:style-name="ro4">
          <table:table-cell table:number-columns-repeated="2" table:style-name="ce47" office:value-type="string" calcext:value-type="string">
            <text:p>Viola_tricolor_MN023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</table:table>
      <table:table table:name="génome" table:style-name="ta1">
        <table:table-column table:style-name="co12" table:number-columns-repeated="2" table:default-cell-style-name="Default"/>
        <table:table-column table:style-name="co1" table:default-cell-style-name="ce54"/>
        <table:table-column table:style-name="co1" table:number-columns-repeated="3" table:default-cell-style-name="ce35"/>
        <table:table-column table:style-name="co1" table:number-columns-repeated="2" table:default-cell-style-name="ce40"/>
        <table:table-column table:style-name="co1" table:number-columns-repeated="2" table:default-cell-style-name="ce35"/>
        <table:table-column table:style-name="co1" table:number-columns-repeated="1013" table:default-cell-style-name="Default"/>
        <table:table-row table:style-name="ro4">
          <table:table-cell/>
          <table:table-cell office:value-type="string" calcext:value-type="string">
            <text:p>label</text:p>
          </table:table-cell>
          <table:table-cell office:value-type="string" calcext:value-type="string">
            <text:p>inflorescenc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forme </text:p>
          </table:table-cell>
          <table:table-cell office:value-type="string" calcext:value-type="string">
            <text:p>couleur</text:p>
          </table:table-cell>
          <table:table-cell table:style-name="ce35" office:value-type="string" calcext:value-type="string">
            <text:p>motif</text:p>
          </table:table-cell>
          <table:table-cell table:style-name="ce35" office:value-type="string" calcext:value-type="string">
            <text:p>nombre_serie</text:p>
          </table:table-cell>
          <table:table-cell office:value-type="string" calcext:value-type="string">
            <text:p>longueur_filet</text:p>
          </table:table-cell>
          <table:table-cell table:style-name="Default" office:value-type="string" calcext:value-type="string">
            <text:p>syndrome</text:p>
          </table:table-cell>
          <table:table-cell table:number-columns-repeated="1013"/>
        </table:table-row>
        <table:table-row table:style-name="ro4">
          <table:table-cell table:number-columns-repeated="2" table:style-name="ce47" office:value-type="string" calcext:value-type="string">
            <text:p>Atuna_racemosa_NC_030546 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table:number-columns-repeated="2" table:style-name="ce47" office:value-type="string" calcext:value-type="string">
            <text:p>Byrsonima_crassifolia_NC_037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table:style-name="ce47" office:value-type="string" calcext:value-type="string">
            <text:p>Ceriops_tagal_NC_061404 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table:style-name="ce47" office:value-type="string" calcext:value-type="string">
            <text:p>Erythroxylum_novogranatense_NC_030601 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number-columns-repeated="1013"/>
        </table:table-row>
        <table:table-row table:style-name="ro4">
          <table:table-cell table:number-columns-repeated="2" table:style-name="ce47" office:value-type="string" calcext:value-type="string">
            <text:p>Garcinia_mangostana_NC_036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3"/>
        </table:table-row>
        <table:table-row table:style-name="ro4">
          <table:table-cell table:number-columns-repeated="2" table:style-name="ce47" office:value-type="string" calcext:value-type="string">
            <text:p>Hydnocarpus_hainanensis_NC_04272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3"/>
        </table:table-row>
        <table:table-row table:style-name="ro4">
          <table:table-cell table:number-columns-repeated="2" table:style-name="ce47" office:value-type="string" calcext:value-type="string">
            <text:p>Hypericum_perforatum_NC_083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3"/>
        </table:table-row>
        <table:table-row table:style-name="ro4">
          <table:table-cell table:number-columns-repeated="2" table:style-name="ce47" office:value-type="string" calcext:value-type="string">
            <text:p>Linum_usitatissimum_NC_036356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table:style-name="ce47" office:value-type="string" calcext:value-type="string">
            <text:p>Manihot_esculenta_NC_010433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table:style-name="ce47" office:value-type="string" calcext:value-type="string">
            <text:p>Ochna_integerrima_NC_0727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actinia_MF807934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affinis_NC_043823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alata_NC_053304 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arbelaezii_NC_043819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auriculata_NC_038119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biflora_NC_03812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caerulea_NC_053697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candollei_NC_053305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capsularis_MT525883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cerradensis_MT52587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cincinnata_NC_037690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cirrhiflora_NC_061294 </text:p>
          </table:table-cell>
          <table:table-cell table:style-name="ce49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contracta_NC_043818 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costaricensis_NC_051918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cristalina_NC_053307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deidamioides_MT52587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edmundoi_NC_053309 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edulis_NC_034285 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elegans_MN062356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filipes_MK694929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foetida_NC_04382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haematostigma_MT525875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incarnata_MN062357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jatunsachensis_MK694920</text:p>
          </table:table-cell>
          <table:table-cell table:style-name="ce49" office:value-type="string" calcext:value-type="string">
            <text:p>?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laurifolia_MF807939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ligularis_NC_038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loefgrenii_NC_0533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lutea_NC_0438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malacophylla_MN06235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maliformis_MN062359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0" table:number-columns-repeated="1013"/>
        </table:table-row>
        <table:table-row table:style-name="ro4">
          <table:table-cell table:number-columns-repeated="2" office:value-type="string" calcext:value-type="string">
            <text:p>Passiflora_menispermifolia_NC_0438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microstipula_MK694934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miniata_MT525877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misera_NC_043821 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mucronata_NC_053312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nitida_NC_038123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obovata_NC_043824 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oerstedii_MF807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pittieri_NC_038125 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quadrangularis_MF807944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recurva_NC_05331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retipetala_MF8079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rhamnifolia_MT52588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rufa_NC_043817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serratifolia_NC_038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serratodigitata_MF8079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serrulata_NC_050948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suberosa_MT525868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tenuiloba_NC_0438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tetrandra_NC_04382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tripartita_OQ9103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vespertilio_NC_0533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vitifolia_NC_038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watsoniana_NC_0533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xishuangbannaensis_MW54052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table:style-name="ce47" office:value-type="string" calcext:value-type="string">
            <text:p>Phyllanthus_niruri_NC_07017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table:style-name="ce47" office:value-type="string" calcext:value-type="string">
            <text:p>Plagiopteron_suaveolens_NC_065726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table:style-name="ce40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table:style-name="ce47" office:value-type="string" calcext:value-type="string">
            <text:p>Salix_alba_MW4354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5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3"/>
        </table:table-row>
        <table:table-row table:style-name="ro4">
          <table:table-cell table:number-columns-repeated="2" table:style-name="ce47" office:value-type="string" calcext:value-type="string">
            <text:p>Terniopsis_yongtaiensis_OR393183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40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013"/>
        </table:table-row>
        <table:table-row table:style-name="ro4">
          <table:table-cell table:number-columns-repeated="2" table:style-name="ce47" office:value-type="string" calcext:value-type="string">
            <text:p>Viola_tricolor_NC_064686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'Données morpho brute'.A306:'Données morpho brute'.AMJ31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transition matrice'.A1:'transition matrice'.XFD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codage.A291:codage.AMJ304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rbcl.A1:rbcl.J172" table:display-filter-buttons="true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génome.A2:génome.XF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3:50:53.915067254</meta:creation-date>
    <dc:date>2024-06-12T21:21:54.622000000</dc:date>
    <meta:editing-duration>P9DT34M52S</meta:editing-duration>
    <meta:editing-cycles>115</meta:editing-cycles>
    <meta:generator>LibreOffice/7.6.2.1$Windows_X86_64 LibreOffice_project/56f7684011345957bbf33a7ee678afaf4d2ba333</meta:generator>
    <meta:document-statistic meta:table-count="6" meta:cell-count="13927" meta:object-count="0"/>
  </office:meta>
</office:document-meta>
</file>